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fo:margin-bottom="0.1667in" style:line-height-at-least="0.2361in"/>
      <style:text-properties style:font-name="Times"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Times" fo:font-size="12.0pt" fo:background-color="#ececec"/>
    </style:style>
    <style:style style:name="P8" style:family="paragraph" style:parent-style-name="Standard">
      <style:paragraph-properties fo:margin-bottom="0.1667in"/>
      <style:text-properties style:font-name="Heiti TC Light" fo:font-size="12.0pt" fo:background-color="#e0e0e0"/>
    </style:style>
    <style:style style:name="P9" style:family="paragraph" style:parent-style-name="Standard">
      <style:paragraph-properties fo:margin-bottom="0.1667in"/>
      <style:text-properties style:font-name="Times" fo:font-size="12.0pt" fo:background-color="#e0e0e0"/>
    </style:style>
    <style:style style:name="P10" style:family="paragraph" style:parent-style-name="Standard">
      <style:paragraph-properties fo:margin-bottom="0.1667in">
        <style:tab-stops>
          <style:tab-stop style:position="4.7208in"/>
        </style:tab-stops>
      </style:paragraph-properties>
      <style:text-properties style:font-name="Times" fo:font-size="12.0pt" fo:background-color="#ececec"/>
    </style:style>
    <style:style style:name="P11" style:family="paragraph" style:parent-style-name="Standard">
      <style:paragraph-properties fo:margin-bottom="0.1667in"/>
      <style:text-properties style:font-name="Heiti TC Light" fo:font-size="12.0pt" fo:background-color="#868686"/>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SC" fo:letter-spacing="0.0000in"/>
    </style:style>
    <style:style style:name="T5" style:family="text">
      <style:text-properties style:font-name="Times" fo:font-style="italic" fo:font-style-asian="italic" fo:font-style-complex="itali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8" style:family="text">
      <style:text-properties fo:color="#052726"/>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text:span text:style-name="T1">刘旭   |  2020.05.31 22:11   |   </text:span><text:a xlink:type="simple" xlink:href="http://palinfo.habago.org/Entry?Command=Information_PrintForum&amp;iPage=2#FORUM39306"><text:span text:style-name="T2">#</text:span></text:a></text:p>
      <text:p text:style-name="P2"><text:span text:style-name="T1">鄭豐遠 西方人之愚昧和反智？ 是否是因为，你对西方有过高的期待，因西方是现在科学和理性的发源地，而认为西方人不应如此愚蠢？</text:span><text:span text:style-name="T3"><text:line-break/></text:span><text:span text:style-name="T1">焚烧5G基站，比尔盖茨制造病毒，其实不光是西方人愚昧和反智，其实世界上大多数国家和地区都是如此， 我在中国大陆生活，关于种种的谣言和恐慌阴谋论，早已习以为常，从非典开始的抢醋，福岛核事故时抢盐巴，塑料大米。棉花肉松，反对电信基站声称基站致癌，种种离奇，和幼稚的谣言，却偏偏有很多人相信，这世界上存活的大部分人类，没有基本的思考和思维的能力，这是一个可悲的现实。</text:span><text:span text:style-name="T3"><text:line-break/></text:span><text:span text:style-name="T1">说一件趣事，不知道你有没看过一种骗术，重金求子，就是一个美女的照片贴在电线杆上，说本人身高一米六八，因嫁香港富商，不能生育，现在求一个男人和她一起生孩子。必有重金感谢。起初我在福州见过，以为是谁的恶作剧，后来又在，广州，上海等地见过，逐认识到这是一成功的骗术，否则不会全国都有类似的广告。人的愚蠢，往往超乎你的想象。</text:span></text:p>
      <text:p text:style-name="P1"><text:span text:style-name="T1">刘旭   |  2020.05.31 21:50   |   </text:span><text:a xlink:type="simple" xlink:href="http://palinfo.habago.org/Entry?Command=Information_PrintForum&amp;iPage=2#FORUM39305"><text:span text:style-name="T2">#</text:span></text:a></text:p>
      <text:p text:style-name="P3"><text:span text:style-name="T1">看了这个网站的很多推文，细数了西方人在这地球上的，几百年来的殖民历史，对于他人的屠</text:span><text:span text:style-name="T4">杀</text:span><text:span text:style-name="T1">和奴役，斥责西方的伪善和假道学。又细数了，中国人这两百年来被屠</text:span><text:span text:style-name="T4">杀</text:span><text:span text:style-name="T1">，被奴役之现实。犹如祥林嫂和受害者的控告。说中国之仁义，中国是全世界人民之希望，其实大可不必，中国从来也不是儒家理想社会下的国家，中国也没有比，野蛮的欧洲人更文明。</text:span><text:span text:style-name="T3"><text:line-break/></text:span><text:span text:style-name="T1">让我们回看历史，</text:span><text:span text:style-name="T4">杀</text:span><text:span text:style-name="T1">中国人最多，最狠的恰恰就是中国人自己，南京城被日本人屠</text:span><text:span text:style-name="T4">杀</text:span><text:span text:style-name="T1">的几十年前，被曾国藩的湘军，屠</text:span><text:span text:style-name="T4">杀</text:span><text:span text:style-name="T1">过。张献忠，号称人屠，几乎</text:span><text:span text:style-name="T4">杀</text:span><text:span text:style-name="T1">光了四川人，以人肉为食，中国历史上的战争，饥荒，人相食，不枚胜举。</text:span><text:span text:style-name="T3"><text:line-break/></text:span><text:span text:style-name="T1">以我家乡福建举例，古代为百越之地，生活着现代居住在东南亚的民族，我生活在闽东，祖先是北方的汉族移民，因为逃避战乱来到福建，但当地的民族的男人被我的祖先</text:span><text:span text:style-name="T4">杀</text:span><text:span text:style-name="T1">光，女人被抢掠为妻子。我想台湾的闽南人，这几百年来殖民台湾的时候，也吃了不少平埔族的番肉和番膏吧？ 你摊开中国的民族分布，中国这片土地上，适合耕种气候良好的地方，绝大部分都被汉人所占据，而直到现在，中国的少数民族，也是生活在老少边穷地区，生活在崇山峻岭和气候恶劣之地。</text:span><text:span text:style-name="T3"><text:line-break/></text:span><text:span text:style-name="T1">这世界的历史就是恃强凌弱和红爪利牙，弱小者，被屠</text:span><text:span text:style-name="T4">杀</text:span><text:span text:style-name="T1">，被吞噬，被同化，这是亘古未变的丛林法则。我们既是加害者也是受害者的后代，人类并没有谁比谁更无辜，包括非洲丛林生活的那些部落，我想也不是靠，友善和互相帮助存活下来的吧？</text:span><text:span text:style-name="T3"><text:line-break/><text:line-break/></text:span></text:p>
      <text:p text:style-name="P1"><text:span text:style-name="T1">鄭豐遠   |  2020.05.31 21:34   |   </text:span><text:a xlink:type="simple" xlink:href="http://palinfo.habago.org/Entry?Command=Information_PrintForum&amp;iPage=2#FORUM39304"><text:span text:style-name="T2">#</text:span></text:a></text:p>
      <text:p text:style-name="P2"><text:span text:style-name="T1">我不懂哲學，我猜一般人要懂恐怕也不可能，但用膝蓋也看得出來西方社會之荒謬。以下是今天的新聞，朋友傳來的。我所住的布理斯本昨天有幾百人上街抗議 5G 基地台散播病毒(!?)，並順便再為自己至高無上的身體自主權維護一番，反對疫苗接種(?!?)。</text:span><text:span text:style-name="T3"><text:line-break/><text:line-break/></text:span><text:span text:style-name="T1">西方似乎許多人把比爾蓋茲視為惡魔化身，因為其贊助推廣疫苗。這些反對疫苗者似乎和地平說的信奉者一樣，凡事總認為有陰謀在背後運行，而且他們似乎只信危言聳聽的怪力亂神，而不信科學事實和知識。總之一句話就是不信任政府，不信任權威與專業。</text:span><text:span text:style-name="T3"><text:line-break/><text:line-break/></text:span><text:span text:style-name="T1">不信就不信吧，我自己就是一個喜歡新奇想法的人，日常業餘時主攻的就是外星人創造人類理論以及恐龍滅口陰謀論，2012 年前本來還鑽研瑪雅世界末日論，但因為末日沒有降臨只能暫停研究。胡說八道是好事，但一個人如果把胡說八道真的當一回事，並為之傷害社會與他人，那就是另一回事了。懷疑是好事, 但我之所以對西方這類群體嗤之以鼻是因為其不具備一致性: 懷疑政府推廣疫苗是一場巨大陰謀，你怎就對政府針對中國的各種言論深信不疑了?</text:span><text:span text:style-name="T3"><text:line-break/><text:line-break/></text:span><text:span text:style-name="T1">總之，西方的理性與藝術令人嘆為觀止，但同樣令人嘆為觀止的還有其反智與蒙昧。也許陳真之前說的是對的，所謂 deep state 透過 CIA 的種種密不透風的洗腦和操弄，一下餵給你民主人權危機，一下餵給你陰謀論，讓你這裡反一下，那裡沸騰一下，你就很滿意地浸在這種虛幻的自我中心式的"獨立思考"泡泡裡，對那些世界上真實發生的各種問題和悲劇視而不見，漠不關心，人性良知再也不起作用。</text:span><text:span text:style-name="T3"><text:line-break/><text:line-break/></text:span><text:a xlink:type="simple" xlink:href="https://mp.weixin.qq.com/s/JEKRR_fDchJD98D1vHKhoQ"><text:span text:style-name="T5">https://mp.weixin.qq.com/s/JEKRR_fDchJD98D1vHKhoQ</text:span></text:a></text:p>
      <text:p text:style-name="P1"><text:span text:style-name="T1">子夷   |  2020.05.31 21:22   |   </text:span><text:a xlink:type="simple" xlink:href="http://palinfo.habago.org/Entry?Command=Information_PrintForum&amp;iPage=2#FORUM39302"><text:span text:style-name="T2">#</text:span></text:a></text:p>
      <text:p text:style-name="P3"><text:span text:style-name="T1">台湾社会明显已经丧失理智，陷入群体性的幻想自慰当中了。对这类必然伴生的油腻悲惨的胡言乱语，陈医生还是放宽心为好。至少作为末代朝廷而言，台湾不会经历人口锐减1/3-1/2的战乱，已经算比较好运了。只是没有战火的代谢，台湾的乡土政治结构也很难被彻底拔除，这是幸还是不幸呢。</text:span></text:p>
      <text:p text:style-name="P1"><text:span text:style-name="T1">刘旭   |  2020.05.31 17:58   |   </text:span><text:a xlink:type="simple" xlink:href="http://palinfo.habago.org/Entry?Command=Information_PrintForum&amp;iPage=2#FORUM39301"><text:span text:style-name="T2">#</text:span></text:a></text:p>
      <text:p text:style-name="P2"><text:span text:style-name="T1">鄭豐遠，要了解西方之思想，非得读西方哲学不可。西方文明的奠基人亚里士多德，就把人分为，希腊的公民，奴隶，还有野蛮人。宣传希腊人血统的高贵，和文明的先进性。只有公民之间才有平等，而外邦人，只能是野蛮人或者奴隶。</text:span><text:span text:style-name="T3"><text:line-break/></text:span><text:span text:style-name="T1">而对于权威的抗拒，和对自我意识的看重，也是认为这世界上并不存在客观真理，文化相对主义，每个人因其，社会文化的不同，对于你来说这是可以普遍接受的，而对于另一些人来说却不是如此，又或者这世界上的真理，凭借人的经验观察和感知，无法得到他，人类囿于感官的经验，而不能察觉到世界的真理，既然没有客观的真理，那么这世界上的知识，不过是一些虚构出来的对世界的看法，你只要能说服别人，让别人相信你的话语，和你用语言建构的世界，那么你就掌握的对世界的解释权。所以逻辑和修辞还有诡辩术，乃至于强词夺理，一直是西方政治和文化精英训练的重点。</text:span><text:span text:style-name="T3"><text:line-break/><text:line-break/></text:span></text:p>
      <text:p text:style-name="P1"><text:span text:style-name="T1">阿水   |  2020.05.31 16:52   |   </text:span><text:a xlink:type="simple" xlink:href="http://palinfo.habago.org/Entry?Command=Information_PrintForum&amp;iPage=2#FORUM39300"><text:span text:style-name="T2">#</text:span></text:a></text:p>
      <text:p text:style-name="P3"><text:span text:style-name="T1">法律思維本身就是社會文化、思潮的體現，而東方國家的法律制度反而是大部分繼受西方的文化、思潮而來，與其傳統文化不免產生有格格不入的情況。所以我跟豐遠兄所談的有些部分是一體的兩面。只不過，社會生活的點點滴滴，不可能全納入法律思維，應當以豐遠兄所呈現的西方面貌較為全面或更為細微。</text:span></text:p>
      <text:p text:style-name="P1"><text:span text:style-name="T1">孫從輔   |  2020.05.31 16:31   |   </text:span><text:a xlink:type="simple" xlink:href="http://palinfo.habago.org/Entry?Command=Information_PrintForum&amp;iPage=2#FORUM39299"><text:span text:style-name="T2">#</text:span></text:a></text:p>
      <text:p text:style-name="P2"><text:span text:style-name="T1">也許這個世界的殘酷現實就是，一個國家要讓人民居樂業，不被人欺負，就得用資本積累的方式進行「現代」化 (我多希望有另一條路)。而在資本積累的階段，往往很不堪，要壓榨大量的勞力，甚至剝奪生命。西方國家的功成，就是踩在殖民地的萬骨枯上。中國的成就，靠的是犧牲自己一部分同胞與土地，而不是欺負外人。中國人應該為此驕傲。面對一代人以如此巨大犧牲換來的發展，追隨者能做的，就是堅持把所有同胞一起拉上來，大家一起過好日子。 (請將以上當作是我的觀點。我無意也沒有資格評論任何當事人的感受。)</text:span></text:p>
      <text:p text:style-name="P1"><text:span text:style-name="T1">鄭豐遠   |  2020.05.31 15:08   |   </text:span><text:a xlink:type="simple" xlink:href="http://palinfo.habago.org/Entry?Command=Information_PrintForum#FORUM39298"><text:span text:style-name="T2">#</text:span></text:a></text:p>
      <text:p text:style-name="P2"><text:span text:style-name="T1">孟母要三遷是很有道理的，人的想法確實受身處的環境影響很大。看到各位最近提到的台灣各種法律慘案，我才又想起那些我當初急欲逃離台灣的原因，就是因為這社會封閉，髒亂，顢頇，凡事講拳頭不講道理，對弱勢者極不友善，不是像我這樣的人能活的地方。搬到澳洲不過短短四年，我都快忘了那種令人窒息的感覺。</text:span><text:span text:style-name="T3"><text:line-break/><text:line-break/></text:span><text:span text:style-name="T1">我經常在留言版批評澳洲或西方，我寫的雖然是真實感受，但那畢竟只是我所見所聞的一點總結。感受多，語言卻極其有限，你一總結，微妙之處往往就不見了，別人會以為你只是在談一些表面事物本身，或者你只是在站隊，疏不知這些想法其實只是在心裡千迴百轉後自然產生的一點小漣漪。</text:span><text:span text:style-name="T3"><text:line-break/><text:line-break/></text:span><text:span text:style-name="T1">當然，人會受自身既定的善惡是非立場影響，我因為親中，而且繁體中文世界都是鋪天蓋地的反中反華病態思想，所以當我一用中文打字，就會想幫中國說話，會自動尋找那些和我所見所聞有所共鳴的內容進行唱和，但並非就是說我完全同意別人所陳述的思路和細節。至於西方難道一無事處? 如果西方這麼爛，我又何必大老遠搬來澳洲? 只不過對西方的歌功頌德難道還少了? 我找不到理由再加上一筆。我這樣說，不知道別人會不會理解，總之雖然是中國人，但我並不反西方。西方人兩百年來對中國指指點點，事無大小全都要管上一管，人們對此習以為常，那我覺得自己隨口講幾句西方的風涼話，不管講得對不對，我一點都不覺得心裡有什麼不適。</text:span><text:span text:style-name="T3"><text:line-break/><text:line-break/></text:span><text:span text:style-name="T1">以上都是題外話，以下才是重點，若非個人長期觀察感受，就是西方朋友傾心吐真言的自我告解。對於阿水律師說的隱私(權)，其實我並不是從法律觀點來看待這些概念 (我完全沒有法律思維)。我對西方在一個點上非常反感，那就是人們普遍非常自我中心，認為"我"很重要，重要到什麼程度，重要到無限重要。西方(至少是澳洲)一般人與其說有什麼強烈的權利意識，倒不如說有很強的自我意識，認為天大地大不如自己大，就算是父母也不能礙著自己 (不是比喻)。</text:span><text:span text:style-name="T3"><text:line-break/><text:line-break/></text:span><text:span text:style-name="T1">華人到了西方，往往立馬發現西方人講起話來非常"自信"，十分堅定。西方人與其說講理，不如說講力，講一種口舌思想鬥爭，看誰的話語拳厲害，贏的就理勝，輸的就理虧。法律難道不就是這樣? 法庭判決難道是依照"真理"? 敗訴的難道就一定是犯錯一方? 西方朋友曾經給我上過一堂進階英文課，他說你千萬別小看英文字，所謂法庭 (court) 和球場 (court) 其實就是同一回事，是一種比賽擂台，球員雙方是主角，拼個你死我活直到勝負分出，完全和你中國包青天主持公道的傳統法律思維是兩回事。華人和西方人發生矛盾時，經常把這類"公道自在人心"的想法掛在心上，加上非母語的劣勢，不願處處和人計較，到頭來往往吃虧，其根本原因就是不了解西方這種根深蒂固的自我領域意識和鬥爭思維。</text:span><text:span text:style-name="T3"><text:line-break/><text:line-break/></text:span><text:span text:style-name="T1">我們有個中國朋友嫁了澳洲人，對小孩管教頭痛不已，因為五六歲的小孩在學校上學時，老師並不是教你要好好聽媽媽的話喔，要孝敬父母喔，而是教說你自己很重要喔，你不管說什麼做什麼別人都不能輕易干涉喔，沒有人有權利控制你喔，包括你的爸爸媽媽喔，爸媽要管你的時候你可以說不喔。在澳洲，小孩是沒有"家教"可言的，人們的"家"另有他處。</text:span><text:span text:style-name="T3"><text:line-break/><text:line-break/></text:span><text:span text:style-name="T1">疫情發展至今，澳洲不算嚴重，因此仍然是不見棺材不掉淚，對口罩視若蛇蠍。在澳洲只有亞洲人才戴口罩的，大多數西方人極其排斥，你要他戴上口罩可能只有用槍指著他才行。許多西方人沒有保護別人的意識(或知識)，認為你要他戴個口罩就是一種對其人身自由與權利的強烈干預，是打死不從的。而且西方人認為戴口罩不但是病弱的象徵，更是不光明正大的表現 (但他們中的許多人卻強烈支持蓋頭蓋臉蓋全身的香港暴徒)。</text:span><text:span text:style-name="T3"><text:line-break/><text:line-break/></text:span><text:span text:style-name="T1">要讓西方人乖乖聽話遵循某種公眾政策，宣導講理是完全沒有用的，只能用法律強力干預。干預在先，說理在後。而某種社會規範或法律一旦落實後，西方人就會完全依其行事，非常乖順，可謂真正意義上的循規蹈矩。這其中當然有一種整體素質良莠不齊的緣故，除了缺乏上述的一種比較一致的"家教"外，每個人所受的學校教育之巨大落差也是很嚇人的，許多人之缺乏基本常識令人嘆為觀止。這樣的一種社會要能運行，只有在統一強力的約束之下才有可能，過去靠教會，如今靠嚴刑峻法。</text:span><text:span text:style-name="T3"><text:line-break/><text:line-break/></text:span><text:span text:style-name="T1">它的反面意義就是，一旦法律或社會規範照不到的死角，人們是什麼事都幹得出來的，因為人們認為自己就是世界中心，愛幹啥都是自己的自由。</text:span><text:span text:style-name="T3"><text:line-break/><text:line-break/></text:span><text:span text:style-name="T1">也就是說，西方人民並不是信賴政府，剛好相反，西方人心中的政府形象往往是人民之對立面，就像個人之間的鬥爭，人民和政府之間的平衡也是靠著這種鬥爭拉扯來完成的。其中一個很明顯的例子就是人民對警察的態度。在中國或台灣，不管我們實際如何評價，人們總會對警察冠上"人民保姆"的期許，但在西方，警察差不多就是流氓的代名詞，是一種政府機器下的武器，專門和人民作對的。</text:span><text:span text:style-name="T3"><text:line-break/><text:line-break/></text:span><text:span text:style-name="T1">這樣一種對抗思維，在我看就是西方文明的一個基本核心，無處不在，小到親子或夫妻，大到政府或國際關係，都有這樣一種敵我二元的意識在裡頭，這和中國文化講究的中庸、多元、和諧與包容是完全不同的。至於它的源頭，當然還是宗教，這並不是我瞎說的，而是西方朋友自己說的。</text:span><text:span text:style-name="T3"><text:line-break/><text:line-break/></text:span><text:span text:style-name="T1">也許有人會說，現代國家和社會不都是這樣? 一樣都有政府，一樣都有法院，一樣都有警察，不都一樣嗎? 在我看並非如此，肉眼可見的形式再怎麼趨同，一個民族骨子裡的文化才是整個社會運作的真實樣貌與性質。</text:span><text:span text:style-name="T3"><text:line-break/><text:line-break/></text:span><text:span text:style-name="T1">如果有人說我在胡說，說西方人都是很 nice 很禮貌很尊重別人的，西方社會都是很文明的。如果有人這麼想，那麼不妨請你到西方國家住看看，最好是住美國，看看你還會不會這麼想。西方人之文明，是建立在他把你當成上述的整個社會共識圈裡的一個"對手"的前提上的，換句話說他認定你和他一樣有著很強烈的自我意識時，他才會給予你適當的尊重。一個再明顯不過例子就是，澳洲人對待不同簽證身份的人，其態度是完完全全不同的，因為簽證種類和其背後賦予的權利範圍可以完全在一個社會裡作為自我存在的投射，所以不同的簽證就是不同的階級。台灣前幾年很多年輕人喜歡到澳洲打工渡假，所持有的就是最最下層的簽證，美其名出國豐富人生經歷，實則被當成奴僕對待，做著各種低層勞力甚至性服務工作，各種壓榨剝削甚至暴力性侵更是時有所聞。</text:span><text:span text:style-name="T3"><text:line-break/><text:line-break/></text:span><text:span text:style-name="T1">美國警察對黑人隨意暴力相待甚至射殺，因為對很多白人來說，有色人種根本就不是人，根本就不是一個必需平等對待的對象，要打就打，要殺就殺，原因或許也是一樣。人們不是常說美國是 WASPs 文化圈嗎 (White Anglo-Saxon Protestants 即白人盎格魯撒克遜新教徒)? 這裡頭只要一個字不符合，你就不是圈內人，你自然而然就是在兩造的另一方，圈內人可以對你為所欲為的。</text:span><text:span text:style-name="T3"><text:line-break/><text:line-break/></text:span><text:span text:style-name="T1">這類圈內圈外二分法就是西方 (在我看) 最令人難以恭維的劣根性之一，在學校或社會上常就有這種小圈圈或社團，圈內人互通有無，並以加入之為榮，自認為高人一等。</text:span><text:span text:style-name="T3"><text:line-break/><text:line-break/></text:span><text:span text:style-name="T1">總之我並不是在做什麼社會分析 (我不知道那是什麼)，我只是以一個中國人的眼光說一些我所見所聞。它不是真，也不是假，只是一些鮮明畫面，在踏上他國異鄉後映入眼簾罷了。我也並不是在強力贊同喬良將軍的想法 (當然也不是在否定)，只是他所說的和我所知有某種雷同。</text:span><text:span text:style-name="T3"><text:line-break/><text:line-break/></text:span><text:span text:style-name="T1">中國未來會走向何處我不知道，但中國傳統思想看重的種種品德如中庸之道，推己及人，勤學節儉，謙遜克己，互利互惠以及國際上所強調的合作共贏，人類命運共同體等等，在我看來比起西方的對抗與競爭，弱肉強食 (以及隨之而來的侵略與殺戮) 來得更有道理，更能長久造福人類。</text:span><text:span text:style-name="T3"><text:line-break/></text:span></text:p>
      <text:p text:style-name="P1"><text:span text:style-name="T1">刘旭   |  2020.05.31 13:07   |   </text:span><text:a xlink:type="simple" xlink:href="http://palinfo.habago.org/Entry?Command=Information_PrintForum#FORUM39297"><text:span text:style-name="T2">#</text:span></text:a></text:p>
      <text:p text:style-name="P3"><text:span text:style-name="T1">92年我出生在中国福建，我们这一代中国人，从小消费的是日本的漫画流行歌曲，美国的电影，对于西方世界自小无不崇拜，对于自由民主的向往无不热烈，犹记得十六岁时看阿什米人的救赎，感动的痛哭流涕，感叹美国真是一片自由的土地，允许人以他们想要的方式存活下去，保存古老的生活方式。</text:span><text:span text:style-name="T3"><text:line-break/></text:span><text:span text:style-name="T1">因为中国经历过文化大革命，无数的寺庙被摧毁。书籍被封锁，人的思想和灵魂，不得自由，只允许看红宝书和八个样板戏，美其名曰保持思想的纯洁性。人只能道路以目，父子决裂，言不由衷。</text:span><text:span text:style-name="T3"><text:line-break/></text:span><text:span text:style-name="T1">而在我的青少年时期，正是中国最腐败，污染最严重，黑社会横行的时期。我看到那些煤矿工人，因为没有基本的防护措施，而染上尘肺病，而无钱治疗。西南西北的孩子们，因为户籍制度，不能在异地读书，而工作机会又都在沿海，父母得离开家乡工作，而不得不，长期的忍受骨肉分离之痛苦。东部省份的经济发展，是建立在现代的奴隶制度之下的，只不过那些奴隶不是皮肤颜色不一样的人，而是同文同种的同胞。而那些，作奸犯科者，贪官污吏者，无不脑满肠肥，穷奢极欲。年少的我看到的是一个不公不义，极度不平等之社会。于是我开始寻找原因，我开始认为中国人之所以遭受这些，不平等之待遇，皆因共产党之独裁。而追求人的平等和自由，非得追寻民主不可。</text:span><text:span text:style-name="T3"><text:line-break/></text:span><text:span text:style-name="T1">而随着年龄的增长，越发的发觉自己的可笑，污染问题，黑社会问题，贪污问题，在发展中国家普遍存在，不因为，民主和非民主，而有所差别。</text:span><text:span text:style-name="T3"><text:line-break/></text:span><text:span text:style-name="T1">第一是因为发达国家，用技术和专利，垄断了国际贸易的利润制高点，而发展中国家，只能靠那些高污染，高耗能的工厂，发展工业。第二发展中国家，城市化不足，还处在乡村经济和城市经济的转型期。人民受教育程度不足，维权意识不足，法律不健全，而给了贪官污吏和地主豪强，上下其手的机会，而不知道维护自己的权利</text:span><text:span text:style-name="T3"><text:line-break/></text:span><text:span text:style-name="T1">我去年，去了西藏和新疆，看到当地的藏族小孩，父母不肯送他们去读书，因为那些父母认为，孩子读了书，就走出大山，进入城市，而不肯留在家乡，当一个牧民了。那时我开始认识到，人是没有自由可言的，你被你的家庭，你的成长经历所局限。如果你不接受基本的教育，你连走出大山的选择都没有，又何来选择自己的存在方式的选项呢？ 人没有愚昧的自由，没有被欺骗的自由，而很多宗教，就是在灌输愚昧和迷信，透过欺骗和恐吓，来获得利益，和人的遵从。那么因该给这种宗教团体，以尊重吗? 我开始怀疑</text:span><text:span text:style-name="T3"><text:line-break/></text:span><text:span text:style-name="T1">人世间的好与坏，善与恶，实在是难以分清。</text:span><text:span text:style-name="T3"><text:line-break/></text:span></text:p>
      <text:p text:style-name="P1"><text:span text:style-name="T1">王啟秀   |  2020.05.31 09:42   |   </text:span><text:a xlink:type="simple" xlink:href="http://palinfo.habago.org/Entry?Command=Information_PrintForum#FORUM39296"><text:span text:style-name="T2">#</text:span></text:a></text:p>
      <text:p text:style-name="P2"><text:span text:style-name="T1">謊話說了一千遍，連說謊的人自己心底深處都會覺得這是真的，何況聽的人？</text:span><text:span text:style-name="T3"><text:line-break/></text:span><text:span text:style-name="T1">學生們不知道自己在做什麼，也聽不見任何不同的聲音……如同過去的我。</text:span><text:span text:style-name="T3"><text:line-break/></text:span><text:span text:style-name="T1">惟有等待。</text:span></text:p>
      <text:p text:style-name="P1"><text:span text:style-name="T1">陳真   |  2020.05.31 02:28   |   </text:span><text:a xlink:type="simple" xlink:href="http://palinfo.habago.org/Entry?Command=Information_PrintForum#FORUM39295"><text:span text:style-name="T2">#</text:span></text:a></text:p>
      <text:p text:style-name="P3"><text:span text:style-name="T1">卡韓政變(245)：綁架了一個島嶼的命運</text:span><text:span text:style-name="T3"><text:line-break/><text:line-break/></text:span><text:span text:style-name="T1">陳真</text:span><text:span text:style-name="T3"><text:line-break/><text:line-break/></text:span><text:span text:style-name="T1">2020. 05. 31. </text:span><text:span text:style-name="T3"><text:line-break/><text:line-break/><text:line-break/></text:span><text:span text:style-name="T1">1986年9月28日，民進黨創黨，我隨手把一面紙製的民進黨旗用漿糊黏貼在機車的顯眼處。我知道這會引來立即性的危險，但我偏向虎山行。後來果然出了許多事，有種種暴力形式的，也有其它難以言喻的；暴力的不算什麼，但親人的創傷卻不堪回首，不說也罷。</text:span><text:span text:style-name="T3"><text:line-break/><text:line-break/></text:span><text:span text:style-name="T1">這只是因為「黨外」長期被污名化所招來的懲罰，宛若過街老鼠，人人喊打。相較於「台獨」來自民眾之「往死裏打」以及來自國家機器的槍炮黑牢之必然後果，「黨外」這部份的懲罰其實相對溫和許多。</text:span><text:span text:style-name="T3"><text:line-break/><text:line-break/></text:span><text:span text:style-name="T1">台灣的所謂「民主」，始終就是這麼一回事，至今不變。不管怎麼改朝換代，誰是主流，誰就想盡辦法傷害少數異類。特別是文人、學生與年輕一代，自古至今始終都是站在主流權勢的一方，扮演走狗角色，少有例外。</text:span><text:span text:style-name="T3"><text:line-break/><text:line-break/></text:span><text:span text:style-name="T1">比方說，現在的醫界學界或校園一片綠油油，過去卻是一片藍通通，極度仇視黨外，聽到台獨就像聽到殺父仇人似的，少有例外。</text:span><text:span text:style-name="T3"><text:line-break/><text:line-break/></text:span><text:span text:style-name="T1">可是，所謂知識份子或年輕人，不是應該最具有明辯是非善惡的能力以及為理想與公義奮不顧身的勇氣才對嗎？在這島上，事實卻剛好相反。這些人反而是最腦殘最窩囊最敗德的一群人，你很少看到一個稍有頭腦與骨氣的年輕人或讀書人；更可鄙的是，攻擊弱勢或傷害少數異己，卻反倒特別積極與「勇猛」。同樣還是那句話：少有例外，你幾乎可以指涉一整個群體，同質性非常高，少有例外。</text:span><text:span text:style-name="T3"><text:line-break/><text:line-break/></text:span><text:span text:style-name="T1">在辭彙上，我們常把年輕與熱情或理想等概念連結在一起，但在這島上的長年現實中，卻剛好完全相反。這反而是最沒有理想性、最無腦、最窩囊、最虛榮、最人云亦云、總是一窩蜂向主流靠攏的人。</text:span><text:span text:style-name="T3"><text:line-break/><text:line-break/></text:span><text:span text:style-name="T1">上周六在 AIT 靜站聲援阿桑吉，其中有些聲援的牌子背面是寫著「兩岸統一，越快越好」。有位靜站夥伴在活動快結束時，故意把牌子翻面，露出「兩岸統一，越快越好」的字樣，立即招來過路人的辱罵。我不知道這算不算進步，在蔣家年代，你去發傳單，或是在早期舉個台獨的牌子，不會只是被群眾辱罵，而是會被拖出去打。</text:span><text:span text:style-name="T3"><text:line-break/><text:line-break/></text:span><text:span text:style-name="T1">過去這一年，韓國瑜被成功地妖魔化，年輕一代幾乎個個視之如毒草惡瘤，恨之入骨。特別是在總統選舉落敗之後，在許多場合，包括在大街小巷，特別是在校園裏，你總是可以看到或聽到人們爭相表態，惟恐人們不知道他有多麼痛恨與不屑韓國瑜以及跟大陸有關的一切，說他們如何在萬惡的共匪的陰謀之下，傷害了台灣與香港的民主自由云云。</text:span><text:span text:style-name="T3"><text:line-break/><text:line-break/></text:span><text:span text:style-name="T1">我真是很納悶，怎麼會有人蠢到這種地步？真不可思議。</text:span><text:span text:style-name="T3"><text:line-break/><text:line-break/></text:span><text:span text:style-name="T1">過去幾個月，「罷韓」勢力幾乎橫掃整個高雄市。舉個例，我平常騎機車出門居多，光是過去一星期，我就在外頭路邊的停車格上，或是呼嘯而過的機車上，或是各種店家或校園學生的書包上，看到至少超過一百個罷韓標語，或是什麼「光復高雄」之類的黃絲帶，幾乎清一色是年輕人，總是表現得好像為此感到無上光榮那種神情。我都會特別去觀看他們的長相，因為我很好奇當一個人蠢到這種地步時，究竟是長得一副何等模樣。這種蠢法，遠超乎我的理解範圍。</text:span><text:span text:style-name="T3"><text:line-break/><text:line-break/></text:span><text:span text:style-name="T1">我其實從不見怪蔣家年代那些傷害我的同學們或任何一般人，我也不會說他們是腦殘，為什麼呢？因為那個年代根本沒有任何資訊，徹底禁絕，就跟北韓差不多，你沒法譴責或輕視那些活在這樣一種資訊完全被抽離的社會的人們，因為他們根本沒有機會自然地接觸到任何真實的資訊。</text:span><text:span text:style-name="T3"><text:line-break/><text:line-break/></text:span><text:span text:style-name="T1">但是，現代社會不一樣，只要你願意，你很快就能認清事實真相，認清是非善惡，因為它是如此顯而易見。資訊雖然依舊被牢牢控制，但還不至於像過去那樣徹底禁絕。在這樣一種相對開放許多的情況下，居然還能蠢到這種地步，我真是不知道該怎麼說才好。</text:span><text:span text:style-name="T3"><text:line-break/><text:line-break/></text:span><text:span text:style-name="T1">島內所謂民主就是，你只要控制了媒體與教材，透過抹黑與造謠，製造出最大數量的腦殘，那你就贏了，任你為所欲為了。貪婪人渣會變成真理與理想的化身，而正直善良的人會被說成醜陋不堪的低級邪惡之徒。</text:span><text:span text:style-name="T3"><text:line-break/><text:line-break/></text:span><text:span text:style-name="T1">我們可以說是被人渣與腦殘給綁架了，綁架了一個島嶼的命運。</text:span></text:p>
      <text:p text:style-name="P1"><text:span text:style-name="T1">阿水   |  2020.05.31 01:18   |   </text:span><text:a xlink:type="simple" xlink:href="http://palinfo.habago.org/Entry?Command=Information_PrintForum#FORUM39294"><text:span text:style-name="T2">#</text:span></text:a></text:p>
      <text:p text:style-name="P2"><text:span text:style-name="T1">呵呵，陳真兄，術業各有專攻罷了。我國的法律制度還算跟得上文明的腳步，當法律的義涵講明白之後，如果陳真兄和各位還不能接受，那就應該反過來檢視法律有什麼問題了。而且如何認定事實，如何適用法律，也是法律人應受的基礎訓練。</text:span><text:span text:style-name="T3"><text:line-break/><text:line-break/></text:span><text:span text:style-name="T1">我之所以濳水之後又冒出來，就是偷看到本板對喬良將軍視頻的迴響，讓我有不吐不快的感覺。關於「權利意識」這部分，我有注意到豐遠兄留言時，只用”隱私”二字，沒用「隱私權」，應該是因為西方人隱私權的權利意識過於病態，讓他覺得很感冒吧？但接著看到秀慧姑娘對視頻中所謂「隱私權讓渡」的用詞，竟然是感同身受的附和應許。這讓我有點驚訝，想說在台灣這套所謂民主自由法治的教育和社會成長，怎麼會不假思索就把個人的人格權利給「讓渡」了呢？尤其視頻所談的只是互聯網的消費關係而已，沒提到人身安全。這沒有褒眨之意，只是跟我心中的中庸之道不太對盤，如鯁在喉。</text:span><text:span text:style-name="T3"><text:line-break/><text:line-break/></text:span><text:span text:style-name="T1">再來說到「瞎子摸象」這節，就跟陳真兄的哲學理論沒有關係了，我只是想說：杜會分析本來就困難，如果輕易相信跟我們同一掛人所提供的資訊，認識就會更偏差。說實在的，我再回想那段視頻講者的神態語調，還說得滴溜溜的也不掉渣，實在不敢恭維。</text:span><text:span text:style-name="T3"><text:line-break/><text:line-break/></text:span><text:span text:style-name="T1">在貴站潛水可以預防被洗腦，吸收大家的養份，而最讓我感興趣的就是陳真兄的哲學思想。可我又是門外漢，所以當陳真兄特地為我寫長篇回覆，感動之餘當然一看再看，可是又不敢回應。因為我怕陳真兄正在喝水或吃飯，忍不住噴出來，又再來個長篇，那就罪過了。不過怕哪天我忍不住又冒出水面回應，就先打個預防針：因為我跟佛法比較熟，看您的字字句句時，自然而然會浮現某些佛經經文段落，可是我心裡也有個底，您說的是本於另一套理論基礎及思辨過程，我以為似乎懂了，但應該不全是您的意思，搞不好風馬牛不相及。</text:span><text:span text:style-name="T3"><text:line-break/><text:line-break/></text:span><text:span text:style-name="T1">最後，韓市長，加油！</text:span><text:span text:style-name="T3"><text:line-break/><text:line-break/></text:span><text:span text:style-name="T1">啊，對了，萬康葛格，不知您有沒有上過大陸地區的〈知乎〉網站，那裡觀點和資訊比較多元，我也常在那裡潛水，就介紹給您。</text:span></text:p>
      <text:p text:style-name="P1"><text:span text:style-name="T1">李宗益   |  2020.05.31 00:37   |   </text:span><text:a xlink:type="simple" xlink:href="http://palinfo.habago.org/Entry?Command=Information_PrintForum#FORUM39293"><text:span text:style-name="T2">#</text:span></text:a></text:p>
      <text:p text:style-name="P3"><text:span text:style-name="T1">夜深難寐，腦中一閃而過的想法無處安放，留在這裡，請大家不要介意。</text:span><text:span text:style-name="T3"><text:line-break/></text:span><text:span text:style-name="T1">---</text:span><text:span text:style-name="T3"><text:line-break/></text:span><text:span text:style-name="T1">民主或自由都是一種意識形態，是人類社會在掃除宗教蒙昧之後，發展出來的新信仰。但就如同宗教一樣，當信徒成群而開始有利可圖後，隨即受到各路唯利是圖的小人所覬覦。這些小人除了權力和金錢，什麼也不在乎。他們熟讀經典，反覆歌頌著種種教義，故作一副捨我其誰的姿態，儼然以信仰捍衛者自居。一方面卻處處幹著與教義宗旨相悖的惡行，並藉此竊占和分贓信徒們的所有。原來立意良善的信條到他們手裡，最終成了邪惡的爪牙，用來定義敵人、迫害任何妨礙他們繼續把持利益的人。在基督教裡面，這種人是偽基督(或稱敵基督)；在佛教裡面，這種人是末法時代的外道。說最好聽的話，做最醜惡之事。他們無一不是扮著無知信眾喜愛的樣子，一邊幹著足以毀滅宗教自身的勾當。現在的美國、過去的蘇聯，都是這樣的國家，誕生於理想的火炬，而後為小人所篡奪，終於成為一條害人蟲。人類這樣一代一代上演的悲劇，什麼時候才有個頭？</text:span></text:p>
      <text:p text:style-name="P1"><text:span text:style-name="T1">五元   |  2020.05.30 10:53   |   </text:span><text:a xlink:type="simple" xlink:href="http://palinfo.habago.org/Entry?Command=Information_PrintForum#FORUM39292"><text:span text:style-name="T2">#</text:span></text:a></text:p>
      <text:p text:style-name="P2"><text:span text:style-name="T1">武垣給人的感覺太強烈,我還是乖乖地叫五元比較親切.</text:span><text:span text:style-name="T3"><text:line-break/><text:line-break/></text:span><text:span text:style-name="T1">那個罷韓理由書,整篇沒有實際的東西,都是以意識形態在煽動民意(粹)</text:span><text:span text:style-name="T3"><text:line-break/></text:span><text:span text:style-name="T1">乍看之下還以為是檄文,受天命要去討伐某某昏君,取而代之.</text:span><text:span text:style-name="T3"><text:line-break/><text:line-break/></text:span><text:span text:style-name="T1">自1911年到今天,走了109年的民主竟然發生了返祖現象,</text:span><text:span text:style-name="T3"><text:line-break/></text:span><text:span text:style-name="T1">重回東漢末年,真令人哭笑不得.....</text:span><text:span text:style-name="T3"><text:line-break/><text:line-break/></text:span></text:p>
      <text:p text:style-name="P1"><text:span text:style-name="T1">懷軒   |  2020.05.30 04:10   |   </text:span><text:a xlink:type="simple" xlink:href="http://palinfo.habago.org/Entry?Command=Information_PrintForum#FORUM39291"><text:span text:style-name="T2">#</text:span></text:a></text:p>
      <text:p text:style-name="P3"><text:span text:style-name="T1">看了陳真貼節錄的「罷韓理由書」，韓國瑜肯定是舉世矚目能夠在全人類世界（甚至全宇宙）呼風喚雨的偉大人物。不必看完，就讓我深信，韓國瑜肯定是宇宙最強的偉人無誤。那我肯定大家應該要堅定的支持這樣的偉人才是。</text:span><text:span text:style-name="T3"><text:line-break/><text:line-break/></text:span><text:span text:style-name="T1">懷軒</text:span></text:p>
      <text:p text:style-name="P1"><text:span text:style-name="T1">陳真   |  2020.05.30 02:20   |   </text:span><text:a xlink:type="simple" xlink:href="http://palinfo.habago.org/Entry?Command=Information_PrintForum#FORUM39290"><text:span text:style-name="T2">#</text:span></text:a></text:p>
      <text:p text:style-name="P2"><text:span text:style-name="T1">卡韓政變(244)：忠良陷落，豺狼當道 </text:span><text:span text:style-name="T3"><text:line-break/><text:line-break/></text:span><text:span text:style-name="T1">陳真</text:span><text:span text:style-name="T3"><text:line-break/><text:line-break/></text:span><text:span text:style-name="T1">2020. 05. 30.</text:span><text:span text:style-name="T3"><text:line-break/><text:line-break/><text:line-break/></text:span><text:span text:style-name="T1">這兩天收到「罷韓投票通知」，看到裏頭寫的「罷免韓國瑜理由書」，真不敢相信我的眼睛，玩政治玩到這種地步，這已經不只是卑劣，而是一種病態了。我轉述幾句內容給學姐聽，她不信，明天拿給她看就由不得她不信了。</text:span><text:span text:style-name="T3"><text:line-break/><text:line-break/></text:span><text:span text:style-name="T1">這個所謂「罷免」，打從韓國瑜上台三個月後就開始進行，套句流行用語，也就是說，它是一種「超前部署」，先決定要罷免，然後再來找理由。</text:span><text:span text:style-name="T3"><text:line-break/><text:line-break/></text:span><text:span text:style-name="T1">可是，為什麼如此積極要罷免一個才剛上任三個月的人呢？「罷免理由書」寫著，「唯有罷免韓國瑜，否則難以建立台灣責任政治的開始」。厲害吧，綠營的人講話就是這樣，滿口偉大理想。</text:span><text:span text:style-name="T3"><text:line-break/><text:line-break/></text:span><text:span text:style-name="T1">「理由書」說，「韓國瑜的滿意度全國最低， 唯有罷免韓國瑜，否則無法促其面對市政的嚴正疏失」。可我對高雄熟透了，哪來什麼「市政的嚴正缺失」？根本就是睜眼說瞎話，昧著良心講話。恰恰正好相反，我看到的是一個充滿貪官污吏、市政敗壞的前朝陳菊政府，例如數萬的登革熱病例，道路坑坑洞洞，淹水不斷、弊案重重卻不受調查，貪污通緝犯法外逍遙等等等。另一方面，我卻看到一個清廉勤奮乾淨正直的韓國瑜及其執政團隊。</text:span><text:span text:style-name="T3"><text:line-break/><text:line-break/></text:span><text:span text:style-name="T1">「理由書」還說，「韓國瑜任由市政荒廢停擺，高雄城市發展正受到不可回復之損害，因此唯有罷免韓國瑜，讓他提早結束任期，才是挽救高雄市政唯一的機會。」講這種話，真的是完全眛著良心。</text:span><text:span text:style-name="T3"><text:line-break/><text:line-break/></text:span><text:span text:style-name="T1">更病態的是，「理由書」說：「『韓流』的出現，絕對是不正常紅媒介入台灣民主的結果，因此唯有罷免韓國瑜，才能導正境外勢力紅媒滲透對台灣的損害。」這真的是很病態。對於這樣一些人，你還能說什麼？</text:span><text:span text:style-name="T3"><text:line-break/><text:line-break/></text:span><text:span text:style-name="T1">這些人自稱是「四君子」。除了「罷免理由書」之外，還有一篇「四君子論罷免韓國瑜之必要芻議」。真是病得不輕。篇幅很長，我把它摘要剪貼如下：</text:span><text:span text:style-name="T3"><text:line-break/><text:line-break/></text:span><text:span text:style-name="T1">「我等四人以及所代表三團體，共同推舉陳冠榮先生為法定領銜人，一方面象徵著罷免只有無私與團結才能眾志成城，另一方面陳先生是生命與高雄這座城市命運與共的人。以下是陳冠榮先生的領銜自述及理由書： </text:span><text:span text:style-name="T3"><text:line-break/><text:line-break/></text:span><text:span text:style-name="T1">一場氣爆的發生，讓我參與了整個城市從毀壞到重建的過程；我才發現，原來，高雄，從我小時候到現在，已經默默的在辛苦掙扎中走出如此美麗的道路；氣爆雖然來得又快又猛，將幾十年的瘡疤和中央地方的共業一口氣掀開來，但在全台灣的協助之下，高雄人以一如往常的堅韌挺住這場災難並勇敢面對災後的生活。</text:span><text:span text:style-name="T3"><text:line-break/><text:line-break/></text:span><text:span text:style-name="T1">然而；2019年的冬天，這座城市迎來了另一場暴風雪，市政在僅僅數月之間崩壞，甫上任高雄市長的韓國瑜讓整座城市病入膏肓；即將完好的硬體，等待一聲令下便要帶著城市步上轉型前進的方向，韓國瑜卻帶著整個城市出軌；原本訓練有素的市政；在城市染病之後才讓人驚覺，整潔的維持，防疫的運作，水患的預防，行政的中立，公務員的努力，通通都失常。</text:span><text:span text:style-name="T3"><text:line-break/><text:line-break/></text:span><text:span text:style-name="T1">韓國瑜，帶來了城市的黑死病；讓本應大步轉型的幸福城市，成了眾人嘲笑的發財市；空口說白話的言行，不懂自省的人格，帶著整個城市危傾破敗仍不自知；只顧親信溫飽，枉顧公眾利益，讓私人關係凌駕專業之上，讓本來健康的高雄重病休克，韓國瑜及一干親信卻仍只在病榻旁思考著如何瓜分高雄剩餘的價值—落跑選總統高位。(中略)</text:span><text:span text:style-name="T3"><text:line-break/><text:line-break/></text:span><text:span text:style-name="T1">身為醫生 (按：應是指罷免領銜人陳陳冠榮)，我清楚知道要讓城市回復健康，首要清除病菌傳播者，而韓國瑜正是危害城市的病原體！為了讓摯愛的高雄重回常軌，為了讓高雄人重拾對城市的熱愛與光榮感，我必須代表高雄人站出來，代表四君子以及三個公民團體一起努力，為了高雄人，一起罷免韓國瑜！</text:span><text:span text:style-name="T3"><text:line-break/><text:line-break/></text:span><text:span text:style-name="T1">『公民割草行動』是最早提出罷免訴求的網路公民。以下是公民割草行動理由書：</text:span><text:span text:style-name="T3"><text:line-break/><text:line-break/></text:span><text:span text:style-name="T1">『公民割草行動』是我們的名字，象徵公民出頭，把草包市長割捨下台。始於2019年3月，我們的社團從僅有數百位社員開始成長茁壯。我們來自於社會各個階層和領域，共同的理想只有一個：疼惜高雄辛苦，希望明天更好。我們背後沒有任何政黨支援、財團資助，我們展現的是最純粹的公民意志。在這個台灣命運的叉路口，公民割草行動將秉持民主法治的精神，以真、誠、理性為原則，誓言推動罷免，讓高雄重返光榮。</text:span><text:span text:style-name="T3"><text:line-break/><text:line-break/></text:span><text:span text:style-name="T1">選舉、罷免，應該是人民作主的必要支柱。無數公民對實踐民權的堅持，讓我們離這兩者兼具的民主越來越近，但至今仍沒有一位政治人物為自己的愚蠢付出實質代價。現在，這位政治人物出現了，挾帶口水與謊言，更與世界上最醜惡的政權(按：肯定是指萬惡的共匪) 掛鉤並摧毀得來不易的民主，把掙扎著轉型的高雄再次拉進泥淖。他，就是已經落跑的韓國瑜市長。(中略)</text:span><text:span text:style-name="T3"><text:line-break/><text:line-break/></text:span><text:span text:style-name="T1">政治是基於對事實的理性判斷所形成的決策。然而，現任市府給我們看到的卻盡是面子工程、情緒煽動和搬弄是非。人民不要擺爛的政治，更不需要尸位素餐的首長。我們要驕傲地向全台灣人民宣誓，高雄人已經勇敢站出來，作全國人民的表率，糾正錯誤、彌補錯誤。</text:span><text:span text:style-name="T3"><text:line-break/><text:line-break/></text:span><text:span text:style-name="T1">東西壞了就要修，擺在那邊只是佔位置。高雄是我們心目中最美麗的家園，不能再容忍身在其位而不謀其政的變心首長，主宰關於高雄的大小事。公民割草行動要幫高雄踏出罷免第一步，要讓台灣人以罷免韓國瑜為入口，登上實踐真正民主的階梯。</text:span><text:span text:style-name="T3"><text:line-break/><text:line-break/></text:span><text:span text:style-name="T1">『台灣基進』，是一個以高雄為基地的政黨，至今沒有進入體制的公職。一年多前韓流肆虐選戰中第一站出來講真話，勇於抗韓。這一年來也是唯一以全政黨名義投入罷韓，同時也謹守選舉與公民運動份際。以下是『台灣基進』理由書：</text:span><text:span text:style-name="T3"><text:line-break/><text:line-break/></text:span><text:span text:style-name="T1">在去年的九合一選舉中，中共透過多年的媒體、基層滲透佈局，趁著選舉對台發動以資訊落差假新聞為主，民粹、挑撥階級對立的選舉手法為輔的『資訊戰』，這場席捲社會各階層，轟動兩岸政商界，更引發美國關注，至今餘波未消的韓流，它的核心人物，正是現在的高雄市長韓國瑜。</text:span><text:span text:style-name="T3"><text:line-break/><text:line-break/></text:span><text:span text:style-name="T1">因為過去國民黨執政長期的重北輕南，對於資訊接收的管道有限，查核亦不易，敦厚老實的高雄市民突然看到韓國瑜這種言行非主流，選舉用語又戳中社會矛盾的人，站到了鎂光燈之下，難免會感到迷失以及新鮮，因而做出了出乎意料的決定。</text:span><text:span text:style-name="T3"><text:line-break/><text:line-break/></text:span><text:span text:style-name="T1">然而，不是透過了解高雄、深入高雄、愛護高雄而當選的候選人，韓國瑜靠『詐騙』到手，幾乎是無本生意賺到了高雄市長寶座，怎麼可能將心思放在經營這座城市呢？</text:span><text:span text:style-name="T3"><text:line-break/></text:span><text:span text:style-name="T1">『台灣基進』身為一個高雄起家、自詡要將南部民眾的聲音、觀點扛在肩上的政黨，去年就是由我們第一個跳出來大聲疾呼，指出『韓流』背後的中國因素，紅色滲透正在推波助瀾，當時，許多人都嘲笑我們是杞人憂天，認為不必如此擔心。</text:span><text:span text:style-name="T3"><text:line-break/><text:line-break/></text:span><text:span text:style-name="T1">當時我們的聲音不夠大聲，但我們相信，做對的事情、說對的話，就不用擔心跟別人不一樣。但悲劇如我們所料的發生了，『韓流』以森林大火之勢全面燃燒，全台瀰漫一股非理性『票投國民黨、教訓民進黨』的氛圍，甚至還外溢到台灣其他縣市，造成台派縣市首長、市議員選情重大挫敗。</text:span><text:span text:style-name="T3"><text:line-break/><text:line-break/></text:span><text:span text:style-name="T1">高雄，也因為這名親中政客的『華麗當選』，正式成為了世界民主國家圍堵中國時，在印太地區的大破口。</text:span><text:span text:style-name="T3"><text:line-break/><text:line-break/></text:span><text:span text:style-name="T1">『台灣基進』要藉這次的罷免韓國瑜提案，來重申罷免韓國瑜的幾項原因。</text:span><text:span text:style-name="T3"><text:line-break/><text:line-break/></text:span><text:span text:style-name="T1">第一：市長拋棄市政落跑，棄市民以及競選承諾於不顧，置個人私慾利益為第一，若沒選上總統還能回來當市長，高雄人情何以堪，高雄人不能接受，高雄起家的政黨亦然。</text:span><text:span text:style-name="T3"><text:line-break/><text:line-break/></text:span><text:span text:style-name="T1">第二：美中貿易戰下，世界秩序重組，親中的高雄市長，將讓高雄蒙上親中城市的污名，進而被排除在世界民主國家的友好名單，罷免，不過是高雄人的自保動作。</text:span><text:span text:style-name="T3"><text:line-break/><text:line-break/></text:span><text:span text:style-name="T1">第三：中國國民黨過去執政的『國策』就是重北輕南，從韓國瑜落跑還理所當然的態度可知道，中國國民黨仍舊死性不改，把南部人當成獲取政治權利的籌碼，更應該全面抵制。</text:span><text:span text:style-name="T3"><text:line-break/><text:line-break/></text:span><text:span text:style-name="T1">民主制度的可貴之處，在於我們雖然無法在第一時間阻止中共的『資訊戰』，但這個社會總能夠集思廣益、亡羊補牢，將民主的破口補起來。</text:span><text:span text:style-name="T3"><text:line-break/><text:line-break/></text:span><text:span text:style-name="T1">罷免韓國瑜，不僅僅是表達對於無恥政客的憤怒，更是全體市民一起參與民主修復的過程，將民主的傷痕銘記在心，讓破壞民主的人再也找不到幾會故技重施，讓高雄人找回負責任的市府，1/11 日總統立委選舉，讓國瑜黨慘敗。 2020罷免市長完成三殺，光復高雄，讓榮光歸大港！</text:span><text:span text:style-name="T3"><text:line-break/><text:line-break/></text:span><text:span text:style-name="T1">2018年11月，由於無法忍受『韓流』無止盡摧毀這座城市的光榮與價值，尹立毅然辭去局長公職身分與藝文界朋友並肩作戰，在網路上發動『 wecare 高雄』大遊行，短短不到三個星期，匯集八萬人走上高雄街頭，抵抗霸凌，維護高雄價值。</text:span><text:span text:style-name="T3"><text:line-break/><text:line-break/></text:span><text:span text:style-name="T1">今年以來，『wecare高雄』依然秉持關心高雄發展運作，並在六月底與『公民割草』，分進合擊發起罷免連署，並於12/21與『台灣基進』、『公民割草』共同舉辦『1221 wecare台灣』大遊行，五十萬人走上高雄街頭罷韓。(中略)</text:span><text:span text:style-name="T3"><text:line-break/><text:line-break/></text:span><text:span text:style-name="T1">罷韓將不只是罷韓，希望此一役，能從此建立責任政治與誠信，讓台灣產生對抗紅媒的抗體，社會能有集體獨立思考的能力，也希望儘速修法，回歸憲法所保障的真正罷免公民權。</text:span><text:span text:style-name="T3"><text:line-break/><text:line-break/></text:span><text:span text:style-name="T1">光復高雄、保衛台灣！」</text:span><text:span text:style-name="T3"><text:line-break/><text:line-break/></text:span><text:span text:style-name="T1">看完上面這些病態話語，不知各位有何感想？我真是很無言。現實政治真的很可悲，忠良陷落，豺狼當道；在一種大環境的政治操弄與洗腦底下， 你很難阻止社會往一種瘋狂悲劇的方向發展。</text:span></text:p>
      <text:p text:style-name="P1"><text:span text:style-name="T1">陳真   |  2020.05.29 16:44   |   </text:span><text:a xlink:type="simple" xlink:href="http://palinfo.habago.org/Entry?Command=Information_PrintForum&amp;iPage=1#FORUM39289"><text:span text:style-name="T2">#</text:span></text:a></text:p>
      <text:p text:style-name="P2"><text:span text:style-name="T1">「是否曾經去某家店消費」不可能變成違法與否的前提要件，也就是說，它不是言論的前提。不過，店家愛告當然可以告，能不能勝訴就是另一回事了。<text:line-break/><text:line-break/>再說，你可以證明某人曾經在某年某月某日前往消費，但無法證明他從來不曾前往消費，除非咖啡廳像醫院一樣，採實名制掛號且消費紀錄保存數十年才辦得到。因此，以「是否曾經來店裏消費」做為打分數前提來威脅提告是行不通的，因為你根本無法舉證。違法與否的判準，恐怕還是得看言論內容本身。<text:line-break/><text:line-break/>台灣有一種被刻意吹捧的網路公審現象，誰誰誰只要犯了一點什麼小錯，便會在媒體的推波助瀾下被所謂「正義網民」群起圍攻，而這些「誰誰誰」，絕非滿臉橫肉的黑道，絕非作奸犯科、殺人越貨者，亦非貪得無饜的貪官污吏，更不是危害千萬條人類性命的各種國際政治血腥惡行，而往往是一些脆弱不堪的非公眾人物，其所犯之錯，全是一些絕大多數人都曾經犯過鼻屎大的事。但是，「網民」這種生物卻往往會「義憤填膺」，群起圍攻，甚至搞肉搜，傷害對方家人。<text:line-break/><text:line-break/>究竟一個社會是要低級落後腦殘敗德到何種程度，才會不時有這種現象出現？被圍攻傷害者，往往得被迫出來鞠躬下跪對「社會大眾」致歉。真是有夠荒唐。<text:line-break/><text:line-break/>愚民暴民們如果真有正義感，那應該像我19歲時那樣，單槍匹馬深入虎穴，蒐證會計資料，直接向國稅局告狀，修理一位橫跨黑白兩道、政商雙棲的道上「大哥」，逼他出面向受害者道歉賠償才對啊！(後來因此當街挨了三槍，一槍打中脖子。) 總之，打老虎才叫做公義，一大群人圍毆一隻小貓咪，不會太沒出息嗎？<text:line-break/><text:line-break/>愚民暴民們如果真有正義感，那應該像我19歲時那樣，把生死拋諸腦後，公開掛牌當個黨外人士，文的來，武的也來，搖筆桿，上街頭，挨警棍，直接和蔣家對幹。那才叫做公義啊！一大群人猛踩一隻蒼皇躲藏的小螞蟻，不會太沒出息嗎？<text:line-break/><text:line-break/>至於萬康所問，我沒特別看法，我同樣也不知道如何與人溝通。這部份我是極重度「非典型社交恐懼症」患者。<text:line-break/><text:line-break/>網路世界對我來說，就像以前的圖書館裏的索引目錄室，一個個大書櫃，一格一格小抽屜，裏頭很多小卡片，載明書籍與資料存放位置。所謂網路，不過如此。至於其他，例如人群社群聚集處，三個人五張嘴，統統與我絕緣。我不知道所謂「社群」或「網友」具體來說是什麼回事，我不把時間花在那上頭。<text:line-break/><text:line-break/>撇開網路，回到生活中，我從小人緣好，因為沒有侵略性，無害，不計較利害，無傷人之心，好好先生，只要不是太離譜，我一般都無所謂；不議論，不反駁，全身是耳朵，仔細聽，少說話，不好為人師，無盛氣，不凌人，自甘低下，一概陪笑臉。<text:line-break/><text:line-break/>若是遇到腦殘或進步界人士，我就開始手腳冒冷汗，趕緊岔開話題，改談天氣。萬一，萬一，萬一真的躲不掉，非要我表態不可，我就會來個震撼彈，讓對方心碎，讓他明白原來陳真是個壞人，熱愛祖國，支持共匪，唱衰鬼島，雖千萬人吾往矣，至死不渝。<text:line-break/><text:line-break/>生活中，認識我的人，比方說醫界學界同事、病患及其家屬、小孩的同學之家長與老師們以及無數朋友等等等，幾乎沒有一個人知道我是中共同路人，更不知道我過去四十年來做了些什麼，甚至很可能沒有幾個人知道我會寫字。並非刻意隱瞞，而是自然就會避開。<text:line-break/><text:line-break/>一來，我沒有跟人面對面議論辯駁時事的傾向。一大部份原因是我總覺得不應該對人心存「我想教育你」的念頭，因為那等於是看輕對方，而我從無此一心態。<text:line-break/><text:line-break/>我希望能夠毫不張揚地留下文字在這世上，有人想看就拿去看，看了之後得自行判斷，如果有所改變，那是你自己願意改變，若不改變也無妨。因為不管變或不變，我根本都不知道你是誰。<text:line-break/><text:line-break/>二來，我知道我若透露自己的「身世」，只會引來異樣眼光與笑柄或是自取其辱，因為人們絕不會相信我說的。<text:line-break/><text:line-break/>在一般人的價值觀裏頭，他不可能相信很多事，比方說他不可能相信有人功業彪炳卻無一官半職；比方說他不可能相信有人有權位可圖，卻寧可為了公義而成為極少數異類飽受痛苦；比方說他不可能相信有人從事公眾事務不是為了功名利祿；比方說他不可能相信有人滿腹經綸才學出眾卻不謀相關出路；比方說他不可能相信有人可以過得很爽卻寧可投身火海...人們不相信的事太多了，幾乎沒有一句極端重要的話是人們會相信我的，於是我只能選擇那些他們會相信的東西去與他們互動交往。<text:line-break/><text:line-break/>比方說，這些年常和兒福機構往來，總是被當成好像什麼都不懂的門外漢，很無奈。但是，我若跟對方說出實情，恐怕也只是讓人呵呵帶過或引人疑慮而已。事實上，我不但是台灣兒童福利與兒童人權的先驅，比起所有這些兒福機構都還要更早了許多年，甚至早在三十多年前在國際上就有過一番關於兒童人權的貢獻，甚至還因此成為我的叛亂罪證之一。我若對兒福機構們說出這番實情，會有人相信嗎？當然沒有。人們不可能相信一個人有所作為卻無一絲回報，甚至無人知曉。<text:line-break/><text:line-break/>比方說，二十多年前我寫過一篇流傳甚廣的文章叫做「說點社運的風涼話」，批評台灣社運之種種怪象。有位進步青年寫信來罵我，說我只會批評，什麼都不做。我反問他，「那你做了什麼？」他很驕傲地亮出身份，說他是環保聯盟的幹部。我回信跟他說，「你不知道我是上個世紀八零年代的環保先驅嗎？你不知道我就是環保聯盟的幾位創始人之一嗎？」對方之後就沒有再回信了。<text:line-break/><text:line-break/>比方說，前些年，曾有藥商，為了向我示好，一直主動說他可以介紹一些「民意代表的助理」給我認識。加強我的人脈。我聽了很無言，但也只能再三表示無意高攀，好意心領即可。<text:line-break/><text:line-break/>最近想買一小套房，以備日後某種需求。推銷賣房的人跟我說「買這房很好哦！很棒很難得哦！連大咖都來買，有位高雄市議員也來買耶，以後你就可以和議員當鄰居，說不定你的車子還可以和議員的車停在一起。」<text:line-break/><text:line-break/>她以為我聽了會很興奮，但事實卻是讓我心裏頗有疑慮，因為高雄市議員就那幾個人渣，跟人渣同住一棟大樓，應該不會很愉快吧？學姊說，有這種鄰居，以後怎麼教小孩？<text:line-break/><text:line-break/>這樣各位聽懂我的意思嗎？很多東西是一種「思潮」，一種社會普遍的「價值觀」，你只能逃，只能躲，只能忍耐忍耐再忍耐，忍耐永無止盡的歧視、羞辱與誤解，別期待你可以改變對方。我若跟賣房子的人說：「再大的官，我也無意接見」，你覺得對方會信嗎？當然不會。<text:line-break/><text:line-break/>類似「思潮」或各種「價值觀」，講不完，有的人仰慕權力，有的人崇拜地位或金錢，有些人則高度抬舉文憑學經歷等等等，你也只能逃，只能躲，只能忍耐忍耐再忍耐，可別期待你能改變對方，也別期待人們 (包括與你所熟識的許多朋友們) 會相信你的肺腑之言。你越說心裏話，人們只會覺得你越可笑，說不定以為你很自卑，心裏有什麼陰影。<text:line-break/><text:line-break/>大約只有兩種人你可以暢所欲言，可以在他面前很自然地「做自己」，很自然地說心裏話：一種是小小孩，一種就是知己。知己就是同類，惟有同類才會相信同類，懂得同類的「語言」，相信同類以何種「食物」過活，嚮往一個什麼樣的天空。<text:line-break/><text:line-break/>也許還有一種人也會相信你，那就是千百年過後，如果還有人記得你，依舊還讀著你的文字，在你墳前灑下熱淚，那麼，也許那個人也會相信你，就猶如我相信維根斯坦，相信沈從文那樣。</text:span></text:p>
      <text:p text:style-name="P1"><text:span text:style-name="T1">陳真   |  2020.05.29 16:21   |   </text:span><text:a xlink:type="simple" xlink:href="http://palinfo.habago.org/Entry?Command=Information_PrintForum&amp;iPage=1#FORUM39288"><text:span text:style-name="T2">#</text:span></text:a></text:p>
      <text:p text:style-name="P3"><text:span text:style-name="T1">謝謝阿水律師，講得真好。確實如你所說，買賣所包涵的範圍理當不是只限於一杯咖啡，而是應該還包括其它各種有形無形的服務；倘若雙方服務內容喬不攏，何必說得那麼正義凜然？什麼買賣契約已成，不但攔人去路還想報警逮人。<text:line-break/><text:line-break/>例如，我很怕吵，常點了菜，發覺店家異常吵鬧，於是就當下決定改別家吃。當然，我會先取得店家的諒解。<text:line-break/><text:line-break/>例如，我不吃肉，因此點菜範圍極其有限，萬一我所點的東西稍後回報說賣完了。這時候，我只好走人。我當然不會像那位機車咖啡廳老闆那樣，說什麼不行，說什麼買賣契約已定，非賣我不可。<text:line-break/><text:line-break/>機車咖啡廳老闆講得進步凜然，但行為上卻令人難以恭維，一下報警，一下攔人去路，一下又什麼契約，一下又拿垃圾塞人包包。令人訝異的是媒體，評價是非不是根據情理法本身，而是一直抬舉什麼網友們的風向。</text:span></text:p>
      <text:p text:style-name="P1"><text:span text:style-name="T1">阿水   |  2020.05.29 15:43   |   </text:span><text:a xlink:type="simple" xlink:href="http://palinfo.habago.org/Entry?Command=Information_PrintForum&amp;iPage=1#FORUM39287"><text:span text:style-name="T2">#</text:span></text:a></text:p>
      <text:p text:style-name="P2"><text:span text:style-name="T1">網紅咖啡廳事件<text:line-break/><text:line-break/>陳真兄及各位的法感跟現行法律也八九不離十，我就顧左右而言他。況且個案不好講，無法掌握全盤資訊，就從底下各位所提及的事實（不含連結的事實），按一般狀況來談：<text:line-break/><text:line-break/>一、這不只是買賣：<text:line-break/>咖啡廳的的店內消費不只咖啡的買賣，消費者還「買」了服務（態度、環境、氣氛等）。尤其當店家的服務條件跟一般咖啡廳有相當的差異，並用這些條件來過濾或限制客人時，不能只從消費者點了咖啡這個動作，就證明雙方已經成立消費關係，因為這個消費契約的另一個必要之點--服務條件，還必須合意一致，否則契約整個無效。<text:line-break/><text:line-break/>二、老闆不可自由申縮解釋消費契約的合意範圍，把消費者圍困在買賣關係：<text:line-break/>咖啡廳的店內消費通常比外帶貴上許多，又是一口價，一口價之下店家又自定了許多讓消費者意料之外的服務條款來耍特色，如此一來商品與服務兩者就焦不離孟、孟不離焦了，老闆若是硬要拆散了焦和孟，非要硬指消費者點了咖啡，就是成立買賣關係，漠視這一口價還包含了店家的服務，這就違反平等互惠原則。老闆如果懷疑以上的看法，消費者保護法也規定，有疑義時，應為有利於消費者之解釋。<text:line-break/><text:line-break/>三、民事糾紛的現場，除非有現行犯，人人都可以逮捕的這等法律明文規定的事由，不然不可以限制對方的人身自由：<text:line-break/>這個事件的網紅，即便在咖啡做好了以後才要離開，因為不是惡意白吃白喝的詐欺犯，只是在點了咖啡以後，因為老闆說我們這兒有這樣那樣的規矩，才一氣之下不付錢拒喝走人，擺明了只是單純的民事糾紛，不是現行犯，也不歸警察管。<text:line-break/>這時如果要告老闆妨害自由罪，建議從我們律師常因而打敗仗的一個法律用語「不確定故意」去舉證去著墨。意思是說：這種芝麻綠豆大，頂多只是一人一杯咖啡錢沒付的小事，以我國數十年來民主自由，法治教育普及的環境之下，一般人不會認為嚴重到足以構成犯罪。可是這位老闆在堅持買賣已合法成立之時，對法律裝懂；在侵犯網紅的人身自由時，又對法律裝不懂（說裝懂也行），這可以推斷老闆不管網紅是否犯罪，拘禁是否合法，反正就是要網紅不准走，所謂的等警察來只是保護自己一切依法行事的藉口。以我國法官檢察官熟悉的推論方式，比較容易讓法院認定老闆有妨害自由罪的不確定故意。而我國法院對許多的社會弱勢邊緣人也有很多案例是按照上頭的邏輯來判的。<text:line-break/><text:line-break/>四、我國強制罪的適用範圍有越來越廣的趨勢，可比社維法謠言妨害安寧的規定，被檢警視如法寶：<text:line-break/>強制罪的成立要件是「透過強暴、脅迫，使別人做無義務之事，或妨礙他人行使權利」，夫妻吵架就換家門鎖頭、債主強脫手錶、計程車司機行車被違規超車不爽，硬擋人家去路、誘騙少女拍清涼照、情侶吵架毀損對方機車鑰匙等等，都曾是實務上曾被起訴或被判刑的案例（被起訴就算無罪也很麻煩）。那麼，把地上的紙杯硬塞入對方友人的皮包，應該也構成強制罪。<text:line-break/><text:line-break/>五、一顆星網評就真的讓老闆隨意定標準、隨意告了：<text:line-break/>我國的訟棍都知道：只要不造假、不妄言，就不構成誣告罪。於是自定犯罪標準：凡沒有來店裡消費的網友，來按過一顆星負評的，都是妨害名譽，都提出刑事告訴；至於有罪無罪那是檢察官跟法院的事，一想到將來讓這些一顆星的網友跑跑法院，心裡就一閃一閃。<text:line-break/>偏偏我國刑事訴訟法就規定，非有必要不可先傳被告，可是我們的檢警很奇怪，選擇性執法，有人告就傳來問問再說，除非是販毒或槍枝等擔心打草驚蛇的重大犯罪，才默默的調查，直到要收網時才開始逮補被告。<text:line-break/>其實，這個事件的一顆星網友是否構成妨害名譽或妨害信用，應該看情形而論：若是大家不約而同按一顆星，也針對這次網紅事件指斥其非，而店家的服務態度、對消費者有無流氓、土匪行徑，是否黑店，這就事關公益可受公評了。<text:line-break/>但是若僅僅是店家的老闆鬧鬧小緋聞或有一絲絲敗德的私事，即便是事實，也只是純屬個人私德，若是小題大作廣為宣傳，這畢竟非關政治人物，言論自由的空間沒有那麼寬廣，因為與公益無關，這時個人的名譽權會被法律優先保護。或許有人有異見，認為不防微杜漸，小奸商恐養成大奸商。但是名譽據說也是人的第二生命，小德小節的踰越，還是請鍵盤上罷手，總讓人家得過活吧？這在法律上叫「比例原則」，用大砲打小鳥，是違反這個原則常用比喻。<text:line-break/></text:span></text:p>
      <text:p text:style-name="P1"><text:span text:style-name="T1">許世勤   |  2020.05.29 09:21   |   </text:span><text:a xlink:type="simple" xlink:href="http://palinfo.habago.org/Entry?Command=Information_PrintForum&amp;iPage=1#FORUM39286"><text:span text:style-name="T2">#</text:span></text:a></text:p>
      <text:p text:style-name="P3"><text:span text:style-name="T1">那個上海的女孩子，無視於香港青年對許多店家的打砸搶，無視於他們對於政治認識不同，甚至不會講粵語的人動粗、殺人，那應該已經不是「小清新」了，我只看到她缺乏自信，而且欠缺悲天憫人的襟懷。<text:line-break/><text:line-break/>凡事憑感覺，或只因為自己是年輕人，所以就挺年輕人，這是無知。<text:line-break/><text:line-break/>文青也許表面上讀很多書，但不表示對於事實與邏輯的思考就深入。一個人的人生觀、國家觀、世界觀，很多時候受到環境的制約，也就是學校教育、家庭教育、社會教育，當一切的主流聲音都在告訴一個人要怎麼想的時候，他往往就這麼想，難以跳脫。多數人總是從眾的，害怕與眾不同，尤其是這種與眾不同可能會給自己帶來麻煩的時候。<text:line-break/><text:line-break/>我認為大多數人的心中缺乏一個中心，或者是他根本不知道自己的中心是什麼。所以為了尋求對於「我」的認同，他把主流這種最「安全」的想法作為自己的認同，可以徹底無視事實與邏輯。這種「主流」不一定是全面的，更可能是生活周遭的。長此以往，我認為這樣的人已經失去獨立思考的能力，很難跟他建立起什麼實質性的對話。遇上這種人，我通常避免跟他談論涉及敏感的議題，主要著眼於生活的方方面面。<text:line-break/><text:line-break/>人生總要有個追尋的目標，目標將決定人生的深度與廣度。曾有一個人，他當初選擇追隨了另一個人，便有人問他依據什麼做決定？他回答「因為反對日本軍國主義，而被軍部以不敬天皇的罪名打進監牢，這樣的人可以信任」。我也因為接觸他的思想「一切都應該回歸到人」「因為那裡有人」，而從自小就撲天蓋地的黨國教育、愛台灣、台灣南波萬這個「台灣中心論」中脫離出來。畢竟做為一個出身台灣南部的鄉親，這種在地化的洗腦是相當強烈的。<text:line-break/><text:line-break/>假如今天香港的事情，只要鬧就殺頭，這些年輕人還會這麼踴躍嗎？假如今天搞台獨，當局就會抓去槍斃，台灣還有多少人前仆後繼？不管是台獨或港獨，都只是一種標籤政治，而且是建立在「我是ＸＸＸ，不是ＯＯＯ」，在我看來就是反人類、莫名其妙的優越主義，是一種種族歧視。企圖把同胞貶做狗，你會因此真的「高人一等」，從此列強就把你當人看嗎？只是大家都樂此不疲，無視於身外的世界正在著火。</text:span></text:p>
      <text:p text:style-name="P1"><text:span text:style-name="T1">張萬康   |  2020.05.29 06:18   |   </text:span><text:a xlink:type="simple" xlink:href="http://palinfo.habago.org/Entry?Command=Information_PrintForum&amp;iPage=1#FORUM39285"><text:span text:style-name="T2">#</text:span></text:a></text:p>
      <text:p text:style-name="P2"><text:span text:style-name="T1">謝謝宣樂的回覆，聽了內心踏實。大陸很多方面都在進步，他們有他們的路徑，過程。當然，也面臨很大的問題，好比不三不四的人因為有錢就當上人大代表（最近從朋友那邊知道一個這樣的人，還看了那個代表的聊天截圖）。謝謝你。</text:span></text:p>
      <text:p text:style-name="P1"><text:span text:style-name="T1">張萬康   |  2020.05.29 05:17   |   </text:span><text:a xlink:type="simple" xlink:href="http://palinfo.habago.org/Entry?Command=Information_PrintForum&amp;iPage=1#FORUM39284"><text:span text:style-name="T2">#</text:span></text:a></text:p>
      <text:p text:style-name="P3"><text:span text:style-name="T1">消費者和某咖啡店的糾紛，我剛剛去爬文了！我對這話題很有興趣！找到對造雙方的說詞<text:line-break/>連結: </text:span><text:a xlink:type="simple" xlink:href="https://dailyview.tw/popular/detail/8566"><text:span text:style-name="T5">https://dailyview.tw/popular/detail/8566</text:span></text:a><text:span text:style-name="T1"><text:line-break/>以下是我的直白看法。<text:line-break/><text:line-break/>1. 許多消費者愛在店內拍照，且不知會店家一聲，就大剌剌拍起，還很喧嘩隨便，這讓店家和其他顧客看了很煩，且有的店家會說自己的室內設計有版權在的，於是有的店家立了規矩，以對付他們認為的奧客。店家用這個規矩要求顧客，照國人的習俗，不滿拉倒，我走人（或反之：你不服從就給我離開）。這種習俗有問題，太霸道，但這先不管，總之一般習俗是彼此無緣，都不願受氣，那就再見！有些店家嫌對方庸俗，看不順眼，有個性的老闆還會主動趕客人。這種老闆我大多不喜歡，但生意很好，因為很多人崇拜這種老闆。<text:line-break/><text:line-break/>2. 所謂的奧客自己都要離開了，照理說店家求之不得，還跟人家盧一杯咖啡的錢幹嘛？就算咖啡都做妥了，端上來了，講真，對方不爽留下，也該讓人離去。你請對方付帳，對方願意付，你收；對方說這家店不符合我要求，不想付，你也無法勉強。你說我店裡貼了告示，沒錯，但你貼滿全部的室內空間嗎？一時沒看到告示，人之常情。好吧就算預約的私訊中已告知不能拍照，對方說自己漏讀了，或說自己真不是要拍照，只是想換鞋，何必還非要人付錢呢？攔住人，幹嘛？對方不是故意賴帳吧。警方說按照法律，買賣契約生效了，我不是法律人，但我直覺警方有時不是精通法律的，就算滿賣成立，不滿也可以退貨不是嗎？你有脾氣，人家也有脾氣，咖啡杯被丟門口，追出去罵聲「你什麼態度」就算了，竟然幼稚到衝上去把杯子塞人包包裡，這像話嗎？構成人身侵犯了。<text:line-break/><text:line-break/>3. 想要當有個性、有風格的店家，幹嘛在意被給負評？這種自認有風格的店家，都有基本顧客群的，怕什麼？至於給評價的規矩方面，我不知道是否消費才能給評價，如果是，那不能沒去消費還給評價，畢竟店家很怕網路（百分百有個性是假的）。照我個人看法，一個臭雞蛋我不吃也知道是臭的，聞得出。一本書我看一頁就知道是否值得看下去。所以這個負評可以給，不去也知道是什麼氣息、愛擺譜的一家店。這和該網美是否庸俗或粉絲很多是兩碼子事。但，前面談到給評價是否有法律規定方面的資格，如果有，確實不宜想給負評就衝去給。此外，我從未給過餐廳任何正負評，懶得去網路上弄這些。至少我心中有我的評價。服務業很敏感，以前沒有網路的年代，你的餐飲難吃或態度不好，不久就反應在業績上，因為一傳十、十傳百。進入網路或臉書年代，比較複雜的是，餐和態度都很爛但好評一堆的卻出現。<text:line-break/><text:line-break/>4. 我曾在一家很潮的咖啡店端過盤子，做正職，不是打工，這個行業我略知三四。儘管當時不是網路年代。我的想法是，想要標榜自己有個性，可以，但有個性不等於太硬。你跟客人來這個勁兒，不得體。也有看人好欺負之嫌（如果是流氓，敢這樣刁客人嗎？人家都要走了，不希罕賺他的錢豈不是才瀟灑？不是嫌一杯咖啡沒多少錢的問題，而是自己喝也可以啊。咖啡館常做很多咖啡分給員工喝，老闆也要喝，要試口味，講究的店家要看溫度濕度隨時掌控口感味道，不是說我開了店門做一杯自己試喝就完事了。<text:line-break/><text:line-break/>5. 我以前做的那家店，我只是個外場小店員，我也給我自己立原則，我遇到老外只講國語。我們那一區靠台北師大語文中心，不少各國老外。老闆從沒干涉我如此做。我有我的氣場（或爛樣子），或許她不好意思講。我的理由諸位一定懂，我認為我在台灣講國語是很基本自然的事情（我不是示出傲慢的民族主義，但我私下對朋友打趣我是民族主義），且英文不見得是每個洋人的母語，再者他們不少人想學中文，反而受不了大家都要衝他們講英文。我們那邊有個法國男生和韓國女孩是同學，兩人戀愛兩三年了，是用中文溝通的。我曾轟走一個客人，因為熟客之中不少是奧客，喜歡自認混熟了在這裡鬧，我叫他「滾！」老實說我失控是我不對。老闆也告誡我。人有脾氣，也要讓人講回來，有次我在路上遇見這位客人，他以老氣橫秋的口吻跟我講：「你脾氣要改。」我聽了覺他這樣很噁，但我沒還口，如果他記恨，我讓他講回來，也算應該吧。<text:line-break/><text:line-break/>6. 這件事和以上無關。昨天有個上海朋友給我一則微博的圖文，說她看了訝異。內容是幾個日本青年Cosplay解放軍，跟內地下單，訂做軍服，穿戴正式，在日本街上活動。為何這樣穿搭，我列了幾個理由給她，其中一個是，我說我從小做軍事武器、軍人的模型。我們認為屌的東西都會欣賞，不會看敵我矛盾。好比二戰德軍的東西我們愛，但納粹大屠殺當然反對，兩碼子事。玩軍艦想買日本「大和號」，也正常，造型很棒，這和日本軍國主義無關。好看！又強！就算最後國家打敗了也不一定等於他們不強。我初中遇到「福克蘭戰爭」，大陸叫馬島戰爭（用西班牙文，阿根廷給該島的命名），我挺阿根廷！戰爭對我們小孩子來說像看球賽。最後阿根廷戰敗，我很難過，但我買的飛機模型是英國「獵鷹式」戰鬥機，垂直起降，多酷，造型圓滾好看。<text:line-break/><text:line-break/>長大後，對「好看」的審美會改變或提昇，八路軍（解放軍）、貼上北韓國徽的飛機，我開始研究欣賞，即便當年買不到，不會認為穿得好看才叫我傾心。我跟我那朋友說，你知道朝鮮戰爭，中國人民志願軍欠缺反坦克武器，卻消滅過一整個英國皇家重坦克營嗎？營長還被俘。另，美軍曾有一個團被志願軍殲滅，也是很屌的戰功。連陸戰隊第一師，都差點被全殲，突圍而走，有的被俘。故此，不要把別國人喜歡中國的東西就以大驚小怪來看，中國本來就好樣的。不必笑人是傻逼，也不必因此炫耀，要平常心。她說兩岸很在意外國的看法，我說對！<text:line-break/><text:line-break/>基本上軍事的東西我挺迷的。當兵時我當過野戰步兵、砲兵，最後半年在禮砲連（相當儀隊性質）。前一兩年，禮砲連的學弟們竟然把禮砲打成22響。我和當年的袍澤們嘖嘖稱奇，苦笑不已。我們退伍28年。但談起部隊往事宛若昨日。<text:line-break/><text:line-break/>我喜歡軍人，聽戰爭故事，但現在我最期待的是世界和平。<text:line-break/><text:line-break/>7. 之前一篇我的提問，謝謝陳真解說。受教了。關於你提到是否我可再說清楚點，是這樣，平時好比談到美國哪裡有問題，台灣哪裡有問題，很多人內心第一個反應是，中國最爛！無論如何也比中國好！我覺這種人其實是拒絕討論的，但這種人很多。所以也造成我直接罵美國警察最爛！這話太重也不靠譜，誠如您給我的交流內容，受用。我意思是你們愛說美國多好，很雙標（疫情很多例子），我現在談黑人被警察欺負的事情，你們還非要講美國多好嗎？請正視這則清清楚楚的事實。或許我借題發作，不過種族歧視的議題我本就向來關切，包括兩個月前大陸網友流行怒噴黑人，我也在微博、豆瓣深表期期以為不可。大陸不少人歧視黑人，看他們發的圖文，那真的是會動怒，簡直是口不擇言。此外，在談大陸的事、兩岸、中美、世界各種問題時，很多大陸公知不是在就事論事，而是談任何問題都歸咎在體制問題，認為一切出在大陸不走西方的民主多黨體制（他們認為這是核心問題）。在我來看這也是拒絕討論的一種人，他們的回應方式總類似「國外再差也比中國好」。我昨天還看到一個大陸女子，發文只有一句「我真的好想當台灣人」。<text:line-break/><text:line-break/>8.<text:line-break/>簡單濃縮來說，如果你遇到一人，無論來自台灣或大陸，討論任何事都用「國外再差也比中國好」、「美國就是比台灣好」、「美國就是比中國好」、「美國幫台灣所以不能罵」、「一切出在體制問題」的方式來回你時，你該怎麼告訴對方事情不是這樣看的？想聽你的建言。我不是要說服別人放棄路線、信仰的意思，只是說建立一種能對話的意願。<text:line-break/><text:line-break/>他們可能不知道，或知道了也不屑的是，我在批評大陸官方上頭我可能比大多台灣網友更做得多（因為我是直接去大陸網站，不像他們不屑去大陸網站。在大陸網站上我可能被炸號，就是系統管理員不准你的帳號再發文的意思）。我實在納悶，他們書讀比我多，怎麼會凡事台港好！必是大陸的錯！中美鬥爭是中國的錯！因為中國官方太戰狼（對西方太強勢）所以活該被美國整回來。<text:line-break/><text:line-break/>建立對話，我覺這還是挺重要，因為有些大陸的小清新可能腦子還沒石化到不能討論的地步，但我比較欠缺把人點通的能力，容易動氣所以不如迴避。可我覺交流還是有必要的。當然我也會介紹兩岸這種小清新來看若雪板（台灣的小清新幾乎全綠，成天只關心罷韓，但我覺還是要救一個算一個……說救不是自大的意思）。我朋友說沒救的人不要白費勁了，但我覺得有些小清新，怎麼說呢？舉例來講，去年香港反送中時，有次大陸記者被打，大陸網友激憤。我有個大陸網友，感覺她知識豐富，還會要求自己讀德勒茲，我看到她的板上寫，搭地鐵時一個大叔手裡拿著手機（或收音機）把記者被打的新聞播放很大聲。意思不言而喻，這大叔雖沒講話，但希望車廂內的人都能知道此事，都能同仇敵愾，忍不下一口氣。於是我朋友寫，她內心頓時傷感，心涼，但，我們要堅持下去，要奮戰。因為她很挺香港那些青年。她文筆很好，比我轉述的內容好，意思說面對大叔那種粗糙的民族狂熱份子，不懂香港民主的價值，讓她內心覺得恐怖，無助，但不能氣餒，她要和香港奮戰。陳真，我意思是，她真的很善良，我很同情她，可是她……很多事情是不懂的，我不知道該怎麼跟她講。那大叔那樣也真的粗糲、嚇人是沒錯。小清新很容易內心受傷，成天覺得中國沒有前途，對人生再也沒有任何嚮往。然後很多人會補一句只有音樂能拯救我，不然我早自殺了。很抱歉我留言這麼多字，我不會常寫這麼多。意思是，陳真你一定懂那種善良，她很揪心，我也替她揪心，我想勸她兩句但又怕講不來，其實搞不好我比她（們）苦。這種苦我承受或說藏在心裡很久，怕一交流這個就火藥味，那就是我的錯了。大陸文青深受港台文青影響，他們都讀好多書哇，怎麼會欠缺獨立思考呢？大陸文青老認為當中國人是羞恥。這可以無關羞恥與驕傲啊。<text:line-break/><text:line-break/>而台灣文青，好比罷韓，他們有些人真的認為在做一件好有意義、好正義的事情。交流好難，想多聽你的看法。謝謝！<text:line-break/></text:span></text:p>
      <text:p text:style-name="P1"><text:span text:style-name="T1">老羊   |  2020.05.29 02:19   |   </text:span><text:a xlink:type="simple" xlink:href="http://palinfo.habago.org/Entry?Command=Information_PrintForum&amp;iPage=1#FORUM39283"><text:span text:style-name="T2">#</text:span></text:a></text:p>
      <text:p text:style-name="P2"><text:span text:style-name="T1">我沒有法律專業知識，但是想插句話說一下自己的看法。<text:line-break/><text:line-break/>那位咖啡店老闆把垃圾塞進網紅朋友的袋子裡是毫無道理的野蠻，絕無可能有任何法律支持，我甚至不認為他有權利要求顧客為了店家根本還沒開始做的咖啡付錢。但是從未到他的店消費的人因為這件事給他差評在我看來他的不滿還算站得住腳，雖然我不知道這是否有提告的法律依據。<text:line-break/><text:line-break/>即便網紅顧客的經歷屬實，她自己給差評並且描述整個事件經過就已經足夠，其他網友可以用點選她的評語是「有幫助的」來表達認同與支持。對商家的評語應該根據自己的消費經驗，而不是「我的親戚朋友」或是「我非常相信的人」；否則很容易在其他地方被不誠實的商家當作打擊競爭對手的手段 -- 花錢找人編寫差評，每個都說「我朋友的經驗」，而受害店家絕無可能有這種財力或時間一一要求對方提供證據；網路平台目前也沒有相應的核實機制。這樣的事情其實已經經常發生了。</text:span></text:p>
      <text:p text:style-name="P1"><text:span text:style-name="T1">陳真   |  2020.05.29 01:35   |   </text:span><text:a xlink:type="simple" xlink:href="http://palinfo.habago.org/Entry?Command=Information_PrintForum&amp;iPage=1#FORUM39282"><text:span text:style-name="T2">#</text:span></text:a></text:p>
      <text:p text:style-name="P3"><text:span text:style-name="T1">阿水律師還在嗎？有幾個想法請教。<text:line-break/><text:line-break/>在雄獅慘案之前，過去許多年來，也曾發生過兩次慘案，都跟旅行社有關，是另外兩家旅行社。那兩次我們都「獲勝」了。一次是在雲南的玉龍雪山看張藝謀執導的「印象麗江」，真的非常震撼！太美了！但是，整個團在行程上耽擱了半個小時，也就是說，當我們進場時，表演都已經接近尾聲了。<text:line-break/><text:line-break/>因此，我們跟導遊協商，我們自願放棄接下來的行程，但我們要留下來從頭把「印象麗江」看一遍，因為看戲看一半哪叫看戲。因此，這張重新購買的票券，旅行社必須支付。<text:line-break/><text:line-break/>一開始，旅行社不肯，經過開會協調後，他們承認錯誤，主動願意以更多的錢來賠償我們的損失。該旅行社(哪一家旅行社我忘了，應該表揚才對) 的董事長還寫了一封長信給我表達歉意，並且說他也認為天底下絕沒有看戲看一半的道理。他說，旅行社本來就應該賠償，還感謝我給他們公司上了這寶貴的一課。<text:line-break/><text:line-break/>另一次慘案則是發生在印度。我們前往印度的一個主要原因就是為了甘地，想去參觀甘地博物館，參觀他的住處以及被暗殺現場。結果，導遊竟然想把這趟行程給整個省略，因為絕大多數團員絲毫不感興趣。在我們的反對之下，後來沒有完全省略此一參觀行程，但我和學姐應該雙雙創下「以最短時間參觀甘地博物館」的金氏世界紀錄。我們是用狂奔的方式「參觀」整個館，前後大約五分鐘。<text:line-break/><text:line-break/>我對這事很生氣，回台後就找旅行社算帳。旅行社承認理虧，不需開協調會，馬上就退還我們導遊費及住宿費和其他一些費用，並且還派人送來一大盒水果禮盒來家裏致歉。<text:line-break/><text:line-break/>之所以提起這兩樁慘案，只是想對照黑心雄獅的蠻橫霸道。<text:line-break/><text:line-break/>但我想請問阿水律師的卻是另一件事，是我剛剛看到的一則報導，有個網紅去咖啡廳點了一杯咖啡，因為店家認為她想拍照(老闆發現她企圖更換鞋子)，當場告知不可換裝，也不可換鞋，因此雙方有所不快。於是，這位消費者就說「我不高興了，那我不喝咖啡了」。<text:line-break/><text:line-break/>老闆說「不行，妳口頭已經點了咖啡，就必須付錢。」那位顧客說，「可是，你們又還沒開始製作咖啡。」老闆說「不行，妳點了咖啡就得付錢，因為雙方買賣契約已經成立」。<text:line-break/><text:line-break/>顧客不爽，想離去。老闆擋住去路不讓她離開，隨即報警。<text:line-break/><text:line-break/>後來，顧客付了錢，拿著用紙盒裝的咖啡走了。走出店家後，故意把咖啡杯整個摔在店家門前的馬路上。老闆在屋裏看到了，就衝出來撿起灑落一地的咖啡紙杯，衝去堵人，把這個髒兮兮的紙杯，塞進該顧客的另一位同行友人的皮包裏，弄髒了皮包裏的所有東西。<text:line-break/><text:line-break/>事後，據說絕大部份網友力挺店家，辱罵這位網紅顧客。但也有些網友則是跑去該店家的網頁給予一星負評。店家揚言對這些沒有來消費卻給予負評的網友提告。<text:line-break/><text:line-break/>做為一個權利義務意識還算清楚的消費者，我的疑問有三：<text:line-break/><text:line-break/>一，民事糾紛現場，可以限制對方的人身自由嗎？<text:line-break/><text:line-break/>依我的看法是不行，因為這跟土匪沒兩樣。否則，我們隨便找個理由說是糾紛，豈不是可以隨時限制任何人的人身自由？若有糾紛，大可提告，而非攔人去路，限制其人身自由。請問我的想法對嗎？<text:line-break/><text:line-break/>二，把別人丟在馬路上的咖啡紙杯，灑落一地的咖啡，紙杯肯定已經弄髒，老闆可以把它撿起來硬塞入對方友人的皮包裏嗎？<text:line-break/><text:line-break/>我的看法是：這跟流氓沒兩樣。<text:line-break/><text:line-break/>對方假若亂丟垃圾污染道路，你可以蒐證請環保局來開罰單，怎麼可以動用私刑，硬是把髒兮兮的垃圾塞入對方或對方親友的皮包裏來洩恨。請問我的想法對嗎？那我以後看到有人遛狗沒清理地上大便，難道我可以把大便撿起來，硬塞進對方的太太的皮包裏？這不就是耍流氓嗎？<text:line-break/><text:line-break/>三，這位似乎很愛「講道理、講法律」的老闆威脅要提告那些「沒有來消費卻給予一星負評」的網友。這樣一種提告是合理的嗎？<text:line-break/><text:line-break/>我認為不合理。因為，一個店家的任何公開行為，都應該是消費者可以據以評價的依據，哪有什麼要先消費才能打分數的道理？否則就犯法？店家有這麼神聖不可侵犯？<text:line-break/><text:line-break/>如果對方評語有所抹黑，你當然可以去告他，但是，控告的依據應該是評論內容是否屬實或是否合理，而非依據對方「是否有來我們家咖啡店裏消費」。請問我的想法對嗎？<text:line-break/><text:line-break/>我對那種表面上好像很愛講道理、盛氣凌人、但其行為卻跟理字相去甚遠的人，非常厭惡與反感。<text:line-break/><text:line-break/>還有就是，我看媒體報導總是喜歡以所謂「網友們」的「風向」來決定是非。但我相信，一個事情如果是對的，那它就是對的，而不會因為很多人說它是錯的而成為錯的。人多勢眾，聲音就大，但是，聲音再大也不會使一個錯的東西變成對，或使一個對的東西變成錯。</text:span></text:p>
      <text:p text:style-name="P1"><text:span text:style-name="T1">老羊   |  2020.05.29 00:12   |   </text:span><text:a xlink:type="simple" xlink:href="http://palinfo.habago.org/Entry?Command=Information_PrintForum&amp;iPage=1#FORUM39281"><text:span text:style-name="T2">#</text:span></text:a></text:p>
      <text:p text:style-name="P2"><text:span text:style-name="T1">真正可恥的還不是說港台警察「國家暴力」或是「血腥鎮壓」；無知是所有人出生的狀態，只要持續學習就好；真正可恥可鄙的是那些看到西方國家警察如何執法後馬上換個嘴臉說「人家是法治社會」。<text:line-break/><text:line-break/>自己跪久了，反而覺得旁邊站起來「反抗洋大人」的人是丟臉的，低素質的。</text:span></text:p>
      <text:p text:style-name="P1"><text:span text:style-name="T1">陳真   |  2020.05.28 23:29   |   </text:span><text:a xlink:type="simple" xlink:href="http://palinfo.habago.org/Entry?Command=Information_PrintForum&amp;iPage=1#FORUM39280"><text:span text:style-name="T2">#</text:span></text:a></text:p>
      <text:p text:style-name="P3"><text:span text:style-name="T1">萬康，<text:line-break/><text:line-break/>我不太懂你問我的問題是什麼？可以再講清楚些嗎？你留下的網址裏頭全是一些沒頭沒腦的文字，我看不懂他們在寫什麼，也不知道你要我看什麼？反駁你的人，如果只是你所引用的短短那兩句什麼「韭菜」，那有什麼好討論？根本不用理會啊。<text:line-break/><text:line-break/>至於我自己，我不會對美國警察這個群體「本身」有任何概括性的厭惡性評價。因為：<text:line-break/><text:line-break/>一，它不是一種同質性的群體，因此也不會有一致性的價值取向。<text:line-break/><text:line-break/>二，該群體基本上還是扮演了警察應有的角色，我不覺得把它污名化或甚至說他們是「全世界最可惡的警察」是合理的。<text:line-break/><text:line-break/>三，就跟任何其它一種群體 (比方說醫生、法官、律師、司機、老師、商人等等等)一樣，美國警察的惡行不會顯得特別重大。特別把警察挑出來罵是沒有道理的。難道你也要把美國法官挑出來罵說他們「是全世界最可惡的法官」，因為他們傾向把非白人或各種弱勢族群給送進監獄？如果這能說得通，那就等於說美國有「全世界最可惡的」醫生、老師、司機、律師、官員、店員等等等。這樣子陳述事情不是很可笑嗎？<text:line-break/><text:line-break/>種族歧視之兩造如果是「白人 vs. 非白人」，那我們就直接在「族群」這個基礎上談事情就好，而不是分散套用在每個群體上，那聽起來真的很奇怪。因為，個別群體並非同質性，它不會有一致性的作為，其作為也不會具有任何特殊性而必須獨立看待。<text:line-break/><text:line-break/>美國(或我比較了解的英國)警察，若具有一致性，那是表現在他們的執法態度之極其嚴厲與毫不手軟。港台警察跟西方警察比起來，簡直溫和得跟小綿羊根本沒兩樣。<text:line-break/><text:line-break/>那些把香港警察視為什麼「暴警」的反中人士，或是比方說大腸花那些窩窩囊囊的小表哥小表妹，老是說什麼「血腥鎮壓」，什麼「國家暴力」，甚至還用謀殺罪去控告馬英九和當時的行政長江宜樺，真的是有夠沒出息的一群人。他們要不要去美國或英國佔領國會或毆辱警察試試？看你有幾條命可活，看你是不是打算在牢裏待上幾十年。<text:line-break/><text:line-break/>至於藝術，當然不可能只是要做出某種命題，否則它就直接把該命題寫出來不就好了？何必拍電影？何必寫作？何須文學？有很多超級大爛片確實是這樣(台灣多得是，而且往往很賣座)，你不用看就知道要演些什麼了。我連一秒鐘都無法忍受。那當然稱不上藝術，只能視為垃圾。哪天CIA如果把我抓去，不用動刀動槍對我刑求，只須播放一些大爛片給我看上幾秒鐘，我脆弱的心靈保證會馬上受到嚴重傷害，很快就會招供了。<text:line-break/><text:line-break/>昆汀塔倫提諾是個藝術家，他當然不會去拍一部電影或某個橋段，裏頭只是要說美國白人警察好壞。我們不會以那樣一種方式去理解任何一種藝術。那是廣告或文宣的理解方式或表達方式，不是藝術。<text:line-break/><text:line-break/>希望我有回答了你的問題。</text:span></text:p>
      <text:p text:style-name="P1"><text:span text:style-name="T1">李宣樂   |  2020.05.28 21:40   |   </text:span><text:a xlink:type="simple" xlink:href="http://palinfo.habago.org/Entry?Command=Information_PrintForum&amp;iPage=1#FORUM39279"><text:span text:style-name="T2">#</text:span></text:a></text:p>
      <text:p text:style-name="P2"><text:span text:style-name="T1">萬康<text:line-break/><text:line-break/>中共有很大的進步空間，而我相信他們也努力往這個方向前進，只是這一切都需要有個前提，就是國家穩定。<text:line-break/><text:line-break/>至於那些加入自己的政治意識形態拿悲劇來比較甚至粉飾的人，良知早就腐敗了。</text:span></text:p>
      <text:p text:style-name="P1"><text:span text:style-name="T1">張萬康   |  2020.05.28 21:11   |   </text:span><text:a xlink:type="simple" xlink:href="http://palinfo.habago.org/Entry?Command=Information_PrintForum&amp;iPage=2#FORUM39278"><text:span text:style-name="T2">#</text:span></text:a></text:p>
      <text:p text:style-name="P2"><text:span text:style-name="T1">看了新聞畫面，美國黑人（正式講法叫非洲裔、非裔）George Floyd被整虐到窒息的畫面，十分生氣，難受。我想上前勸阻警察的那個人更是非常憤怒，甚至自責沒跟警察拚命......他很需要安慰，創傷很大。想來這裡談這件事，見陳真先寫了一篇，心裡頭感到比較療癒。我想談這件事也是希望陳真多談這方面。<text:line-break/><text:line-break/>這是油管上洛杉磯群眾的抗議：<text:line-break/></text:span><text:a xlink:type="simple" xlink:href="https://www.youtube.com/watch?feature=youtu.be&amp;;v=M8cj3SB5pGU"><text:span text:style-name="T5">https://www.youtube.com/watch?feature=youtu.be&amp;;v=M8cj3SB5pGU</text:span></text:a><text:span text:style-name="T1"><text:line-break/>相關影片很多，這只是其一。<text:line-break/><text:line-break/>＃<text:line-break/>我在臉書上寫：<text:line-break/><text:line-break/>這個噁心的國家----美國，他們的警察每隔一陣子就出這種事。全世界最可惡的警察，就是美國警察，這話絕不偏頗。幾乎每年都有把非洲裔美國人（俗稱黑人）弄死的事件，試想平時被警察打、遭警察威脅的黑人有多少？<text:line-break/><text:line-break/>爛國家，美國。在國際上搞霸權，當世界警察。在他們國內的警察則是全世界最爛的警察。<text:line-break/><text:line-break/>文青們醒醒吧。你們喜歡「黑色追緝令」（對岸譯名"低俗小說"）這部電影嗎？昆汀塔倫提諾，拍了一段白人警察想虐待黑人老大和布魯斯威利，最後那個白人警察和他的黨羽反被殺害。你覺得這段除了刺激有趣、很會營造氣氛、以及男主與黑人老大之間也是有道義在，就沒了嗎？他拍的是美國警察向來有多壞啊。<text:line-break/><text:line-break/>＃<text:line-break/>--<text:line-break/>我這個發文立刻引起反中憤青的不滿，在我板上留言、貼了連結，對方說：<text:line-break/><text:line-break/>的確如此。<text:line-break/><text:line-break/>中國公安虐殺的都是韭菜，不能算人。<text:line-break/><text:line-break/></text:span><text:a xlink:type="simple" xlink:href="https://twitter.com/Socialistfist"><text:span text:style-name="T5">https://twitter.com/Socialistfist</text:span></text:a><text:span text:style-name="T1"><text:line-break/><text:line-break/>--<text:line-break/>想請陳真分析一下這種留言心態。如果我上述臉書發文有不妥之處亦可跟我說。我的反思是，我談到美國自居世界警察的霸權心態，這是不是我離題？我覺我沒離題，但如果有人這樣質問我，我該如何回應？當然不回應也可，但這個問題值得我自己想清楚，因為如果以後面對還算理性的朋友，我必須有一套清晰的說法可以讓對方聽了一點就通。此外我提到那部電影可能有借題發揮之嫌，或許講某些白人警察向來很爛不是導演的本意。謝謝！</text:span></text:p>
      <text:p text:style-name="P1"><text:span text:style-name="T1">陳真   |  2020.05.28 10:26   |   </text:span><text:a xlink:type="simple" xlink:href="http://palinfo.habago.org/Entry?Command=Information_PrintForum&amp;iPage=2#FORUM39277"><text:span text:style-name="T2">#</text:span></text:a></text:p>
      <text:p text:style-name="P3"><text:span text:style-name="T1">任何一個心智正常略有常識的人，理當都知道，在自由與人權的問題上，真正有系統性重大問題的，是美國，不是中國。根據各項國際評比與指標，香港更是全世界自由人權最受保障的地方，自由到幾乎就是被西方情治勢力所統治，任其胡作非為。但是，主流媒體卻居然能夠把一般人給洗腦到讓他相信熱愛民主自由與人權的美國，要來拯救生活在水深火熱之中的香港人以及即將落入中共魔爪等著被奴役被屠殺的台灣人。<text:line-break/><text:line-break/>為何人類的理性能力與智商如此之低，我真是很無言。<text:line-break/><text:line-break/>像美國底下這類帶有明顯「族群差別待遇」(簡單說就是種族歧視) 的案例，只是冰山一角，沒有致死的，更是不知凡幾，從各項統計上很清楚可以看清楚這一點針對非白人或弱勢族群 (例如精神病患) 的制度性歧視。<text:line-break/><text:line-break/>至於警察執法，就我親身經歷上比較了解的英國和美國，警察兇悍程度大概是香港警察的一萬倍，而且往往非法執勤。香港卻剛好相反。該被保障的應該是香港警察飽受暴民攻擊下自身的安全與人權才對。但是，主流媒體卻居然能夠把一般人給洗腦到讓他相信香港警察是殺人魔，以打、殺香港人為樂，甚至相信什麼幾千人被殺害棄屍被姦殺等等的無恥謠言。至於新一波的洗腦內容是：中共準備要進入香港奴役香港人了，要大開殺戒了。<text:line-break/><text:line-break/>為何人類的理性能力與智商如此之低，我真是很無言。<text:line-break/><text:line-break/>我對腦殘只是無奈而無敵意，但我確實極度厭惡、鄙視那些滿口民主自由的綠營人渣及其根本數不清的文人走狗。這些人渣並非腦殘，他們完全知道是非 (至少有能力辨明是非)，卻為了騙取權力與私利與前途等等，偏要眛著良心造謠生事，滿口仁義道德，卻一肚子壞水，甘為漢奸台奸，充當美國走狗，傷害相對良善億萬倍的中國。<text:line-break/><text:line-break/>這些下三濫人渣，真是可惡至極。我很期望有一天能夠看到他們應有的下場，但我知道我應該看不到那一天，因為不管如何改朝換代，他們照樣能吃香喝辣。電影上往往善惡有報，但現實生活中卻非如此。<text:line-break/><text:line-break/>陳真<text:line-break/><text:line-break/>2020. 05. 28.   <text:line-break/><text:line-break/>==============<text:line-break/><text:line-break/>「拜託，我不能呼吸了」美國又有非裔男子枉死！白人員警暴力執法，膝蓋壓頸5分鐘致斷氣<text:line-break/>風傳媒<text:line-break/><text:line-break/>蔡娪嫣<text:line-break/><text:line-break/>2020年5月27日 <text:line-break/><text:line-break/>「在美國，身為黑人不應該等同於死罪。」──美國明尼阿波利斯市長佛雷（Jacob Frey）<text:line-break/><text:line-break/>美國明尼蘇達州25日發生白人員警對黑人執法過當致死意外。非裔男子佛洛伊德當場斷氣，他只因為有行使假鈔嫌疑，就遭到警察上銬、以膝蓋壓制脖頸，他不斷呼救：「拜託。你膝蓋壓到我脖子，我不能呼吸……媽媽，媽媽。」但員警沒有理會他的掙扎，短短5分鐘，他死在員警的殘暴執法下。旁觀民眾將現場直播到網路上，引發全美震驚、憤怒，4名涉案員警26日遭到開除。<text:line-break/><text:line-break/>「拜託，拜託，我不能呼吸了……」<text:line-break/><text:line-break/>明尼蘇達州明尼阿波利斯市（Minneapolis）警方25日下午接獲報案，有人在一家雜貨店使用假鈔，2名警員立刻出動逮捕現行犯，他們發現一名非裔男子符合報案人敘述的特徵，便命令男子下車。這名非裔男子就是46歲、案發時手無寸鐵的死者佛洛伊德（George Floyd），警方聲稱，他遵從警員要求下了車，但「肢體卻抗拒」逮捕。<text:line-break/><text:line-break/>接著發生了臉書（Facebook）上廣為流傳的一幕，一名白人員警將佛洛伊德箝制在地，用膝蓋壓住他的脖頸，他動彈不得，臉頰緊緊黏在路面瀝青上。如果佛洛伊德真如員警所說的，在下車後以肢體反抗員警執法，那麼他不可能會輕易被壓制倒地，也不會落到被員警壓住脖頸，毫無辦法抵抗的困境。<text:line-break/><text:line-break/>網路流傳案發片段。<text:line-break/><text:line-break/>「拜託，拜託，我不能呼吸了……」佛洛伊德喘著氣，吼出嘶啞的聲音求救，但員警只是稍微抬起膝蓋又重新壓緊，問他：「你要幹嘛？」佛洛伊德回答：「我不能呼吸，膝蓋壓住脖子了，警察先生。」員警明明膝蓋繼續壓著他的脖子，卻要求他乖乖配合上警車：「那就站起來上車，老兄！」<text:line-break/><text:line-break/>佛洛伊德回應：「我會的，我會的。」但警察卻沒有把膝蓋移開，「我不能動啊！媽媽，媽媽……」佛洛伊德瀕死前喊著。警察繼續壓制他，卻要求他起身上車，這讓圍觀民眾看不下去，有人出聲：「他是人耶，老兄！」「你還要壓他多久啊？」另一名站著的警員示意要圍觀群眾退後。<text:line-break/><text:line-break/>此時佛洛伊德已經不再出聲，也一動也不動，這支10分鐘影片才過5分鐘。「請確認他還有沒有脈搏，」一名圍觀女性出聲要求警方查看佛洛伊德的狀況，有人驚呼：「他的鼻子在流血！」2分鐘後救護車趕到，醫護人員開始急救工作時，員警仍不將膝蓋移開。隨後醫護人員宣告佛洛伊德不治，一名女性路人說道：「他們剛殺了那男的。」<text:line-break/><text:line-break/>4名涉案員警26日遭到革職。明尼阿波利斯市長佛雷在記者會上表示，革職涉案員警是對的，他稱這些警察辦案簡直是「胡搞」，「我相信我所看到的（案發現場），而我所見到的每一個層面都是大錯特錯。在美國，身為黑人不應等同於死刑。」<text:line-break/><text:line-break/>無數非裔民眾因種族歧視枉死<text:line-break/><text:line-break/>美國種族不平等的歷史一直循環發生，這段恐怖的殺人影片，在很多方面來說都與曾發生過的案件相似。1993年，5名紐約市警官涉嫌將1名當時21歲的偷車嫌犯鎖喉，嫌犯當場窒息而死，警官當時吃上官司。自此，紐約警局（NYPD）便禁止執法人員以鎖喉方式壓制嫌犯，原因是「鎖喉將阻斷血液與氧氣供輸至腦部，恐致人於死」，但20多年來形同具文。<text:line-break/><text:line-break/>2014年7月17日，非裔男子加納（Eric Garner）被控販賣私菸，紐約警方盤查時雙方發生爭執，紐約員警利用鎖喉（chokehold）方式將加納壓制在地，加納連喊了11次「我不能呼吸」，送醫後不治身亡。驗屍報告直指死因是「遭警方壓制於地，俯臥的胸腔受到壓迫」。警方涉嫌執法過當，引發各大抗議活動，但是涉案警官最終獲得不起訴處分。<text:line-break/><text:line-break/>非裔男子加納遭鎖喉。<text:line-break/><text:line-break/>2014年8月9日，密蘇里州小鎮佛格森（Ferguson），手無寸鐵的18歲黑人少年布朗（Michael Brown）遭警察擊斃，引發全國示威抗議風潮。但示威改變不了根深蒂固的歧視心態，同年11月22日，俄亥俄州克利夫蘭12歲非裔小男孩萊斯（Tamir Rice）在公園中玩一把玩具槍，遭警方擊斃。<text:line-break/><text:line-break/>2015年，美國南卡羅來納州手無寸鐵的非裔男子史考特（Walter Scott），只因為轎車煞車燈不亮而遭攔檢，白人警察史雷傑（Michael Slager）在盤問過程與史考特發生扭打，更使用電擊棒、意圖壓制史考特，但史考特轉身逃跑，員警拔槍連轟8顆子彈，史考特形同被當場槍決。<text:line-break/><text:line-break/>這些年還有其他非裔民眾遭不明歧視仇恨、殺害的意外。例如，2018年9月6日，前員警蓋格（Amber Guyger）值勤回到公寓，毫無察覺自己多爬一層樓梯，打開樓上鄰居家門，誤把當時在家中的非裔男子錦恩（Botham Jean）當成擅闖家門的陌生人，拔槍開火，事後驚覺自己走錯家門，但錦恩送醫後仍回天乏術。錦恩的母親痛心疾首地質問：「如果我兒子是白人，妳還會開槍嗎？」<text:line-break/><text:line-break/>今年2月23日，喬治亞州25歲黑人青年阿貝瑞（Ahmaud Arbery）出門慢跑，被一對白人父子格列哥里與崔維斯．馬克麥可（Gregory and Travis McMichael）駕小卡車追逐、攔下、槍殺；阿貝瑞身上沒有任何武器。<text:line-break/><text:line-break/>2012年2月26日，佛羅里達州桑福（Sanford）17歲少年馬丁（Trayvon Martin）無辜遭到槍殺，引發席捲全美的「黑人的命也是命」（Black Lives Matter）運動。馬丁的遭遇與阿貝瑞非常類似，凶嫌齊默曼（George Zimmerman）得到保守派白人的強烈支持，最後獲判無罪。<text:line-break/><text:line-break/>===================<text:line-break/><text:line-break/>美警壓頸非裔男窒息亡掀眾怒！數千人上街抗議遭射彈驅離<text:line-break/><text:line-break/>Yahoo奇摩（綜合報導）<text:line-break/><text:line-break/>2020年5月28日 <text:line-break/><text:line-break/>美國明尼蘇達州明尼亞波利斯市前天發生非裔男子佛洛伊德（George Floyd，46歲）遭警員當街壓頸致死引爆眾怒，市長佛雷（Jacob Frey）震怒雖立馬開除4名涉案警員，但數千民眾仍難抑怒火上街抗議，要求將涉案警員以謀殺罪起訴，不但包圍警局丟瓶還對警車噴漆，但隨即遭警方丟擲催淚彈與震撼彈強勢驅離！<text:line-break/><text:line-break/>曝光的影片中，佛洛伊德在被警員壓制的過程中曾多次哀求說道「全身都很痛，拜託！我無法呼吸，求求你」，但警員仍用膝蓋壓在他後頸，有路人看不下去請警員放開仍不被理會，5分鐘過後佛洛伊德失去反應，民眾要求警員察看脈搏，但警員直到救護車到場後才肯放開，新聞放送引爆眾怒！</text:span></text:p>
      <text:p text:style-name="P1"><text:span text:style-name="T1">許世勤   |  2020.05.28 10:16   |   </text:span><text:a xlink:type="simple" xlink:href="http://palinfo.habago.org/Entry?Command=Information_PrintForum&amp;iPage=2#FORUM39276"><text:span text:style-name="T2">#</text:span></text:a></text:p>
      <text:p text:style-name="P2"><text:span text:style-name="T1">這幾天在實驗室的群組中，<text:line-break/>幾個正在美國唸PhD的學弟提到關於美國人帶口罩的事。<text:line-break/>一個在Carolina的學弟提到很多美國人不願意帶口罩，<text:line-break/>但是在New York的學弟則說那裏偏民主黨，所以多數人戴口罩。<text:line-break/>前陣子在RT讀到一篇社論，恰好就在談論這件事。<text:line-break/>戴口罩與否，已經成為現在美國政治認同的一個標籤，<text:line-break/>更不用說最近美國警察殺死George Floyd所激起的漣漪了。<text:line-break/>這種identity politics，不僅給世界帶來了災難，<text:line-break/>更因為疫情嚴重，identity politics所帶來的矛盾也被放大了。<text:line-break/>在民主黨支持者較多的New York讀書的學弟，<text:line-break/>提到他們實驗室meeting的時候，大家都會先把Trump罵過一輪。<text:line-break/>其實我每兩個禮拜與美國的教授視訊會議時，<text:line-break/>他也經常以ignorant跟stupid來形容Trump政府，<text:line-break/>美國的知識份子顯然對於Trump的政治非常不滿意。<text:line-break/>最近Cuomo抨擊Trump的bailout，<text:line-break/>說到這些bailout幾乎都是優先給大型銀行跟大型公司紓困，<text:line-break/>卻幾乎不考慮一些真正需要紓困的產業。<text:line-break/>以Trump這種炒房炒地皮出身的投機性格，<text:line-break/>這樣的紓困方案其實也不令人意外吧。<text:line-break/>或者該說，這種所謂的美式「民主」，<text:line-break/>充其量只是一個披著「民主」外衣的封建制度，<text:line-break/>「人民」真的「作主」了嗎？</text:span></text:p>
      <text:p text:style-name="P1"><text:span text:style-name="T1">陳真   |  2020.05.28 02:26   |   </text:span><text:a xlink:type="simple" xlink:href="http://palinfo.habago.org/Entry?Command=Information_PrintForum&amp;iPage=2#FORUM39275"><text:span text:style-name="T2">#</text:span></text:a></text:p>
      <text:p text:style-name="P3"><text:span text:style-name="T1">打美國，不是打台灣(二)<text:line-break/><text:line-break/>陳真 2020. 05. 28.<text:line-break/><text:line-break/><text:line-break/>兩岸問題，典型的敘述方式是這麼說的：統或獨？和統或武統？美國會不會來「救」等等。但我不認為這樣的敘述架構是對的；彷彿美國只是一個旁觀者，可以「救」，也可以「不救」。這樣一種敘述，根本不是事實。  <text:line-break/><text:line-break/>事實上，根本沒有兩岸問題，只有中美問題；沒有統獨問題，只有殖民解放的問題；與其說和統或武統，不如說究竟何時解放台灣與如何解放的問題。<text:line-break/><text:line-break/>換個方式說，倘若你認同所謂兩岸問題基本上就只是中美鬥爭的一個子題，那麼，這意味著棋局雙方是「中 vs. 美」，而非「大陸 vs. 台灣」，更非中國與台灣之間的鬥爭。<text:line-break/><text:line-break/>台灣只是美國養的一條狗，天底下決沒有人與狗鬥或人狗下棋這回事。台灣事實上已經連狗都談不上，而只是一顆等待引爆的人肉炸彈。美國養很多狗，比方說澳洲，那才叫做狗，但台灣不是。<text:line-break/><text:line-break/>結論是：鬥爭雙方的主體是中、美，而鬥爭事項之一就是台灣長期做為美國殖民地終究必須解放或被動引爆衝突的問題。<text:line-break/><text:line-break/>今天，如果台灣不是一個帶有強烈敵意的美國殖民地，那麼，統獨根本不構成一個重要問題。典型的敘述方式卻總是把兩岸問題錯誤定位為統獨，彷彿這只是海峽兩邊政府之間的鬥爭，而美國只是一個角色尚未確定的第三者或旁觀者。這樣一種敘述，不但不符基本現實，而且有害。<text:line-break/><text:line-break/>為什麼有害呢？因為，這恰恰也就是美國對全世界所欲製造的假象。你從美國過去數以百計的侵略戰爭中，就能清楚看見這樣一種操作手法，簡單說就是在所欲侵略或攻擊的敵國內部，以所謂民主自由之名，製造分裂與仇恨對立，鼓動雙方廝殺相殘，或明或暗地提供軍火與金援，並透過主流媒體進行各種助長動亂之宣傳戰，儘可能擴大其內部衝突，從中漁利，或是趁勢顛覆瓦解敵國，乃至侵略佔領。<text:line-break/><text:line-break/>不管操弄結果如何，都能獲利，而且幾乎毫無損失，頂多只是付出一些隨時可無限量印發的美鈔。至於敵人內部傷亡與動亂之極大化，美國卻越能獲得最大利益，而這一切全是無本生意；所有戰爭與動亂全都是在敵人的國土上進行，數千萬人之傷亡，數以億計的難民，完全無損於美國一分一毫。<text:line-break/><text:line-break/>美國永遠都是以對方當成人肉炸彈來傷害對方自己，製造並擴大其內部動亂與內戰，自己卻毫髮無損。半個多世紀來，美國在上百個國家不斷玩這一套無本生意，難道在中美鬥爭中也要讓他繼續這麼玩？<text:line-break/><text:line-break/>我並不想鼓吹中美戰爭，因為那很可能意味著一種對於雙方都是毀滅性的後果。問題是，倘若你不真實呈現問題的本質，那其實只是反而讓美國更加有恃無恐地不斷在世界各地從事這類極其血腥的無本生意，卻於己身毫髮無損。<text:line-break/><text:line-break/>反之，假若他能意識到，在進行這樣一些顛覆政權與戰亂操弄的同時，美國本土也必然會捲入戰火，他還敢如此肆無忌憚嗎？<text:line-break/><text:line-break/>我知道軍事鬥爭是靠拳頭，不是靠善良，也不是靠理性。中美之間，如果爆發戰爭，誰勝誰負我不知道。但是，就算打不贏或不該打這麼可怕的一場戰爭，至少，在基本現實本質的呈現上，也該如實敘述才對吧，別老是講統獨講習慣了，講得彷彿這只是兩岸之間的問題。<text:line-break/><text:line-break/>兩岸之間沒有問題，台灣與大陸哪來生存上的差異與矛盾？什麼民主自由，你真的相信那些低能鬼話？再說，台灣做為美國走狗，毫無一絲自主意志，人狗之間更不可能構成鬥爭的主體。我們應該把一直假裝好像是個旁觀者的美國，拉回擂台上才對。這會讓兩岸人民清楚知道究竟是什麼樣卑鄙的事情發生在我們身上。<text:line-break/><text:line-break/>過去有台獨，現在沒有，現在根本就沒有什麼台獨這回事。哪個人是台獨份子，拜託站出來給大家看。根本沒有這種人。給人當狗使喚，當炸彈使用，這叫台獨嗎？<text:line-break/><text:line-break/>根本沒有台獨，而只有赤裸裸的侵略，就像當年西方列強無所不用其極糟蹋中國一樣，難道你會說當年大陸上那些租界地或是被列強控制的軍閥是什麼「XX獨立」份子？<text:line-break/><text:line-break/>總之，把兩岸問題理解為統獨是錯的，把台灣當成戰爭對象或報復對象更是錯得離譜。解放軍要打，請打美國，不是打台灣。美國才是兩岸的共同敵人。這才是事實真相。惟有當我們能夠正確理解事實，也才有可能知道應如何自處與應對問題。就算哪天烽火降臨，要死也該死得明明白白。兩岸之間不該有仇恨，敵人在太平洋彼岸，不在台海之間，別上了敵人的當。</text:span></text:p>
      <text:p text:style-name="P1"><text:span text:style-name="T1">陳真   |  2020.05.27 20:08   |   </text:span><text:a xlink:type="simple" xlink:href="http://palinfo.habago.org/Entry?Command=Information_PrintForum&amp;iPage=2#FORUM39274"><text:span text:style-name="T2">#</text:span></text:a></text:p>
      <text:p text:style-name="P2"><text:span text:style-name="T1">打美國，不是打台灣(一)<text:line-break/><text:line-break/>陳真 2020. 05. 27.<text:line-break/><text:line-break/><text:line-break/>良哲傳給我底下新聞，提到說「美軍神秘部隊連續四年來台」，傳授台軍「不對稱作戰」。這新聞其實一點都不新，而是持續公然為之長達至少二十年。<text:line-break/><text:line-break/>二十年來，美國不斷教導台灣要怎麼「以小博大」，或是怎麼用奧步跟大陸打仗，比方說轟炸三峽大壩或上海人口稠密區等等，進行各種觸犯戰爭罪行之反人道恐怖攻擊，企圖以最小代價製造對方人命最大傷亡為目標。<text:line-break/><text:line-break/>特別是過去四、五年來，人渣黨當權，所謂「非對稱性作戰」更是早已成為美軍調教台軍的一個最主要發展重點。<text:line-break/><text:line-break/>我常提起一事，亦即美國對於台灣角色之定位，就是讓台灣扮演攻擊祖國的一顆人肉炸彈，致力於有朝一日讓兩岸之間能夠爆發儘可能最大慘烈程度的軍事衝突，藉以拖垮中國，甚至進而趁勢消滅之。<text:line-break/><text:line-break/>這只是一種基本常識，但我不知道究竟有多少台灣人確切認知此事並知其極端傷害性後果？島內這些漢奸、台奸，為了一己權力與私利，不惜充當敵人走狗，正瘋狂地把台灣打造成一顆人肉炸彈。<text:line-break/><text:line-break/>各位對我略有所知的人，理當知道我在現實事務上的某種「絕對」性格：跟尼采一樣，我總是羞於說出一己之見，因為意見是沒有多大意義的；我很討厭市面上那些所謂學者專家或名嘴的所謂分析，因為絕大多數都很腦殘，思想內容與垃圾無異：我也很不喜歡那種「連八字都沒一撇」的所謂預測，更是輕視那些語不驚人死不休、好萊塢電影看太多、言語刻意聳動的陰謀八卦論者。<text:line-break/><text:line-break/>我始終奉行「知百說一」原則，當我知道一百，方才說其一；我不會現買現賣，講一些自己根本所知無幾的東西；一個事情或一種想法乃至一種知識，倘若我不是長期深入研究十分有把握，我不會把它拿出來訴說。<text:line-break/><text:line-break/>之所以強調這些，只是希望大家不要把我的預警等閒視之。我講的當然不一定對，但是相較於一般人，言論可信度應該會比較高，特別是關於這類「本質性」的東西，更是很少犯錯。<text:line-break/><text:line-break/>美國經常以「非對稱性作戰」一詞來指控或描述所謂恐怖主義，事實上，在某種主流的現代用法之中，例如，根據美國一家軍事分析機構「國防情報中心」 (Center for Defense Information) 的定義，「非對稱性作戰」幾乎可以和恐怖主義畫上等號，特別是當所謂「非對稱性作戰」著重於「法律與道德」之非對稱性時，它不折不扣就是一種恐怖攻擊。<text:line-break/><text:line-break/>「非對稱性作戰」並非只適用於交戰雙方力量之不對等，事實上，軍事力量世界第一的美國，才是「非對稱性作戰」最徹底最殘忍最血腥的執行者，而且是目前世界上主要國家之中，唯一一個行使恐怖攻擊的國家，無數侵略攻擊完全不管國際法的基本規範，包括使用生化武器殺害庫德族人，甚至鎖定數百萬(伊拉克)兒童做為一種攻擊目標，完全喪盡天良。<text:line-break/><text:line-break/>這幾年來，美國非常積極地命令台灣必須往這樣一種無所不用其極的恐攻模式發展。各位對此有何感想？你都不會感到憤怒嗎？你真的樂意看到在敵人的策動與唆使下，兩岸手足相殘？<text:line-break/><text:line-break/>大陸方面高漲的武統聲音就不用說了，我還常看到一些島內統派人士好像也很期待看到戰爭。這些人，講起武統，往往就一副「看我解放軍怎麼來收拾你」的嘴臉，一副「到時候換你來跟我哭爹告娘求爺爺」的傲慢姿態，我真是覺得很莫名其妙，殺害同胞手足讓你這麼得意這麼盼望嗎？腦殘的同胞就不是同胞嗎？誤入歧途的手足就不是手足嗎？<text:line-break/><text:line-break/>腦殘不是罪，而是一種時代的殖民悲劇。在島內這樣一種極端封閉的洗腦環境下，洗了幾十年，不管是媒體或教材，從小學到大學，每天把中共和大陸同胞描寫成邪惡的妖魔鬼怪，幾個人能倖免於這樣一種從小到大、鋪天蓋地的洗腦環境？<text:line-break/><text:line-break/>腦殘不是罪，腦殘需要的是教育與憐憫，而非報復，更非殺害。要報復，應該報復美國及其走狗們才對，而不是把復仇之劍砍在廣大同胞上卻以此自豪，那真的是比腦殘還腦殘。你應該知道，手足相殘，恰恰就是美國所希望看到的，越慘烈越血腥越恐怖，越是符合美國的盤算。<text:line-break/><text:line-break/>解放軍這一頭也一樣，廣大台灣人不是你行使戰爭手段的目標，美國及漢奸才是我們的共同敵人，台灣不是。台灣就像一個從小被黑幫以毒品控制和謊言洗腦的親人，你應該想辦法把他救出魔掌，而不是嘿嘿嘿，恁爸要來殺你個片甲不留了。那樣的心態不但沒出息，而且恰恰中了美國人的陽謀。<text:line-break/><text:line-break/>最後，我也得跟腦殘喊喊話：不要認賊作父。西方人向來把你當成低等人種，甚至根本不把你當人看，而對岸的親人手足才是真正想要善待你的人；他不善待你要做什麼呢？他虐待你有什麼好處嗎？自己人當然會善待自己人，而洋人卻是把你當成人肉炸彈，當成侵略工具。<text:line-break/><text:line-break/>這麼一個最簡單的基本現實、史實與道理，你也聽不懂嗎？你覺得是魚肉鄉民的黑社會熱愛你，還是你的親人手足？<text:line-break/><text:line-break/>我知道，跟腦殘喊話是沒有用的，要是有用，就不叫做腦殘了，但我還是會一直喊下去。因為，事已至此，懸崖就在前方，稍一失足，就是悲劇。<text:line-break/><text:line-break/>兩岸懸崖勒馬。要打，打美國，不是打台灣。<text:line-break/><text:line-break/>==================<text:line-break/>美神秘部隊連4年來台 傳授國軍「不對稱作戰」<text:line-break/><text:line-break/>2020-05-25<text:line-break/><text:line-break/>聯合報 / 記者洪哲政<text:line-break/><text:line-break/>美軍「不對稱作戰大隊」曾於2015至2018連續4年來台，舉辦「不對稱作戰論壇」。 圖／取自AWG官網；美國陸軍拍攝  <text:line-break/><text:line-break/>蔡總統就職演說中提及國防改革四大面向，首要就提出「加速『不對稱戰力』的發展」。據透露，美方近年不斷催促我方改變建軍思維，美軍於2015至2018連續4年派遣「不對稱作戰大隊」（AWG）來台，舉辦「不對稱作戰論壇」，與國軍各個領域軍種、兵科，共同研討出對我最有利的「不對稱」選項。國軍此後即連年擴大特戰裝備更新、採購新式拖式飛彈、國造反裝甲火箭與肩射式剌針飛彈等，落實不對稱作戰實務。<text:line-break/><text:line-break/>美軍來台，除每年「漢光演習」電腦兵推有觀摩團外，也派遣小型特戰部隊來台以「閃光」、「互動」操演為名進行協訓，6月包括中部586旅、北部542旅兩個裝甲旅聯兵營，將進入湖口北測中心進行聯兵營首度訓測，此案預定實施「陸威專案」，邀請美軍太平洋司令部派員抵台觀摩。在此之前，美軍曾連續多年派遣「不對稱作戰大隊」人員抵台。<text:line-break/><text:line-break/>美軍「不對稱作戰大隊」（ASYMMETRIC WARFARE GROUP，AWG）是因應反恐戰爭而成立的美國陸軍單位，成立於2006年，任務目的是找出美軍裝備、野戰戰術方面與理論的差距，並研究潛在對手如何發展不對稱新戰術。<text:line-break/><text:line-break/>AWG 總部位於馬里蘭州的米德堡，並在維吉尼亞的A.P.山堡設有培訓設施。而AWG官網記載，部隊主要任務是為美國陸軍提供全球作戰諮詢支持，並將觀察到的當前威脅與解決方案，迅速提交戰術和作戰指揮官，以克服新出現的不對稱威脅，同時希望增強多領域反恐的效能，「創造美國作戰優勢」。而中華民國顯然在其協助範圍中。<text:line-break/><text:line-break/>AWG人員主要由資深軍士官擔任的戰鬥工程師、砲兵專家、網路營運專家與信號情報分析師等人組成。這支部隊透過與我特戰單位接觸，連續4年來台舉行論壇，讓各軍種代表與會，以顧問身分，共同研討出對我最有利的「不對稱」選項，促成國軍各部隊目前「不對稱作戰」戰術研發趨勢。<text:line-break/><text:line-break/>國軍近年「不對稱作戰」熱，源自美軍植入構想<text:line-break/><text:line-break/>據指出，利用這4屆研討會，美軍陸續與國軍各單位進行不對稱作戰研討，除特戰、特勤單位外，也要求政戰局等單位參與，當時就曾與政戰局研討出最有效的攻勢文宣、戰略溝通與心戰主題。<text:line-break/><text:line-break/>軍方透露，小國作戰講求「不對稱」。軍方指出，美軍不對稱作戰理論中，選項多元，包括「質的不對稱」、「量的不對稱」、「時間不對稱」、「手段不對稱」、「戰場不對稱」、「科技不對稱」，甚至是「士氣不對稱」與「法律道德不對稱」等。<text:line-break/><text:line-break/>國軍不對稱作戰構想實驗，Ｍ3浮門橋車淡水河布縱火索<text:line-break/><text:line-break/>而將相關理論綜合起來，所謂「不對稱」的武器、手段、戰法，都不是新構想，而只是巧妙部署或運用在某個特地時空，即能發揮不對稱的效果。國軍採購M1A2戰車、愛三防空飛彈、水雷、電戰系統、機動阻絕佈雷、無人機、狙擊戰力、人攜式剌針飛彈等，都可應用於不對稱作戰構想。<text:line-break/><text:line-break/>經過AWG部隊來台舉行論壇後，國軍陸續為三軍特勤隊採購個人潛水裝備，重新定義特勤隊在戰場上的功能；同時也為特戰部隊採購「特種作戰模組化系統暨成套裝備」，更新槍械；並為高空特勤中隊更新高空滲透傘具；而金門、澎湖海龍兩棲部隊則積極建設自有港勤設施；負責中樞防衛的憲兵採購紅隼反裝甲火箭，工兵部隊甚至發展出利用M3浮門橋車在淡水河上執行縱火佈索的新任務。<text:line-break/><text:line-break/>前參謀總長李喜明更曾提出要求空軍研發戰機滑跳台、海軍採購微型飛彈突擊艇等，充分回應美軍在不對稱作戰思維的植入，但因構想較為激進，且人員來源無法解決，目前暫時被擱置。<text:line-break/><text:line-break/>對於美軍「不對稱作戰大隊」曾來台，國防部態度低調表示：「無所悉。」</text:span></text:p>
      <text:p text:style-name="P1"><text:span text:style-name="T1">蘇秀慧   |  2020.05.27 09:05   |   </text:span><text:a xlink:type="simple" xlink:href="http://palinfo.habago.org/Entry?Command=Information_PrintForum&amp;iPage=1#FORUM39273"><text:span text:style-name="T2">#</text:span></text:a></text:p>
      <text:p text:style-name="P2"><text:span text:style-name="T1">謝謝阿水。<text:line-break/><text:line-break/>我覺得我的生活經驗，讓我自以為這個世界是這樣、或那樣。我認為自己應該是個腦殘，特別容易被洗腦的那一類，而這也是我一直在巴勒網的原因，至少我為自己的腦力不足做出努力與彌補。<text:line-break/><text:line-break/>我想我在上海那段生活經驗，讓我有機會去想所有在台灣聽到的關於對岸的種種印象評論，像是中國人衛生很差、愛吐痰，吃地溝油，不守交通秩序愛插隊，講話很大聲沒有文化修養⋯等。公司當時給台幹的福利還算可以，我能每兩個月就飛回台灣休假2星期，真實上物質生活方面，如果你財力足夠，在對岸的生活與台灣並沒有什麼不同，便利的地鐵交通（當時已有完善的環線，及12條主線）、舒適的居住環境、馬路上林立的小吃、便利商店，超大型的百貨公司、IKEA，各種異國菜餐廳和pub、ktv娛樂休閒場所。走在上海的街上，你可以看到更多雄偉的建築像101大樓。<text:line-break/><text:line-break/>至於所謂文化素質，我因為上下班主要搭地鐵，遇過上海市民不排隊、插隊的情形有但並不多（在北捷一樣有人見車一停靠，就插隊進入車廂也有），隨地吐痰的人真的不多，至少我在那裡時沒有「隨處可見」的經驗。唯有一件事，讓我特別有感觸，上海地鐵每一條線，有它各自的特色，例如2號線經過上海主要的商業區，大部分乘客是上班族、7號線則可看見更多農工搭乘，如果地鐵經過上海比較落後或有跨省交通樞紐的地方，乘客的衛生習慣有可能更差，我遇見過有大人直接讓小朋友在地鐵車廂內上廁所的情況。<text:line-break/><text:line-break/>當時的感想是：硬實力，大陸已經足與台灣相媲美，甚至某些已經超越（例如手機應用），軟實力方面，大陸也正努力趕上中。我離開上海時是2016年。</text:span></text:p>
      <text:p text:style-name="P1"><text:span text:style-name="T1">陳真   |  2020.05.26 20:48   |   </text:span><text:a xlink:type="simple" xlink:href="http://palinfo.habago.org/Entry?Command=Information_PrintForum&amp;iPage=1#FORUM39272"><text:span text:style-name="T2">#</text:span></text:a></text:p>
      <text:p text:style-name="P3"><text:span text:style-name="T1">今晚風大雨大，「饑寒交迫」，宛若颱風，利用斷斷續續的看診空檔寫幾個字，等待下班中。<text:line-break/><text:line-break/>這是回覆阿水律師在 2020.05.23 的留言。阿水律師說：「社會分析的困難」就像「瞎子摸象」，「我們容易用個人經驗去推斷社會現象」。<text:line-break/><text:line-break/>我能理解你的意思，但我所說並非這個意思。我說，所謂社會分析只是一種自我引用 (self-reference)，意思是說，在所謂分析的過程中，「本質上無可避免地」(注意這幾個字) 會把箭頭指向自身，從自身之中尋找所謂解答，而這樣一種解答將陷入不斷的自我循環，沒有盡頭，因為每一個解答都依舊需要另一個解答而無法窮盡。<text:line-break/><text:line-break/>社會分析如此，科學分析也一樣。唯有邏輯分析或數學分析能找到盡頭，而盡頭的兩端之間，無非就是架起一個「等號」 ，就像「一等於一」那樣，它必然成立，並且抗拒進一步分析，但在這同時，它卻也沒法告訴我們更多意義。<text:line-break/><text:line-break/>哲學很難哲普化，只能在儘可能不嚴重扭曲原意的狀況下以通俗語言表達。<text:line-break/><text:line-break/>我並不把self-reference看成一種缺陷，反倒是當成一種福音，因為它給了我們一種胡說八道的空間與自由。二十多年前，我寫過一系列文字宣揚這項福音，標題就叫做「胡說八道的人有福了」，為什麼有福呢？因為天國是他們的。<text:line-break/><text:line-break/>我喜歡「胡說八道」，而我沒法忍受的就是把胡說八道講得「好像真的一樣」，那應該是一種腦殘的特徵吧。Emir Kusturica 說他一生最大的敵人是naturalism；其所謂naturalism，指的就是把胡說八道「講得好像真的一樣」。<text:line-break/><text:line-break/>我也是很堵爛 naturalism，不過我比 Kusturica 還多了一個敵人，無以名之，也許可以稱之為socialism；不是我們一般講的那種socialism，而是指一種神經兮兮的社會分析傾向，就跟 naturalism一樣，差別只是在於naturalism 認為「自然」終究決定了一切，而socialism 卻以為口舌分析定義了真理。<text:line-break/><text:line-break/>維根斯坦說，「我對事實不感興趣」，我也是。我甚至很想說，事實不存在，存在的只是一個個故事；與其說我們活在事實之中，不如說我們活在一個個故事裏頭。當故事與隱喻被看成理論，看成乾燥事實，災難就來了。<text:line-break/><text:line-break/>我能理解 Karl Kraus 為何跟我一樣那麼堵爛心理分析，他說心理分析師是「殺害靈魂的工兵」，為什麼呢？因為分析師們把美美的故事給當成呈堂證供了，整天「因為這樣，所以那樣」，其實根本不存在這樣一種「因為...，所以...」。<text:line-break/><text:line-break/>踏入哲學的第一年，我就覺得自己似乎已經可以「畢業」了，再加上維根斯坦的思想「荼毒」，中毒之深，人生一夕之間起了根本變化，更覺得不如歸去，因此我冒昧找上范光棣，想弄清楚自己和哲學的「關係」。可我至今依舊迷惘，有時覺得一切昭昭在目，似乎都很清楚，所謂哲學，無非就是庸人自擾，但有時卻又彷彿滿身哲學蟲作祟，疑雲滿天，身心不得安寧。<text:line-break/><text:line-break/>所謂第一年就「畢業」，不是超前部署的幼稚概念，而是說，在哲學上，我不可能有更多想法了；事物已到邊界，我知道這就是哲學的盡頭。第一年寫的那四篇哲學作業，雖不足為道，但它畢竟給這盡頭畫下一些記號。翻成中文，第一篇叫做「自然主義知識論 (naturalized epistemology) 能有多自然？」，第二篇談「社會性閱讀 (social reading of) 維根斯坦的謬誤」，第三篇談「人工智慧 (AI) 與維根斯坦」，第四篇則是給這尋尋覓覓做個總結；答案沒找到，只找到一個胡說八道的工具，叫做「隱喻」(metaphor) 。<text:line-break/><text:line-break/>柏拉圖說，「隱喻是天才的特徵」，但我倒是認為，每一句話都是詩，每個人都是詩人；話語無從對應，只能對應於一個個故事，就算你不想隱喻也辦不到。而你能做的，就是認清並接受自己是「詩人」的宿命；恰恰是語言劃定了我們的生存範圍，而非我們決定語言的極限。知道極限之所在，方知生命究竟能有多少「自由」。<text:line-break/><text:line-break/>儘可能通俗地說，大概就是這樣。哲學畢竟很難哲普化，因為哲普化的代價就是庸俗化，去除複雜內涵，只剩蒼白結論，但結論根本不重要，深刻畢竟是來自於過程，而非結局。人人都說我愛你，大家都知道「E等於MC平方」 ，但重點是事物之去從以及它究竟意味著什麼。<text:line-break/><text:line-break/>有些東西，一如旅程；人在旅途所見所聞，難以轉述。惟有當你自己走一遭，方知微妙。愛情不也如此？天底下沒有愛情專家，只有戀人；惟有當你自身是個戀人，方才可能明白所謂愛情是怎麼一回事。劍橋國王學院前院長 Bernard Williams 臨終 (2003年) 懺悔一生教導學生從事無謂之哲學分析，一如其生前最後一篇哲學文字所宣示：科學走向公眾，而那些與科學背道而馳的東西，一如文學與藝術，卻理當走向一人之境，走向內在幽微。<text:line-break/><text:line-break/>即便在這網絡與 AI 當家的新時代，知識講究「公眾性」 與「可運算」並垂手可得，哲學系所一間間地關門打烊，但是，「無用」之哲學依舊不會消失，一如愛情與藝術不會消失一般；消失的只是它的教員與評論員。維根斯坦與 Alan Turing 關於 AI 概念之爭，表面上看來似乎是Turing 贏了，但在我看來卻是「維根斯坦們」的預言成真：人與機器終究是兩個世界，有義肢，但不會有「義痛」 (artificial pain)，人會心碎，但機器不會，「智慧」更是沒有「人工」(artificial) 這回事；語言的盡頭，哲學的終結，不是開啟一個機器世代，而是生命的真實開端。<text:line-break/><text:line-break/>把我所言，用時光膠囊包起來，埋藏地底下，百年後開封，人們將說我所言甚是。</text:span></text:p>
      <text:p text:style-name="P1"><text:span text:style-name="T1">陳真   |  2020.05.26 15:30   |   </text:span><text:a xlink:type="simple" xlink:href="http://palinfo.habago.org/Entry?Command=Information_PrintForum&amp;iPage=1#FORUM39271"><text:span text:style-name="T2">#</text:span></text:a></text:p>
      <text:p text:style-name="P2"><text:span text:style-name="T1">獲獎紀錄片：“真相：海上迷失”<text:line-break/><text:line-break/>"The Truth: Lost at Sea"<text:line-break/><text:line-break/>描述：<text:line-break/><text:line-break/>2010年，由六艘載有人道主義援助的船隻組成的加沙自由艦隊，試圖打破以色列對加沙的封鎖。 在拒絕以色列停駛的要求後，艦隊繼續駛向國際水域，以色列突擊隊在夜間突襲船隻。在其中一艘船Mavi Marmara上開槍打死了9名人權活動家，第十位因傷後来致死。 這部紀錄片詳細介紹了當晚發生的事情，揭示了媒體如何講述這個故事。（有英文字幕）<text:line-break/><text:line-break/>預告片: </text:span><text:a xlink:type="simple" xlink:href="https://www.facebook.com/truthlostatsea/"><text:span text:style-name="T5">https://www.facebook.com/truthlostatsea/</text:span></text:a><text:span text:style-name="T1"><text:line-break/><text:line-break/>時間：5月31日（星期日），下午2點（台灣時間）<text:line-break/><text:line-break/>註冊：</text:span><text:a xlink:type="simple" xlink:href="https://us02web.zoom.us/webinar/register/WN_J8gNesjRSV2GDwElBgm3XA"><text:span text:style-name="T5">https://us02web.zoom.us/webinar/register/WN_J8gNesjRSV2GDwElBgm3XA</text:span></text:a><text:span text:style-name="T1"><text:line-break/><text:line-break/>臉書：</text:span><text:a xlink:type="simple" xlink:href="https://www.facebook.com/events/328558108108795/"><text:span text:style-name="T5">https://www.facebook.com/events/328558108108795/</text:span></text:a></text:p>
      <text:p text:style-name="P1"><text:span text:style-name="T1">老羊   |  2020.05.26 05:32   |   </text:span><text:a xlink:type="simple" xlink:href="http://palinfo.habago.org/Entry?Command=Information_PrintForum&amp;iPage=1#FORUM39270"><text:span text:style-name="T2">#</text:span></text:a></text:p>
      <text:p text:style-name="P3"><text:span text:style-name="T1">還有這一段視頻：</text:span><text:a xlink:type="simple" xlink:href="https://youtu.be/pewegXHUzlo"><text:span text:style-name="T5">https://youtu.be/pewegXHUzlo</text:span></text:a><text:span text:style-name="T1"><text:line-break/><text:line-break/>抱歉剛才忘了把兩段視頻放在同一篇貼文裡；這是另外一位在香港定居多年的英國大兄在大半生親身經歷大陸與香港過去幾十年的改變之後，談論他的想法。</text:span></text:p>
      <text:p text:style-name="P1"><text:span text:style-name="T1">老羊   |  2020.05.26 05:04   |   </text:span><text:a xlink:type="simple" xlink:href="http://palinfo.habago.org/Entry?Command=Information_PrintForum&amp;iPage=1#FORUM39269"><text:span text:style-name="T2">#</text:span></text:a></text:p>
      <text:p text:style-name="P2"><text:span text:style-name="T1">真誠、強烈的推薦以下的一段二十分鐘的視頻。談話者是一位和我年齡相仿，而且還年輕幾歲的意大利與瑞士混血兒；他年輕時還曾到過台灣教英文，之後去過很多其他地方實地參與慈善活動，目前定居香港。他的談話沒有意識型態的高論，樸實、單純、入世，但是點出重要的觀念。如果網友去年曾經密切關注香港事件的視頻，說不定還會對位 Angelo Giuliano 有點印象。<text:line-break/><text:line-break/></text:span><text:a xlink:type="simple" xlink:href="https://youtu.be/KFVNJYJzHGs"><text:span text:style-name="T5">https://youtu.be/KFVNJYJzHGs</text:span></text:a><text:span text:style-name="T1"><text:line-break/><text:line-break/></text:span></text:p>
      <text:p text:style-name="P1"><text:span text:style-name="T1">陳真   |  2020.05.26 02:37   |   </text:span><text:a xlink:type="simple" xlink:href="http://palinfo.habago.org/Entry?Command=Information_PrintForum&amp;iPage=1#FORUM39268"><text:span text:style-name="T2">#</text:span></text:a></text:p>
      <text:p text:style-name="P3"><text:span text:style-name="T1">前些日子有媒體說要採訪我。我婉拒了。她們說，不受訪，那邀稿總可以吧？我也沒答應。原因有幾。主要原因之一是我沒法裝模作樣寫篇社論般四平八穩的文字去評論人渣黨。對於人渣，除了開罵，有什麼好評論？就如同對於一個無惡不作貪得無饜的詐騙集團，除了開罵，除了期望有一天能夠把人渣歹徒們統統繩之以法之外，難道其言行還會有什麼一致性的理性內涵值得議論分析？<text:line-break/><text:line-break/>再說，我們會議論對手，我們會分析敵人言行，但我們不會四平八穩地去議論分析敵人的走狗「本身」。請注意這個「本身」，意思是說，走狗的行徑必然反映其主子的思維盤算，因此，理解走狗的行為有其指涉意義，但走狗「本身」卻一片貧乏空洞，缺乏基本理性內涵而不值得議論，無非就只是一些貪圖權力與私利的猥瑣人渣，更不用說那些給走狗當走狗的文人爪牙了。<text:line-break/><text:line-break/>我知道絕大多數人不會認同我的想法與態度，我知道絕大多數人總是以仰角在看待這樣一些坐擁權勢與媒體光環的人渣。但我不是。對我來說，維持我個人這樣一種態度卻極其重要。所謂上駟不對下駟，要我做賤自己、煞有介事地去評論這些根本不值得議論的下三濫人渣及其罄竹難書之窩囊猥瑣無恥行徑，我實在辦不到。<text:line-break/><text:line-break/>我有一些朋友，碰面時特別喜歡談政治，常讓我尷尬無言，非常痛苦。套句詹益樺生前常說的話，要我煞有介事地談走狗，談人渣，那真是一種「自我作賤」，一種「心靈刑求」。<text:line-break/><text:line-break/>年少時候對抗蔣家，在那個偶語棄市的恐怖年代，我可以連命都不要了，就是要反蔣，槍砲黑牢也擋不了我。我尤其痛恨蔣介石在大陸和台灣之濫殺忠良，甚至以極其殘忍的手段殺害千千萬萬充滿理想主義精神的年輕男女。儘管如此，但我仍然必須說，我從未輕視蔣家。<text:line-break/><text:line-break/>為什麼呢？因為不管是蔣介石或蔣經國，他們之諸多惡行，基本上仍然是出於一種企圖利他的愛國主義精神或意識形態鬥爭 (例如反對共產主義)，他們並非出於個人猥瑣之貪婪，他們更不是誰養的狗。即便是蔣家迫害十數萬台灣人之白色恐怖惡行，乃是在美國的掩護與鼓動之下所進行，但蔣家始終不是美國人養的狗；他們不是漢奸，他們不會為了個人權力與私利而聽命於主人仇視醜化自己的骨肉同胞與國家，更不會為其主人效命，傷害自己的同胞，毀滅自己的家園。<text:line-break/><text:line-break/>陳真<text:line-break/><text:line-break/>2020. 05. 26.<text:line-break/>=====================<text:line-break/>社論／假密件釣出總統府真面目<text:line-break/><text:line-break/>中國時報<text:line-break/><text:line-break/>主筆室<text:line-break/><text:line-break/>2020年5月25日<text:line-break/><text:line-break/>日前總統府爆出「駭客門」，府方指為造假，內容卻高度貼近政治現實，頗耐人尋味。<text:line-break/><text:line-break/>其實，從寄給媒體的郵件署名「tsailoser」（蔡魯蛇）就可以看出，寄信人對蔡英文總統是有深刻敵意的，對方花了這麼多力氣來準備文件並寄出，冒著被追查起訴的風險進行這樁大工程，應該不是一時衝動下的惡作劇。府方說是造假，但若全屬憑空杜撰，現實中既沒那些會議也沒那些談話，總統府就不會向刑事局報案查洩密了。<text:line-break/><text:line-break/>據說實情是副祕書長級官員的個人電腦被駭，而密件內容7分真3分假，究竟真相如何？哪些真，哪些假？對看熱鬧的群眾而言，將是一場永遠無法查清真相的羅生門，最終只能選擇相信或不相信，而被文件中提及的當事人，感受可能就五味雜陳了。<text:line-break/><text:line-break/>7分真3分假真真假假<text:line-break/><text:line-break/>這些文件並沒有暴露什麼國安軍事機密，而是以府內會議紀錄的方式揭露蔡總統及高層圈的權鬥祕辛。例如「打賴路徑」如何進行細膩的操作，藉由立法院、政黨、親綠媒體、網路分進合擊，製造輿論炒作氛圍，打壓賴清德參選的正當性，逼他接受「蔡賴配」。當時賴清德在網上被圍剿得焦頭爛額，呼籲蔡英文不要再用網軍攻擊他，蔡陣營不承認是自己下的黑手，但文件顯示領軍網路戰的就是民進黨副祕書長林鶴明，藉由網路打手在PTT和Line上面帶風向，打賴打得毫不留情。<text:line-break/><text:line-break/>再對照「卡神」楊蕙如發錢給網軍小組，在關西機場事件中挺駐日代表謝長廷，並痛批大阪辦事處，處長蘇啟誠最後在沉重壓力下自殺，顯然民進黨陣營的網軍操作不但啟動甚早，而且非常細膩熟練，有能力把蔡英文的聲勢從谷底拉到巔峰。整個蔡團隊的網路作戰能力高明到讓人嘆為觀止，完全吊打國民黨。<text:line-break/><text:line-break/>也許密件內容不全是事實，但其中所描繪的操作又和現實非常貼近，例如總統府的分工裡，學運領袖林飛帆負責在臉書和節目上力挺蔡英文，社民黨主席范雲要在隨蔡出訪時讚揚女性領導力，這些他們都做到了，而林飛帆後來出任民進黨副祕書長，范雲被提名為民進黨不分區立委，是不是因功敘獎，民眾自會想像。<text:line-break/><text:line-break/>修理媒體先備好打手<text:line-break/><text:line-break/>文件中呈現的會議裡，與會者還包括了親綠媒體高層，行政院副院長陳其邁並建議蔡總統取得NCC人事決策主導權，不要讓蘇貞昌做最後決定，且新任委員有兩人偏綠，「可以配合處理中天」。當年民進黨要求黨政軍退出媒體，如今不但把手伸入媒體，為了修理特定民營媒體還先準備好了打手，完全不把在野時主張的新聞獨立與自由放在眼裡，權力的霸道與野蠻在在令人嘆為觀止。<text:line-break/><text:line-break/>儘管總統府指密件內容不實，但蔡政府4年來的行事風格大家都看在眼裡，對不喜歡的媒體打壓愈來愈嚴，還打算立法「中共代理人條款」，讓媒體戴上孫悟空的緊箍咒。而蔡總統在考量總統府資政、監察委員、考試委員時的用人唯親、唯綠，也清楚呈現了如今權力已定於一尊的蔡總統不但黨政軍大權在握，還擁有龐大、熟練的網軍戰線，加上親綠媒體的吹捧，如此強大的「大內宣」力量，可以完全執政，完全把台灣捏在手心裡。<text:line-break/><text:line-break/>過去大內宣操作得這麼成功，先打敗賴清德，再打敗韓國瑜，如今林錫耀接任民進黨祕書長，應該會延續過去的成功操作模式，繼續使用黨政、國會、媒體與網路的各種資源，精細地分工，準確地出擊，把台灣整個形勢與風向一直往自己有利的方向帶。<text:line-break/><text:line-break/>善打網路戰的蔡總統，如今被駭客藉網路回擊，想必也相當意外，但這並不會阻擋蔡政府政治操作的腳步，也不會讓當權者有所收斂。唯有當大部分民眾能明辨炒作與真相，唾棄以權謀私、侵犯人民自由的行徑，才能讓台灣民主得到真正的保障。密件真假不重要，重要的是我們要能在一片假象中看得出政客的真面目。</text:span></text:p>
      <text:p text:style-name="P1"><text:span text:style-name="T1">欧阳阳   |  2020.05.25 09:09   |   </text:span><text:a xlink:type="simple" xlink:href="http://palinfo.habago.org/Entry?Command=Information_PrintForum&amp;iPage=1#FORUM39267"><text:span text:style-name="T2">#</text:span></text:a></text:p>
      <text:p text:style-name="P2"><text:span text:style-name="T1">張萬康，<text:line-break/>「抗美援朝紀念日」这个在我的印象中，一直就没有很大规模的宣传活动，可能就是局部的，相关部门的一些紀念活动。<text:line-break/><text:line-break/>「抗美援朝」有其历史背景，那时的中共受苏联国际共产主义思想影响比较深，认为朝鲜半岛的事情就是中国的事情，如果是到现在，未必会有那么重视，朝鲜半岛应该已经不被认为是中国的核心利益。<text:line-break/><text:line-break/>中国会关心，但是不会愿意付出那么大的代价去管别人家的事情。<text:line-break/><text:line-break/>但是，台湾是不同的，一直被视为中国的核心利益，如果台湾有事，中共应该是会出兵的。</text:span></text:p>
      <text:p text:style-name="P1"><text:span text:style-name="T1">洋洋   |  2020.05.25 08:36   |   </text:span><text:a xlink:type="simple" xlink:href="http://palinfo.habago.org/Entry?Command=Information_PrintForum&amp;iPage=1#FORUM39266"><text:span text:style-name="T2">#</text:span></text:a></text:p>
      <text:p text:style-name="P3"><text:span text:style-name="T1">外交部長王毅回答CNN記者無禮的提問。有氣勢有節度，臨場沒有結巴和語氣詞帶入，真是人才。<text:line-break/>不只王毅，整個團隊都優秀。盤面37，但下棋的素質差太多，這盤棋美國輸定了。<text:line-break/></text:span><text:a xlink:type="simple" xlink:href="https://youtu.be/SZfr6sowcUQ"><text:span text:style-name="T5">https://youtu.be/SZfr6sowcUQ</text:span></text:a></text:p>
      <text:p text:style-name="P1"><text:span text:style-name="T1">張萬康   |  2020.05.25 02:10   |   </text:span><text:a xlink:type="simple" xlink:href="http://palinfo.habago.org/Entry?Command=Information_PrintForum&amp;iPage=1#FORUM39265"><text:span text:style-name="T2">#</text:span></text:a></text:p>
      <text:p text:style-name="P2"><text:span text:style-name="T1">大陸的青年學者，趙皓陽，這篇長文值得看。分享給板友們。標題叫《文革：释放恶魔》。本篇圖文豐富，可鑑往知來。對文革脈絡源起，也做了探討。<text:line-break/></text:span><text:a xlink:type="simple" xlink:href="https://mp.weixin.qq.com/s/VEvi9LA7_U5kddl9eHuc4g"><text:span text:style-name="T5">https://mp.weixin.qq.com/s/VEvi9LA7_U5kddl9eHuc4g</text:span></text:a><text:span text:style-name="T1"><text:line-break/><text:line-break/>順想請問大陸板友一件事：<text:line-break/><text:line-break/>最近我個人最關切的是，今年是625韓戰（朝鮮戰爭）爆發70週年。中國人民志願軍的入朝參戰，則是在四個月後的10/25打響第一槍，這天官方訂為「抗美援朝紀念日」。當年中美實力極不對稱，志願軍犧牲慘重，硬是和美軍打成平手。志願軍把美軍趕回38度線，這在當年是不可思議的事，讓麥克阿瑟瞠目，舉世嘩然。抗美援朝是「立國之戰」。如今中美關係緊繃，軍事衝突的可能性在這兩年來一再被討論。<text:line-break/>我想請教大陸板友的是，大陸官方是不是對625靜悄悄？是否已經有意識的開始播出回顧抗美援朝的節目？或發表帶動相關討論的文章？還是通常一週前才開始有這種節目和文章？諸君認為今年會不會比較熱烈（強悍）的宣傳這種節目和發表相關談話？還是按照官方的習慣，是在10/25「抗美援朝紀念日」才開始做？<text:line-break/><text:line-break/>台灣向來醜化韓戰，什麼共產黨只會用「人海戰術」故意讓士兵送命、派國軍在內戰投降的部隊去當砲灰、俘虜營中投降的中國士兵其中一萬多人自願返台當「反共義士」……事實上不盡然。<text:line-break/><text:line-break/>最後，我向中國志願軍致上無比的敬意。</text:span></text:p>
      <text:p text:style-name="P1"><text:span text:style-name="T1">秋本久美子   |  2020.05.24 11:07   |   </text:span><text:a xlink:type="simple" xlink:href="http://palinfo.habago.org/Entry?Command=Information_PrintForum#FORUM39264"><text:span text:style-name="T2">#</text:span></text:a></text:p>
      <text:p text:style-name="P2"><text:span text:style-name="T1">不好意思，再讓我貼文一次，謝謝！<text:line-break/>［行動］「天誅計畫」<text:line-break/>首先聲明，我是個瘋子。<text:line-break/>其次，沉默是金。<text:line-break/>最後，刀劍無眼。<text:line-break/><text:line-break/>說破不值錢啊！<text:line-break/>昨天聽到一個小故事。<text:line-break/>從前有個島國，暴君虐民，貪官撈錢，百姓苦不堪言，為內除國賊，遂有位無名氏擬了一項「天誅計畫」。（註：珍惜生命）<text:line-break/><text:line-break/>無名氏決行未果，遭政府逮捕，刑求將死。<text:line-break/>無名氏曰：「我從今天開始精神病－－精神分裂。哈哈哈！」<text:line-break/>又曰：「暴君顫抖吧！貪官害怕吧！從此刻起每一個人民都是你的敵人。」<text:line-break/>「死了一個我，還有千千萬萬個我。志士們將延續我的計畫，採取行動。直到推翻暴政。」<text:line-break/>暴政必亡。<text:line-break/>有句名言說：當人民害怕政府，就是暴政；當政府害怕人民，就是自由。<text:line-break/>欠教育是嗎？那就好好給它教育一下。馬皇:我會把你當人看，好好把你教育。<text:line-break/><text:line-break/>《孟子．梁惠王下》<text:line-break/>曰：「賊仁者謂之賊，賊義者謂之殘，殘賊之人謂之一夫。聞誅一夫紂矣，未聞弒君也。」<text:line-break/><text:line-break/>伊訓曰：「天誅造攻自牧宮，朕載自亳。」<text:line-break/><text:line-break/>－－－<text:line-break/>" political correctness " is NOT correct！ 内なる敵を倒せ - 真の救国英雄ブレイビク<text:line-break/></text:span><text:a xlink:type="simple" xlink:href="https://reurl.cc/R42zA6"><text:span text:style-name="T5">https://reurl.cc/R42zA6</text:span></text:a><text:span text:style-name="T1"><text:line-break/>主流媒體稱他恐怖分子。<text:line-break/><text:line-break/>#東方快車謀殺案<text:line-break/>－－－<text:line-break/>刑法 第 19 條<text:line-break/>行為時因精神障礙或其他心智缺陷，致不能辨識其行為違法或欠缺依其辨<text:line-break/>識而行為之能力者，不罰。<text:line-break/>行為時因前項之原因，致其辨識行為違法或依其辨識而行為之能力，顯著<text:line-break/>減低者，得減輕其刑。<text:line-break/>前二項規定，於因故意或過失自行招致者，不適用之。<text:line-break/><text:line-break/>第 23 條<text:line-break/>對於現在不法之侵害，而出於防衛自己或他人權利之行為，不罰。但防衛<text:line-break/>行為過當者，得減輕或免除其刑。<text:line-break/><text:line-break/>第 24 條<text:line-break/>因避免自己或他人生命、身體、自由、財產之緊急危難而出於不得已之行<text:line-break/>為，不罰。但避難行為過當者，得減輕或免除其刑。<text:line-break/>前項關於避免自己危難之規定，於公務上或業務上有特別義務者，不適用<text:line-break/>之。<text:line-break/>－－－<text:line-break/>《離岸風電大騙局》<text:line-break/></text:span><text:a xlink:type="simple" xlink:href="https://play.google.com/books/reader?id=qOSoDwAAQBAJ&amp;;hl=zh_TW&amp;;pg=GBS.PP1"><text:span text:style-name="T5">https://play.google.com/books/reader?id=qOSoDwAAQBAJ&amp;;hl=zh_TW&amp;;pg=GBS.PP1</text:span></text:a><text:span text:style-name="T1"><text:line-break/>蔡政府如何掏空台灣兩兆元！！<text:line-break/>「因避免自己或他人生命、身體、自由、財產之緊急危難而出於不得已之行為，不罰。但避難行為過當者，得減輕或免除其刑。」<text:line-break/>蔡政府如何掏空台灣兩兆元！！<text:line-break/><text:line-break/>＜殺警案 醫師沈正哲：個案鑑定是醫療團隊完成非1名醫師＞<text:line-break/></text:span><text:a xlink:type="simple" xlink:href="https://udn.com/news/story/121086/4534372"><text:span text:style-name="T5">https://udn.com/news/story/121086/4534372</text:span></text:a><text:span text:style-name="T1"><text:line-break/>殺警案法官因嫌犯有知覺失調症判無罪。<text:line-break/>「行為時因精神障礙或其他心智缺陷，致不能辨識其行為違法或欠缺依其辨識而行為之能力者，不罰。」<text:line-break/><text:line-break/>鄭重聲明：<text:line-break/>1.在下已經皈依佛門，不會傷害人，也不會殺人。<text:line-break/>2.在下承認我有知覺失調症等精神疾病。已取得準通行證「免死金牌」。備而不用。又瘋言瘋語了，不好意思。<text:line-break/>「自從得了精神病，整個人都精神了。」呵呵。<text:line-break/>3.以上資料僅供參考。如有雷同，純屬巧合。<text:line-break/><text:line-break/>＜PUTIN JUST EXPOSED THE PLOT TO DESTROY AMERICA＞<text:line-break/></text:span><text:a xlink:type="simple" xlink:href="https://www.pinterest.com/pin/544091198717929829/"><text:span text:style-name="T5">https://www.pinterest.com/pin/544091198717929829/</text:span></text:a><text:span text:style-name="T1"><text:line-break/></text:span><text:a xlink:type="simple" xlink:href="https://www.youtube.com/watch?v=Bee70unn9aM"><text:span text:style-name="T5">https://www.youtube.com/watch?v=Bee70unn9aM</text:span></text:a><text:span text:style-name="T1"><text:line-break/>同仇敵愾。</text:span></text:p>
      <text:p text:style-name="P1"><text:span text:style-name="T1">欧阳阳   |  2020.05.24 07:52   |   </text:span><text:a xlink:type="simple" xlink:href="http://palinfo.habago.org/Entry?Command=Information_PrintForum#FORUM39263"><text:span text:style-name="T2">#</text:span></text:a></text:p>
      <text:p text:style-name="P3"><text:span text:style-name="T1">人有七情六欲，有同情心，有智慧，有正義感；同時也有貪婪，有愚昧，有自私，有陰暗面。<text:line-break/><text:line-break/>當初，中國大陸搞共産社會主義，搞計劃經濟平均主義，其出發點是良善的，但是忽略了人性，忽略了社會發展的規律，所以其結果也必然是失敗的；共産社會主義要想成功實施須要一個前提條件是所有的人都是智慧的，良善的，大公無私的。<text:line-break/><text:line-break/>現今，很多全民選舉制度顯現出來的一些弊端，與當初中國大陸搞共産社會主義，搞計劃經濟平均主義失敗的原因是雷同的。<text:line-break/><text:line-break/>全民選舉制度要想取得良好的效果也是需要一些前提條件，需要大部分人是理性的，良善的，智慧的，大公無私的；但如果參雜有太多的自私，貪婪，愚昧，那必然出現欺騙，陰謀。<text:line-break/><text:line-break/>現在很多人把全民選舉當做是“民主”，並把其當做一種普世價值來推廣，與當初蘇聯在全世界推廣共産主義的行爲是雷同的，從根源上講就是一種蠻霸與自以爲是，是一種典型的西式排他性思維。</text:span></text:p>
      <text:p text:style-name="P1"><text:span text:style-name="T1">阿水   |  2020.05.23 22:56   |   </text:span><text:a xlink:type="simple" xlink:href="http://palinfo.habago.org/Entry?Command=Information_PrintForum#FORUM39262"><text:span text:style-name="T2">#</text:span></text:a></text:p>
      <text:p text:style-name="P2"><text:span text:style-name="T1">大陸主政當局把私有財產與公有財產拿來相提並論是可喜的現象。人民除了私有財產，也有其他個人權利，甚至有些基本人權在大陸憲法也有明文規定，屬於憲法位階的權利。個人權利中的隱私權就抱括在人格權裡面。人格權是一種概括的名稱，凡是維護人之所以為人的資格必要的權利，都包括在內，主要內容包括生命、身體、貞操、健康、名譽、肖像、信用、姓名、隱私等等。個人「隱私」在大陸也被承認是法律上應保護的人格權利。<text:line-break/><text:line-break/>法治教育除了讓人民明白權利的種類與內容之外，人民也因而提昇權利意識。大家都知道錢財不容任意侵奪，政府若是沒有正當理由強取，就可以稱之為「暴政」。當人民有權利意識，就會把錢財與其他個人權利等同視之。但私有財產神聖不可侵犯這個價值觀，西方也沒有國家採用這種法律制度，頂多作為精神指標。個人權益在增進公共利益必要範圍內可以經過立法程序以合法手段來剝奪，但也明文規定應該給予補償。美國若是要興建高鐵也是可以經由徵收補償的法律程序來取得私人土地。<text:line-break/><text:line-break/>利用互聯網進行交易，消費者給予廠商私人資料，並非消費者同意隱私權「讓渡」，讓渡就是個人放棄權利，交由廠商自由利用。在台灣的個人資料保護法裡面，只限定廠商在交易的特定目的使用，而且要告知消費者，使用完畢之後也要刪除個人資料。因此在網路交易時，若是多加留意，不盲目勾選，會發現有關於個人資料的告知及同意事項。如果廠商要做其他目的使用，更必須取得消費者書面同意。當您在交易後，若是莫名其妙收到一封封廠商及其關係企業寄來的行銷廣告，應該就是您當時不經意的勾選所致，不然就是廠商違法，可以依法求償。<text:line-break/><text:line-break/>社會分析的困難，佛教也有「瞎子摸象」的故事，我們容易用個人經驗去推斷社會現象。如同小偷為何減少的問題，各種面向都有可能，綜合各位的觀點應經濟發展是重要因素，但同時應該關心在經濟大幅發展之後，大陸小偷以外的經濟犯罪率如何，才能判斷人心是否趨向良善。另外，整個留言串有意思的是：秀慧姑娘先前的留言，只是說上海有小偷，她看起來就是不會用電子支付，身上應該會帶著人民幣的台胞，所以有被偷的風險。她沒有說上海小偷很多，而且在地鐵公交人擠人，小偷偷錢包動作不大通常不會引人注意，監視錄影也不易在擁擠的人群中發現小諭是誰，一般也是等到到站以後，要掏錢包出來用的時候才會發現，犯罪現場不能確定在何處，因而查緝有相當的難度。她只是說因為有監視器，上海搶案才少發生罷了。<text:line-break/><text:line-break/>也因為社會分析有瞎子摸象的現象，政府跟財團會把有利於已的資訊提供給大眾，甚至各種客觀的連統計數據也有，讓大眾誤以為已經知道「大象」的全貌。就拿美國不興建高鐵的原因來說，在網路輕易可以找到分析，也不是什麼私有財產神聖不可侵犯或互聯網基於隱私權的限制，而是美國體制是聯邦制，各州路線經費協調不易，美國民眾崇尚自由，油價及汽車便宜，而且公路系統發達，因此長途行程除搭飛機之外，美國百姓寧願開車也不會搭高鐵，在美國高鐵是賠錢貨等等因素。對此我們應該反思或警覺，這些理由是否政府或財團餵給民眾的資訊，洋洋灑灑林林總總看似合理，但其實只是鬼扯呢？台灣目前的亂象也因為資訊取得能力的不對稱，於是用立場來選擇是否相信，資訊只是用來作為互相攻詰的依據，對於資訊本身是否正確反而不受重視。</text:span></text:p>
      <text:p text:style-name="P1"><text:span text:style-name="T1">欧阳阳   |  2020.05.23 17:51   |   </text:span><text:a xlink:type="simple" xlink:href="http://palinfo.habago.org/Entry?Command=Information_PrintForum#FORUM39261"><text:span text:style-name="T2">#</text:span></text:a></text:p>
      <text:p text:style-name="P3"><text:span text:style-name="T1">政府终究是由人构成的，政府的品行也主要由其中的人所主导。<text:line-break/>全民选举机制比较优胜的一个前提条件是，大部分民众要比较聪慧，比较良善，然后才能选出聪慧，良善的的领导者，但是在大部分情况下，这个前提条件是不成立的！<text:line-break/><text:line-break/>大部分民众比较容易被欺骗，被煽动，更很难分辨谁比较聪慧，这造成的现象就是，煽动，欺骗成为了政客们赢得选举的基本条件，各路政客与各路媒体名嘴又相互狼狈为奸，抱团取暖，组成选举诈骗集团，也就是所谓的政党！从而形成一种逆向淘汰，把一些真诚，良善的政客给淘汰出局。<text:line-break/><text:line-break/>所以我认为，一种良好的政治制度，一定要能够筛选出良善，聪慧政客的能力，我也不认为中国现有的制度就会比较优秀，但是从现象来，中国政府在世界上的表现确实比较良善，这可能和中国传统文化有一定的关系。<text:line-break/><text:line-break/>中国政客的受到的约束与提升主要是自上而下，这种体制也是有缺陷的，当上面某个节点出现漏洞，也可能会导致大面积的溃烂。很显然，也还有很大的改善空间。<text:line-break/><text:line-break/><text:line-break/><text:line-break/><text:line-break/></text:span></text:p>
      <text:p text:style-name="P1"><text:span text:style-name="T1">陳真   |  2020.05.23 14:32   |   </text:span><text:a xlink:type="simple" xlink:href="http://palinfo.habago.org/Entry?Command=Information_PrintForum#FORUM39260"><text:span text:style-name="T2">#</text:span></text:a></text:p>
      <text:p text:style-name="P2"><text:span text:style-name="T1">西方人也好，中國人也罷，事實上都深切信任自己的政府，相信當權者之施政必然會以促進人民生活為第一要務。<text:line-break/><text:line-break/>中國人對共產黨的信任是對的，因為中共確實以復興中國改善絕大多數人的生活條件為第一要務。但是美國人不是，美國政府的第一要務是確保極少數人永久的權力與絕對利益壟斷。至於其他百分之九十九點九九九的人之死活，只是順便，要不就是奉行優勝劣敗，任其自生自滅。你從美國唯利是圖近乎完全商品化的醫療體制就能看出這個特性。<text:line-break/><text:line-break/>美國政府不在乎一般人的死活，就如羅素所說，美國基本上就是一家私人公司，靠著買空賣空的金融商品及美元霸權和軍火生意，以極大量人命之傷亡為代價，賺盡全天下的財富，奴役世人。<text:line-break/><text:line-break/>AIT,我又來了。<text:line-break/><text:line-break/>寫於內湖站</text:span></text:p>
      <text:p text:style-name="P1"><text:span text:style-name="T1">孫韋懷   |  2020.05.23 13:27   |   </text:span><text:a xlink:type="simple" xlink:href="http://palinfo.habago.org/Entry?Command=Information_PrintForum#FORUM39258"><text:span text:style-name="T2">#</text:span></text:a></text:p>
      <text:p text:style-name="P3"><text:span text:style-name="T1">關於大陸小偷減少這點，我有親身體會。<text:line-break/>2010年我到成都郊區上學，學校後門緊貼村莊，政府出錢把村子都蓋起五層樓，以小區形式管理。這卻引起無盡的混亂，黃賭毒在此一應俱全，此村成為遠近聞名的色情村。我在一零年親眼所見，中午時四面冷清，酒吧ktv緊鎖大門，樓梯陰影處三兩成群的小混混蹲著。他們無事可做，亦無錢買煙，就只是蹲坐著，以把學生看的發毛為樂。樓上無數麻將桌，日夜大聲喊叫不絕，旁若無人。入夜，樓鳳將牌子擺出，在馬路旁每隔十米就有一個招牌，緊挨學校墻下連綿不絕。晚上看到的大排檔，皆有江湖人士出沒，時常打鬧。<text:line-break/>這狀況不用四年五年，僅一年便有天翻地覆般的改變。廉價智能手機普及，淘寶購物火熱，外賣軟件興起。無業遊民要玩手機，不會蹲在路旁惹是生非；送快遞，卸貨，送外賣，小餐館，水果店等崗位供不應求，我在一二年看到校園內的外賣員與快遞員，許多都有紋身。最重要的是，村內青年的心態有極大變化。因為做各行各業都能賺錢，打工送外賣只是辛苦，不用力氣，可月入數千；自己當老闆，做最簡單的炸土豆烙大餅，因為外賣興盛亦不愁銷量。人人都想方設法做事，懶人不好意思閒逛，我幾乎再也沒見過兩眼無神的遊民。<text:line-break/>即便一直在這裡生活，大陸的變化還是讓我目瞪口呆，每一年都會使人的生活習慣發生改變。回想十年前的生活，對於一個青年來說近乎原始社會。</text:span></text:p>
      <text:p text:style-name="P1"><text:span text:style-name="T1">陳真   |  2020.05.23 09:26   |   </text:span><text:a xlink:type="simple" xlink:href="http://palinfo.habago.org/Entry?Command=Information_PrintForum#FORUM39257"><text:span text:style-name="T2">#</text:span></text:a></text:p>
      <text:p text:style-name="P2"><text:span text:style-name="T1">所以窮人應該“優先”犧牲自己的健康和尊嚴，去牢裡面要一碗飯吃？<text:line-break/><text:line-break/>這種方法，應該恭請不愁吃穿每天閒閒發想上網打屁寫臉書的人先示範給大家看，效果一定很好。越有錢的越歡迎示範哦。</text:span></text:p>
      <text:p text:style-name="P1"><text:span text:style-name="T1">秋本久美子   |  2020.05.23 05:22   |   </text:span><text:a xlink:type="simple" xlink:href="http://palinfo.habago.org/Entry?Command=Information_PrintForum#FORUM39255"><text:span text:style-name="T2">#</text:span></text:a></text:p>
      <text:p text:style-name="P3"><text:span text:style-name="T1">不好意思，YT箝制言論太厲害，我的留言只有我自己看的見，可以請您幫忙廣傳分享一下嗎？<text:line-break/><text:line-break/>幫助窮苦的老百姓！<text:line-break/>在下想到一方案，大家可考慮來玩一下？覺青最愛「公民不服從」：<text:line-break/>［行動］禁片傳起來 自首社維法<text:line-break/>看守所關三天，包三餐，能上網。<text:line-break/>適合沒工作的人，挨餓受凍的人，街頭遊民，自行前往各警察局自首，輕鬆的態度，溫和的口氣，警察先生或杯杯，我要自首，違反社會秩序維護法，請關我。（記得備用帶衣物等替換）<text:line-break/><text:line-break/>請記得警察不是你的敵人，獨裁者和金光黨才是要推翻的對象。<text:line-break/><text:line-break/>第 63 條「五、散佈謠言，足以影響公共之安寧者。」<text:line-break/><text:line-break/>既然這政府不願意發一萬元給每個民眾，又老是拿這法來騷擾百姓，我們也要玩回去啊！順便幫助窮人。<text:line-break/>是否參加請自行思考判斷，並考慮家庭圓滿，不讓家人擔心。<text:line-break/>歡迎廣傳試用，各自完善行動內容。<text:line-break/><text:line-break/>第 一 章 妨害安寧秩序<text:line-break/>第 63 條<text:line-break/>有左列各款行為之一者，處三日以下拘留或新臺幣三萬元以下罰鍰：<text:line-break/>一、無正當理由攜帶具有殺傷力之器械、化學製劑或其他危險物品者。<text:line-break/>二、無正當理由鳴槍者。<text:line-break/>三、無正當理由，攜帶用於開啟或破壞門、窗、鎖或其他安全設備之工具<text:line-break/>者。<text:line-break/>四、放置、投擲或發射有殺傷力之物品而有危害他人身體或財物之虞者。<text:line-break/>五、散佈謠言，足以影響公共之安寧者。<text:line-break/>六、蒙面偽裝或以其他方法驚嚇他人有危害安全之虞者。<text:line-break/>七、關於製造、運輸、販賣、貯存易燃、易爆或其他危險物品之營業，未<text:line-break/>經主管機關許可；或其營業設備及方法，違反法令規定者。<text:line-break/>八、製造、運輸、販賣、攜帶或公然陳列經主管機關公告查禁之器械者。<text:line-break/>前項第七款、第八款，其情節重大或再次違反者，處或併處停止營業或勒<text:line-break/>令歇業。<text:line-break/><text:line-break/>［瑞芳分局拘留室］<text:line-break/></text:span><text:a xlink:type="simple" xlink:href="https://www.filmassist.ntpc.gov.tw/xcbuildingguide/cont?xsmsid=0G347655499474880773&amp;;sid=0G363633553698673143"><text:span text:style-name="T5">https://www.filmassist.ntpc.gov.tw/xcbuildingguide/cont?xsmsid=0G347655499474880773&amp;;sid=0G363633553698673143</text:span></text:a><text:span text:style-name="T1"><text:line-break/>謝謝！</text:span></text:p>
      <text:p text:style-name="P1"><text:span text:style-name="T1">懷軒   |  2020.05.23 03:01   |   </text:span><text:a xlink:type="simple" xlink:href="http://palinfo.habago.org/Entry?Command=Information_PrintForum#FORUM39254"><text:span text:style-name="T2">#</text:span></text:a></text:p>
      <text:p text:style-name="P2"><text:span text:style-name="T1">台北也是一直下雨，但現在是還好，只是有時會雨勢忽然變大，倒是沒有什麼強風。雨勢忽大忽小，一陣一陣。但AIT那裡空曠又靠山，風勢應該會比市區大。我穿不慣雨衣，應該還是會撐傘。<text:line-break/><text:line-break/>懷軒</text:span></text:p>
      <text:p text:style-name="P1"><text:span text:style-name="T1">陳真   |  2020.05.23 01:23   |   </text:span><text:a xlink:type="simple" xlink:href="http://palinfo.habago.org/Entry?Command=Information_PrintForum#FORUM39253"><text:span text:style-name="T2">#</text:span></text:a></text:p>
      <text:p text:style-name="P4"><text:span text:style-name="T6">哈！這個好笑，很寫實：<text:line-break/><text:line-break/></text:span><text:a xlink:type="simple" xlink:href="https://i.imgur.com/fbm8Retl.jpg"><text:span text:style-name="T7">https://i.imgur.com/fbm8Retl.jpg</text:span></text:a></text:p>
      <text:p text:style-name="P1"><text:span text:style-name="T1">陳真   |  2020.05.23 01:12   |   </text:span><text:a xlink:type="simple" xlink:href="http://palinfo.habago.org/Entry?Command=Information_PrintForum#FORUM39252"><text:span text:style-name="T2">#</text:span></text:a></text:p>
      <text:p text:style-name="P2"><text:span text:style-name="T1">高雄暴雨成災，終日不停，風強雨勁，雨傘開花；不知台北今日(周六)氣象如何？下午 AIT 靜站，我該帶傘抑或穿雨衣？傘撐得住嗎？</text:span></text:p>
      <text:p text:style-name="P1"><text:span text:style-name="T1">陳真   |  2020.05.23 00:53   |   </text:span><text:a xlink:type="simple" xlink:href="http://palinfo.habago.org/Entry?Command=Information_PrintForum#FORUM39251"><text:span text:style-name="T2">#</text:span></text:a></text:p>
      <text:p text:style-name="P3"><text:span text:style-name="T1">對，我也不認為美國之疏於使用互聯網是因為隱私或人權觀念產生抵制作用。美國人事實上被國家監控得無孔不入，恐怕連一天撒幾次尿CIA都知道，但是美國人卻對此毫無意見，甚至甘之如飴。<text:line-break/><text:line-break/>我也不認為美國之疏於興建高鐵是因為公路公司或航空公司的抵制或與私有財產權觀念有所牴觸。因為，只要讓高鐵私有化，產生巨大利潤，既得利益者照樣能夠從中獲取暴利；只要對極少數人有利可圖，美國政府想幹啥就幹啥，他哪會管你什麼私有財產不財產。<text:line-break/><text:line-break/>我更不認為大陸小偷減少是因為攝像頭增加的緣故。倘若社會還存在著比作奸犯科更好的生存途徑，何必鋌而走險？反之，倘若謀生管道封閉，你就算三步一崗五步一哨，部署重兵防賊防盜，照樣盜賊四起。<text:line-break/><text:line-break/>中國互聯網十分發達，歸根結底恐怕還是因為政治型態與管理上的需要，而不是因為人們在乎或不在乎隱私權。哪天美國倘若有此一政治管理上的需要，照樣能把互聯網的應用搞得神龍活現。<text:line-break/><text:line-break/>這類現象分析，基本上都是一種自我引用 (self-reference)，那就好像十七世紀法國劇作家莫里哀(Molière) 的一齣戲所嘲笑的：一群醫生考官問考生說：「請問安眠藥為何能讓人入睡啊？」考生回答說：「因為它會產生安眠作用。」考官聽了很滿意，齊聲高歌說：「答得好啊！答得妙！歡迎歡迎，歡迎加入醫界的行列！」<text:line-break/><text:line-break/>其實呢？什麼也沒回答，只是把等待被解釋的對象，用另一種方式來表達，做為自身的一種解釋，事實上什麼也沒解釋。也許這是所謂社會分析本質上的某種內在限制。<text:line-break/><text:line-break/>如果不是因為畢業前一年的叛亂案，我被限制出境，以及導致兩個家庭的破滅，那麼，我應該醫學院一畢業就馬上會出國念書，研究基因遺傳或 neurobiology (神經生物學)。我常提到某一本神經生物學的教科書，扉頁出現一張漫畫及一段卷頭語。漫畫畫著一個被命名為唐吉訶德的「人形」神經元「士兵」，拿著劍，指向神經元的奧祕；旁邊寫著一段話：「If possible, we eager to understand how the brain enables us to understand how the brain enables us to understand how the brain enables us to understand...」(「如果可能的話，我很想弄清楚到底是什麼東西，讓我能夠弄清楚，到底是什麼東西讓我能夠弄清楚，到底是什麼東西讓我能夠弄清楚...」)。我也常常一直在想，到底是什麼東西，讓我能夠去想到底是什麼東西，讓我能夠去想，到底是什麼東西讓我能夠去想...<text:line-break/><text:line-break/>這個困惑，這道命題，可以一直寫下去，找不到句點。這就是一種self-reference。我被這東西所困惑，於是原本打算走向一個彷彿沒有盡頭的基礎生命世界，但也因為self-reference，讓我最終決定走向我原以為更深刻的哲學，走向維根斯坦的 nonsense，走向羅素與齊克果的 paradox，走向Alan Turing的 AI，走向Kurt Gödel的 Incompleteness Theorem...所有這一切，其實都脫離不了self-reference。最終我發現：我拿著劍，指向我自己，企圖理解有關「我」這東西的奧祕。<text:line-break/><text:line-break/>我沒找出奧祕的解答，卻找到了蛇髮女妖；我沒法直視她，於是拐了個彎，找到了 metaphor，決定以此做為哲學的終點。<text:line-break/><text:line-break/>1997年，來到劍橋的第一天，我躺在國王學院校園的草地上，習慣性地隨手寫東西，寫了幾行字，你要說它是一首「詩」也行，講述自己來到此地的使命，記得是登在「教會公報」上。詩的最後一句寫著：「拍一部沒有結局的電影」。<text:line-break/><text:line-break/>早在1994年，做為一個哲學門外漢，我卻寫了一本「哲學講義」，似乎就預見了這個必然的命題結果。講義僅有七十多頁，叫做「Deux ou trois choses que Je sais d'elle？」(我略知她一二)，乃是套用我的偶像尚盧高達的一部電影名字。在那時候，我彷彿就已經明白「自我引用」或「自我指涉」，指到後來，其實什麼也沒法指出來，只好指向夜裏的星星。<text:line-break/><text:line-break/>講義裏頭，我提到某種揮之不去的心境，引用了兩位法國詩人，一位是十四世紀法國詩人Eustache Deschamps，他寫道：「我環視左右，皆是愚人，末日即將來臨，一切皆顯病態。」另一位是十七世紀法國劇作家Jean Racine 寫的「Andromaque」戲劇中的一段對白：「夢魘產生了，是在一種昏暗的閃光中。神啊！有何等血液在我身邊流淌。」 <text:line-break/><text:line-break/>我在講義封面，引用了兩個人的話做為卷頭語，一個是Martin Heidegger，他說：「為何總有東西存在，而非空無一物？」(Why is there any being at all and not rather nothing?) 第二個則是梵谷，給了我自己一個不是回答的回答。梵谷說：「我有一種強烈的需求...但是...或者...我該說些什麼呢？...也許...因為...於是，我在夜裏走出室外，把星星畫了下來。」<text:line-break/><text:line-break/>題外話。</text:span></text:p>
      <text:p text:style-name="P1"><text:span text:style-name="T1">孫從輔   |  2020.05.22 23:47   |   </text:span><text:a xlink:type="simple" xlink:href="http://palinfo.habago.org/Entry?Command=Information_PrintForum#FORUM39250"><text:span text:style-name="T2">#</text:span></text:a></text:p>
      <text:p text:style-name="P2"><text:span text:style-name="T1">數據收集技術只要發明出來，並帶來某些好處，就會存在下去，這是改變不了的，問題只在於如何管理運用以對群體有利，並保護好底層弱勢。西方社會中的監控早已是方方面面，其中大部分還不是政府所為，而是資本財閥在搞，老百姓卻也習以為常。人們一方面對公權力為了維持治安、防疫而追蹤個人資訊極度反感，另一方面卻無所謂地把生活作息，財產，消費習慣，甚至語言、情感等訊息完全交給臉書，電信業者，信用卡公司等等，用以謀私利，這是很奇怪的事。比起資本財閥，公權力才是拿人民錢辦事，能被人民監督的不是嗎？由此可見資本財閥的宣傳手段。</text:span></text:p>
      <text:p text:style-name="P1"><text:span text:style-name="T1">欧阳阳   |  2020.05.22 20:10   |   </text:span><text:a xlink:type="simple" xlink:href="http://palinfo.habago.org/Entry?Command=Information_PrintForum#FORUM39249"><text:span text:style-name="T2">#</text:span></text:a></text:p>
      <text:p text:style-name="P3"><text:span text:style-name="T1">喬良这个谈的是一个整体利益与局部个人利益的关系问题，我个人认为他谈得有点极端化了，应该在整体利益与局部个人利益谋求某种平衡，中国这几天开两会，也说要保护社会私人财产，与保护公有财产同等重要。<text:line-break/><text:line-break/>保护私有局部利益当然是应该的，保护私人利益就等于保护社会上每个人的利益。<text:line-break/><text:line-break/>但是有些人可能很自私，甚至很坏，比如要修一条路或者一个学校，刚好有个私人领土需要拆迁，然后他可能坐地起价，这显然会阻碍公共利益的实施。<text:line-break/><text:line-break/>过犹不及，过分强调公共利益或者过分强调私人利益，我觉得都不好，应该在这中间取得某种平衡。<text:line-break/><text:line-break/>关于中国大陆的小偷多问题，10多年前，应该是有这个现象，不过现在感觉是好了很多，我在深圳6年，也没有被偷过。<text:line-break/>这个和社会经济发展是有一定关系的，如果一个地方很穷的话，很多人如果生活很艰难的话，估计小偷会多一些，可能还会与社会治理方式，文化有一定关系，但我觉得主要还是与经济关系比较大。<text:line-break/><text:line-break/>公共场所设置一些摄像头，对想做坏事的人有一些威慑作用，但个人感觉这不是主要原因。<text:line-break/><text:line-break/><text:line-break/></text:span></text:p>
      <text:p text:style-name="P5">蘇秀慧   |  2020.05.22 13:28   |   <text:a xlink:type="simple" xlink:href="http://palinfo.habago.org/Entry?Command=Information_PrintForum&amp;#FORUM39246"><text:span text:style-name="T8">#</text:span></text:a></text:p>
      <text:p text:style-name="P6">看完豐遠介紹的喬良將軍談互聯網與權利讓渡的觀點，想起了過去在對岸生活的經歷。 <text:line-break/><text:line-break/>剛到上海時，我的同事告訴我，要小心錢包，因為財不露白，我長得一臉就是外地來的「呆胞」樣，特別容易成為小偷目標。所以，我們在當地生活，「背包不側背、背包只前背」搭地鐵公交，是生活的常識。 <text:line-break/><text:line-break/>但同事對我會不會遇到光天化日下搶錢、晚上稍晚些走在有路燈但比較不熱鬧的地方，會不會有危險性，卻比較不擔心，原因是他們告訴我，若是走在路上真發生什麼搶案、危險，嫌犯不用1天通常就落網了，「因為路上攝像頭（攝影機）很多，除非是燒腦子了才會去做這種事！」同事回答我。 <text:line-break/><text:line-break/>我覺得個人隱私被侵犯了嗎？或許是，雖然我不覺得我有重要到對岸政府要用公權力「監視」我的一舉一動，但我卻願意用我的部分隱私去交換我的「人身安全」，以公共安全的角度，或許個人隱私權的喪失，反而更大化了部分的社會利益。 <text:line-break/><text:line-break/>另外，喬良將軍指出為何美國不缺原料、不缺網路、不缺人才，就是建不了一個對「大多數公眾都有公益價值」的高鐵，我亦心有戚戚焉，因為常常是部分人的私人利益，巧妙的利用了政治制度後，凌駕了公共利益。所以，對岸許多的公共建設能夠順利「出台」，有其政治與社會制度的背景。</text:p>
      <text:p text:style-name="P5">阿水   |  2020.05.22 13:07   |   <text:a xlink:type="simple" xlink:href="http://palinfo.habago.org/Entry?Command=Information_PrintForum&amp;#FORUM39245"><text:span text:style-name="T8">#</text:span></text:a></text:p>
      <text:p text:style-name="P7"><text:span text:style-name="T9">對不起，上一篇忘了給「工具」的連結，請大家多多利用： <text:line-break/><text:line-break/></text:span><text:a xlink:type="simple" xlink:href="https://law.judicial.gov.tw/FJUD/default_AD.aspx"><text:span text:style-name="T10">https://law.judicial.gov.tw/FJUD/default_AD.aspx</text:span></text:a></text:p>
      <text:p text:style-name="P5">穎芝   |  2020.05.22 12:25   |   <text:a xlink:type="simple" xlink:href="http://palinfo.habago.org/Entry?Command=Information_PrintForum&amp;#FORUM39244"><text:span text:style-name="T8">#</text:span></text:a></text:p>
      <text:p text:style-name="P8">疫情中心利用新法條，這陣子又不知道恫嚇了多少人民噤聲？ <text:line-break/><text:line-break/>只要人民提出質疑，就立即遭刑事局恐嚇，必須馬上到地檢署報到，接受檢察官檢訊⋯ <text:line-break/><text:line-break/>人渣黨的卑鄙、下流、無恥透頂，已經無法用普通文字來形容了⋯ <text:line-break/><text:line-break/><text:a xlink:type="simple" xlink:href="https://youtu.be/wJJMveLx8D4"><text:span text:style-name="T11">https://youtu.be/wJJMveLx8D4</text:span></text:a><text:s/><text:line-break/><text:line-break/>這名直播主只不過引用政論節目的「篩檢人次數」，並提及「國內篩檢能量不足」等語，就遭疫情中心告到刑事警察單位，鬼島的人渣黨是已經不容異聲及異己存在了嗎？ <text:line-break/><text:line-break/><text:line-break/><text:line-break/><text:line-break/><text:line-break/><text:line-break/></text:p>
      <text:p text:style-name="P5">阿水   |  2020.05.22 12:19   |   <text:a xlink:type="simple" xlink:href="http://palinfo.habago.org/Entry?Command=Information_PrintForum&amp;#FORUM39243"><text:span text:style-name="T8">#</text:span></text:a></text:p>
      <text:p text:style-name="P6">上次我是從訴訟的技術面去談，這次談大方向: <text:line-break/><text:line-break/>司法判決除特定案件外，全面上網公開，有心有志人士可以利用司法訴訟達到以下目的: <text:line-break/><text:line-break/>一、邪惡企業的惡行公開化。 <text:line-break/>至少法律工作者在研究相關案例時，如同前面所說，我會去找高等法院的判決來參考，同時就會知道這家敗訴的企業是如何的不顧旅遊品質及漠視消費者權益，進而在旅遊時將其列為不考慮的對象。另外，有志人士也可以整理對某些不良企業在司法判決中的惡行，用來抵制不良企業。 <text:line-break/><text:line-break/>二、協助一般人或法律專業人士（包括菜鳥法官）有相關案例可循，包括如何主張、如何蒐尋有利證據，進而由消費者保護團體及學者專家對實務判決不公平不公正現象的批判，進而改進消費者保護及民事訴訟的相關制度。 <text:line-break/><text:line-break/>就個案我不能違反職業倫理去挑唆訴訟，但有義務告知上述資訊。當調解機制無法解決問題，藉著相關訴訟案例的普遍化，應該也會讓企業經營者注重企業倫理，消費者保護意識及機制因而提升。</text:p>
      <text:p text:style-name="P5">鄭豐遠   |  2020.05.22 11:33   |   <text:a xlink:type="simple" xlink:href="http://palinfo.habago.org/Entry?Command=Information_PrintForum&amp;#FORUM39242"><text:span text:style-name="T8">#</text:span></text:a></text:p>
      <text:p text:style-name="P6">下面是之前在留言版上提到過的喬良將軍的一段談話，影片不長，只是談到他對互聯網的一些觀點 (觀視頻似乎習慣把一段訪談拆成許多片段陸續上傳)，但明白人講起來話就是不一樣，各位有空不妨一看。 <text:line-break/><text:line-break/>喬良將軍所說的言之成理，一個人只要不是太傻，多少都會認同他說的。但知道是一回事，感受到又是另一回事了。生活在西方，我無時無刻能夠感受到西方人的種種(在我看來)詭異的心思，比如說對"隱私"的一種近乎偏執的重視。許多西方人似乎認為凡事都有陰謀，都有人準備要害他，對其身心種種隱私往往豎起銅牆鐵壁，大到不願意打疫苗，小到上個網都要處處設防。西方人表面和善，實際與人非常疏離，經常懷疑猜忌，實在不知道是什麼原因，也許和宗教有關。 <text:line-break/><text:line-break/>問題來了，如果真的這麼重視隱私，這麼堅信陰謀，那當有人真的勇敢站出來吹哨(比如阿桑吉和史諾登)，指出以美國為首的各國西方政府對全世界人類的鋪天蓋地的監控和洗腦，西方人卻往往視而不見，聽而不聞，不但毫不在乎，而且順從異常。反之中國對互聯網之巨大良善的應用，在西方人眼裡反而成為邪惡的代名詞。如此反智反德，實在很難讓人相信這樣的文明能長久。 <text:line-break/><text:line-break/>----------------------------- <text:line-break/>乔良将军：美国创造了互联网时代，但这个时代属于中国 <text:line-break/><text:a xlink:type="simple" xlink:href="https://youtu.be/n2uMyrYysoM"><text:span text:style-name="T11">https://youtu.be/n2uMyrYysoM</text:span></text:a></text:p>
      <text:p text:style-name="P5">陳真   |  2020.05.22 00:58   |   <text:a xlink:type="simple" xlink:href="http://palinfo.habago.org/Entry?Command=Information_PrintForum&amp;#FORUM39241"><text:span text:style-name="T8">#</text:span></text:a></text:p>
      <text:p text:style-name="P8">寫過無數這方面的文章，亦即有關大公司的倫理政策及人們對它的重視程度與態度。 <text:line-break/><text:line-break/>常舉一例，1997年，初抵劍橋時，我在劍橋國王學院(king's college)的學生信箱房(叫做pigeon hole) 裏頭的牆壁上以及在學生餐廳入口處牆上，看到好幾幅海報，其中有幾幅特別吸引我的眼光。比方說有一幅，畫了一個剛學走路的小嬰孩，一腳把雀巢奶粉踢開。 <text:line-break/><text:line-break/>曾經長達十多年的時間，我也絕不買雀巢的產品。為什麼要抵制雀巢呢？因為他在一些貧窮國家大做廣告，讓當地父母以為喝母奶營養不夠，必須另外花大錢買奶粉餵小孩。 <text:line-break/><text:line-break/>這些國家往往民生建設很差，公衛條件非常落後，缺乏淨水設施，很難找到乾淨水源。因此，當父母都已經很窮了，卻誤信廣告，以為奶粉比較營養而只好花錢購買，使得貧窮更為加劇。而且，因為沒有乾淨飲水沖泡奶粉，害得許多小孩因此感染而致命(因為他們的醫療條件同樣十分落後，光是腹瀉就足以殺死成千上萬的兒童)。 <text:line-break/><text:line-break/>這時候，你覺得雀巢繼續在這些貧窮國家拼命大作不實廣告，是不是很惡劣？你要賺錢也不能賺這種黑心錢啊。這就是當時為何「劍橋學生會」發起抵制雀巢的原因。 <text:line-break/><text:line-break/>經過多年持之以恆的抵制，雀巢被迫改變了政策。因此，這幾年我們才開始願意購買雀巢的產品。 <text:line-break/><text:line-break/>英國有家大型跨國連鎖超市，叫做Tesco，台灣叫做特易購。這其實是一家相對來說倫理政策比較好的大財團。可是，有一年，他們好像是對內部員工做出一些苛刻懲處或不當裁員之類。經媒體報導後，整體業績便逐漸下滑，因為消費者不爽，自動就減少去這家超市採購。後來，這公司只好一連做出一些改善措施，慢慢才又贏回顧客。 <text:line-break/><text:line-break/>還有一次，也是剛去劍橋那一年，必須去銀行開戶，看到有家銀行門口一大堆由學生扮演的「死屍」，血淋淋地東倒西歪躺在該銀行大門口，呼籲大家別跟這家銀行打交道，呼籲新生不要來此開戶。為什麼呢？因為那家銀行把錢拿去投資軍火生意，發展武器，然後再賣給一些美國走狗國家，通常是一些獨裁國家，做為鎮壓之用，或是提供英美走狗發動內戰等等。 <text:line-break/><text:line-break/>類似例子講不完。我要說的是，惟有素質普遍良好的國民或人民，才會有比較良好的財團或社會或國家或整個世界。抱怨政治沒有用，你光是私下罵到死，政治或整個社會也不會因此有一絲改善。你總得做些什麼，讓政客害怕，讓財團感受到痛，然後他才有可能改過向善，停止作惡。 <text:line-break/><text:line-break/>反之，一個社會如果像台灣這樣，普遍都是人渣或腦殘，你如何可能期待它會往好的方向發展？除非是剛好選出一個像韓國瑜或陳定南這樣的「賢君」，社會或政治才有可能稍微改善。但你總不可能老是期待「賢君」的出現啊，就如林義雄在「從蘭陽到霧峰」書裏所說，「期待五百年必有聖人出」是很荒唐的，他說，那另外四百九十九年的昏君日子要怎麼過？ <text:line-break/><text:line-break/>而且，就算賢君就在眼前，倘若人民素質奇差無比，充滿腦殘與人渣，賢君也會被打成過街老鼠，甚至一上任就會馬上被人渣和腦殘們給罷免。 <text:line-break/><text:line-break/>因此，與其期待賢君，期待偉大的政治人物，期待善良的財團與媒體，不如先期待自己。簡單說就是你總得做些什麼吧？有什麼樣的人民，就會有什麼樣的社會或世界。 <text:line-break/><text:line-break/>當然，人民是可以被塑造被影響被洗腦的，我們應該想辦法往好的、正直的、良善的方面洗，而不是把媒體拱手讓給敵人，洗成一堆為虎作倀惡形惡狀的腦殘，一如台灣或香港之現狀，媒體完全掌控在美國及其走狗人渣手裏。 <text:line-break/><text:line-break/>我常說，在英國，所謂社運，無非就是生活本身，每個人都是某種程度的「社運人士」。但是，在台灣，社運卻變成少數人藉以奪權謀利的裝飾品或晉身階與敲門磚，彷彿社運是很特別的什麼一種身份或光環似的，居心真是相當變態。 <text:line-break/><text:line-break/>每個人應該分分秒秒都在從事「社運」才對，也就是說，我們應該在生活的每個層面棄惡求善，而不是好像只能等待那幾年一次的投票。投完就沒事了，繼續等待下一次的投票。真是很奇怪的一群人民，似乎永遠只是在極端狹隘的所謂政治(亦即藍綠之權力爭奪) 上打轉。 <text:line-break/><text:line-break/>我常常很不喜歡聽到人們對我的描述，總覺得很無言很窩囊，但也只能啞巴吃黃蓮，因為這類描述無非都只是在某種極端狹隘、無聊而瑣碎的所謂「政治」上打轉。但我所談的一切，只是那樣一種政治嗎？我有那麼無聊嗎？我是在關心那樣的一些鳥人鳥事與鳥話嗎？我有那麼低能沒出息嗎？ <text:line-break/><text:line-break/>當然，這可能是我表達能力太差，不管寫什麼，人們似乎永遠只是撿他想聽的去聽，永遠就是在那樣一種非常瑣碎而狹隘的無聊現實藍綠政治上打轉。 <text:line-break/><text:line-break/>我不知道別人聽懂不懂我的意思。聽不懂其實也就算了。 <text:line-break/><text:line-break/>好久沒睡覺了，今天下午原本是補眠時間，但我趁著小孩去上學，依然決定打起精神，毅然決然跑去看貝托魯奇的「末代皇帝」。這電影必須看大銀幕才行。距離上次觀看大螢幕已32年之久。貝托魯奇是個好導演，但還不到讓我非常肯定的層次。不過，這電影卻相當值得一看，一生之中總該看上一回。 <text:line-break/><text:line-break/>32年前看，跟現在看，心境大不同，非常感動。想起過去這百年來的祖國和大陸同胞被列強侵略的苦難，心裏真是說不出的難過。這電影演的是政治，但它當然不僅僅是政治。能夠感動人心的，肯定是表面政治以外的一些東西。 <text:line-break/><text:line-break/>我特別喜歡看最後一幕，年老的溥儀一人造訪紫禁城，最後還跑出一隻蟋蟀來。當下我聽到角落傳來一陣陣啜泣，頗為訝異；原來在這島上，仍然還有眼淚，我還以為這島嶼只剩口水了。</text:p>
      <text:p text:style-name="P5">阿水   |  2020.05.21 14:23   |   <text:a xlink:type="simple" xlink:href="http://palinfo.habago.org/Entry?Command=Information_PrintForum&amp;#FORUM39240"><text:span text:style-name="T8">#</text:span></text:a></text:p>
      <text:p text:style-name="P6">嗯嗯，既然陳醫師已有此志，就此繼續潛水。 <text:line-break/><text:line-break/>潛水前以律師性格，跟各位說說： <text:line-break/>雄獅慘案給我們一個教訓— <text:line-break/>跟旅行社發生消費糾紛，當您選擇用法院起訴的方式解決，而請求的金額若是在50萬元以下，在起訴之後法院還是會先排調解讓雙方進行協商。 <text:line-break/>因此，當您向旅行社提出申訴以後，旅行社的回應若是惡劣不可理喻，您就別再向消保官或品保協會請求調解，以免再度自取其辱，請直接向法院起訴。然後在法院調解時，也先別太講理，先把旅行社代表痛罵一頓過過癮（庭外不要罵，有被告妨害名譽的風險），等到法院審理時，再態度恭敬據理力爭。 <text:line-break/>以上，也謹供參考。 </text:p>
      <text:p text:style-name="P5">穎芝   |  2020.05.21 12:40   |   <text:a xlink:type="simple" xlink:href="http://palinfo.habago.org/Entry?Command=Information_PrintForum&amp;#FORUM39239"><text:span text:style-name="T8">#</text:span></text:a></text:p>
      <text:p text:style-name="P6">大陸於近日研發出「通用型」新冠疫苗 <text:line-break/><text:line-break/>新冠疫苗再傳大消息！這款新型疫苗具備通用潛力，中國團隊首發動物實驗數據：單次注射即產生抗體 <text:line-break/>2020年05月21日 08:18:06 來源：每日經濟新聞 <text:line-break/><text:line-break/>來自上海交大、復旦大學等機構的聯合科研團隊最近設計了一款mRNA新冠疫苗。動物實驗數據顯示，通過給小鼠一次性注射1.5 ug p24劑量的疫苗，在第二周就可以在小鼠中觀察到產生高滴度的spike特異抗體。 <text:line-break/><text:line-break/><text:a xlink:type="simple" xlink:href="https://reurl.cc/NjN3Nn"><text:span text:style-name="T11">https://reurl.cc/NjN3Nn</text:span></text:a><text:s/><text:line-break/>圖片來源：bioRxiv平台截圖 <text:line-break/><text:line-break/>5月15日，上海交通大學蔡宇伽團隊聯合復旦大學應天雷、洪佳旭團隊以及本導基因公司在預印本平台bioRxiv公佈了一種新型冠狀病毒候選疫苗ShaCoVacc（BD131）的動物數據。ShaCoVacc（BD131）是基於自主研發的mRNA遞送核心平台技術Virus-like particle (VLP)開發的，這是一種產生病毒模擬顆粒（Virus Simulating Particles）的新型技術。 <text:line-break/><text:line-break/>新型冠狀病毒SARS-CoV-2內部裝載有病毒核酸，外部裝飾有病毒棘突蛋白spike，致病力強大，但康復者依然可以產生能夠抑制新冠病毒的中和抗體。ShaCoVacc的設計思路是最大限度的模擬新冠病毒，以期像新冠病毒自身一樣在體內激活免疫系統，同時又避免在中間過程產生任何感染性的病毒。 <text:line-break/><text:line-break/><text:a xlink:type="simple" xlink:href="https://reurl.cc/V6mKmQ"><text:span text:style-name="T11">https://reurl.cc/V6mKmQ</text:span></text:a><text:s/><text:line-break/>圖片來源：bioRxiv公佈的論文截圖 <text:line-break/><text:line-break/>ShaCoVacc（BD131）通過mRNA表達spike蛋白仿生病毒內部的核酸（因而也是一種mRNA疫苗），並在疫苗表面裝飾具有3D結構的spike蛋白（具備滅活疫苗的特點），從而自內而外最大程度的模擬新冠病毒。 <text:line-break/><text:line-break/>此外，ShaCoVacc（BD131）的疫苗表面也同時裝飾有具有泛細胞偏好性的VSV-G膜蛋白，從而促進疫苗被抗原呈遞細胞吸收，提高免疫效果。ShaCoVacc（BD131）疫苗的內部平均攜帶4個拷貝的mRNA，其表面的spike蛋白高度糖基化，類似於新冠病毒的毒棘突蛋白。 <text:line-break/><text:line-break/>另外，該疫苗不會激活I型干擾素，從而避免產生過量的細胞因子。 <text:line-break/><text:line-break/>中和抗體的產生是評價一款疫苗的核心指標。科研團隊通過給小鼠一次性注射1.5 ug p24劑量的疫苗，在第二周就可以在小鼠中觀察到產生高滴度的spike特異抗體。同時，研究團隊對免疫小鼠的血清進行抗病毒中和效果測試，在兩種不同的假病毒體系中均顯示高效的中和作用(EC50均值=908)。 <text:line-break/><text:line-break/>為了研究ShaCoVacc（BD131）疫苗誘導產生的spike特異抗體的表位，研究團隊通過多肽芯片技術全方位解析了抗體的表位。研究發現不同的小鼠接種ShaCoVacc（BD131）疫苗後，產生不同的抗體反應，其表位呈現多態性。同時，也發現了三個具有通用性的抗體表位，其中一個表位S2-83位於HR2。HR2區域在冠狀病毒家族中具有很高的保守性（SARS-CoV與SARS-CoV-2一致），因此，研究團隊認為ShaCoVacc（BD131）具備成為通用型疫苗的潛力。 <text:a xlink:type="simple" xlink:href="https://reurl.cc/62bWby"><text:span text:style-name="T11">https://reurl.cc/62bWby</text:span></text:a><text:s/><text:line-break/><text:line-break/><text:line-break/>A single dose SARS-CoV-2 simulating particle vaccine induces potent neutralizing activities <text:line-break/><text:a xlink:type="simple" xlink:href="https://reurl.cc/d0qRpz"><text:span text:style-name="T11">https://reurl.cc/d0qRpz</text:span></text:a><text:s/><text:line-break/><text:line-break/>中國團隊設計新冠疫苗新平台，發布mRNA首個動物實驗數據 <text:line-break/><text:a xlink:type="simple" xlink:href="https://tinyurl.com/y7c2prov"><text:span text:style-name="T11">https://tinyurl.com/y7c2prov</text:span></text:a><text:s/></text:p>
      <text:p text:style-name="P5">陳真   |  2020.05.21 10:13   |   <text:a xlink:type="simple" xlink:href="http://palinfo.habago.org/Entry?Command=Information_PrintForum&amp;#FORUM39238"><text:span text:style-name="T8">#</text:span></text:a></text:p>
      <text:p text:style-name="P8">謝謝阿水律師及武垣， <text:line-break/><text:line-break/>我也是跟黑心雄獅旅行社這麼說的。我說他們「沒有善盡契約上所說的『善良管理人』之責任」。就算在我們出發當天，旅行社明知當地已發佈緊急命令，也許來不及阻止我們上飛機，但是，隔天，正式封城封館封園之後，總該連絡我們協助安置吧。 <text:line-break/><text:line-break/>但他們從頭到尾不連繫，反倒是當我們回台後去電申訴，還被接受申訴的單位給罵說：「拜託哦，現在是過年期間，你要申訴也等過年後再來。」然後就粗暴地掛掉電話。我有請他們自己調出電話錄音，就知我多次連絡之內容，所言不虛。不知道黑心雄獅旅行社有沒有另一個可以接受「申訴前一個申訴單位」的單位？ <text:line-break/><text:line-break/>雄獅在協調會上的回應是：大陸在我們出發「當時」仍非疫區，隔天才是。意思是說，他們的「善良管理人」責任只到上飛機的前一刻為止，下飛機之後就不需要善良了。他媽的真是很無恥。  <text:line-break/><text:line-break/>若要訴訟，我的訴訟標的是七千萬而非七萬。但我相信，這在台灣絕無可能。我若進行訴訟，最有可能的狀況是費盡千辛萬苦舉證，拿回一萬多元的票券，但也有可能一毛錢也拿不到，因為我除了一張封園公告，其它證據很少，餐券在吃了一顆蛋和一杯牛奶後，也已被旅館收回。 <text:line-break/><text:line-break/>這樣一種訴訟，對雄獅毫髮無損，對我們卻是一種屈辱。就算判決他們必須退還票券費用，那也只是原本就應該要退的。對這黑心旅行社毫髮無損，對我們卻不但得耗費心神寫狀子、舉證及蒐集各項所謂證據，而且更是一種屈辱。 <text:line-break/><text:line-break/>我要的不僅僅是黑心雄獅還我們七萬多元，而且要他們為此一黑心行徑付出一千倍的代價。既然法律無法建立公道，制裁黑心旅行社，那我就自己來。只要我能影響比方說一千人，讓他們不再與這家黑心雄獅旅行社往來，就能使他們付出七千萬的代價。 <text:line-break/><text:line-break/>至少，我們自己是絕不會再跟這樣的無良旅行社往來。我們常出國，他們可以坑我一次，但不會再有第二次。雄獅離我們家很近，原本都是找他們，但是以後不會了。 <text:line-break/><text:line-break/>另外，我至少可以像個傳教士一樣，不斷影響親戚朋友和醫界學界同事吧。他們很多是經常出國旅遊洽公開會講學的常客，只要其中有一部份人明白和這樣一種黑心旅行社打交道的高度風險，就不會再去冒這個險。 <text:line-break/><text:line-break/>此外，我也能影響一些讀者。我不相信我若持之以恆地講述這家黑心旅行社的土匪行徑，講個比方說二十年，影響不了一千「人次」？一次交易以七萬元計，那就是七千萬。 <text:line-break/><text:line-break/>記得「小時候」有一部港片，楊紫瓊演的，叫做「小蝦米對大鯨魚」。那些自以為是大鯨魚的人或集團，他們不應該太自我高估。他們不是什麼大鯨魚，我們也不是小蝦米。我們既然都能夠集結力量打倒一個曾經呼風喚雨的黨，甚至以後能打倒一個帝國，讓一家黑心公司付出一點小小的代價，並非不可能。 <text:line-break/><text:line-break/>結論是，越有權勢者，就越應正直行事，不要以為表面上的權勢是什麼顛撲不破的力量。良善正直才是力量，邪門歪道不是。</text:p>
      <text:p text:style-name="P5">阿水   |  2020.05.21 08:03   |   <text:a xlink:type="simple" xlink:href="http://palinfo.habago.org/Entry?Command=Information_PrintForum&amp;#FORUM39237"><text:span text:style-name="T8">#</text:span></text:a></text:p>
      <text:p text:style-name="P6">陳醫師早安： <text:line-break/><text:line-break/>不好意思，用字簡略造成您的誤會。七萬元的官司，民事訴訟應繳的裁判費是一審1000元，二審1500元。但就您要的公道來說，在台灣的法律實務確實無法「全贏」。 <text:line-break/><text:line-break/>一般的旅行消費糾紛，旅行社就是吃定了消費者不會為了區區數萬元去跟業者打官司，所以在消費者向消保官或品保協會投訴時，態度非常惡劣。就算有些司法案例消費者打贏了，也只是個案，在經濟效益上沒有必要做通案處理。 <text:line-break/><text:line-break/>「舉證之所在，敗訴之所在」，這是一般人的法律常識，消費者弱勢且不具備取得證據的能力，因此國外旅遊糾紛常因舉證困難而無法請求，這應該就是您所謂「理」與「力」的區別。 <text:line-break/><text:line-break/>但是消保者保護法和民事訴訟法為彌補上述的不公平不對等，制定了相關「給力」的規定，藉由提高企業經營者的義務、懲罰性的賠償、舉證責任的轉換或減輕等規定，來維護公平與正義。就拿您的雄獅慘案來說： <text:line-break/><text:line-break/>雄獅說您們已經「享用」了餐點，但按照契約（依法，廣告宣傳也是契約的一部分）的約定，雄獅應該提供的是價值八百多元的餐券或等值的餐點。當您主張雄獅沒有依照約定品質提供且您只自認只有吃到八十塊不到的點心，這時就應由債務人（雄獅）就已按照約定品質履行債務的事實負舉證責任。 <text:line-break/><text:line-break/>機票錢因已有來回搭乘，確實不能退，但請求的重點不是放在這裡。就企業經營者具有專業且應保護消費者所應負的善良管理人責任而言（所謂的「善良管理人 」是法律用詞，我的解釋是全知全能的人，請注意是「人」不是「神」），您雖然無法證明雄獅在出發前騙了您或恐嚇了您，可是以雄獅的專業，對取得當地疫情管控訊息應比消費者來得容易且具有能力，雄獅於出發前如已知悉因不可抗力因素或可預期該不可抗力因素即將發生，致無法按約定旅遊行程成行時，應即時通知消費者，並說明無法成行之事由，讓消費者自行決定是否解除旅遊契約的全部或一部。這部分事實的證明，可以蒐尋當時大陸的疫情網路資訊來判斷雄獅是否違反此項告知義務（參考臺灣高等法院 105 年上字第 1339 號民事判決的案例）。即便是出發以後才發生不可抗力的情事，雄獅也應該採取對消費者有利的應變措施及提供必要資訊使消費者得以決定是否終止契約，由雄獅安排返台事宜，這些也都是雄獅要在法院證明已經履行的義務。 <text:line-break/><text:line-break/>據該園區網站查得的公告，該園區是在1月24日封閉（這也是證據，旅館關閉應該也有網路公告），您是1月23日出發，不知原定行程是何日到園區旅遊？若是行程安排在24日以後，雄獅就算已預購門票應該也可以退費，而且雄獅購買門票支付且無法退費的事實應該由雄獅舉證。 <text:line-break/><text:line-break/>至於搭計程車的證據您雖然無法提供，但依照契約既然這些費用要由雄獅支付，但依照契約雄獅不是應該協助提供交通工具及用餐？舉證方向可以從網路查詢當地疫情管控措施，證明您必須到外面吃飯、必要的交通工具是否為計程車、當地外食的物價指標等事實，由法院來酌定您受到多少損害。這是因為在舉證困難的情況，消費者若能證明確有損害，但無法證明全部的損害金額時，法律規定可以由法官斟酌卷內相關證據來酌定損害賠償的金額。 <text:line-break/><text:line-break/>若是雄獅沒有盡到相關的法律義務，可以請求減少費用和損害賠償，依照旅遊定型化契約和消費者保護法也有懲罰性賠償的規定，甚至違約所致「時間的浪費」也可以請求慰撫金。若是雄獅在法庭上還是如此惡劣，既然制度上給了法官自由心證的空間，可能在採證及酌定方面，法官可能因而對消費者為有利的認定。可是，以上這些藉由民事訴訟可以請求的金額，確實無法達到您「對這種惡質大財團施以懲罰性的天價巨額賠償」的公道與正義。不過，這是公開的留言板，或許對某些人有用，還是啦哩啦囃的說了一堆，謹供參考。</text:p>
      <text:p text:style-name="P5">武垣   |  2020.05.21 07:50   |   <text:a xlink:type="simple" xlink:href="http://palinfo.habago.org/Entry?Command=Information_PrintForum&amp;#FORUM39236"><text:span text:style-name="T8">#</text:span></text:a></text:p>
      <text:p text:style-name="P8">陳醫生,7萬是你的訴訟標的, <text:line-break/>裁判費應該是一審:1000 二審1500, <text:line-break/>等於你的成本是1000+跑法院的時間,若是時間允許,這應該是可行的一個方法, <text:line-break/><text:line-break/>我個人也是很不喜歡透過旅行社安排,常常我要的只是銀貨兩訖, <text:line-break/>錢給你,商品(服務)給我就好,但常常錢給了,服務卻一蹋糊塗, <text:line-break/>我還要花時間去處理旅行社出包的部分. <text:line-break/>所以我出外旅遊都是自己訂票訂房安排行程,能可出發前多花一些時間在前置作業, <text:line-break/>也不要出發以後還要受旅行社的氣. <text:line-break/></text:p>
      <text:p text:style-name="P5">陳真   |  2020.05.21 01:43   |   <text:a xlink:type="simple" xlink:href="http://palinfo.habago.org/Entry?Command=Information_PrintForum&amp;#FORUM39235"><text:span text:style-name="T8">#</text:span></text:a></text:p>
      <text:p text:style-name="P6">謝謝阿水律師， <text:line-break/><text:line-break/>我的雄獅慘案，被坑七萬，若花七萬打官司，贏回七萬，等於白忙一場。而且，全贏機率不大，贏回餐券與遊園券約一萬多，或有可能。問題是，我想要的公道遠比這個多，不過卻是台灣法律實務所未見。 <text:line-break/><text:line-break/>雄獅一開始願意退還餐券與遊園券，但在協調會中，長官一通電話，馬上翻供，一毛不退。原因之一是我太誠實，當場告知我們一家三口饑餓之際，旅館方面給了我們每個人一顆水煮蛋、一小杯約三百西西的牛奶，以及一片大約8x8平方公分的蘿蔔糕等三樣東西，然後就把餐券收回。 <text:line-break/><text:line-break/>雄獅人員一聽大喜，馬上翻供說不賠，說我們已經「享用」了餐點。問題是，雄獅網站宣稱我們的餐券每一人每一餐價值台幣八百多元，是在長隆海洋公園的企鵝餐廳用餐，屬自助BUFFET，亦即上百種菜色、水果及飲料，任你吃到飽。但是，旅館封閉後，提供我們充饑的那三樣東西，別說八百塊，連八十塊都不到。 <text:line-break/><text:line-break/>雄獅知道我們餐券已被收回，就堅持不退錢。機票也是，雄獅說，就算我們全程困在旅館，但我們至少已經「享受」了搭飛機來回，憑什麼要他們退還機票錢？ <text:line-break/><text:line-break/>阿水律師，這樣你能理解我的重點所在了吧？對方就是酸言酸語耍無賴。正是這樣一種土匪般的無恥態度，令人反感，講得好像是我們自己要去疫區玩，關他們什麼事，而且一直反覆說我們「至少享用了」機票。真是有夠他媽的惡劣。 <text:line-break/><text:line-break/>當初恰好在疫情初發未發之際，我覺得風險高，想延期，是雄獅給我假訊息說當地什麼事也沒有，說他們一團接一團，對當地掌控得非常清楚，絕不會有事，認為我窮緊張，而且強調我們若沒有如期出發，將沒收全部費用，硬是逼我們冒險，事後卻又說得好像是我們自找的，與他們無關。 <text:line-break/><text:line-break/>甚至明明整個園區與旅館關閉，卻硬要瞎說他們已經查證過並無此事。這樣你懂嗎？就是存心耍賴，故意睜眼說瞎話，非常惡質，惡性重大。 <text:line-break/><text:line-break/>再比方說，我們困在旅館沒得吃，加上旅館對外接駁車也全部停駛，於是我們花了比平常貴上三倍的出租車費，跑去市中心找吃的。依照契約，這些費用應由雄獅支付，但是你知道，他們一定會要我提供搭計程車的證據，就如同他們要我提供「僅僅吃了一顆蛋、一杯牛奶以及一小塊蘿蔔糕」的證據一樣。我哪來證據？誰會在旅遊過程中的每個狀況和時間點不斷對四周一切人事物進行錄影蒐證，或是要求所接觸的每個人提供各種證明？ <text:line-break/><text:line-break/>事實上，我也不是沒想到後續的爭議，所以我當時有跟旅館方面拿到一張閉館公告，但雄獅人員連看一眼都不想看，一直說他們已經查證過並無此事。這樣你懂吧？就是存心耍無賴。 <text:line-break/><text:line-break/>總之，從一個人的態度，你就知道他懷著何種居心，意思很清楚，那就是「我就是吃定你，啊不然你是要怎麼樣？來啊！放馬過來啊！隨便你啊！」 <text:line-break/><text:line-break/>像這樣的案子，依我的認知，一種進步的法律正義應該是不但判決七萬三千元旅費全部退還，而且應該對這種惡質大財團施以懲罰性的天價巨額賠償。那才叫做公道與正義，才有可能對這樣一種年營收數百億的黑心大財團產生警惕作用，否則他哪會害怕使壞？他既然能吃定我們，自然也會繼續吃定別人。但你覺得，台灣的司法有可能這麼具有正義內涵嗎？  <text:line-break/><text:line-break/></text:p>
      <text:p text:style-name="P5">陳真   |  2020.05.21 01:26   |   <text:a xlink:type="simple" xlink:href="http://palinfo.habago.org/Entry?Command=Information_PrintForum&amp;#FORUM39234"><text:span text:style-name="T8">#</text:span></text:a></text:p>
      <text:p text:style-name="P8">卡韓政變(243)：寫給自己的情書 <text:line-break/><text:line-break/>陳真 <text:line-break/><text:line-break/>2020. 05. 21. <text:line-break/><text:line-break/><text:line-break/>謝謝小羽。 <text:line-break/><text:line-break/>林語堂說：「曾經是山裏的孩子，便永遠是山裏的孩子。」昂首闊步，很難匍匐前進。 <text:line-break/><text:line-break/>小時候，看到這句話，我就明白了自己的「八字」；不是算命的那一種八字，而是在血液裏流動、屬於個性的那一種；明白了「八字」，從而也彷彿預見了自己未來的命運。但我沒料到，生活竟如此坎坷。有句成語說「早藏死志」，大約就是這個感覺。 <text:line-break/><text:line-break/>我應該是中文世界裏頭最早宣揚 Alan Turing 的人，早在二十一年前，我就給他立了傳。我寫了很多，但市面上能夠看到的應該只有兩、三篇，其它的全束之高閣。第一篇就叫做「危險的實驗--Alan Turing的故事」： <text:line-break/><text:line-break/><text:a xlink:type="simple" xlink:href="https://bit.ly/2yoFkNy"><text:span text:style-name="T11">https://bit.ly/2yoFkNy</text:span></text:a><text:s/><text:line-break/><text:line-break/>我之所以發現Turing，自然是因為我研究的是維根斯坦，同時也特別著墨於數學哲學及AI (人工智慧)，而Turing恰恰就是維根斯坦的學生，兩人在AI的看法上卻南轅北轍。 <text:line-break/><text:line-break/>但我之所以給 Turing立傳，與 AI 無關，而是純粹跟自己有關，就像給自己寫傳記一樣；我們總是會在某些人身上彷彿看見自己的影子。「危險的實驗」這篇文章，若要給個關鍵字，那就是「早藏死志」。活著不是很好嗎？幹嘛藏死志呢？也許那是因為「曾經是山裏的孩子，便永遠是山裏的孩子」，他沒法彎腰猥瑣，匍匐前進。 <text:line-break/><text:line-break/>許多時候，看到韓國瑜，我也或多或少有這種「曾經是山裏的孩子，便永遠是山裏的孩子」的感覺；每當看到他被人羞辱糟蹋，被當成老鼠，眾人喊打，百般羞辱，然後還得陪笑臉，表示「無所謂」，甚至讚賞什麼「自由民主，多元社會嘛」，我看了就覺得特別難過，因為不可能「無所謂」，不可能無傷。 <text:line-break/><text:line-break/>在某個意義上，其實不光「我是韓國瑜」，難道你不是？我們每個人都是「韓國瑜」。要是能夠有所選擇，誰不想迎面春風？誰想滿懷風雨？誰想飽受誤解羞辱？寫給韓國瑜，無非就是寫給我自己：給 Turing立傳，就是給自己寫傳記。對我來說，每一封信都是情書，每一篇文字都是自傳。 <text:line-break/><text:line-break/>當醫生是很痛苦的，許多時候，從醫院歸來，我總有一種泫然欲泣的感覺，揮之不去。但我總不能讓自己總是陷入惆悵，我一樣得告訴自己「無所謂」，「人生嘛，人生不就是風風雨雨嗎？」 <text:line-break/><text:line-break/>事實上，每當我給病患做出可怕的病情宣告，宣告他得了某個重大惡疾，那種感覺就好像在宣佈自己的惡耗一般；就像劊子手一樣，我或於道德無損，卻於情感有傷；你的傷，同樣也會在我身上留下疤痕，我已不可能完好如初。生命蒼茫，不知所止，我更不知道那些被我做出命運判決的人們，將如何渡過往後那漫漫長夜？ <text:line-break/><text:line-break/>在某個亙古不變的因緣下，信不信遲早有一天，即便是敵人也會成為「我們」的一份子。 </text:p>
      <text:p text:style-name="P5">小羽   |  2020.05.20 16:03   |   <text:a xlink:type="simple" xlink:href="http://palinfo.habago.org/Entry?Command=Information_PrintForum&amp;#FORUM39233"><text:span text:style-name="T8">#</text:span></text:a></text:p>
      <text:p text:style-name="P6">陳真醫師您好： <text:line-break/>看到你寫的卡韓政變(242)：一張卡片非常感動，我在大選後也寫了一封信和一張卡片寄給韓市長，在信的結尾我附上你的紀念若雪巴勒斯坦資訊網址給市長，我告訴他有一位陳真醫師，他曾經是黨外運動人士，也曾是民進黨創黨黨員，陳真醫師是追求是非真理的人。 <text:line-break/>希望在他覺得失意時，可以看看陳醫師對他的評價，能增強自己的信心。我姐姐也寫了一封順帶一本書(寄掛號需附上電話)，經過一段時間我姐姐接到韓市長祕書來電致謝，他就是這麼貼心的政治人物。 <text:line-break/><text:line-break/>============== <text:line-break/>信件寄出的二天後，韓市長在臉書發這篇文： <text:line-break/><text:line-break/>109.01.15 <text:line-break/>【回歸生活，攜手向前】 <text:line-break/><text:line-break/>人家說有遺憾才是青春，儘管我已不再年少，但中老年的遺憾卻也是生命的養分。 <text:line-break/><text:line-break/>我理解大家失落的心情，那些激情亢奮被澆熄、輾轉反側的情緒我都懂。但請不要忘記，選舉是一時、團結向前走才是一世，我們擦乾眼淚後就抬頭望向天空，為這片土地一起努力吧！ <text:line-break/><text:line-break/>這一路走來，你們的支持與陪伴之於我而言，如同甘霖之於大地。這幾天來自四方的關心打氣也讓人感受到人間真情，我又再次相信我們是真的一起打過一場美好的仗了。這些好、這些善，國瑜都記得，我也再次承諾會繼續和所有基層站在一起，因為你們就是我這一趟選戰之旅最珍貴的收穫。 <text:line-break/><text:line-break/>選舉結束了，我也回歸市政了。等各位歡喜過完金鼠年後，會在市政之餘，安排向大家謝票感謝惜福的行程。預祝所有人新年快樂，我會繼續在高雄打拼，與大家同在！ </text:p>
      <text:p text:style-name="P5">阿水   |  2020.05.20 11:57   |   <text:a xlink:type="simple" xlink:href="http://palinfo.habago.org/Entry?Command=Information_PrintForum&amp;#FORUM39232"><text:span text:style-name="T8">#</text:span></text:a></text:p>
      <text:p text:style-name="P6">陳醫師您好： <text:line-break/><text:line-break/>「再說，以台灣的法律之偏袒習性，就算理字全站在我們這邊，打官司也不一定會贏。」 <text:line-break/><text:line-break/>這個觀點在司法實務經驗上我不完全認同。若是「相關旅遊法律規章與契約，我都研究過，"理" 當然是站在我們這邊，但是，"力" 卻是站在雄獅那邊。我們找了品保協會開過協調會，連品保協會主持會議的人也公開表明站在我們這一邊，認為雄獅理虧且不誠實。」，那麼，咱們可以來做個實驗（這對您來說只是個案經驗，但對我來說是司法實務通案的印證）。 <text:line-break/><text:line-break/>我是律師，曾經給過您名片，請您把相關證據掃描，附上您的陳述書面等資料傳到我的電子郵件信箱，我免費幫您謄寫書狀直到訴訟結束，但您要自己出庭跑法院和繳給法院裁判費（7萬，一審1000元，二審1500元）。 <text:line-break/><text:line-break/>平日受您思想啟迪，也算當成一種回報。當然您也可以拒絕這份好意。 <text:line-break/><text:line-break/><text:line-break/></text:p>
      <text:p text:style-name="P5">陳真   |  2020.05.20 01:41   |   <text:a xlink:type="simple" xlink:href="http://palinfo.habago.org/Entry?Command=Information_PrintForum&amp;#FORUM39231"><text:span text:style-name="T8">#</text:span></text:a></text:p>
      <text:p text:style-name="P6">我會持續發揮 Amnesty International (國際特赦組織) 的寫信救援本事，有空就寫信問候一下雄獅董事長王文傑，請他還我七萬元，別耍賴。 <text:line-break/><text:line-break/>王董事長在這： <text:line-break/><text:line-break/><text:a xlink:type="simple" xlink:href="https://bit.ly/3bIbEbP"><text:span text:style-name="T11">https://bit.ly/3bIbEbP</text:span></text:a><text:s/><text:line-break/><text:line-break/>我發現，有錢人似乎自我滿意度都很高，講起話來意義滿天飛，充滿道德腔。但是，講歸講，做歸做，講一丈，做一公分，一粒田螺煮上九大碗湯，很會吹。 <text:line-break/><text:line-break/>比方說，王董事長說，「雄獅最大，責任也最大」，「不計代價...讓所有的客人平安回國，是雄獅上下過去兩個月來 (按：一月二十三號到三月二四號採訪日) 的第一要事」。 <text:line-break/><text:line-break/>但這不是事實。事實是，明知疫情已經發生，卻仍以沒收所有團費為要脅，逼我們深入險境。還好我出發前掃遍附近藥局，買了幾十個口罩，足以讓一家三口安然度過一星期，要不然就慘了。 <text:line-break/><text:line-break/>王董接受訪問時還很溫馨動人地「輕嘆了一口氣」說：「這種 (疫情的) 非常時期，商務包機要多少高額費用？旅客如何分擔？還沒有談，先上機再說吧，回來再說了，目前雄獅先墊付了。兵荒馬亂時期，一切以保護消費者為最高原則，讓旅客平安歸國，其他的，再說吧！」 <text:line-break/><text:line-break/>它媽的真是很會吹，這當然也不是事實。事實是，雄獅連最基本該退還的餐費與入園券也不肯退，一毛錢都不肯，跟土匪沒兩樣，肉吃了，連骨頭也不吐。 <text:line-break/><text:line-break/>而且，根本不管顧客死活，明知當天習大大已經下達緊急命令，還讓我們一大早傻傻地搭飛機投奔疫區，而且從頭到尾沒有任何連繫，完全放生，不管我們的死活。反而是當我們後來連繫上雄獅，準備提出申訴時，才剛開口說一句「我們要申訴」，客服人員馬上怒吼說「拜託哦，現在是大過年，你要申訴也等過年後再來！」，然後就掛掉電話。他媽的態度真是有夠差。 <text:line-break/><text:line-break/>王董事長還說，遇到疫情，「雄獅能退的錢全退了，這是第一要件『保 (護) 客戶』的內容之一，要保人平安，也要讓客人的金錢損失壓縮到最小。」他媽的真是睜眼說瞎話。 <text:line-break/><text:line-break/>不過，訪問尾聲，王董終於說實話了，他說： <text:line-break/><text:line-break/>「危急時刻，現在錢在誰手上，誰就最大。」「話說回來，現在只要錢進了雄獅口袋，我也絕不吐出來。」 <text:line-break/><text:line-break/>採訪記者很狗腿，接著讚美王董事長說：「在沈澱了風暴核心六十天之後，王文傑彷彿轉身成了哲學家，一開口就是企業經營金句。」 <text:line-break/><text:line-break/>媽的，我真是很無言。我這七萬元團費，不知道有沒有從雄獅口袋討回來的一天。 <text:line-break/><text:line-break/>我寫的這些，都會印下來給王董看，教他一點真正的企業經營之道：「君子愛財，取之有道。」像我雖然滿腦子想發財，但也從未因為想錢而做出任何一點虧心事。</text:p>
      <text:p text:style-name="P5">黃明華   |  2020.05.20 01:03   |   <text:a xlink:type="simple" xlink:href="http://palinfo.habago.org/Entry?Command=Information_PrintForum&amp;#FORUM39230"><text:span text:style-name="T8">#</text:span></text:a></text:p>
      <text:p text:style-name="P8">看看這些所謂西方國家醜惡的資本主義掠奪嘴臉,所謂自由民主人權都是假的,只是他們在全世界製造戰亂掠奪資源的詐騙口號 <text:line-break/><text:line-break/>大陸領導人習近平在世衛大會宣布，如果大陸成功發展出新冠肺炎疫苗，願意將其成為全球公共財 <text:line-break/><text:a xlink:type="simple" xlink:href="https://www.chinatimes.com/realtimenews/20200519006338-260408"><text:span text:style-name="T11">https://www.chinatimes.com/realtimenews/20200519006338-260408</text:span></text:a><text:s/><text:line-break/><text:line-break/>『世界衛生組織計劃通過決議，支持窮國有權為獲得新冠肺炎疫苗或療法而無視專利。大陸領導人習近平在世衛大會演講時表示，大陸研發出的任何新冠疫苗都“將作為全球公共產品”，不過，美國不希望決議內容包含藥物智慧財產權公共化，引起了許多非洲國家的擔憂和抵制。』 <text:line-break/><text:line-break/>『非洲國家花了10年時間才獲得愛滋病廉價藥物，但在此之前已經造成非洲數百萬人喪生。 <text:line-break/><text:line-break/>2001年《多哈宣言》中，世界貿易組織(WTO)各成員國部長表示，在突發公共衛生事件時，各國政府可以不理會智慧財產權，原因是拯救生命優先。 <text:line-break/><text:line-break/>美國以及英國、瑞士和日本等擁有強大製藥行業的國家，希望把明確提到《多哈宣言》的文字從決議中刪除。他們希望強調智慧財產權對於促進創新的作用，並鼓勵通過自願機制（包括捐贈和合作）公平地取得新冠疫苗或治療藥物。』</text:p>
      <text:p text:style-name="P5">陳嘉凱   |  2020.05.20 00:31   |   <text:a xlink:type="simple" xlink:href="http://palinfo.habago.org/Entry?Command=Information_PrintForum&amp;#FORUM39229"><text:span text:style-name="T8">#</text:span></text:a></text:p>
      <text:p text:style-name="P6">很遺憾不能幫上陳真醫師的忙...希望醫師可以找到其他辦法處理這些事情。</text:p>
      <text:p text:style-name="P5">欧阳阳   |  2020.05.19 20:01   |   <text:a xlink:type="simple" xlink:href="http://palinfo.habago.org/Entry?Command=Information_PrintForum&amp;#FORUM39228"><text:span text:style-name="T8">#</text:span></text:a></text:p>
      <text:p text:style-name="P9"><text:span text:style-name="T9">中央廣播電視總台推出的紀錄片《另一個香港》 <text:line-break/><text:line-break/></text:span><text:a xlink:type="simple" xlink:href="https://youtu.be/FyZelfAMjb8"><text:span text:style-name="T10">https://youtu.be/FyZelfAMjb8</text:span></text:a></text:p>
      <text:p text:style-name="P5">陳真   |  2020.05.19 16:01   |   <text:a xlink:type="simple" xlink:href="http://palinfo.habago.org/Entry?Command=Information_PrintForum&amp;#FORUM39227"><text:span text:style-name="T8">#</text:span></text:a></text:p>
      <text:p text:style-name="P6">謝謝嘉凱。 <text:line-break/><text:line-break/>面對手無寸鐵的你我一般平民百姓，台灣的財團如果會尊重法律或契約，那就不叫做財團了。 <text:line-break/><text:line-break/>相關旅遊法律規章與契約，我都研究過，"理" 當然是站在我們這邊，但是，"力" 卻是站在雄獅那邊。我們找了品保協會開過協調會，連品保協會主持會議的人也公開表明站在我們這一邊，認為雄獅理虧且不誠實。 <text:line-break/><text:line-break/>但是，雄獅擺出阿扁式的態度："不然你是要怎樣？隨便你！" 要告就去告，態度跩得很，非常囂張；甚至要我們舉證餐廳與遊樂區關閉這回事。 <text:line-break/><text:line-break/>這其實很容易證明，因為網上都有公告，但雄獅依舊不認帳，說我們沒有在現場拍照存證(有人出國去玩還得隨時想到要在每個地點和餐廳拍照存證嗎？)，還說他們自己打過電話給海洋公園，說他們獨家獲得的訊息是一切照常營業，完全就是睜眼說瞎話，非常可恥。 <text:line-break/><text:line-break/>難道我們會坐飛機去大陸，然後故意把自己關起來，故意餓肚子，故意不吃不喝，自我關禁閉三天之後，回來找雄獅要求退還餐費與公園入場券？ <text:line-break/><text:line-break/>今天，我若從政，是個部長、院長什麼的高官，或我依舊是綠，隨便找個什麼有權力者來打通電話，保證事情一秒鐘就解決了，我不相信雄獅敢耍流氓，敢擺出這種態度。 <text:line-break/><text:line-break/>幼兒園無預警關門的事也一樣，百世集團愛理不理。似乎講理永遠都不會有用，惟有拳頭才能奏效。所謂拳頭，就是權勢。"理" 字是行不通的，通常只有 "力" 才能奏效。 <text:line-break/><text:line-break/>我們自然也不可能為了幾萬塊花時間去打一場官司。再說，以台灣的法律之偏袒習性，就算理字全站在我們這邊，打官司也不一定會贏。 <text:line-break/><text:line-break/>不過，還是很謝謝你告訴我這些資訊。</text:p>
      <text:p text:style-name="P5">陳嘉凱   |  2020.05.19 13:07   |   <text:a xlink:type="simple" xlink:href="http://palinfo.habago.org/Entry?Command=Information_PrintForum&amp;#FORUM39226"><text:span text:style-name="T8">#</text:span></text:a></text:p>
      <text:p text:style-name="P6">陳真醫師你好： <text:line-break/>雄獅旅行社的這種行為，在法律上應該是可以要求賠款的。依照民法第514條之5第1項和第2項的規定： <text:line-break/>I旅遊營業人非有不得已之事由，不得變更旅遊內容。 <text:line-break/>II旅遊營業人依前項規定變更旅遊內容時，其因此所減少之費用，應退還於旅客；所增加之費用，不得向旅客收取。 <text:line-break/>第3跟第4項的部分我想在旅行當時應該也有適用，但是由於旅遊已經結束，所以現在就難以主張了。 <text:line-break/><text:line-break/>換句話說，雖然封城以致於原定行程無法照常舉行，並非可歸責於旅行社的事由，但即使如此，旅行社依舊有義務要退還因此而減少的費用，也就是餐廳、景點等等的部分。 <text:line-break/>當然，這可能還要考慮到當初簽定旅遊契約時，簽了那些條款。但我想旅遊契約可能可以另外用定型化契約相關的條文來解釋成沒有效力。只是要注意的是，旅遊契約相關的請求，消滅時效只有一年，所以如果要行使要抓緊時間。 <text:line-break/>很慚愧的是旅遊契約相關的條文在法律系的課程裡並不是很重要的部分，所以我只能給出這種簡陋的建議，希望多少可以幫上忙。</text:p>
      <text:p text:style-name="P5">陳真   |  2020.05.19 11:56   |   <text:a xlink:type="simple" xlink:href="http://palinfo.habago.org/Entry?Command=Information_PrintForum&amp;#FORUM39225"><text:span text:style-name="T8">#</text:span></text:a></text:p>
      <text:p text:style-name="P8">我把底下一則寫在家長群組裏的留言貼在這。這只是一件小事，但它背後卻有著一種長年不變的無奈與文化，簡單說就是：彷彿只要錢多勢大，就能任性；彷彿若要使對方合理行事，你就必須比他更加財大勢大才有可能辦到。 <text:line-break/><text:line-break/>去年十二月，疫情尚未見諸媒體之前，我們就找雄獅跟團，準備過年帶小孩去大陸珠海的海洋公園玩。隨著疫情慢慢出現，隨著人傳人的可能性越來越高，一直到1月22日，也就是我們搭飛機的前一天，我們準備前往的珠海都已經出現兩例新冠肺炎案例。 <text:line-break/><text:line-break/>我早在一月初就一再打給雄獅旅行社客服中心，要求延後出發，以免大陸疫情進一步加劇。雄獅旅行社態度很強硬也很惡劣，直到1月22日都仍然一口回絕說疫情絕無問題，並且揚言倘若我們沒有如期出發，將全額沒收七萬多元的團費。 <text:line-break/><text:line-break/>結果，出發那一天，也就是1月23號，整個大陸下達嚴厲的防疫措施，武漢封城，珠海也跡近封城，所有園區與景點全部關閉，街上看不到一個人。整個旅館的所有公眾區域也全數關閉，餐廳關門，對外交通中斷。我們就這樣困在旅館三天，然後就回到台灣。 <text:line-break/><text:line-break/>事後，我要求雄獅至少應該針對餐廳與園區的上萬元票券退款，但是，雄獅很囂張，依舊態度很惡劣地拒絕，一毛錢也不還，一副「那是你家的事」。 <text:line-break/><text:line-break/>面對這種惡質旅行社，惡質財團，不知道各位能有什麼不必透過立委民代施壓的法子，可以使之負起應負的責任？而非像土匪一樣，吃定顧客。 <text:line-break/><text:line-break/>我寫信給雄獅董事長，請他還錢，但他始終不理不睬。我會再寫一次、兩次或三次...看看他哪天能夠良心發現。 <text:line-break/><text:line-break/>天底下沒有這種道理，明知有可能發生危險，卻以沒收全額旅費款項威脅旅客一定要出門冒險，結果真的發生疫情，所有場所封閉，交通中斷，被迫在旅館關了三天，差點連飯連水都沒得吃喝。然後，旅行社卻說這是你家的事，他們不用負任何責任，連一毛錢都不肯賠，而且態度真的是囂張到爆。 <text:line-break/><text:line-break/>各位有何法子，請教教我該怎麼做，才能討回一點公道。 <text:line-break/><text:line-break/>陳真 <text:line-break/><text:line-break/>2020. 05. 19. <text:line-break/><text:line-break/>============ <text:line-break/><text:line-break/>教育局剛剛來電，說他們最近才收到百世幼兒園的停辦申請書，停辦理由是不堪負荷房租漲價。教育局說，停辦申請尚未核准，仍在跑流程，並且說這兩天也有其他家長來電表示關切。 <text:line-break/><text:line-break/>教育局說，家長們對於百世幼兒園園長、教師及各項課程與活動安排評價很高，但是對於突然停辦及後續安排有所不滿。教育局局長知悉並重視此事，將會有所作為。至於何種作為，並未明說。 <text:line-break/><text:line-break/>我跟教育局說，我只能代表我們夫妻兩人，無法代表其他家長。我們的想法與要求很簡單，就是百世集團處理事情應該秉持委婉、誠信與負責等原則，應該自己出面公開跟家長說清楚，不應先斬後奏，突然說停辦就停辦，更不應該說什麼「不堪負荷」區區數十萬之漲價租金。百世負責人王百世先生名下十幾間公司，身價至少數十億，豈有可能「不堪負荷」幾十萬？ <text:line-break/><text:line-break/>為了小孩的權益，我們可以接受停辦，一切以所有小孩的權益及大多數家長的意願為最高考量，不會把事情推到一種零和遊戲。但我認為，態度和原則比內容更重要。我們可以同意百世的停辦決定及轉學安排，但是，百世負責人或董事會應親自出面向家長說明及致歉，而非隱身幕後，連露個臉說聲抱歉也不肯。 <text:line-break/><text:line-break/>有位家長說得對，他說，百世這種先斬後奏、無預警的關校作法，很像一般小工廠之惡性關廠，負責人不但避不見面，而且給員工來個措手不及。 <text:line-break/><text:line-break/>憑心而論，看過那麼多家幼兒園，百世是我看過最好的。這當然得歸功於園長及所有老師和工作人員。百世集團應該珍惜這項珍貴的無形資產，行事作風應該細膩點，將心比心，要尊重家長及員工，並且多多以小孩權益為考量，而非僅僅盤算那毫無意義的一點蠅頭小利。 <text:line-break/><text:line-break/>家長 <text:line-break/>陳真/李鑑慧 <text:line-break/><text:line-break/>2020. 05.19.</text:p>
      <text:p text:style-name="P5">穎芝   |  2020.05.18 11:37   |   <text:a xlink:type="simple" xlink:href="http://palinfo.habago.org/Entry?Command=Information_PrintForum&amp;#FORUM39224"><text:span text:style-name="T8">#</text:span></text:a></text:p>
      <text:p text:style-name="P6">美國1月11日前就開始研發新冠疫苗 <text:line-break/>央视新闻 5月17日 08:32 <text:line-break/><text:line-break/>當地時間15日，特朗普在白宮表示，美國於1月11日已經開始研發新冠病毒疫苗。特朗普的話立即引發美國境內外網友質疑：美國是不是早就瞭解了新冠病毒的情況？特朗普和部分美國政客一直在想方設法「甩鍋」世衛組織，污稱世衛組織「隱瞞」疫情。 <text:line-break/><text:line-break/><text:a xlink:type="simple" xlink:href="https://weibo.com/2656274875/J2iLOz9Le"><text:span text:style-name="T11">https://weibo.com/2656274875/J2iLOz9Le</text:span></text:a></text:p>
      <text:p text:style-name="P5">陳真   |  2020.05.18 09:32   |   <text:a xlink:type="simple" xlink:href="http://palinfo.habago.org/Entry?Command=Information_PrintForum&amp;#FORUM39223"><text:span text:style-name="T8">#</text:span></text:a></text:p>
      <text:p text:style-name="P8">卡韓政變(242)：一張卡片 <text:line-break/><text:line-break/>陳真 <text:line-break/><text:line-break/>2020. 05. 18. <text:line-break/><text:line-break/>三十一年前，剛當醫生，我的醫師白袍口袋裏除了藥物與診斷手冊外，都還會帶著一樣東西，那就是聖經，伴我渡過無數漫漫長夜。面對病患及其所愛，面對各種孤苦病痛，每當我感到無助與惆悵，我就隨手翻翻聖經，從而獲得某種安慰與力量。 <text:line-break/><text:line-break/>一年多以來，一直想寫信給韓國瑜，但怠惰個性使然，遲遲未寫，直到這兩天才動筆。我搬出一大盒卡片，小孩很興奮，因為這是她第一次看到我搬出這盒神祕的八寶箱。我告訴小孩說，「把拔想要寄一張卡片給韓國瑜，我們來抽一張好不好？」結果就抽到這一張。 <text:line-break/><text:line-break/>小孩還不識字，問我卡片寫什麼，我念給她聽，我說：「神並不曾保證天空永遠是藍色的，也不曾許諾生命裏總有花香。」她似懂非懂，告訴我說她看過紫色的天空。最後，我跟她說，「但是，神卻向我們允諾一件事哦，妳猜是什麼事呢？」她搖頭。我公布答案，那就是「神允諾：我們會獲得憐憫，擁有不死的愛。」她聽不懂，一直吵著要我解釋。我說，「懂不懂不重要。妳長大後自然就會懂，自然就會知道什麼是不死的愛。但是，知道沒有用，做到比知道更重要。」 <text:line-break/><text:line-break/>我在卡片背後還寫了一些話給韓國瑜。我寫說： <text:line-break/><text:line-break/>「國瑜兄，平安。 <text:line-break/><text:line-break/>素昧平生，時代的因素讓我們曾經站在對立面，但我相信，在某種更為深刻、苦民所苦的共同價值上，你我始終並無區別。 <text:line-break/><text:line-break/>您受的痛苦與冤屈，不會虛擲，神會紀念這一切。 <text:line-break/><text:line-break/>送你一張珍藏多年的卡片，希望你會喜歡。 <text:line-break/><text:line-break/>祝福一切。 <text:line-break/><text:line-break/>陳真 <text:line-break/><text:line-break/>2020. 05. 17.」 <text:line-break/><text:line-break/>這卡片長這樣，留言板貼不出照片，請看： <text:line-break/><text:line-break/><text:a xlink:type="simple" xlink:href="https://bit.ly/368YbbD"><text:span text:style-name="T11">https://bit.ly/368YbbD</text:span></text:a><text:s/><text:line-break/><text:line-break/><text:line-break/>我還附上一篇過去寫的文章給他： <text:line-break/><text:line-break/><text:a xlink:type="simple" xlink:href="https://bit.ly/3bLwU0o"><text:span text:style-name="T11">https://bit.ly/3bLwU0o</text:span></text:a><text:s/><text:line-break/><text:line-break/>「卡韓」這場可笑的戰役，在我看來，善者為勝，勝負已分。不義與邪惡也許喧囂一時，也許橫行長久，但愛與憐憫卻不會因此死去。</text:p>
      <text:p text:style-name="P5">陳真   |  2020.05.18 03:27   |   <text:a xlink:type="simple" xlink:href="http://palinfo.habago.org/Entry?Command=Information_PrintForum&amp;#FORUM39222"><text:span text:style-name="T8">#</text:span></text:a></text:p>
      <text:p text:style-name="P6">卡韓政變 (241)：現在我明白了這一切惡行從何而來 <text:line-break/><text:line-break/>陳真 <text:line-break/><text:line-break/>2020. 05. 17. <text:line-break/><text:line-break/><text:line-break/>話說什麼罷韓的，這種事實在太低級太瑣碎。可是，在這樣一個善惡顛倒、忠良受苦、豺狼當道的小島上，我們的生活卻被這樣一些極其低級猥瑣乃至邪門的人事物所包圍。 <text:line-break/><text:line-break/>昆汀塔倫提諾的《決殺令》（Django Unchained）裏頭，男主角為了營救相愛的女主角，不惜出生入死，吃盡苦頭。有位賞金獵人因其熾烈愛情，一路相助。後來，女主角現身，賞金獵人見其美貌，發出感嘆說：「現在我明白了這一切熱情從何而來」。 <text:line-break/><text:line-break/>我想說的也是這麼一回事。許多時候，每當我看到一些人渣或腦殘，看到他們的神情模樣，心裏也有同樣的感嘆：「現在我明白了這一切惡行從何而來。」 <text:line-break/><text:line-break/>十九世紀有一種科學頗為盛行，叫做顱相學（Phrenology），對大腦做出功能定位。隨著神經科學的發展，如今顱相學無非就只是一場笑話。許多人說它是偽科學，其實它終究還是一種科學，只是驗證錯誤而已，但它卻為現代神經科學奠定了某種基礎假設。 <text:line-break/><text:line-break/>俗語說「人不可貌相」，但我卻覺得人完全是可以貌相的，好人就是好人模樣，人渣就是人渣樣，而腦殘就是一副腦子進水的樣子。關於這方面，我就不舉例了。我講這個並非耍嘴皮拐彎抹角罵人，而是認真的。所謂「相由心生」，確實如此，差別只是在於你會不會看一個人的「相」。 <text:line-break/><text:line-break/>以罷韓為例，我想請問的是：善惡好壞還需要說嗎？這就好像白雪公主和虎姑婆哪個好哪個壞，還需要講解嗎？一個人，如果不是重度腦殘，抑或是良心被狗吃了，怎麼可能會分不清如此淺顯如此清楚的一種是非善惡？許多時候，每當我看到腦殘，或是看到人渣，看到他們的氣質神情與模樣，就常會有這樣一種「決殺令式的」恍然大悟感：「現在我明白了這一切惡行從何而來」。 <text:line-break/><text:line-break/>我能理解人渣，我能理解他們為何要使壞。但我惟一不能理解的是人類理性之荒蕪。簡單說就是：我不能理解怎麼會有人這麼蠢、這麼容易被洗腦？更不可思議的是：這樣一些腦殘，我敢說，他們一定以為自己很聰明，很有獨立思考能力，很有正義感。 <text:line-break/><text:line-break/>林義雄在1978年出版的《從蘭陽到霧峰》一書，對我產生很大的影響，年少心靈，十分感動。林先生在書中引用了一句話，大約是這麼說的：「古希臘人相信：人類的智慧，透過不斷的辯駁而得以成長」。這樣一些話，讓當時剛念高中的我，熱情澎湃，心裏說不出的感動，彷彿我看見的不僅僅是關乎島嶼的前景，更是看見了一種有關人類文明的希望。 <text:line-break/><text:line-break/>兩年後，我成為黨外人士，在我第一張名片上，我引用了林義雄在《從蘭陽到霧峰》裏的一句話：「我相信政治是一種科學，我願抱著對就是對、錯就是錯、是非分明的態度，投身政治。」 <text:line-break/><text:line-break/>如今四十年過去了，我依舊還相信善惡對錯的內在本質；對就是對，錯就是錯；即便千夫所指，是非善惡也不會因此顛倒。 <text:line-break/><text:line-break/>但有一件事我不再相信了，我不再相信群眾，不再相信集體理性。我倒是相信，絕大部份人很難不受主流媒體影響；誰掌握了麥克風，誰就能引導群眾，讓他們相信任何你要他相信的荒唐事，讓他們痛恨任何一個你要他痛恨的人；即便是個義人，一樣會被當成過街老鼠打。 <text:line-break/><text:line-break/>所謂「人類的智慧，透過不斷的辯駁而得以成長」，恐怕也僅僅只能適用於極少數有能力行使基本理性的人。至於絕大多數人，你大概也只能無言了。 </text:p>
      <text:p text:style-name="P5">天天   |  2020.05.16 13:27   |   <text:a xlink:type="simple" xlink:href="http://palinfo.habago.org/Entry?Command=Information_PrintForum&amp;#FORUM39221"><text:span text:style-name="T8">#</text:span></text:a></text:p>
      <text:p text:style-name="P8">说实话，我感知许多台湾人不可理喻。 <text:line-break/>韩国瑜我是通过选举知道的，算是台湾政坛中比较理性、务实，想为民办事的人。 <text:line-break/>韩有什么罪大恶极的行为吗？ <text:line-break/>韩国瑜有陈水扁可恶吗？ <text:line-break/>陈水扁在证据确凿的情况下被定罪，到现在不认罪；被判入狱却成天在外面参与政治活动。这样一个视法律为无物，恶行昭彰之人。台湾竟然还有许多人为他叫屈，有政客为其助威。怎么没见台湾人愤怒？ <text:line-break/>韩国瑜有蔡英文可恶吗？ <text:line-break/>菜执政这么多年，可有可圈可点之政绩？除了为选举不择手段，制造族群分裂，鼓吹对大陆的仇恨，公开分赃之外，这些年她为台湾人做过什么？怎么没见台湾人愤怒？ <text:line-break/>韩国瑜有民进党可恶吗？ <text:line-break/>民进党为打击政敌，大设东厂，所谓的转型正义，真是为了正义？怎么没见台湾人愤怒？ <text:line-break/>民进党在美日面前如狗一样，摇尾乞怜，可有给台湾带来半点尊严。所谓的美国在台湾那个什么办事处？与百年前的外国租界有什么两样？民进党不以为耻，反以为荣。民进党美化殖民，为殖民者树碑立传。当年这些殖民者可曾将台湾人当人？国民党自然可恶，难道民进党不可恶？ <text:line-break/>放过这么多大恶之人，却为韩这样一个人，劳民伤财，搞公投罢免，不知道台湾人是怎么想的？ </text:p>
      <text:p text:style-name="P5">陳真   |  2020.05.16 03:37   |   <text:a xlink:type="simple" xlink:href="http://palinfo.habago.org/Entry?Command=Information_PrintForum&amp;#FORUM39220"><text:span text:style-name="T8">#</text:span></text:a></text:p>
      <text:p text:style-name="P6">卡韓政變(240)：我就是韓國瑜 <text:line-break/><text:line-break/>陳真 <text:line-break/><text:line-break/>2020. 05. 16. <text:line-break/><text:line-break/><text:line-break/>齊克果說：「世上沒有真理，直到它被我認知。」也就是說，真理不是一種客觀的身外物，而是得有個「主詞」，得黏在「我」身上，然後也才有所謂真理的存在。 <text:line-break/><text:line-break/>同理，維根斯坦說：「一個人唯有當他回到家，方才能夠說出真理。」光是成為真理的主詞還不夠，你還得有所行動，你得「回到家」，你得真的做到了，然後你的言說方才具有意義，要不然，說大家都會說，光出一隻嘴巴說，有何意義？民進黨最會說了不是嗎？但他卻好話說盡，壞事做絕。 <text:line-break/><text:line-break/>可別以為政治與你無關。現實層面的部份，不是我要說的，我想說點別的。比方說，罷韓不關我的事嗎？當然有關。我能想像某個我認識的人，走進投票所，投下罷韓一票。這跟我有關嗎？當然有關。這時候，我難免會這麼想： <text:line-break/><text:line-break/>「這個人有可能成為我的朋友嗎？這麼蠢的一個人，我有可能跟他產生情感意念上的交流嗎？」 <text:line-break/><text:line-break/>恐怕很難。 <text:line-break/><text:line-break/>「如果他連韓國瑜都能視如寇讎，豈有可能對我產生一絲敬意？豈有可能理解我？」 <text:line-break/><text:line-break/>當然不可能。為什麼？因為我就是韓國瑜，韓國瑜就是我。如果有個人視之如寇讎，莫名其妙地對之百般不屑，那麼，這人豈有可能視我為友？所謂朋友的真實意義其實並不存在。 <text:line-break/><text:line-break/>那樣的人，蠢蛋也好，壞蛋也罷，抑或兩者皆具，無論哪一種蛋，總是不可能和我產生深刻的情感交流。那不是朋友，也許只能說認識而已。當我面對這樣一個人，蠢蛋也好，壞蛋也罷，我將化為一灘血水，我將啞口無言。 <text:line-break/><text:line-break/>我沒有臉書，因為我毫無此一需求。我甚至連平常上網要幹啥都常感覺很迷惑；畢竟網路世界如此空洞而缺乏吸引力。我都是自己寫，自己看，如此而已，就跟自言自語沒兩樣。 <text:line-break/><text:line-break/>另一方面，我也刻意不想了解「朋友」們在寫什麼、想什麼，因為我儘可能不想對人失望；我怕我會看穿朋友們的心思，從而在人與人間產生一種難以跨越的距離感。 <text:line-break/><text:line-break/>說到底，這一切都跟一個東西有關，那就是「我」。除了家務事之外，人世上其它所有的一切，無非還是一個「我」字。 <text:line-break/><text:line-break/>比方說，一個全然陌生的小孩，存在幾千公里外地球上的某個角落，或病或殘遭逢悲劇，或因為某種原因而心碎，這時候，「他」很可能就是「我」，因為他的痛苦很難不影響到我。 <text:line-break/><text:line-break/>所有所謂政治，盡皆如此。 <text:line-break/><text:line-break/>韓國瑜的冤屈，不可能與「我」無關；他的傷，同樣會在我身上留下一道道傷痕。生命如此，所有政治也一樣，「我」不可能置身事外，因為「我」無所不在。我所做的一切，無非也就是為了「我」，我就是你，就是他，就是這個世界。 <text:line-break/><text:line-break/>維根斯坦曾經說過一句謎一般的話，但我並不覺得難以理解。他說，「上帝有兩個頭，一個是這個世界，一個就是『我』。」「我」就像一雙獨立於世界之外的眼睛，清楚地看見這個世界，從而發現這就是「我的」世界；這世上的一切，不管何種恩怨情仇，其實都跟「我」有關。</text:p>
      <text:p text:style-name="P5">穎芝   |  2020.05.16 01:42   |   <text:a xlink:type="simple" xlink:href="http://palinfo.habago.org/Entry?Command=Information_PrintForum&amp;#FORUM39219"><text:span text:style-name="T8">#</text:span></text:a></text:p>
      <text:p text:style-name="P8">韓國瑜內心話｜任憑風雨、繼續向前 (6/6日 愛韓 挺韓 請尊重韓國瑜 市長的抉擇 不要出來投票) <text:a xlink:type="simple" xlink:href="https://www.youtube.com/watch?v=dSW_fwYOZE0"><text:span text:style-name="T11">https://www.youtube.com/watch?v=dSW_fwYOZE0</text:span></text:a><text:s/></text:p>
      <text:p text:style-name="P5">陳真   |  2020.05.16 00:27   |   <text:a xlink:type="simple" xlink:href="http://palinfo.habago.org/Entry?Command=Information_PrintForum&amp;#FORUM39218"><text:span text:style-name="T8">#</text:span></text:a></text:p>
      <text:p text:style-name="P6">致百世集團王百世先生公開信 <text:line-break/><text:line-break/>百世幼兒園暫時停辦一年一事，我們夫妻倆有幾點看法： <text:line-break/><text:line-break/>一，應提早告知：我們查了一下實價登錄，百世幼兒園早在去年九月就已賣掉，成交價將近11億，媒體亦於當時數次大篇幅報導此事，明言美術館區之幼兒園將又少掉一間。涉及十幾億金額、這麼大筆的買賣，百世集團顯然在比去年九月更早的時間點就已知道買賣進行中，當時就應及時告知家長，但卻遲至賣出之後八個多月才告知。 <text:line-break/><text:line-break/>二，依據「買賣不破租賃」原則，除非很湊巧剛好租約到期，否則，新地主根本無權更動原有租賃內容與租金。所謂「租金漲價以致於無法負荷」之說法，難以置信。況且，根據媒體報導，買主並非京城集團，而是該集團之董事長蔡天贊先生個人承購。我不相信蔡董事長會斤斤計較於多漲那幾十萬的年租金。所謂「租金談不攏而必須停辦幼兒園」之說，完全超乎常理，更何況還有「買賣不破租賃」原則的法律保障。 <text:line-break/><text:line-break/>三，教育不是一般營利事業，幼兒園畢竟不是飲料店，不應片面說停就停，而應「事先」與家長協商維持原有運作之可能性，抑或雙方討論因應方案後，才做決定，而非片面黑箱作業，待作業完畢後再「通知」家長園方準備打烊一年，給大家來個措手不及。 <text:line-break/><text:line-break/>四，教育局應介入協調：教育局既是主管單位，就應主動介入協調。包括我們在內，據悉亦有其他家長已連繫教育局，下周會有回應。 <text:line-break/><text:line-break/>五，依據中央管理辦法，幼稚園停辦前兩個月應以書面向主管機關提出申請，敘明理由及備妥員工與幼兒因應方案後，待主管機關核准後方能公告。主管機關究竟做了哪些稽核，應讓家長參與，畢竟家長與幼兒才是相關裁量之主體。 <text:line-break/><text:line-break/>六，百世集團或幼兒園董事會應派代表出面，與家長與幼兒園教師及員工協商，而非始終隱身幕後。 <text:line-break/><text:line-break/>七，百世集團就現有之公司登記公開資料來看，負責人王百世先生名下至少有十幾間公司，包括教育、資訊、控股投資公司、餐飲、租賃買賣與不動產經營等等等，財力至少數十億以上。幼兒園區區一年數十萬租金，連一天的利息都不到，猶如九牛一毛，所謂租金沉重不堪負荷，純屬遁詞藉口，缺乏說服力。此等處置方式，即便合法，亦不合理不合情，缺乏社會責任意識，畢竟幼兒教育事業並非一般商品，不應任其任意拋售，遑論拋售過程之獨斷粗暴，尤不可取。 <text:line-break/><text:line-break/>八，教育不是商品概念，教育事業應負有一定的社會責任。然而，依據2015年7月4日《財訊》雜誌報導如下： <text:line-break/><text:line-break/>「2009年，由王百世所創立的百世教育集團（旗下有百世資優數學、ＰＳＪ個別指導、百瀚外語、百世幼兒園等），以每股0.3元私募方式，總計約3000萬元拿下智基科技近60％的股權，成為台灣史上第一件補教業者借殼掛牌的案例。」 <text:line-break/><text:line-break/>我查了一下智基 (6294)的股價，從十年前的一張股票三千元，如今已漲到一張十幾萬，足足漲了三十幾倍，不可不謂暴利。王百世先生卻為了這僅僅數十萬年租金的一點點連零頭皮毛都根本談不上的錢，粗暴停辦幼兒園，視幼兒之基本權益如無物。這樣一種作風，符合百世集團所標榜的那些動人教育理念嗎？ <text:line-break/><text:line-break/>八，尤有甚者，今日與園方談及，倘若終究無法維持現有運作而必須轉校，應維持現有教材的一致性。園方表明，百世集團擁有教材版權，其它幼兒園無權使用。我想說的是，不過就只是一年的教材使用，那是多麼龐大的利益嗎？百世集團捍衛一己根本微不足道的利益竟如此錙銖必較，為何對幼兒應有的基本權益卻視若敝屣？ <text:line-break/><text:line-break/>九，相較於其他幼兒園，百世幼兒園非常值得推崇，那是因為園長、老師與各種工作人員之盡心盡力與充滿愛心，方才有此成就。背後之董事會或整個百世集團，應該珍惜這項難能可貴的成果與無形資產。 <text:line-break/><text:line-break/>十，綜合以上，我們要求百世集團應該讓百世幼兒園繼續在原址運作，直到一兩年後所有學生都畢業，這才是一個教育集團應有的基本擔當。 <text:line-break/><text:line-break/>家長 <text:line-break/>陳真/李鑑慧 <text:line-break/>2020. 05. 16.</text:p>
      <text:p text:style-name="P5">陳真   |  2020.05.15 12:14   |   <text:a xlink:type="simple" xlink:href="http://palinfo.habago.org/Entry?Command=Information_PrintForum&amp;#FORUM39217"><text:span text:style-name="T8">#</text:span></text:a></text:p>
      <text:p text:style-name="P8">人性的最後希望 <text:line-break/><text:line-break/>陳真 <text:line-break/><text:line-break/>2020. 05. 15. <text:line-break/><text:line-break/><text:line-break/>謝謝亦鳴介紹底下這本書，是Andre Vltchek 與 Noam Chomsky 合著，博客來網站上買得到中文版： <text:line-break/><text:line-break/><text:a xlink:type="simple" xlink:href="https://bit.ly/2WxV0r1"><text:span text:style-name="T11">https://bit.ly/2WxV0r1</text:span></text:a><text:s/><text:line-break/><text:line-break/>容我把你貼的轉成繁體中文如下，因為繁體中文世界腦殘人數似乎比較多，需要更多治療。我同時也修改了原始譯文的某些遣詞用句，使之適合台灣一般翻譯習慣，例如「季辛吉」、「寮國」、「吉普賽人」、「波布政權」、「盧安達」、「皮諾契」，而非「基辛格」、「老撾」、「羅姆人」、「波爾布特政權」、「盧旺達」、「皮諾切特」等等。 <text:line-break/><text:line-break/>老實說，這篇原始翻譯有點彆扭，因此我儘可能在維持原有的翻譯下，做點小修改，使其通順，至少讓人能看懂。另外，我也做了一些註解，比方說「炸彈寶寶」，請見內文注釋。 <text:line-break/><text:line-break/>我寫文章常會提到，美國光是二戰結束後就發動了上百次侵略戰爭，殺害了「上千萬人」，很多腦殘看了心裏一定認為我造謠或誇大其詞。曾有一位腦殘公開叫陣，要我證明美國「曾經故意殺害一個平民」。這位腦殘中毒很深，他甚至連美國殺害「一個人」都不相信，更不用說屠殺千萬條人命。事實上，我不但一點都沒有誇大，而且為了避免無謂爭議，我寫文章通常都會故意寫得非常含蓄，以免讓腦殘一下子就拒看或拒絕相信，這就是我的狡猾之處。其實我應該寫說：自二戰結束以來，以美國為首的西方國家之侵略行徑，直接導致「數千萬人」(而非僅僅上千萬人) 的死亡以及數億人的流離失所與傷殘。 <text:line-break/><text:line-break/>各位會不會跟我一樣，經常覺得很沮喪，為什麼這樣一種血腥殘暴毫無人性的人類浩劫，人們不但一無所知，或是根本不在乎，甚至還把這樣一個危害人類甚鉅的邪惡帝國吹捧為人類的民主救星與人權捍衛者？另一方面，不僅獨善其身，甚且還兼善天下，在真正意義上對人類和平與文明發展及人權與生命保障做出史無前例的偉大貢獻的中國，卻反而被抹黑成惡魔，視為人類公敵。 <text:line-break/><text:line-break/>面對這樣一種荒謬世道，我常覺得很挫折，很無言。那種感覺就好像我活在一個詭異病態的世界，在這世界裏，耶穌被描繪成惡魔，而撒旦卻成為正義使者，底下的妖魔鬼怪到處跑，說是散播真善美的可愛小天使。這時候，我該怎麼辦？我該怎麼讓腦殘們清醒？有沒有什麼聰明藥，吃了之後，可以修復腦殘細胞；讓腦子有洞的補洞，進水的排水，讓智商至少可以提高 50，或是提高到達我的智商開根號再乘以10。 <text:line-break/><text:line-break/>阿遠提供該書作者之一Andre Vltchek 的訪談視頻： <text:line-break/><text:line-break/><text:a xlink:type="simple" xlink:href="https://youtu.be/7CnSXBOrHMc"><text:span text:style-name="T11">https://youtu.be/7CnSXBOrHMc</text:span></text:a><text:s/><text:line-break/><text:line-break/>裏頭有些話，說中我心。作者說：現在正是拯救數十億人類的最後機會了；美國及西方帝國主義再不打倒，在可見的將來就再也沒有機會了。惟一有能力改變這一切的就是中國。中國是世界上最偉大的國家，中國的文化、思想與實踐能夠為人類帶來救贖。 <text:line-break/><text:line-break/>我知道腦殘聽到這樣一些話肯定會嗤之以鼻，但這其實只是一個基本事實，而這就是重點所在：為何是非善惡居然能顛倒至此？明明白白的基本事實無人相信，而荒謬透頂的謊言卻眾人頂禮膜拜。 <text:line-break/><text:line-break/>Vltchek 還說：「中國在全世界做著偉大的工作，因此，支持中國就是我的責任所在，我若不這麼做，那我就是在自欺欺人。」做為一個記者，Vltchek  走遍全世界一百多個國家，親眼目擊西方帝國主義在世界各地的侵略與恐怖傷害。他說，「西方帝國主義是這個地球上惟一的根本問題，惟有反抗它，才有可能拯救長期以來被折磨與摧殘的數十億人民。」 <text:line-break/><text:line-break/>Vltchek 並提到他花了十五年時間，製作了一部記錄片，記錄美國1965年在印尼發動軍事政變的經過。(陳真按：美國在印尼策動一場有計畫的反華反共大屠殺，從1965到1966年，短短一年間，以極其病態殘忍的手法，殺害至少五十萬人，包括老幼婦孺都不放過。) <text:line-break/><text:line-break/>他並提到香港暴亂是如何由西方政府以及那些包藏禍心的 NGO 所資助與策動，並且透過完全由西方掌控的主流媒體，編造謊言，洗腦年輕人；讓一半的香港人突然以為過去被英國所殘酷鎮壓、羞辱與剝削的殖民歲月是多麼美好。事實上，「共產黨領導下的中國，才是全世界最進步的國家之一。」 <text:line-break/><text:line-break/>Vltchek 在非洲居住了五年，親眼目擊其變化。他說，「在中國來到之前，非洲人民被西方國家幾乎剝奪了一切，一片荒蕪，沒有鐵路，沒有像樣的學校和醫院，直到中國來了之後，開始幫他們修鐵路，修公路，蓋學校，蓋醫院，並且花了兩年時間，消滅了瘧疾。所有這一切作為，中國都默默地做，從不宣揚。」他說，「非洲人民開誠布公地說，中國人是第一個把他們當成人類來對待的民族」，「主動給予我們三倍以上的工資，而且從來不會因為我們損壞機器而施以懲罰，而西方人卻甚至強迫我們為其勞動而不支薪。」 <text:line-break/>  <text:line-break/>Vltchek 說：「中國代表著全世界被壓迫的人民，為人民奮鬥...在我審視整個世界後，我深深體認到：如果中國式的實踐及中國體制失敗，那麼，全世界都將潰敗。這是人性的最後希望了。」 <text:line-break/><text:line-break/>我知道現代人看東西只願看兩行字，既不願意做點基本功課，卻又凡事意見一大堆。我只能說，姑且惦念在一些人長年的辛勞與付出及各種痛苦代價的份上，仍然還是要懇請大家花一點時間去關注那些理當獲得更多關注的問題。就如蘇格拉底所說，「我們畢竟不是在清談」，而是不得不面對一些「關乎我們應當怎麼活下去」的根本問題，這或許真的是人性的最後一點希望了。 <text:line-break/>  <text:line-break/>============================== <text:line-break/>書名：《以自由之名 ：民主帝國的戰爭、謊言與殺戮》 <text:line-break/><text:line-break/>第一章節錄 <text:line-break/><text:line-break/>作者：Andre Vltchek &amp; Noam Chomsky <text:line-break/><text:line-break/>2013.09.05. <text:line-break/><text:line-break/>安德列•弗爾切克： <text:line-break/><text:line-break/>第二次世界大戰結束以來，西方的殖民主義和新殖民主義導致了全世界五千萬到五千五百萬人的死亡。時間雖然相對短暫，但卻可以說見證了人類歷史上最多次的屠殺。它們之中的大多數都打著諸如自由民主的崇高旗號。一小部分歐洲國家和那些主要由歐洲裔公民所統治的國家，一直在推動西方的利益，也就是那些「重要人士」 的利益，而從不顧及最大多數人的利益。人們接受了針對數百萬人的屠殺，並將其視為是不可避免甚至是正當的。許多西方民眾也似乎受到嚴重的誤導。 <text:line-break/><text:line-break/>除了五千五百萬人左右直接死於西方和親西方的軍事政變及其他衝突之外，另外還有數億人間接地、悲劇地默默死去。在西方，這樣一種全球秩序，卻沒有受到任何挑戰；甚至在被征服的世界裏，人們也往往不加思索地接受了它。這個世界是不是瘋了？ <text:line-break/><text:line-break/>諾姆•喬姆斯基： <text:line-break/><text:line-break/>很不幸，對於西方人所犯下的此一最嚴重罪行，存在著激烈爭論。當哥倫布在西半球登陸時，大約有八百萬到一千萬人處於高級文明（商業、城市等等）之中。此後，並沒有經過多長時間，這些人口的大約 95％消失了。在今天美國的領土上，曾經大約有一千萬左右的美洲原住民，但是根據人口統計，到1900 年時，這個國家裏頭原住民的數量竟然只剩下二十萬。但是，所有這一切事實均遭到否認。在英裔美國人之中的主要知識份子和左翼自由派的報刊中，所有這一切都被輕描淡寫地否認了…被一筆帶過，或是根本不當一回事。 <text:line-break/><text:line-break/>根據醫學雜誌《柳葉刀》的說法，每年有六百萬兒童由於缺乏基本的醫療處置而死亡，然而，提供這些醫療處置卻根本不需要什麼花費多少錢。下面是一個我們再熟悉也不過的數字。光是在南部非洲，營養不良和一些很容易治療的疾病每天殺死八千名名兒童—這恰恰也是盧安達大屠殺中平均每天死亡的人數。 <text:line-break/><text:line-break/>這些問題都很容易就能解決，但我們卻正走向一條很可能是事實上的終極種族滅絕之路，亦即對環境的破壞。這個問題不但幾乎沒有得到任何處理，而且事實上，美國正朝著相反的方向走。在今天的美國有一種樂觀的氛圍認為，由於擁有複雜精密的化石燃料提煉技術，所以我們可能還能保持一百年的能源自給自足，這也因此會讓美國霸權繼續保持一個世紀，我們會成為世界的沙烏地阿拉伯等等等。奧巴馬總統在2012年的國情咨文中，熱情洋溢地提到了這一點。你能從國家媒體、商業媒體等激情四溢的文章中讀到這類內容。 <text:line-break/><text:line-break/>其中，對於環境變化對當地的影響仍然有一些批評，比方說會破壞水源，會摧毀生態體系等等。但是，對於如果我們繼續這樣做，一百年後這個世界將會變成什麼樣子的問題，卻幾乎沒有任何涉及，也從未討論。目前存在著一些非常根本的問題，而這些恰恰是市場導向型社會中的某種固有問題。在這種社會裏，你不會去考慮我們稱之為外部性的東西，也就是那些沒有進入到任何特定交易當中、卻會對他者產生影響的東西。 <text:line-break/><text:line-break/>安德列•弗爾切克： <text:line-break/><text:line-break/>我正目睹大洋洲（南太平洋）幾個國家的消失。我在若干年的時間裏以薩摩亞（Samoa）為中心基地，朝著四周旅行，穿越該區域。一些國家，例如圖瓦盧（Tuvalu）、基裏巴斯（Kiribati），包括馬紹爾群島（Marshall Islands）等等，都已經在考慮大規模撤離自己的公民。 <text:line-break/><text:line-break/>在大洋洲，已經有若干島嶼和環礁正變得無法居住。同樣的情況也發生在馬爾地夫和其他地方。基裏巴斯很可能會成為第一個消失的國家。根據大眾傳媒的說法是，這些國家正在下沉。事實上，它們根本沒有下沉，而是潮汐淹沒過環礁，破壞了所有植被，污染了水源。這使得這些島嶼變得不再適合居住，或者使它們從水到食物幾乎所有物品都必須完全依賴進口。 <text:line-break/><text:line-break/>令人驚訝的是，當我在圖瓦盧工作的時候，我竟然沒有見到外國媒體。只有一個日本的攝製組在福納佛提環礁（Funafuti Atoll）拍攝肥皂劇，做一些不相干的事。我由此陷入思考：這可是受害最嚴重的一個國家，這是一個隨著海平面上升即將消失在地球表面的國家，竟然沒有任何媒體對此進行報導！ <text:line-break/><text:line-break/>諾姆•喬姆斯基： <text:line-break/><text:line-break/>喬治•奧威爾有一個術語，叫作「非人類」。世界被劃分成像「我們」這樣的人，以及其他無足輕重的「非人類」。奧威爾討論的是一個未來的極權社會，但它卻很符合我們今天的情況。馬克•柯帝士（Mark Curtis）在他對二戰後大英帝國的掠奪行為所做的研究中使用了「非人類」這一術語。對於發生在「他們」身上的事，「我們」並不關心。 <text:line-break/><text:line-break/>所謂的英語圈（英國的分支—美國、加拿大、澳大利亞）世界中的原住民，他們所遭受的待遇也與此類似。這些都不是尋常的帝國主義社會，他們並不僅僅只是統治原住民，他們還要消滅原住民。他們奪走原住民的土地和定居點，在大多數情況下還將其幾乎殺戮殆盡。「我們」並沒有考慮到原住民，「我們」從不追問過去在「他們」身上到底發生了什麼事。事實上，「我們」對這一切一概予以否認。 <text:line-break/><text:line-break/>安德列•弗爾切克： <text:line-break/><text:line-break/>用歷史的眼光來看，幾乎所有歐洲的殖民地也都是如此，世界上所有被歐洲殖民帝國所控制的地方都是如此。最早的集中營並不是由納粹德國所建造，而是由大英帝國在肯亞和南非首次建立。當然，德國人對於歐洲猶太人和吉普賽人（Roma）的大屠殺並非是德國人所實施的第一次大屠殺；他們參與了南美洲南部以及事實上在全世界各地的各種恐怖屠殺。德國已經將納米比亞的赫雷羅（Herero）部落中的大多數人給消滅殆盡。這個話題，在德國和歐洲的其他地方卻從來都沒有得到任何討論。這些是完全沒有任何理由、沒有絲毫邏輯的殺戮。唯一的解釋是，德國人就是純粹厭惡當地人。 <text:line-break/><text:line-break/>但是，你去聽一聽那麼多的歐洲人在二戰之後所表達出來的那種悲慟。他們認為：那個充滿理性與哲思並且本質十分平和的德國，怎麼會突然之間變成了殺人狂呢？他們說，那是因為他在一戰結束後遭受了經濟上的羞辱！否則，哪有人會預料到這樣一個友善的民族竟然會變得如此殘暴？好吧，如果一個人根本不把赫雷羅部落、薩摩亞人或者馬普切印第安人（Mapuche Indians）視為人類，如果他根本就忘記了德國人在非洲其他地方的殖民歷史，那麼他確實會對於德國人屠殺猶太人感到驚訝。 <text:line-break/><text:line-break/>諾姆•喬姆斯基： <text:line-break/><text:line-break/>即便吉普賽人在大屠殺這件事上遭受了和猶太人近乎相同的對待，但這事卻始終沒有被人提及；今天法國對吉普賽人的迫害也尚未被人們所認知。舉個例來說，2010年，法國政府決定將法國國內的吉普賽人居民驅逐至羅馬尼亞境內，而在那裏，吉普賽人的生活是十分悲慘且可怕的。你能想像法國人將大屠殺中的猶太倖存者，驅逐到那些他們將會持續遭受虐待和恐嚇的地方嗎？若真的如此做，整個國家恐怕都會因此憤怒得炸了鍋吧。但是，吉普賽人的問題卻完全被不置一詞地帶過了！ <text:line-break/><text:line-break/>安德列•弗爾切克： <text:line-break/><text:line-break/>現代捷克共和國修建起圍牆來隔離吉普賽人。事實上，他們就是在城市之中打造隔離區，時間距今還不到二十年。這令人回想起二十世紀三、四十年代捷克人與納粹合作圍捕吉普賽人的可怕歷史。當然，到二十世紀九零年代，捷克人已經成為西方最可靠的盟友，西方的大眾傳媒也因此將其視為一個不應被批評的民族。相比穆加貝（Mugabe）對辛巴威的白人農民所做的一切，捷克共和國對吉普賽人的所作所為更要殘忍許多。 <text:line-break/><text:line-break/>讓我們回到歐洲殖民主義上來看。我感覺殖民主義並沒有隨著第二次世界大戰的結束而消失，沒有在二十世紀的五零或六零年代結束。我在這個世界上所謂的邊緣地帶接觸得越多，就越能感受到殖民主義已經通過更有效的宣傳而進一步深入強化。其實這是一件很可怕的事情。因為在過去，總是存在一個敵人，一個你能看得見、摸得著的壞蛋，你可以很簡單地以殖民軍隊或一些殖民機構的形式來定義敵人是誰。如今，殖民主義雖然持續，但是，對當地人來說，要清楚地說明白到底是怎麼回事以及他們的敵人究竟是誰，卻好像越來越困難。 <text:line-break/><text:line-break/>諾姆•喬姆斯基： <text:line-break/><text:line-break/>在過去的幾年間，在東剛果（Eastern Congo）發生了一些世界上最為嚴重的血腥暴行，大約有三百萬至四百萬人被屠殺。你能說清楚兇手是誰嗎？他們是被民兵殺死的，但在這些民兵的背後，卻是跨國集團和多個國家的政府，而他們卻隱身幕後。 <text:line-break/><text:line-break/>安德列•弗爾切克： <text:line-break/><text:line-break/>我馬上就要完成一部紀錄長片，名字叫作《盧安達式開局》（Rwanda Gambit）。我花了三年多的時間才完成這部紀錄片。我們現在知道的數字比剛才提及的要大得多，大約有六百萬到一千萬人在剛果民主共和國被殺害。這一數字，大概和比利時國王利奧波德二世（Leopold）在二十世紀初殺害當地民眾的數字相當。你說得沒錯，表面上，屠殺了數百萬無辜人民的兇手是盧安達、烏干達政府及其代理人，但在他們背後，卻是西方的地緣政治和經濟利益。 <text:line-break/><text:line-break/>諾姆•喬姆斯基： <text:line-break/><text:line-break/>你看，跨國集團為了獲得西方人使用在手機上的鈳鉭鐵礦和其他重要礦產，於是就利用民兵來屠殺當地人民。這種屠殺方式是間接的。你所描述的許多暴行和罪行都具有同樣特點。但也有一些屠殺則是採用相當直接的方式進行，比方說越戰，這是第二次世界大戰以來最嚴重的暴行。 <text:line-break/><text:line-break/>2011年是約翰•F•甘迺迪（John Kennedy）發動越戰五十周年。通常，某一事件的五十周年紀念應該是相當隆重的，尤其是當這一事件的規模如此巨大時。但是，在越戰爆發五十周年之際，卻沒有一星半點的任何紀念活動。1961年5月，甘迺迪派出美國空軍開始轟炸南越。他授權使用燒夷彈和化學武器摧毀越南的農作物和地表植被；同樣也是甘迺迪，啟動了一項計畫，將數百萬越南人驅趕到所謂的「戰略村」，而它們實際上就是集中營或城市貧民窟。 <text:line-break/><text:line-break/>美國針對越南進行化武攻擊的後遺症至今沒有消散。你也許曾經看過，我們在西貢的醫院至今仍然可以看到許多畸形胎兒；直接滲透到南越土地上的化學毒素，導致這些兒童天生伴隨可怕的畸形和異常。但時至今日，即便經歷了好幾代人，這一問題仍然沒有得到人們的關注。這個問題在寮國和柬埔寨也沒有得到解決。 <text:line-break/><text:line-break/>對於波布（Pol Pot）政權在柬埔寨的恐怖統治，人們已經談論得很多了。但是，對於它何以會發生，卻幾乎無人問津。二十世紀七零年代早期，美國空軍對柬埔寨的農村地區實施了全面轟炸，其規模與二戰中盟軍空軍力量在太平洋戰場所進行的轟炸相當。在當時，他們遵照季辛吉（Henry Kissinger）針對柬埔寨實施大規模轟炸的指示，亦即：「動用所有空中力量進行轟炸，對於地面上任何一個移動目標都絕不能放過。」   <text:line-break/><text:line-break/>我的意思是，這就是號召進行你所說的種族屠殺。我們很難從檔案中找到任何記錄，只有《紐約時報》對此事曾經有一句話略有提及，但之後，類似報導就完全停止了。除了在學術雜誌和一些小圈子以外，對於轟炸柬埔寨的規模，從未有過任何報導，但這可是針對數百萬人的大屠殺，一口氣毀滅了四個國家。這些國家，在那之後就再也沒法恢復元氣。當地人民雖然知道這一切，但也無能為力。 <text:line-break/><text:line-break/>安德列•弗爾切克： <text:line-break/><text:line-break/>我曾在越南的河內待了幾年，對所謂的「秘密戰爭」［the Secret War，指美國空軍及其盟友對寮國的石缸平原（Plain of Jars）的地毯式轟炸］進行了報導。關於柬埔寨，我也寫了很多東西，所發現的結論同樣令人感到震驚：就和其他許多遭受西方摧殘與蹂躪的地區一樣，西方的大眾傳媒機構在這裏依舊實施了一場有計劃的假新聞宣傳戰。 <text:line-break/><text:line-break/>波布政權統治下的柬埔寨，被描繪成共產主義所犯下的不可饒恕罪行之最可怕的例子之一。但是，西方針對東南亞人所進行的種族滅絕，他們卻不置一詞，甚至乾脆完全忽略。美國使用 B-52 轟炸機對寮國和柬埔寨的農村地區狂轟濫炸的目的是：防止寮國和柬埔寨加入越南解放戰爭中，數百萬人因此遭到無情的殺害；甚至直到今天，仍然還有牛隻因為在咀嚼小石子的時候不時會咬到散落各地的所謂「 炸彈寶寶」而被炸飛了腦袋，至於當地人民尤其是女性和兒童的遭遇，當然就更不難想像了。 <text:line-break/><text:line-break/>(陳真按：「炸彈寶寶」指的是集束彈，又稱子母彈，一顆炸彈裏頭含有成百上千的小炸彈。炸彈會開花，就像下雨一樣，撒下漫天小炸彈，是一種無差別殺傷的大規模毀滅武器。請見這段視頻，裏頭提到我曾寫過的美軍集體掩埋六千名伊拉克士兵的事 (掩埋時，其中很多人仍然還活著)： <text:line-break/><text:line-break/><text:a xlink:type="simple" xlink:href="https://bit.ly/3dHZj8Y"><text:span text:style-name="T11">https://bit.ly/3dHZj8Y</text:span></text:a><text:s/><text:line-break/><text:line-break/>這些小炸彈之中，有一些不會馬上爆炸，當它灑落地面，於是就成為平民百姓特別是兒童的長年噩夢，宛若地雷。而且，更可惡的是，這類小炸彈故意製造得像玩具，因此特別容易吸引小孩撿拾。一旦碰觸，便立即能把人或動物給炸得四分五裂。 <text:line-break/><text:line-break/>越戰期間，美國為了切斷北越的補給線，竟然對寮國無端進行徹底毀滅性的狂轟濫炸，完全不把人當人看，一共投下了兩百多萬噸的集束彈，內含兩億七千多萬顆的小炸彈。當時寮國總人口數僅兩百萬人，平均一人可以分到大約150顆炸彈，使得寮國成為世界上「人均受炸彈襲擊」最嚴重的國家。 <text:line-break/><text:line-break/>根據美國國哥倫比亞廣播公司2016年9月5日的報導以及Legacies of War 組織的2018年報告，至今仍有大約八千萬顆散落寮國各地的未爆彈；二戰結束後，被炸死或炸傷的寮國居民已超過五萬人，其中百分之四十的受害者為兒童。) <text:line-break/><text:line-break/>五、六年前，我和排雷諮詢小組（Mines Advisory Group，MAG）有過密切合作。這是一家總部位於英國的大型排雷機構。他們向我抱怨，在印度支那地區的戰爭中，為美軍生產和提供致命武器的一些公司（其中就包括今天美國的一家著名家用消費品生產公司），至今仍拒絕提供相關武器的技術資料。這使得他們的拆彈工作開展起來極為困難，因為他們需要知道如何拆解這些武器裝置以及它們多久之後才會失效。 <text:line-break/><text:line-break/>這種惡意以及體制性的缺乏同情，導致雙方完全難以合作；往後，仍會有數百或數千個當地人（主要是女性和兒童）將會因此死亡。 <text:line-break/><text:line-break/>至於柬埔寨的問題，則始於美國在首都金邊扶植起來的非法腐敗政府。我發現，我們對紅色高棉和所謂共產主義暴行的討論非常值得商榷，甚至非常可笑。由於沒有接受過教育以及與世界的隔閡，大多數柬埔寨人在波布從法國（正是在當地的咖啡館裏，波布變成一個激進分子）回到柬埔寨之前，對共產主義根本一無所知。我在柬埔寨聽到的消息是，紅色高棉時期的暴行，主要是由那些對城市菁英心存不滿的農民所執行。 <text:line-break/><text:line-break/>事實上，在轟炸期間，金邊對美國是俯首貼耳的，農村地區的人民於是開始痛恨那些城市居民，將其視為通敵份子，而自己則是事實上的受害者。這與共產主義的意識形態幾乎毫無關連。而且，毫無疑問，美國對柬埔寨農村地區的轟炸所造成的死亡人數，要遠遠大於紅色高棉行動所造成的傷亡。 <text:line-break/><text:line-break/>然後，當這一切都結束，越南解放了柬埔寨，並將紅色高棉從權力神壇上踹下來的時候，美國駐聯合國大使卻要求紅色高棉政府重新回來掌權。由此你可以知道，美國作戰的對象，實際上是做為蘇聯盟友的越南，而不是一些稀奇古怪、自我標榜的毛主義政權。但是，西方卻一手炮製無數虛假資訊，指控共產主義的意識形態，並將其與波布政權的暴行聯繫起來。在我發自柬埔寨的報導中，我曾如此斷言：即使波布及其黨羽以一個比方說什麼南美足球俱樂部或什麼慢跑鞋的名義鼓動農村居民去殺害城市居民，西方照樣可以扯到共產主義上頭，做出相同的指控。 <text:line-break/><text:line-break/>諾姆•喬姆斯基： <text:line-break/><text:line-break/>許多學者指出，在柬埔寨的整個歷史中，被研究最多的就是紅色高棉統治的那三年。我們對這三年的認知，居然遠遠比對這個國家其餘全部歷史的認知都還要多。但在幾年前，我們對這段時期其實也幾乎一無所知。我們只知道紅色高棉在1970年仍然還是一個很邊緣的小團體，但它卻動員起一支由憤怒農民所組成的龐大軍隊。這些農民當然是與那些被他們視作罪犯的城市菁英對立的。 <text:line-break/><text:line-break/>人們卻沒有看到，城市菁英的背後就是華盛頓這隻黑手。這和東剛果以及鈳鉭鐵礦的例子有點類似，你看不見殺你的人是誰。我想，這種事情在西方也一樣很明顯。我舉個例——雖然在規模上與前面那些例子差得遠了，但這仍然是個嚴重事件：在威斯康辛州，共和黨籍的州長下令取消工會的集體談判權，因此引發大規模的抗議活動。抗議者要求重新選舉州長並進行罷免投票。但共和黨在投票中卻又再度獲勝了。 <text:line-break/><text:line-break/>背後的原因很耐人尋味：共和黨開展了非常有效的宣傳活動，他們使那些不幸的民眾相信：造成他們不幸的根源就是他們的鄰居，而不是摧毀我們經濟的真正罪犯 —銀行，因為他們離我們太遙遠了。你能看到的只是身邊經濟狀況比你好的那些人。比方說，你的鄰居可能是個消防員，他有養老金，而你沒有，所以你便遷怒於他，而不是對那些真正搞垮經濟的人感到憤怒，因為他們遠在天邊，他們通常就住在紐約的摩天大樓裏頭。當時的宣傳活動規模龐大，其背後又有龐大資金支持。這就如同納粹將猶太人當作替罪羔羊一般，他們宣傳說：「猶太人應該對你們 (德國人) 所遭受的饑餓和經濟蕭條負責。」 <text:line-break/><text:line-break/>安德列•弗爾切克： <text:line-break/><text:line-break/>沒錯，發生在東南亞的事情和發生在盧安達、烏干達以及剛果民主共和國的事情非常相似。我們看到的是民兵的殘殺行為和數百萬人的死亡，當地人則常常被描述成野蠻人，幾乎與動物無異。但是，真正該被譴責的西方政府和大企業，卻遠遠地置身事外，幾乎對此不用承擔任何責任。在歐洲和美國，人們對這些事件知之甚少，而歐洲又是一個受教育程度較高且自認見多識廣的大洲。然而，大多數非洲人都知道的事情，真正涉入其中的歐洲人卻反而一無所知。這或許是因為他們根本不想知道。 <text:line-break/><text:line-break/>任何事情都是互為關聯的。在西方人眼裏，羅伯特•穆加貝是在參與阻止盧安達軍隊第二次企圖推翻剛果民主共和國時才變得「邪惡」起來的；而剛果民主共和國在現實中正是西方國家的代理人。在東非有一種諷刺的說法是：南蘇丹是西方給予烏干達總統約韋裏•穆塞韋尼的獎賞，表彰他在這一地區代表西方所做的「出色的工作」。 <text:line-break/><text:line-break/>在剛果發生的是這樣一場難以想像的災難和慘絕人寰的種族滅絕，它完全可以和一個世紀前比利時國王利奧波德二世在剛果的暴行相提並論。 <text:line-break/><text:line-break/>我不得不再次重述暴行所導致的死亡人數，因為實在太可怕、太難以想像了。當我去年在華盛頓進行拍攝的時候，剛果民主共和國的一位總統候選人本•卡拉拉（Ben Kalala）告訴我，死亡人數大約是六百萬到八百萬人，但也有人說是死了一千萬。他說：「你看，在盧安達大約有八十萬人死亡，我為他們感到難過，因為他們也是人。但是，整個世界卻都只是在討論1994年的這場種族殺戮。你要知道，在我們剛果，卻有六百萬到八百萬人被屠殺。」 <text:line-break/><text:line-break/>這件事就發生在幾年前，它和利奧波德二世統治時期非常相像，在當時，也大約有一千萬人被殺害。如果你在橡膠園裏表現得不好，他們就會剁掉你的雙手，也有人在自己的農舍裏被活活燒死。這些例子告誡我們：西方的立憲君主制國家和多黨制「民主國家」，都同樣會做這種事。當然，這些大屠殺不是發生在安特衛普（Antwerp) 或布魯日(Bruges）(比利時的商業大城)，而是發生在所謂「黑暗大陸」的非洲，發生在我們的視野之外。事實上，比利時人殺害的非洲人數量，遠比當時他們自己整個國家的總人口數都還要多。 <text:line-break/><text:line-break/>諾姆•喬姆斯基： <text:line-break/><text:line-break/>我曾經出於好奇翻閱了《大不列顛百科全書》最著名的那個版本。我把時間定位在 1910年前後，查找利奧波德二世這個詞條。這個詞條當然還是有的，但所記載的卻是他所做的好事，講他如何建立這個國家等等。在結尾處，它輕描淡寫地說了些諸如「他有時候會殘忍對待他的人民」的話——這話倒是沒錯，比方說，他屠殺了一千萬人。 <text:line-break/><text:line-break/>安德列•弗爾切克： <text:line-break/><text:line-break/>2011年，當我在布魯塞爾（Brussels）的時候，無意中看到許許多多利奧波德二世的雕像。在比利時，他仍受到萬眾敬仰。所以，儘管我們知道，即便以歐洲殖民主義本身的道德標準來衡量，利奧波德二世對剛果人的所作所為完全就是種族滅絕，但他仍然被認為是比利時的民族英雄之一。 <text:line-break/><text:line-break/>後來，比利時政府將利奧波德二世的私人殖民地拿走並 國有化」。當然，這聽上去就像是個笑話。在意識到一千萬人被謀殺之後，比利時政府將這些殖民地從墮落的王室手中拿走，並由自己來管理，而不是由其自主。但我也確信，他們說服並且再教育了許多剛果人民，使他們相信被殖民其實也沒什麼不好。 <text:line-break/><text:line-break/>諾姆•喬姆斯基： <text:line-break/><text:line-break/>被殖民者常常接納了自己被壓迫的歷史，甚至以此為榮，這是一個有趣現象。有一次，在加爾各答（Kolkata），我參觀了維多利亞紀念館。當我抵達那裏時，看到的第一個東西竟然是毀滅印度的人之一——羅伯特•克萊夫爵士（Sir Robert Clive）的雕像。我跟著嚮導參觀了一間又一間的繪畫陳列室，這些令人不忍卒睹的醜陋畫作，表現的卻是英國人毆打和羞辱印度人之類的主題。隨後，我來到維多利亞女王的茶室，修繕後的這間茶室真的很像國家聖祠那樣莊嚴。所有這一切都是印度遭受破壞的象徵，但又有幾個人知道有無數人在其中被殺害？ <text:line-break/><text:line-break/>安德列•弗爾切克： <text:line-break/><text:line-break/>那個地方我也去過幾次。它很可笑，但也足以說明問題所在。我從未在印度看到一家博物館能夠像維多利亞紀念館那樣，吸引如此之多的參觀者，每天都有數千參觀者湧入。而且，紀念館的維護工作做得很好。顯然，大英帝國成功完成了針對世界各地臣民的教導。比方說在馬來西亞，菁英們仍然盡其所能地想要表現出比英國人更加英國化，所有帝國統治時代以來的歷史遺跡都被一絲不苟地保存下來。在婆羅洲的沙巴州，人們甚至把曾經屬於殖民者的英式茶室和修復後的大樓變成博物館。受過教育的馬來西亞青年的終極目標，就是到英國的一些知名大學求學，以求從本質上掩蓋自己的馬來西亞屬性，並且儘可能地向殖民者模仿與靠攏。 <text:line-break/><text:line-break/>在肯亞，我們也能看到同樣的趨勢，那些代表他們的新殖民主義主子、專門掠奪自己國家的當地菁英，穿著打扮就像幾十年前的英國紳士那樣。肯亞的法官穿著和他們的英國同事相同的袍子，此外，社會的高級階層甚至還會刻意模仿英國口音。 <text:line-break/><text:line-break/>在東南亞，許多人相信，殖民統治者對他們的統治是公正的。舉個例子，在印尼、馬來西亞和新加坡之間有個關於馬來西亞為什麼比印尼先進的爭論。真可悲。他們之中的很多人認為，原因乃是在於大英帝國在馬來西亞所實行的良好統治；而很多印尼人則抱怨荷蘭人作為殖民統治者，不及英國人「出色」！ <text:line-break/><text:line-break/>甚至在秘魯，一直到最近，你都還能夠看到同樣的情形。利馬（Lima）曾是西班牙總督的首府，也是西方實施反人類罪行的中心之一。在位於總統官邸前的武裝廣場（Plaza de Armas）上，曾經坐落著一尊法蘭西斯科•皮薩羅（Francisco Pizzarro）的巨大雕像。直到幾年前，這座雕像才被撤走。當然，現在他們有了一個新政府；他們將雕像移到了公園裏。雕像至今依然矗立，只不過不是在武裝廣場上而已。即使是在今天親社會主義和左傾體制下，他們也不會拆除這尊雕像。整個拉丁美洲遍佈著這些征服者的象徵，仿佛社會中的一部分人對殖民主義的鞭子至今還心存懷念似的。 <text:line-break/>諾姆•喬姆斯基： <text:line-break/><text:line-break/>現在已經有一點反抗了。比方說，在1992年的多明尼加共和國，政府計畫舉行盛大的慶祝活動紀念哥倫布登陸，並為此矗立起一些巨大的紀念碑，但它們最後全都被民眾給拆除了。 <text:line-break/><text:line-break/>除了政治上和經濟上的殖民化，還有知識和道德上的殖民化。後者有著很深的根源，例子也很多。我們就以女性的地位為例。幾千年來，女性接受了自己作為父親和丈夫的財產是一種自然秩序的觀念：在美國，這種情況直到幾十年前才受到嚴肅的挑戰。比方說，直到1975年，女性在聯邦審判中擔任陪審團成員的法律權利仍無法得到保障。假如你問我的祖母是否受到了壓迫，她可能甚至都無法理解這個詞的意思！這就是當時女性的角色：女性的存在，乃是為他人服務的。而且它還內化為女性自身的一種觀念。階級制度與壓迫的主要成就，就是讓「非人類」也相信，這一切都是符合自然的。 <text:line-break/><text:line-break/>歐洲人對殖民的歷史有什麼意識嗎？ <text:line-break/><text:line-break/>安德列•弗爾切克： <text:line-break/><text:line-break/>奇怪的是，他們對此幾乎毫無意識，甚至在我的西班牙朋友中也存在同樣情況。你要知道，這些人可是曾經在聯合國和其他知名的國際組織中工作過的，他們是受教育程度相當高的一個群體，但他們對自己的歷史的認識卻如此幼稚無知。我和我那些來自法國媒體和出版界相對進步的朋友，還曾經因為法國的殖民主義問題起過衝突。 <text:line-break/><text:line-break/>他們（甚至是中左派）對戴高樂將軍無限崇拜，他們相信，和其他殖民者不同，法國從來不是一個真正惡劣的殖民者，說得好像非洲或印度支那或加勒比地區從來不存在一樣。這就是他們對殖民歷史的認知程度。 <text:line-break/><text:line-break/>你知道嗎，法國人在一些地方，比如在格林伍德島（Grenada），曾經試圖把當地人口徹底殺光，一個活口都不留；極少數死裏逃生者，為了不落入法國人手裏，寧可從懸崖跳下自盡。在波利尼西亞的復活節島上（Easter Island，今天是智利的領土），法國人離實現其「百分之百的屠殺成功率」，就只差了這麼一點點。 <text:line-break/><text:line-break/>同樣地，我也認為荷蘭人對他們在印尼的殖民歷史的觀念也是一樣非常落伍、可怕且病態。我在金邊的一家酒吧裏，遇到一個剛從雅加達回來的人，他坐在那裏，用手撐著腦袋，用醉醺醺的聲音不斷嘀咕著：「我們永遠不該從那裏撤離的。」這個人，可是一位歐盟官員！ <text:line-break/><text:line-break/>德國人對於自己在非洲的殖民歷史的認知也幾乎是零。在斯圖加特和慕尼克，除了雄偉的山丘和美麗的景色，我從來沒有聽到有誰談論起納米比亞。 <text:line-break/><text:line-break/>在智利，右翼人士認為皮諾契做了很多好事，也做了很多壞事。這跟你在英國聽到的關於殖民主義的說法如出一轍。他們對於印巴分治當然不會有任何深切的懊悔、悲傷或者罪惡感。印巴分治基本上就是由大英帝國所一手策劃，它所導致的後果很可能是現代歷史上最為嚴重的一輪大屠殺，其規模之大，可能也只有1965年美國在印尼策動的軍事政變大屠殺，以及今天在剛果民主共和國所發生的種族滅絕，可以與之相提並論。人們對於非洲和中東在歷史上的遭遇知道的也不多。 <text:line-break/><text:line-break/>諾姆•喬姆斯基： <text:line-break/><text:line-break/>一群流亡的阿爾及利亞物理學家（其中一個就在麻省理工，所以我也得以認識他），一起對二十世紀九零年代發生在阿爾及利亞的暴行進行了十分細緻的研究。他們的觀點是：許多暴行被歸咎于穆斯林，但事實上，暴行的實施者其實是偽裝成伊斯蘭教的政府。他們梳理了一次次事件中的細節。比方說，任何一次典型的屠殺，也許就發生在一個貧窮地區，一般大約持續三天，其間不會有任何人來干涉，等到所有人都被殺死或趕走之後，一個將軍就會進入該地區大撈一筆。 <text:line-break/><text:line-break/>像這樣的例子還有很多。這些研究者認為，這些都是由法國的情報部門所策劃，並邀請我為該書撰寫導言。我調查了這個問題，並盡可能地搜集證據。我發現，證據相當充份，因此撰寫了導言，用詞雖然和緩，但讀者仍可讀出其中意涵。 <text:line-break/><text:line-break/>這本書最後得以出版，但沒有一家法國出版社願意與他們合作，所以他們最後只能在瑞士出版。他們曾經嘗試在巴黎召開一次新聞發佈會，但發佈會當天卻沒有一個法國記者願意前來參加。所以，這本書在法國最終根本不為人所知。我和一位在巴黎的美國圖書館工作的朋友聊起這本書，於是他為圖書館購置了一本。他告訴我，這恐怕是該書在法國的唯一一本。這本書講述的是最近所發生的事件，講述的是發生在二十世紀九零年代的阿爾及利亞的暴行，法國極有可能涉入其中。 <text:line-break/><text:line-break/>安德列•弗爾切克： <text:line-break/><text:line-break/>你說的這些很能說明問題。還有一個問題是：美國的知識份子認為，歐洲人知道的比歐洲以外的人要多，認為歐洲人有更強的問題意識。但我發現，可能只有在涉及與美國直接相關的問題時，才是這樣。至於其他問題，歐洲人的無知卻十分令人震驚。 <text:line-break/><text:line-break/>總體上來說，我發現，受過教育的亞洲人、拉美人和非洲人對當前發生的事情，比同樣受過教育的歐洲人知道得更多。我也發現，西方人（特別是歐洲人）在總體上對於自己的特殊性總是抱持著極端教條的觀念，甚至自我陶醉。許多人接受了片面教育，完全依賴自己的西方主流媒體，而從不參考其他的消息來源。因此，他們認為自己是上帝的選民。 <text:line-break/><text:line-break/>回到你問我的有關歐洲的情況以及他們對於殖民主義瞭解多少的問題上，我想，他們對此接近一無所知。我認為，缺乏對於這個問題的認知和興趣是非常可恥的。歐洲人對於自己過去所犯下的可怕罪行全然無知，對於他們至今仍參與其中的種族滅絕行徑，同樣完全無知，對於他們的政府和公司在剛果民主共和國到底做了什麼，仍然還是一無所知。如此無知的原因，我想那是因為他們根本不想知道，他們只會抱怨窮國的腐敗政府濫用了外國援助，而這是一種相當廉價的理解世界方式。 <text:line-break/><text:line-break/>諾姆•喬姆斯基： <text:line-break/><text:line-break/>那麼，當你和他們談論起這個話題的時候，他們的反應如何？ <text:line-break/><text:line-break/>安德列•弗爾切克： <text:line-break/><text:line-break/>他們通常防衛心很重，不管是在法國、德國、西班牙還是在英國（儘管英國比其他歐洲國家擁有更多持有批判立場的人群，這可能和英國正在成為一個真正的多元文化的社會有關）。在歐洲，這種無知，不僅僅體現在對其殖民歷史的認知上，甚至還體現在對歐洲大陸自己的歷史認知上。 <text:line-break/><text:line-break/>諾姆•喬姆斯基： <text:line-break/><text:line-break/>我在西班牙有過一段有趣的經歷。1990年，也就是佛朗哥去世十五年之後，我在巴賽隆納擔任講座。我提到了許多關於在1936年到1937年發生在巴賽隆納的事件，但年輕一點的人對內戰根本沒有什麼概念，只有那些和我相同年紀的人才知道我在說什麼。 <text:line-break/><text:line-break/>之後不久，我碰巧又去了西班牙的奧維耶多（Oviedo），並在當地做了幾場演講。1934年，在奧維耶多曾發生過一次左派的起義，接著部隊進駐並將其鎮壓，軍隊佔領了市政廳，將起義者殺害。我就是在那個市政廳裏頭演講，我心想，聽眾們應該知道在這裏所發生的事情吧，結果發現，聽眾竟然對此沒有什麼反應，只有那些和我年紀相彷的人才知道我在說什麼。其餘的人，他們什麼都不知道。 <text:line-break/><text:line-break/>安德列•弗爾切克： <text:line-break/><text:line-break/>是的，這正是西班牙人如何對待佛朗哥時期的一種表現。在南美洲（智利、阿根廷、烏拉圭），人們對於過去歷史的態度卻更為開放；那裏的人們真的很勇敢。 <text:line-break/><text:line-break/>諾姆•喬姆斯基： <text:line-break/><text:line-break/>你說的沒錯。我曾經和我的女兒在墨西哥待過，她曾經居住在尼加拉瓜。當我正翻閱《每日新聞報》（La Jornada）（在我看來這是一份相當不錯的報紙）的時候，我讀到一篇關於一部新近由知名出版社「西班牙學園」（Spanish Academy）以西班牙文出版的國家人物傳記辭典的報導。其中當然有佛朗哥這一詞條，他被描述成一位為國家做了很多好事的保守民族主義者。與之相反，領導人民陣線反對佛郎哥的內格林（Negrin）則被描述為一個罪人。 <text:line-break/><text:line-break/>下面對話的結尾，我希望這世界是第二種情況 <text:line-break/><text:line-break/>安德列•弗爾切克： <text:line-break/><text:line-break/>諾姆，我想就此結束我們的對談。我們討論了第二次世界大戰後美國、歐洲及其盟友所犯下的反人類罪行。我們生活在一個動盪不安的年代。剛果和巴布亞（Papua）正在發生大規模的戰爭。像索馬利亞、蘇丹、烏干達、利比亞和阿富汗，整個國家都遭到西方蹂躪，像敘利亞和伊朗這些國家也可能成為西方下一個襲擊目標。 <text:line-break/><text:line-break/>西方經常製造衝突，迫使其他國家之間互相對抗。菲律賓的學者向我解釋了西方是如何在有爭議的領土問題上將菲律賓和該地區其他國家置於和中國對抗的位置上。短兵相接的戰鬥已經逐步被致命的導彈、轟炸和最新的致命武器無人機所取代。無人機跟恐怖主義根本沒什麼區別。而且，使用無人機作戰絕不會受到懲罰—亦即侵略國無須讓本國士兵冒生命危險。這是一種單向的戰爭：對其中一方而言，這就只是一次電動遊戲，但是對另一方而言，卻意味著被毀滅的村莊、死亡和殘破的屍體。 <text:line-break/><text:line-break/>西方似乎正試圖強化自己對世界的控制，但其實能夠阻擋其作為的並不多，只有一些堅定的國家和個人。但是，歷史告訴我們，僅憑這些，確實有可能制止這種恐怖暴行，讓人道主義重新佔據上風。 <text:line-break/><text:line-break/>諾姆•喬姆斯基： <text:line-break/><text:line-break/>現在齊頭並進的有兩種世界趨勢。一個外部觀察者會說，主要的趨勢是人類的自我毀滅，就像在懸崖上奔跑一樣。但另一個趨勢則是反對力量的不斷增強，在這方面，人類已經獲得了一些成功。這種改變甚至在過去的三十和四十年之中就已出現，而且都是一些重大的改變。問題是，究竟是這兩個趨勢中的哪一個會佔據世界發展的主導地位？ <text:line-break/><text:line-break/>就現實上來講，你似乎看不到什麼希望，但我們只有兩種選擇：一種就是一味感嘆「沒有希望了，我們放棄吧」，然後認定最糟糕的事情必然會發生。另一種則是說「好吧，(現實情況十分悲觀)，但我們還是希望讓整個情況可以好起來，所以我們應該要繼續努力」。 <text:line-break/><text:line-break/>如果第二種情況發生了，那一切就會好起來。如果第二種情況沒有發生，那麼，我們就只能走向最糟糕的後果。這就是我們現在所必須面對的選擇。</text:p>
      <text:p text:style-name="P5">穎芝   |  2020.05.13 17:22   |   <text:a xlink:type="simple" xlink:href="http://palinfo.habago.org/Entry?Command=Information_PrintForum&amp;#FORUM39216"><text:span text:style-name="T8">#</text:span></text:a></text:p>
      <text:p text:style-name="P6">去年七月份發生在美國維吉尼亞州的退休社區發生“呼吸道疾病”群聚感染，病人發病的症狀為“發燒，咳嗽，身體疼痛，喘息，聲音嘶啞和全身無力”⋯ <text:line-break/><text:line-break/>這是不是很像 covid-19 的症狀？ <text:line-break/><text:line-break/>新聞來源：abc news <text:a xlink:type="simple" xlink:href="https://reurl.cc/Y1YrxD"><text:span text:style-name="T11">https://reurl.cc/Y1YrxD</text:span></text:a><text:s/><text:line-break/></text:p>
      <text:p text:style-name="P5">衛思燕   |  2020.05.13 10:09   |   <text:a xlink:type="simple" xlink:href="http://palinfo.habago.org/Entry?Command=Information_PrintForum&amp;#FORUM39215"><text:span text:style-name="T8">#</text:span></text:a></text:p>
      <text:p text:style-name="P6">火鍋大王的最新視頻，提到法國官方要求感染的軍人封口! <text:line-break/><text:line-break/>最新0號病人竟是法國軍人? <text:line-break/><text:a xlink:type="simple" xlink:href="https://www.youtube.com/watch?v=FLFH6WsZu8M"><text:span text:style-name="T11">https://www.youtube.com/watch?v=FLFH6WsZu8M</text:span></text:a><text:s/><text:line-break/>視頻右下角可點選字幕</text:p>
      <text:p text:style-name="P5">蔡亦鸣   |  2020.05.13 09:57   |   <text:a xlink:type="simple" xlink:href="http://palinfo.habago.org/Entry?Command=Information_PrintForum&amp;#FORUM39214"><text:span text:style-name="T8">#</text:span></text:a></text:p>
      <text:p text:style-name="P8">5月7日丰远提到的那位俄裔美国人，正是乔姆斯基的好朋友，手头有一本将二人对话集合而成的《以自由之名 ：民主帝国的战争、谎言与杀戮》 <text:line-break/><text:line-break/><text:line-break/><text:line-break/>第一章 殖民主义的残酷遗产　 <text:line-break/>第二章 掩盖西方罪行　 <text:line-break/>第三章 宣传与媒体　 <text:line-break/>第四章 苏维埃阵营　 <text:line-break/>第五章 印度和中国　 <text:line-break/>第六章 拉丁美洲　 <text:line-break/>第七章 中东与“阿拉伯之春”　 <text:line-break/>第八章 废墟上的希望　 <text:line-break/>第九章 美国权力的衰落　 <text:line-break/><text:line-break/><text:line-break/>第一章 殖民主义的残酷遗产 <text:line-break/><text:line-break/><text:line-break/><text:line-break/>安德烈·弗尔切克: <text:line-break/><text:line-break/>第二次世界大战结束以来，西方的殖民主义和新殖民主义导致了全世界范围内5000万到5500万人死亡。时间虽然相对短暂，但却可以说见证了人类历史上最多次的屠杀。它们中的大多数都打着诸如自由和民主的崇高旗号。一小部分欧洲国家，和那些主要由欧洲裔公民所统治的国家一直在推动西方的利益，也就是那些“重要”的人的利益，而不顾最大多数人的利益。人们接受了对数百万人的屠戮，并将其视为是不可避免甚至是正当的。许多西方公众似乎也受到严重的误导。 <text:line-break/><text:line-break/>除了5500万人左右直接死于西方和亲西方的军事政变以及其他冲突之外，还有数亿人间接地、悲剧地和默默地死去。在西方，这种全球秩序没有受到任何挑战，甚至在被征服的世界里，人们也常常不加反抗地接受了它。这个世界是不是疯了？ <text:line-break/><text:line-break/><text:line-break/>诺姆·乔姆斯基: <text:line-break/><text:line-break/>很不幸，对这一西方人曾犯下的最严重的罪行，存在着激烈的争论。当哥伦布在西半球登陆时，大约有800万到1000万的人处于高级文明（商业、城市等等）中。此后，没有经过多长时间，这些人口中的大约95％消失了。在今天美国的领土上，曾经大约有1000万左右的美洲原住民，但是根据人口统计，到1900年时，这个国家中原住民的数量只有20万。但所有这一切都遭到否认。在英裔美国人中的主要的知识分子和左翼自由派的报刊中，这一切都被轻描淡写地否认了…被一笔带过或是不加评论。 <text:line-break/><text:line-break/>根据医学杂志《柳叶刀》的说法，每年有600万儿童由于缺乏基本的医疗手段而死亡，而提供这些几乎不需要什么成本。下面是一个我们再熟悉不过的数字。仅在南部非洲，营养不良和一些很容易治疗的疾病每天都要杀死8000名儿童—这是卢旺达大屠杀中平均每天死亡的人数。这些问题都是很容易就能解决的。我们正在走向可能是事实上的终极的种族灭绝一—对环境的破坏。这个问题不但几乎没有得到处理，而且事实上，美国正在朝着相反方向走。在今天的美国有一种乐观的氛围:认为由于有复杂精密的化石燃料提炼技术，所以我们可能还能保持一百年的能源自给，这也会让美国霸权继续保持一个世纪，我们会成为世界的沙特阿拉伯，等等。奥巴马总统在2012年的国情咨文中热情洋溢地提到了这一点。你能从国家媒体、商业媒体等激情四溢的文章中读到这些内容。其中，对于环境变化对当地的影响也有一些评论，比如说，会破坏水源，会摧垮生态系统，等等。但对于如果我们继续这样做，一百年后这个世界将会变成什么样子这个问题，则几乎没有涉及。这个问题他们没有讨论。现在存在着一些非常根本的问题。这些是市场导向型社会中的某种固有的问题。在这种社会里，你不会去考虑我们称之为外部性的东西，也就是那些没有进入到任何特定交易当中的、但会对他者产生影响的东西。 <text:line-break/><text:line-break/>安德烈·弗尔切克: <text:line-break/><text:line-break/><text:line-break/>我正在目睹大洋洲（南太平洋）几个国家的消失。我在若干年的时间里以萨摩亚（Samoa）为基地，朝着四周旅行，穿越这个区域。一些国家，像图瓦卢（Tuvalu）基里巴斯（Kiribati），包括马绍尔群岛（Marshall Islands），都已经在考虑大规模地撤离自己的公民。在大洋洲，已经有若干岛屿和环礁正在变得无法居住。同样的情况也发生在马尔代夫和其他地方。基里巴斯可能会成为第一个消失的国家。大众传媒的说法是，这些国家正在下沉。事实上它们根本没有在下沉，而是潮汐没过环礁，破坏了所有植被，污染了水源（如果有的话）。这使得这些岛屿变得不再适宜居住，或者使它们从水到食物几乎所有物品都过于依赖进口令人惊讶的是，当我在图瓦卢工作的时候，我竟然没有见到外国媒体。只有一个日本的摄制组在富纳富提环礁（Funafuti Atoll）拍摄肥皂剧，做着些不相干的事情。我由此陷入思考:这可是受害最严重的一个国家，这是一个随着海平面上升，即将消失在地球表面的国家，竟然没有任何媒体对此进行报道！ <text:line-break/><text:line-break/>诺姆·乔姆斯基: <text:line-break/><text:line-break/>乔治·奥威尔有一个术语，叫作“非人”。世界被划分成像我们这样的人，以及其他无足轻重的“非人”。奥威尔讨论的是一个未来的极权社会，但它却很符合我们今天的情况。马克·柯蒂斯（Mark Curtis）在他对“二战”后英帝国的掠夺行为所做的研究中使用了“非人”这一术语。对于发生在他们身上的事，我们并不关心。 <text:line-break/><text:line-break/>所谓的英语圈（英国的分支—美国、加拿大、澳大利亚）世界中的原住人口，他们遭受的待遇也与之类似。这些都不是寻常的帝国主义社会，他们并不仅仅只是统治原住民，他们还要消灭原住民。他们夺走原住民的土地和定居点，在大多数情况下还将其几乎消灭殆尽。我们没有考虑到原住民。我们不去追问过去在他们身上发生了什么。事实上，我们对这些予以了否认。 <text:line-break/><text:line-break/>安德烈·弗尔切克: <text:line-break/><text:line-break/>用历史的眼光看，几乎所有欧洲的殖民地都是如此，世界上所有被欧洲殖民帝国所控制的地方都是如此。最早的集中营并不是由纳粹德国而是由英帝国在肯尼亚和南非建造的。当然，德国人对欧洲犹太人和罗姆人（Roma）的大屠杀并非德国人实施的第一次大屠杀；他们参与了南美洲南部以及事实上全世界范围内的恐怖屠杀。德国已经将纳米比亚的赫雷罗（Herero）部落中的大多数人消灭。这个话题在德国和欧洲的其他地方都没有得到讨论。这些是没有理由和逻辑的杀戮。唯一的解释是，德国人就是纯粹厌恶当地人。 <text:line-break/><text:line-break/>但是，你去听一听那么多的欧洲人在“二战”之后表达出来的那种悲恸。他们认为:那个理性、哲思和本质里平和的德国怎么突然变成了杀人狂？就是因为它在“一战”后遭受了经济上的羞辱！哪有人会预料到这样一个友善的民族会变得如此暴力。好吧，如果一个人不把赫雷罗部落、萨摩亚人或者马普切印第安人（Mapuche Indians）视作人类，如果他忘记了德国人在非洲其他地方的殖民历史，那么他确实不会预料到这种结果。 <text:line-break/><text:line-break/>诺姆·乔姆斯基: <text:line-break/><text:line-break/>即便罗姆人在大屠杀这件事上遭受了和犹太人近乎相同的对待，但这件事也还没有真正被提及，今天对罗姆人的迫害也尚未被广泛认知。举例来说，2010年，法国政府决定将法国国内的罗姆人居民驱逐至罗马尼亚境内，而在那里，罗姆人的生活是悲惨和可怕的。你能够想象法国人将大屠杀中的犹太幸存者驱逐到那些他们仍遭受虐待和恐吓的地方吗？整个国家都会因此愤怒得炸了锅的。这个问题也被不置一词地带过了！ <text:line-break/><text:line-break/><text:line-break/>安德烈·弗尔切克: <text:line-break/><text:line-break/><text:line-break/>现代捷克共和国修建起围墙，来隔离罗姆人。事实上，他们就是在城市中建造隔离区，时间距今也不到20年。这令人回想起20世纪三四十年代捷克人与纳粹合作围捕罗姆人的可怕历史。当然，到20世纪90年代，捷克人已经成为西方最可靠的盟友，西方的大众传媒也因此将其视作一个不受批评的民族。相比穆加贝（Mugabe）对津巴布韦的白人农民所做的一切，捷克共和国对罗姆人的所作所为要残忍得多了。<text:line-break/><text:line-break/>让我们回到欧洲殖民主义上来。我感觉殖民主义并没有随着第二次世界大战的结束而消失，没有在20世纪50年代或60年代结束。我在这个世界上所谓的边缘部分走得越多，就越感受到殖民主义已经通过更有效的宣传和对当地人更全面的认识得到了强化。这其实是件很可怕的事情。因为在过去，总是存在一个敌人，一个你能看得见、摸得着的坏蛋。你可以很简单地以殖民军队或一些殖民机构的形式来定义敌人是谁。殖民主义在继续，但对当地人来说，要清楚地说明白到底是怎么回事以及他们的敌人究竟是谁，却好像越来越困难了。 <text:line-break/><text:line-break/>诺姆·乔姆斯基: <text:line-break/><text:line-break/>在过去的几年间，在东刚果（Eastern Congo）发生了一些世界上最为严重的暴行。300万至400万人被杀害。你能说清楚凶手是谁吗？他们是被民兵杀死的，但在这些民兵背后，是跨国集团和多个国家的政府，而他们是隐身的。 <text:line-break/><text:line-break/><text:line-break/>安德烈·弗尔切克: <text:line-break/><text:line-break/>我马上要完成一部纪录长片，名字叫作“卢旺达式开局”（ Rwanda Gambit）。我花了三年多的时间才完成这部纪录片。我们现在知道的数字比刚才提及的要大得多:600万到1000万人在刚果民主共和国被杀害。这一数字大概和比利时国王利奥波德二世（Leopold）在20世纪初杀害当地民众的数字相当。你说的没有错:尽管谋杀数百万无辜的人的凶手主要是卢旺达、乌干达政府及其代理人，但在他们背后，常常是西方的地缘政治和经济利益。 <text:line-break/><text:line-break/><text:line-break/>诺姆·乔姆斯基: <text:line-break/><text:line-break/>你没看到，跨国集团为了获得西方人用在手机上的钶钽铁矿和其他重要的矿产，利用民兵来屠杀当地人民。 <text:line-break/><text:line-break/>这种方式是间接的。你所描述的许多暴行和罪行都具有这一特点。但也有一些是采用相当直接的方式，比如越南战争，这是第二次世界大战以来最严重的罪行。2011年是约翰·F·肯尼迪（ John Kennedy）发动越战50周年。通常，某一事件的50周年纪念应该是相当隆重的，尤其是当这一事件的规模很大时。但在越战爆发50周年-之际，却没有一星半点的纪念活动。1961年月，肯尼迪派出美国空军开始轰炸南越。他授权使用凝固汽油弹和化学武器摧毁作物和地表植被；也是他，启动了一项计划，最终将数百万人驱赶到了所谓的“战略村”，而它们实际上就是集中营或城市贫民窟。 <text:line-break/><text:line-break/>化学战的后遗症至今没有消散。你也许已经看到过，我们在西贡的医院仍可以看到许多畸形的胎儿；直接渗透到南越土地上的化学毒素，导致这些儿童天生伴随可怕的畸形和异常。但时至今日，即便经历了好几代人，这一问题仍没有得到人们的关注。这个问题在老挝和柬埔寨也没有得到解决。对于波尔布特（Pol Pot）在柬埔寨的恐怖统治，人们已经谈论得很多了，但对于它何以会发生，却几乎无人问津。20世纪70年代早期，美国空军对柬埔寨的农村地区实施了轰炸，其规模与“二战”中盟军空军力量在太平洋战场所进行的轰炸相当。在当时，他们遵照亨利·基辛格（Henry Kissinger）针对柬埔寨实施大规模轰炸的指示:“要动用所有空中力量，任何一个移动目标都不放过。”我的意思是，这就是号召进行你之前所暗示的种族屠杀。我们很难从档案中找到任何类似的记录，只有《纽约时报》对此事有一句话的提及，但之后，类似报道就停止了。除了在学术杂志和一些小圈子以外，对轰炸的规模还从未有过报道。但这可是针对数百万人的杀戮，它毁灭了4个国家，它们从那之后起就没能再恢复元气。当地人民虽然知道，但也无能为力。 <text:line-break/><text:line-break/><text:line-break/>安德烈·弗尔切克: <text:line-break/><text:line-break/>我曾在越南的河内待了一些年，对所谓的“秘密战争”［the Secret War，指美国空军及其盟友对老挝的石缸平原（ Plain of Jars）实施的地毯式轰炸］进行了报道。关于柬埔寨，我也写了很多东西。结论令人感到震惊:和许多其他遭受西方破坏和蹂躏的地区一样，西方的大众传媒机构在这里也实施了一场坚决的假新闻战。波尔布特统治下的柬埔寨被描绘成是共产主义犯下的不可饶恕的罪行的最可怕的例子之一。但是，西方针对东南亚人所实施的种族灭绝这一真实的历史，他们却不置一词甚至干脆完全忽略。美国使用B52轰炸机对老挝和柬埔寨的农村地区实施轰炸的目的，是防止老挝和柬埔寨加入到越南解放战争中来。数百万人遭到无情的谋害。甚至到了今天，还有牛因为在咀嚼小石子的时候不时地咬到散落各地的所谓的“炸弹宝宝”而被炸飞脑袋。至于当地人民尤其是女性和儿童的遭遇，你当然就不难想象了。 <text:line-break/><text:line-break/>五六年前，我和排雷咨询小组（Mines Advisory Group，MAG）有过密切合作。这是一家总部位于英国的大型排雷机构。他们向我抱怨，在印度支那地区的战争中为美军生产和提供致命战争设备的一些公司（其中就包括今天美国的一家著名的家用消费品生产公司），至今仍拒绝提供有关那些武器的技术数据，这使得他们的工作开展起来极为困难。因为他们需要知道如何拆解这些装置以及这些装置要多久以后才会失效。这种恶意以及这种制度化了的同情缺失导致他们互相之间完全缺乏合作，数百甚至数千的当地人（主要是女性和儿童）会因此死亡。柬埔寨的问题始于美国在首都金边扶植起来的非法的和腐败的政府。我发现我们对红色高棉和所谓的共产主义的暴行的讨论非常值得商榷，甚至非常可笑。由于没有接受过教育以及与世界其他地方的隔阂，大多数柬埔寨人在波尔布特从法国（正是在当地的咖啡馆里，波尔布特变成了一个激进分子）回到柬埔寨之前对共产主义一无所知。我在柬埔寨听到的消息是，红色高棉时期的暴行，主要是由对城市精英心存不满的农民所实施的。 <text:line-break/><text:line-break/>事实上，在轰炸期间，金边对美国是俯首帖耳的，农村地区的人开始痛恨那些城市居民，将其视作通敌分子，而自己则是事实上的受害者。这与共产主义的意识形态几乎毫无关系。而且毫无疑问，美国对柬埔寨农村地区的轰炸造成的死亡数，要大于红色高棉的行动所造成的死亡数。 <text:line-break/><text:line-break/>然后，当这一切都结束，越南解放柬埔寨并将红色高棉从权力神坛上踹下来的时候，美国驻联合国大使却“要求合法政府（也就是红色高棉）回来”。美国作战的对象是作为苏联盟友的越南，而不是一些稀奇古怪的自我标榜的毛主义政权。 <text:line-break/><text:line-break/>但是，西方炮制虚假信息的行动是千真万确的:他们指控共产主义的意识形态，并将其与波尔布特的暴行联系起来。在我发自柬埔寨的报道的其中一篇里，我断言:即使波尔布特及其朋党以一个南美足球俱乐部或者什么慢跑鞋的名义鼓动农村居民去杀城市居民，西方也可以提出相同的指控。 <text:line-break/><text:line-break/><text:line-break/>诺姆·乔姆斯基: <text:line-break/><text:line-break/><text:line-break/>学者已经指出，在柬埔寨的整个历史中被研究最多的，就是红色高棉统治的三年。我们对这三年的认知比对这个国家其余全部历史的认知都要多。但在几年前，我们对这段时期也几乎一无所知。我们只知道红色高棉在1970年还是一个很边缘化的团体，但它却动员起一支由愤怒的农民所组成的庞大军队。这些农民当然是与那些被他们视作罪犯的城市精英作对的。 <text:line-break/><text:line-break/>他们没有看到，城市精英的背后是华盛顿这只手。这和东刚果以及钶钽铁矿的例子有点类似，你看不见杀你的是谁。我想这种事情在西方也很明显。我就举一个例子——虽然在规模上与前面那些差得多了，但这也是个严重事件。在威斯康辛州，共和党籍的州长下令取消了工会的集体谈判权。由此引发了大规模的抗议活动，抗议者要求重新选举州长并进行罢免投票。但共和党在投票中又获胜了。背后的原因很有趣。共和党一方开展了非常有效的宣传活动，他们使那些不幸的民众相信:造成他们不幸的根源就是他们的邻人，不是作为摧毁了我们经济的真正罪犯的银行—他们离我们太遥远了。你能看到的是身边境况比你好的人。比如说，你的邻人可能是一个消防员他有养老金，而你没有，所以你应该迁怒于他，而不是那些真正搞垮了经济的人，因为他们在别的地方呢；他们常常是在纽约的摩天大楼里边。当时的宣传活动规模庞大，其背后又有巨大的资金支持。纳粹将犹太人当作替罪羊，他们宣传说:“犹太人应该对你们遭受的饥饿和萧条负责。” <text:line-break/><text:line-break/><text:line-break/><text:line-break/>安德烈·弗尔切克: <text:line-break/><text:line-break/>没错，发生在东南亚的事情和发生在卢旺达、乌干达以及刚果民主共和国的事情非常相似。我们看到的是民兵的残杀行为和数百万人的死去。当地人则常常被描述成野蛮人，几乎与动物无异。而西方的政府和企业则远远地置身事外，几乎对此不承担任何责任。在欧洲和美国，人们对这些事件知之甚少。而欧洲又是一个以受教育程度高和见多识广自居的大洲。大多数非洲人知道的事情，为涉事其中的公司工作的欧洲人却几乎一无所知。或许是他们选择了一无所知吧。 <text:line-break/><text:line-break/>任何事情都是互相关联的。在西方人眼里，罗伯特·穆加贝大约是在参与阻止卢旺达军队第二次推翻刚果民主共和国的企图时变得“邪恶”起来的；而刚果民主共和国在现实中正是西方的代理人。在东非有种讽刺的说法，说南苏丹是西方给乌干达总统约韦里·穆塞韦尼的奖赏，表彰他在这一地区代表西方所做的“出色的工作”。 <text:line-break/><text:line-break/>在刚果发生的是难以想象的灾难和一场超级种族灭绝。它可以轻而易举地赶上一个世纪前利奥波德二世在刚果的暴行了。 <text:line-break/><text:line-break/>我不得不再次重复暴行导致的死亡数字，因为它们实在太可怕、太难以想象了。当我去年在华盛顿进行拍摄的时候，刚果民主共和国的一位总统候选人本·卡拉拉（ Ben Kalala）告诉我，死亡人数是600到800万。也有人说是1000万。他说:“你看，在卢旺达大约80万人死亡。我为他们感到难过，因为他们也是人，但整个世界都在讨论1994年的这场种族大屠杀。要知道在我们刚果，有600到800万人被杀害。” <text:line-break/><text:line-break/>这件事就发生在几年前，它和利奥波德二世统治时期非常相像，在这一时期也有大约1000万人被害。如果你在橡胶种植园里表现得不好，他们就会砍掉你的双手，也有人在自己的农舍里被活活烧死。这警告我们:西方的立宪君主制国家和多党制“民主国家”也是会做这种事的。当然，这不是发生在安特卫普（AntwerpBruges），而是在“黑暗的中心”，在调查的视野之外。所以，比利时人杀害的非洲人的数量比当时他们自己整个国家的人口都要多。 <text:line-break/><text:line-break/><text:line-break/><text:line-break/>诺姆·乔姆斯基: <text:line-break/><text:line-break/>我曾经出于好奇翻阅了《大不列颠百科全书》最著名的那个版本。我把时间定位到1910年前后，然后查找利奥波德二世这个词条。这个词条当然是有的，但讲的是他做的那些好的事情，讲他如何建立这个国家，等等。在结尾处，它说了些诸如“他有时候会残忍地对待他的人民”的话——没错，比如谋害了1000万人。 <text:line-break/><text:line-break/><text:line-break/>安德烈·弗尔切克: <text:line-break/><text:line-break/><text:line-break/>2011年，当我在布鲁塞尔（Brussels）的时候，无意中看到许许多多利奥波德二世的雕像。在比利时，他仍受到万众敬仰。所以尽管我们知道，即便以欧洲殖民主义的标准来衡量，利奥波德二世对刚果人的所作所为也是种族灭绝性质的，但是他仍被认为是比利时的民族英雄之一。 <text:line-break/>后来比利时政府将利奥波德二世的私人殖民地拿走并“国有化”。当然，这听上去像是一个笑话。在意识到1000万人被谋杀之后，比利时政府将这些殖民地从堕落的王室手中拿走并由自己来管理，而不是放任自流。我也确信，他们说服和再教育了许多刚果人民，使他们相信被殖民也没什么不好的。 <text:line-break/><text:line-break/>诺姆·乔姆斯基: <text:line-break/><text:line-break/>被殖民者常常接纳了自己被压迫的历史，甚至以此为荣，这算是一个有趣的现象。有一次在加尔各答（Kolkata），我参观了维多利亚纪念馆。当你抵达那里时，看到的第一个东西就是毁灭了印度的人之一——罗伯特·克莱夫爵士（Sir Robert Clive）的雕像。我跟着向导参观了一间又一间的绘画陈列室，这些令人不忍卒观的丑陋的画作表现的是英国人殴打和羞辱印度人之类的主题。随后我来到维多利亚女王的茶室，修缮后的这间茶室真像国家圣祠一样。所有这一切都是印度遭受破坏的象征，又有谁知道有多少人在其中被杀害呢。 <text:line-break/><text:line-break/><text:line-break/>安德烈·弗尔切克: <text:line-break/><text:line-break/>那个地方我也去过几次。它很可笑，但也很说明问题。我从未在印度看到一家博物馆能像维多利亚纪念馆一样，吸引如此多的参观者。每天都有数千参观者涌入。而且纪念馆的维护工作做得很好。显然，英帝国完成了对数百万臣民的教导。比如在马来西亚，精英们仍在尽其所能表现出比英国本土的人更英国化。所有帝国统治时代以来的历史遗迹都被一丝不苟地保存下来。在婆罗洲的沙巴州，人们甚至把曾经属于殖民者的英式茶室和修复后的大楼变成博物馆。受过教育的马来西亚青年的终极目标，就是到英国的一些知名大学求学，以求从本质上掩盖自己的马来西亚属性，并尽可能地向前殖民者靠拢。在肯尼亚，我们也能看到同样的趋势。那些代表他们的新殖民主义主子掠夺自己国家的当地精英，穿着打扮得就像几十年前的英国绅士一样。肯尼亚的法官穿着和他们的英国同事相同的袍子。此外，社会的高级阶层还模仿英国口音。 <text:line-break/><text:line-break/>在东南亚，许多人相信，殖民统治者对他们的统治是公正的。举个例子，在印度尼西亚、马来西亚和新加坡之间有一个关于马来西亚为什么比印度尼西亚先进这么多的争论。真可悲。他们中的很多人认为，原因在于英帝国在马来西亚实行的良好统治；而事实上很多印度尼西亚人则在抱怨荷兰人作为殖民统治者不及英国人出色！ <text:line-break/><text:line-break/>甚至在秘鲁，一直到最近，你还能够看到同样的情形。利马（Lima）曾是西班牙总督的首府，也是西方实施反人类罪行的中心之一。在位于总统官邸前的武装广场（Plaza de Armas）上，曾经坐落着一尊弗朗西斯科·皮萨罗（Francisco Pizzarro）的巨大雕像。直到几年前，这座雕像才被撤走。当然，现在他们有了一个新的政府；他们将雕像移到了公园里。雕像依然矗立，只不过不是在武装广场上了而已。即使是在今天相对社会主义和左翼的体制之下，他们也不会拆除这尊雕像。整个拉丁美洲遍布着这些征服的象征，仿佛社会中的一部分人对殖民主义的鞭子还心存怀恋似的。 <text:line-break/><text:line-break/>诺姆·乔姆斯基: <text:line-break/><text:line-break/>现在已经有一点反抗了。比如说，在1992年的多米尼加共和国，政府计划举行盛大的庆祝活动纪念哥伦布登陆，并为此矗立起一些巨大的纪念碑，但我想它们最后全都被民众给拆除了。 <text:line-break/><text:line-break/>除了政治上和经济上的殖民化，还有知识和道德上的殖民化。后者有着很深的根源，例子也有很多。我们就以女性的地位为例。几千年来，女性接受了自己作为父亲和丈夫的财产是一种自然秩序的观念:在美国，这种情况直到几十年前才受到严肃的挑战。比如，直到1975年，女性在联邦审判中担任陪审团成员的法律权利仍无法得到保证。假如你问我的祖母她是否受到了压迫，她可能甚至都不理解这个词的意思！这就是当时女性的角色:女性是为他人服务的。而且它还内化为女性自己的一种观念。等级制度和压迫的主要成就，就是让“非人”也相信，这一切都是符合自然的。 <text:line-break/><text:line-break/>欧洲人对殖民的历史有什么意识吗？ <text:line-break/><text:line-break/>安德烈·弗尔切克: <text:line-break/><text:line-break/>奇怪的是，他们对此几乎毫无意识，甚至在我的西班牙朋友中间也存在这种情况。要知道，这些人可是曾经在联合国和其他知名的国际组织中工作过的，他们是受教育程度相当高的一个群体。他们对自己的历史的认识是幼稚和无知的。我和我那些来自法国媒体和出版界的相对进步的朋友，还就法国的殖民主义问题发生过冲突。 <text:line-break/><text:line-break/>他们（甚至是中左派）对戴高乐将军无限崇拜，他们相信，和其他殖民者不同，法国从来不是一个真正的坏的殖民者。说得好像非洲或印度支那或加勒比地区从来不存在一样。这就是他们对殖民历史的认知程度。你知道吗，法国人在一些地方曾试图把当地人口赶尽杀绝，比如在格林纳达岛（Grenada）。那些死里逃生的人为了不落入法国人之手，从悬崖跳下。在波利尼西亚的复活节岛（Easter Island，今天是智利的领土），法国人离实现百分百“成功率”就差了一点点。 <text:line-break/><text:line-break/>同样，我也认为荷兰人对他们在印度尼西亚的殖民历史的观念是非常落伍、可怕和病态的。我在金边的一家酒吧里遇到一个刚从雅加达回来的人，他坐在那里，用手撑着脑袋，用醉醺醺的声音不断嘀咕着:“我们永远不该从那里撤离的。”我说的这个人可是一位欧盟官员！ <text:line-break/><text:line-break/>德国人对于自己在非洲的殖民历史的认知也几乎为零。在斯图加特和慕尼黑，除了雄伟的山丘和美丽的景色，我没有听到有谁谈论起纳米比亚。 <text:line-break/><text:line-break/>在智利，右翼人士认为皮诺切特做了很多好事，也做了很多坏事。这跟你在英国听到的关于殖民主义的说法如出一辙。他们对于印巴分治当然不会有任何深切的懊悔、悲伤或者负罪感。印巴分治基本就是由英帝国一手策划的，它所导致的可能是现代历史上最严重的一轮大屠杀，可能也只有1965年西方支持下在印度尼西亚发生的政变和今天在刚果民主共和国发生的种族灭绝可以与之相提并论。人们对非洲和中东在历史上的遭遇知道的也并不多。 <text:line-break/><text:line-break/><text:line-break/><text:line-break/>诺姆·乔姆斯基: <text:line-break/><text:line-break/>一群流亡的阿尔及利亚物理学家（其中一个就在麻省理工，所以我也得以认识他）一起对20世纪90年代发生在阿尔及利亚的暴行进行了细致的研究。他们的观点是，许多暴行被归咎于穆斯林，但暴行的实施者其实是以伊斯兰教为伪装的政府。他们梳理了一次次事件中的细节。一次标准的屠杀可能发生在一个贫穷地区，大约持续三天，其间没有人会来干涉，等到所有人都被杀死或者赶走以后，一个将军就会进入这个地区大捞一笔。像这样的例子还有很多。他们认为这些是由法国的情报部门策划的，并邀请我撰写导言。我调查了这个问题，并尽可能多地搜集了证据。证据相当充分，因此我也写了导言，语言虽然和缓，但读者可以读出其中的暗示。 <text:line-break/><text:line-break/>这本书最后得以出版。没有法国出版社愿意与他们合作，所以他们只能在瑞士出版了这本书。他们曾尝试在巴黎召开一次新闻发布会，但发布会当天没有法国记者愿意前来参加。所以，这本书在法国最终不为人所知。我和一位在巴黎的美国图书馆工作的朋友聊起过这本书。他为图书馆购置了一本。他告诉我，这是这本书在法国的唯一复本。这本书讲述的是最近所发生的事件，讲述的是发生在20世纪90年代的阿尔及利亚的暴行，法国极有可能涉事其中。 <text:line-break/><text:line-break/><text:line-break/>安德烈·弗尔切克: <text:line-break/><text:line-break/>你说的这些很能说明问题。还有一个问题:美国的知识分子认为欧洲人知道的比欧洲以外的人要多认为他们有更强的问题意识。但我发现，可能只有在涉及与美国直接相关的问题的时候，才是这样。对其他的问题，欧洲人的无知是令人震惊的。从总体上而言，我发现，受过教育的亚洲人、拉美人和非洲人对当前发生的事情，比同样受过教育的欧洲人知道得要多。我也发现，西方人（特别是欧洲人）在总体上对于自己的特殊性抱着极端教条的观念甚至为之着迷。许多人接受了片面的教育，依赖自己的媒体而不参考其他的消息来源，因此他们认为自己是上帝的选民。回到你问我的有关欧洲的情况以及他们对于殖民主义了解多少的问题上来，我想他们对此接近一无所知。我想，缺乏对这个问题的认知和兴趣是非常可耻的，也很能说明一些问题。欧洲人要确保他们对自己所犯下的可怕罪行和他们所实施并仍参与其中的种族灭绝行为是无知的。对于他们的政府和公司在刚果民主共和国做什么、做过什么，他们知道多少？他们一无所知，而原因仅仅是他们选择了一无所知。去抱怨穷国的腐败政府滥用外国援助是种安全得多的方式。 <text:line-break/><text:line-break/><text:line-break/>诺姆·乔姆斯基: <text:line-break/><text:line-break/><text:line-break/>那当你和他们谈论起这个话题的时候，他们的反应如何？ <text:line-break/><text:line-break/><text:line-break/>安德烈·弗尔切克: <text:line-break/><text:line-break/>他们常常防备甚严，不管是在法国、德国、西班牙还是在英国（尽管英国比其他欧洲国家有更庞大的持批评立场的人群，这可能和英国正在成为一个真正的多元文化的社会有关）。在欧洲，这种无知不仅仅体现在对其殖民历史的认知上，甚至还体现在对欧洲大陆自己的历史的认知上。 <text:line-break/><text:line-break/><text:line-break/>诺姆·乔姆斯基: <text:line-break/><text:line-break/>我在西班牙有过一段有趣的经历。1990年，也就是佛朗哥去世15年之后，我在巴塞罗那做讲座。我提到了许多1936年到1937年发生在巴塞罗那的事件。但年轻一点的人对内战没有什么概念。只有那些和我相同年纪的人知道我说的是什么。之后不久我碰巧去了西班牙的奥维耶多（Oviedo），并在当地做了几场演讲。1934年，在奥维耶多曾发生过一次左派的起义，接着部队进驻并将其镇压。军队占领了市政厅，将起义者杀害。我是在市政厅做的演讲，心想他们应该知道在这里所发生的事情，但听众对此没有什么反应。只有和我一个年纪的人知道我在说什么。其余的人，他们什么都不知道。 <text:line-break/><text:line-break/><text:line-break/>安德烈·弗尔切克: <text:line-break/><text:line-break/>是的，这正是西班牙人如何对待佛朗哥时期的一种表现。在南美洲（智利、阿根廷、乌拉圭），人们对于过去的历史的态度更为开放；那里的人们很勇敢。 <text:line-break/><text:line-break/><text:line-break/>诺姆·乔姆斯基: <text:line-break/><text:line-break/>你说的没错。我曾经和我的女儿在墨西哥待过，她曾经居住在尼加拉瓜。当我正翻阅《每日新闻报》（ La Jornada）（在我看来这是一份相当不错的报纸）的时候，我读到一篇关于一部新近由知名出版社西班牙学园（Spanish Academy）以西班牙文出版的国家人物传记辞典的报道。其中当然有佛朗哥这一词条，他被描述成一位为国家做了很多好事的保守的民族主义者。与之相反，领导人民阵线反对佛郎哥的内格林（Negrin）则被描述为一个罪人。 <text:line-break/><text:line-break/><text:line-break/><text:line-break/>下面对话的结尾，我希望这世界是第二种情况 <text:line-break/><text:line-break/>安德烈·弗尔切克: <text:line-break/><text:line-break/>诺姆，我想就此结束我们的对谈。我们讨论了第二次世界大战后美国、欧洲及其盟友犯下的反人类罪行。我们生活在一个动荡不安的年代。刚果和巴布亚（ Papua）正在发生大规模的战争。像索马里、苏丹、乌干达、利比亚和阿富汗，整个国家都遭到蹂躏。像叙利亚和伊朗这些国家也可能成为下一个袭击的目标。西方经常制造冲突，迫使其他国家之间互相对抗。菲律宾的学者向我解释了西方是如何在有争议领土的问题上将菲律宾和该地区其他国家置于和中国对抗的位置上的。短兵相接的战斗已经逐步被致命的导弹、轰炸和最新的致命武器无人机所取代。无人机与恐怖主义没有什么区别，而且使用无人机作战也绝不会受到惩罚——侵略国无须让本国士兵冒生命的危险。这是种单方面的战争:对一方而言，这就是一次电视游戏，而对另一方而言，则意味着毁灭的村庄、死亡的人和残破的尸体。 <text:line-break/><text:line-break/>西方似乎正试图强化自己对世界的控制。但其实挡道的并不多，只有一些坚定的国家和个人。但是，历史告诉我们，仅凭这些也可能足以制止这种恐怖，让人道主义占据上风。 <text:line-break/><text:line-break/>诺姆·乔姆斯基: <text:line-break/><text:line-break/>现在齐头并进的有两种趋势。一个外部观察者会说，主要的趋势是人类的自我毁灭，就像在悬崖上奔跑一样。但另一个趋势则是反对力量的不断增强，在这方面人类已经获得了一些成功。这种改变甚至在过去的三十和四十年中就已经出现，而且都是一些重大的改变。问题是，这两个趋势中的哪一个会占据主导地位。 <text:line-break/><text:line-break/>如果现实一点，你会看不到有什么希望，但我们只有两种选择:一种就是感叹“没有希望了，我们放弃吧”，然后认定最糟糕的事情将会发生。另一个是说“好吧，但我们还是希望让情况好起来，所以我们还会尝试”。如果第二种情况发生了，那一切就会好起来，如果第二种情况没有发生，我们就只能回到最糟糕的那个选项去。这是我们现在能够做出的选择。 </text:p>
      <text:p text:style-name="P5">穎芝   |  2020.05.13 07:43   |   <text:a xlink:type="simple" xlink:href="http://palinfo.habago.org/Entry?Command=Information_PrintForum&amp;#FORUM39213"><text:span text:style-name="T8">#</text:span></text:a></text:p>
      <text:p text:style-name="P6">新冠疫情早爆炸？去年10月武漢運動會後 多國選手傳確診 <text:line-break/>07:00 2020/05/12. 中時電子報 馮英志 <text:line-break/><text:line-break/>自曾參與武漢軍人運動會的法國女選手自爆可能當時染上新冠病毒後，愈來愈多外國選手也傳出當時確診。圖為武漢軍人運動會鐵人三項精英組女子個人賽決賽。（新華社） <text:line-break/><text:line-break/>自去年10月曾參與武漢軍人運動會的法國女選手自爆恐在當時就感染上新冠肺炎此一消息傳開後，愈來愈多當時出現病狀但以為是普通流感的外國選手也確認是確診，比大陸首度向WHO通報確診病例還早了2個月，讓外界重新審視病毒最初出現的時間點。 <text:line-break/><text:line-break/>據《每日郵報》先前報導，法國女子現代五項運動世界冠軍庫威爾（Elodie Clouvel）近日接受當地媒體訪問表示，她和男友去年10月赴武漢參加世界軍人運動會，法國代表團包括她在內許多運動員都病了，不過當時沒有人在意；而在詢問軍醫之後，才得知感染可新冠病毒，因為法國代表隊的許多人都曾經生病。 <text:line-break/><text:line-break/>而自由亞洲電台（RFA）10日報導指出，除了法國之外，義大利、瑞典、盧森堡等代表團選手也在此之後，確認當時就出現類似的病狀。義大利前奧運擊劍冠軍選手塔利亞里奧爾（Matteo Tagliariol）也表示，他參加武漢軍運會和5個同房的選手都出現類似新冠肺炎的症狀，很久才康復，回家一週後還發高燒，呼吸困難，「吃抗生素都沒用」，拖了3週才痊癒而且虛弱不堪，隨後兒子和伴侶也病了，數月後就爆發新冠病毒疫情。 <text:line-break/><text:line-break/>報導指出，瑞典代表團同樣有多人發病，包括游泳選手史塔克奇歐弟（Raphael Stacchiotti），盧森堡的游泳選手亨克斯（Julien Henx）表示，同團有兩人參賽期間就生病，而且「20萬名大陸志工，每晚都回家，很可能參賽者因此感染病毒」。 <text:line-break/><text:line-break/>去年10月武漢世界軍運會共有100個國家近1萬名運動員參賽，但如今愈來愈多當時參賽選手當時傳出新冠肺炎病症，引起外界關注。報導指出，本月5日，國際醫學期刊「感染、遺傳與演化」（Infection, Genetics and Evolution）在官網發表英國的研究指出，肺疫病毒大流行開始的時間，大概介於去年10月6日至2019年12月11日之間。 <text:line-break/><text:line-break/>另據美國國家廣播公司（NBC）報導，武漢P4實驗室，去年10月7日到10月24日期間完全沒有手機收發訊號的動態，報導引述英美情報人士指出，10月6日到10月11日之間，當地有可能發生了「危險事件」，而武漢則是在10月18日至27日舉行2019年世界軍人運動會。 <text:line-break/><text:line-break/><text:a xlink:type="simple" xlink:href="https://www.chinatimes.com/realtimenews/20200512000027-260408"><text:span text:style-name="T11">https://www.chinatimes.com/realtimenews/20200512000027-260408</text:span></text:a><text:s/></text:p>
      <text:p text:style-name="P5">若愚   |  2020.05.13 04:13   |   <text:a xlink:type="simple" xlink:href="http://palinfo.habago.org/Entry?Command=Information_PrintForum&amp;#FORUM39212"><text:span text:style-name="T8">#</text:span></text:a></text:p>
      <text:p text:style-name="P8">陈先生提到moral和intellectual这两个单词若是翻译成道德和智能，可能稍显牵强且容易带入些不必要的主观感受，不知事实和逻辑二词是否更符合先生的本意？ <text:line-break/>个人愚见，尊重事实者大多为“真”，遵守逻辑者大多为“慧”。多年来，在下的待人处事和省身律己基本就靠它俩了。 <text:line-break/><text:line-break/>哈，实在是有些唐突，先生莫怪。潜水多月，今日读了先生的话，实在没忍住。 :)</text:p>
      <text:p text:style-name="P5">陳真   |  2020.05.12 19:47   |   <text:a xlink:type="simple" xlink:href="http://palinfo.habago.org/Entry?Command=Information_PrintForum&amp;#FORUM39211"><text:span text:style-name="T8">#</text:span></text:a></text:p>
      <text:p text:style-name="P6">腦殘病理學 <text:line-break/><text:line-break/>陳真 <text:line-break/><text:line-break/>2020. 05. 12. <text:line-break/><text:line-break/><text:line-break/>偉梵，謝謝你問我問題。你的問題，可以有五百種回答方式，但我想，基本原因不外幾種。或者說，不同的人有他不同的看事情方式，某些人會比較欣賞某種說法，有些人則欣賞另外一些說法，沒法說個準。 <text:line-break/><text:line-break/>至於我自己，我習慣從 moral和 intellectual 這兩種層面來理解人們如何形成判斷。這兩個字，我比較喜歡使用英文，因為英文比較中性，若翻成中文，一是道德，一是智能，則感覺好像多了一些潛在且不必要的評價成份，而非那麼中性。 <text:line-break/><text:line-break/>而我想採用的則是它們的中性意涵，意即人的大腦與心靈產生各種認知與評價，就內在而言，無非就是這兩種成份。當然，外在因素就是比方說資訊本身的壟斷或其它個人利害關係等等等，講不完。但是，內在因素終究還是比外在因素更為根本。 <text:line-break/><text:line-break/>高中時，因為愛因斯坦的啟發，我赫然發現 moral和intellectual 這兩種成份並非各自獨立，甚至二而一，一而二，一體的兩面。當然，我並不是指蘇格拉底那樣一種想法，他認為，我們之所以做「錯」事 (moral)是因為我們還不夠聰明，還沒有「能力」(intellectual) 把事情想清楚；這似乎意味著道德能力終究是一種智能；「道德哲學」彷彿只是「知識論」的一個分支，彷彿前者可以「化約」(reduced to) 為後者。 <text:line-break/><text:line-break/>我並不是這樣一種想法，事實上，若要化約，我寧可相信道德能力更為根本，是後者化約為前者才對。 <text:line-break/><text:line-break/>這是插播，不用理會。姑且還是回到人類關乎道德與智能的這兩種能力。簡單這麼說，當一個人的某種判斷力非常可笑或偏向邪惡一方時，我將不可能相信這個人有多聰明，也不會相信他有多善良。 <text:line-break/><text:line-break/>我這個理論，至今還沒發現反例。我從未見過一個我認為非常聰明或非常善良的人，卻居然會在一個極其明顯的問題上做出腦殘判斷。 <text:line-break/><text:line-break/>我這理論事實上很容易理解，因為任何判斷都必然具有一種最基本的概念一致性，就比方說你如果懂得28 加 35 等於 63，沒理由說你不懂 2 加 3 等於5。你一定是在裝蒜。或者說，一定是其它因素起了作用，影響了你的判斷；亦即你若非很蠢，就是你的良心很可能被狗吃了。 <text:line-break/><text:line-break/>反之亦然，如果你連 2 加 3 等於 5 都不懂，那你就不可能懂得28 加35 等於63。如果你連人渣都會當成英雄膜拜；如果你連美國騙小孩的什麼民主自由的蠢話也會信，那麼，你要跟我說你有多聰明，我也只能呵呵。 <text:line-break/><text:line-break/>至於聰明與否當然跟學歷無關。學歷只需要一種最基本的智能，而非需要高智能。學歷跟一個東西倒是比較有關，那就是社經條件，簡單說就是錢。一個人，只要智商100，再加上銀行有七位數以上的存款，再加上家庭正常且無特別天災人禍，那麼，念個國內外名校學位肯定不會有任何問題。因此，以所謂學歷來理解人類的 intellectual 這項能力只是庸人之見，毫無解釋力。   <text:line-break/><text:line-break/>我常思考一個問題，單純與 intellectual (智能) 有關，大約有這樣一種發現就是：大的更大，小的更小。聽起來，很像 Friedrich Hölderlin 所寫的某一本小說上的卷頭語。在2020年3月1日的留言板上，我寫了一段話： <text:line-break/><text:line-break/>「2018年3月28日，維根斯坦最仰慕的詩人Friedrich Hölderlin 給我寄來一張卡片，上面引用一句他生平很喜歡的話，那是耶穌會創始人Ignacio de Loyola 的墓誌銘： <text:line-break/><text:line-break/>“Non coerceri maximo, contineri tamen a minimo, divinum est.” <text:line-break/><text:line-break/>翻譯成英文就是： <text:line-break/><text:line-break/>“To suffer no restriction from anything however great, and yet to be contained in the tiniest of things, that is divine.” <text:line-break/><text:line-break/>我給翻成中文如下： <text:line-break/><text:line-break/>"無礙於至大，有容於至小，是為神聖。" <text:line-break/><text:line-break/>活著，比最大還大，比最小還小。如是我聞。」 <text:line-break/><text:line-break/>這卡片其實是我自己寫給自己，我在卡片上引用了 Hölderlin 所引用的這句卷頭語。為什麼要自己寫卡片給自己呢？因為住家附近有間餐廳發給顧客空白卡片，憑著卡片上的郵戳，就可以換一杯很難喝咖啡。題外話。 <text:line-break/><text:line-break/>我對 intellectual (智能) 的發現是這樣：聰明似乎表現在兩方面，有些聰明人只有其一，有些人則一個也沒有，惟有極少數天才則兩者皆具，比方說維根斯坦。 <text:line-break/><text:line-break/>簡單這麼說，聰慧者「看」事情不但看大也看小，他能「看見」整個大範圍的座標意義，也能「看見」非常細膩的細節，細到比原子還小，極其幽微，一如詩的世界。 <text:line-break/><text:line-break/>回到偉梵的問題上，我想我應該已經回答得很清楚，至於其它四百九十九種回答，我就不多說了。 <text:line-break/><text:line-break/>許多時候，在一些特別重要或是難以言喻的事情上 (例如上帝、鬼神)，從負面(negative) 看事情會比從正面(positive) 看更深刻。看待智能與道德也一樣。比方說，在過去黨外年代，我若看到人們買中國時報或聯合報，看得津津有味，我就知道這應該是個傻蛋，至少不會是一個多麼聰明的人。 <text:line-break/><text:line-break/>同理，這年頭，如果你看到有人花錢買自由時報看得津津有味，你不用幫他做智力測驗也能知道，毫無疑問，這一定是個重度腦殘。回到上述的「概念一致性原理」，一個人如果連這樣低能齷齪的報紙都能讀得津津有味，難道你會相信他是個很聰明的人？當然，他還是一樣可以當醫師，一樣教書，一樣開火車，一樣當工程師，但你要說他有多聰明，那是絕對不可能的。 <text:line-break/><text:line-break/>同理，根據「道德內在一致性原理」，你要說這樣一個人有多麼善良敏感，那也是絕對不可能的事。因為，連那麼明顯而粗暴的普遍惡行，你都能讀得津津有味甚至蠢血沸騰，你怎麼可能有多善良？ <text:line-break/><text:line-break/>善良就跟聰慧一樣，是一種能力(faculty)，而非僅僅只是一種意向(intention)；我「想要」善良跟我很善良，基本上是不相干的兩回事。 <text:line-break/><text:line-break/>這也說明了比方說你看，那些綠油油的學者專家也好、或是什麼作家、導演也罷，全是庸才，抑或人品亦難以恭維，毫無例外。但是，你沒法想像一個頂尖的藝術家 (比方說侯孝賢) 會綠油油。 <text:line-break/><text:line-break/>當然，有些庸才不是真的蠢到嚇死人，而只是壞；明知是非善惡，卻偏要昧著良心，因為有利可圖，有權位可謀。不過，這倒也不是說他們「很聰明」而只是壞；他們也許不至於「蠢到爆」，但離聰慧仍然十萬八千里，即便他得了諾貝爾獎也一樣。 <text:line-break/><text:line-break/>人們常說綠營向來對任何人事物均採雙重標準，對此我不認同。事實上，他們只有一個標準就是「敵我二分」，只要是「我方」，什麼都對，醜事鳥事貪污舞弊狗皮倒灶低能敗德骯髒下流，一概視為美侖美奐。反之，只要是敵人，即便是人格者也一樣能抹黑得臭不可聞；再怎麼好再怎麼動人的人事物，都能說成臭不可聞 (不妨想想韓國瑜是如何被糟蹋)；再怎麼樣顛撲不破的事實，都能加以造謠扭曲成完全相反的意思。 <text:line-break/><text:line-break/>這不叫做雙重標準，這始終只有一套標準就是「敵我二分」。現代洗腦技術並非著墨於事實本身之扭曲與虛構，而是在人們腦子裏植入一個「敵我二分」的木馬程式，讓人們自動在敵我之間做出根本區隔。凡屬「我方」，一切事情都好商量，是非對錯根本無關緊要，就跟對待家人一樣。反之，凡屬「敵方」，一切人事物都會被視為有問題，邪惡的，不可信，有陰謀或不重要等等等。 <text:line-break/><text:line-break/>以上，大概就是人們對於是非善惡的「判斷」方式，其理性與道德能力其實往往就像紙糊的房子那般脆弱。不信，你讓我來掌控媒體，倘若我願意使壞，我相信我能夠讓各行各業的腦殘們相信我所要讓他們相信的一切說法。我甚至可以不編造任何謊言就能達成目標，因為洗腦並非著墨於所謂事實，而是著墨於讓他相信主流世界的一切說法，即便他知道那不是事實，他也一樣會 take it seriously。 <text:line-break/><text:line-break/>為什麼呢？因為一般人腦的運作內涵其實並不比 AI 高明，我要電腦相信什麼，它就會「信」。或者說，他或它均無所謂信或不信，只要他或它能持續接受指令照章行事就行；就跟茶壺一樣，茶壺並不需要「先」相信一些什麼，它根本無所謂信或不信，只要插上插頭，按下開關，一段時間後就會如你所願地沸騰。 <text:line-break/><text:line-break/>跟茶壺們一起生活在一個小島上，常讓我很緊張，光是接觸到茶壺們銳利的眼神，我彷彿就要立即見光死，化成一灘血水。我的「非典型社交恐懼症」應該就是這麼來的。茶壺們數量龐大，而且缺乏病識感，你說他腦殘，他說你才腦殘，而我們有多厲害呢。你不可能說服他們的，誰能說服茶壺呢？ <text:line-break/><text:line-break/>梭羅說，「我也許沒法說服你，但我有可能說服你的孫子。」我以前對這句話很感動，但我後來覺得，說服茶壺的關鍵無非就是插上插頭，找到開關，按下去就會沸騰了。因此，祖國別再傻了，你做千萬件好事都不會有用，一樣把你妖魔化，唯有想辦法掌握麥克風，掌握開關，才是改變現實事物的關鍵。 <text:line-break/><text:line-break/>至於你我一般個人，只能放棄現實作用，往「美」的方向去生活；留一點事蹟與傳說，給那屬於美的世界增加一兩個令人心碎的故事，如此而已。也許千百年後，茶壺們的孫子或孫子的孫子，將會認出我們孤獨的存在，從而灑下熱淚。</text:p>
      <text:p text:style-name="P5">鄭豐遠   |  2020.05.12 19:38   |   <text:a xlink:type="simple" xlink:href="http://palinfo.habago.org/Entry?Command=Information_PrintForum&amp;#FORUM39210"><text:span text:style-name="T8">#</text:span></text:a></text:p>
      <text:p text:style-name="P8">留言寫到一半，不小心電腦重開機不見了，懶得打原本要說的了，直接貼影片吧。受訪者就是之前在貼在留言版的俄裔美國記者 Andre Vltchek。這中文字幕翻譯有點小問題，不過總比沒有好。這影片貼給了兩個西方好朋友看，對方深受震動，宛如晴天霹靂。 <text:line-break/><text:line-break/>近十年來，我應該是巴勒網留言版上比較常留言的，不過光甩嘴皮子是沒有什麼意義的。有些人說的話具有力量，並不是因為他說了什麼，而是因為他做了些什麼，並為此付出了什麼代價。 <text:line-break/><text:line-break/><text:a xlink:type="simple" xlink:href="https://youtu.be/7CnSXBOrHMc"><text:span text:style-name="T11">https://youtu.be/7CnSXBOrHMc</text:span></text:a></text:p>
      <text:p text:style-name="P5">欧阳阳   |  2020.05.12 17:22   |   <text:a xlink:type="simple" xlink:href="http://palinfo.habago.org/Entry?Command=Information_PrintForum&amp;#FORUM39209"><text:span text:style-name="T8">#</text:span></text:a></text:p>
      <text:p text:style-name="P6">台灣現在社會氛圍感覺已經非常接近幾十年前中國大陸文化革命時期的社會氛圍，很多人被政治洗腦，已經失去了基本的社會理性。 <text:line-break/><text:line-break/>最典型的，最近中原大學教授在課堂歧視侮辱陸生事件，竟然被很多綠色媒體政客洗成台灣價值維護者，還有立委，教育部長公開站出來立挺，不以爲恥，反以爲榮，簡直匪夷所思。 <text:line-break/><text:line-break/>還有韓國瑜罷免事件，雖然我個人感覺韓國瑜算不上非常聰明，但是相比台灣一般政客而言，也算是非常勤勉，想做事情，努力做事情的政客，但是卻被台灣輿論各種侮辱打壓，說要罷免，好像做了什麽罪大惡極的事情，真是可歎可悲！！</text:p>
      <text:p text:style-name="P5">穎芝   |  2020.05.12 15:53   |   <text:a xlink:type="simple" xlink:href="http://palinfo.habago.org/Entry?Command=Information_PrintForum&amp;#FORUM39208"><text:span text:style-name="T8">#</text:span></text:a></text:p>
      <text:p text:style-name="P6">這些仇中反華的人渣，何時這麼關心「中華民國」了？ <text:line-break/><text:line-break/>中原大學某個叫獸（常常上綠媒）公然在課堂上，用歧視性言論當面羞辱（課堂上唯一一個）陸生⋯ <text:line-break/><text:a xlink:type="simple" xlink:href="https://youtu.be/4JM-suZ0c_g"><text:span text:style-name="T11">https://youtu.be/4JM-suZ0c_g</text:span></text:a><text:s/><text:line-break/><text:line-break/>我相信這種類似的情形普遍存在於各大學當中， <text:line-break/><text:line-break/>如果島內大學這麼需要陸生來台就讀，卻有另一方面在羞辱陸生， <text:line-break/><text:line-break/>這種一邊舔共，另一邊又仇中反華的心理，實在是有夠變態！ <text:line-break/><text:line-break/>最無恥的是綠媒還隨著這隻叫獸的謊言繼續混淆、誤導視聽，把事實真相給帶偏了⋯ <text:line-break/></text:p>
      <text:p text:style-name="P5">陳偉梵   |  2020.05.12 15:53   |   <text:a xlink:type="simple" xlink:href="http://palinfo.habago.org/Entry?Command=Information_PrintForum&amp;#FORUM39207"><text:span text:style-name="T8">#</text:span></text:a></text:p>
      <text:p text:style-name="P8">陳醫師您好 <text:line-break/><text:line-break/>非常同意您下列的論述!!而且, 這是淺而顯見的, 我不懂得是為什麼是台灣腦殘的人怎麼那麼多??支持蔡大嬸的親美政策的比例真得是很高?? <text:line-break/><text:line-break/>如果是屁小孩不懂事非, 沒有邏輯就罷了!! 很多高知識份子也非常親美, 敝人所在的單位, 都是建中+台大清大交大畢, 親美占8成以上, 連國共內戰的外省二代三代也親美!!真是匪夷所思! <text:line-break/><text:line-break/>請陳醫師解釋這個現象!! <text:line-break/><text:line-break/><text:line-break/><text:line-break/><text:line-break/><text:line-break/>陳真寫到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text:p>
      <text:p text:style-name="P5">陳真   |  2020.05.12 15:15   |   <text:a xlink:type="simple" xlink:href="http://palinfo.habago.org/Entry?Command=Information_PrintForum&amp;#FORUM39206"><text:span text:style-name="T8">#</text:span></text:a></text:p>
      <text:p text:style-name="P6">行家！</text:p>
      <text:p text:style-name="P5">乘風   |  2020.05.12 14:32   |   <text:a xlink:type="simple" xlink:href="http://palinfo.habago.org/Entry?Command=Information_PrintForum&amp;#FORUM39205"><text:span text:style-name="T8">#</text:span></text:a></text:p>
      <text:p text:style-name="P8">回應"喵" <text:line-break/>a2：中國核武數量只有美國1/20不到，如果美國把中國視為主要戰略對手，是否達成核威攝與核反擊的最低數量存在疑問。 <text:line-break/>b1：蘇聯垮台與共產主義破產沒有關聯，共產主義也沒有破產，相較之下，西方新自由主義與新保守主義早就破產數百次。關鍵在於國際輿論話語權。 <text:line-break/>b2：看不懂。台灣言論只會激化大陸對台灣的反感，另外竄改史料美化美國日本、醜化中國的是台灣一方，大陸若是要促進國內武統氣氛，只需放開國內台灣相關新聞的管制即可。何來高層睡不著覺之說。 <text:line-break/>b3：中共不需要民族主義來穩固統治，事實上，狹礙的漢人中心民族主義過去三十年一直是中共刻意壓制的對象。 <text:line-break/>c2：以國內二十倍以上價格賣給台灣二手過時且無助兩岸軍事平衡的武器，哪裡是施恩，明明是殖民地的壓榨與剝削。 <text:line-break/>c4：美國的「一中政策」與和平統一有何關係？和平統一是美國最不希望看到的結果。 <text:line-break/>d2：香港的特殊地位與美元霸權息息相關。 <text:line-break/>d4：同意。 <text:line-break/>e1：統一後自然就不必像從前給予台商與台灣藝人特殊待遇。他們應該自己努力贏得尊重，例如湖南旺旺醫院這次在疫情中的表現。 <text:line-break/>f2：台灣與芬蘭沒有可比性。而且雙方政治智慧如雲泥之別。 <text:line-break/>f3：事實會說話，從過去三十年兩岸的發展軌跡與扶貧力度來看，何者制度更加優秀，不是一目瞭然嗎。</text:p>
      <text:p text:style-name="P5">李宣樂   |  2020.05.12 14:08   |   <text:a xlink:type="simple" xlink:href="http://palinfo.habago.org/Entry?Command=Information_PrintForum&amp;#FORUM39204"><text:span text:style-name="T8">#</text:span></text:a></text:p>
      <text:p text:style-name="P6">一位新聞媒體人終於受不了這種洗腦文化辭職跳出來說真話 <text:line-break/><text:a xlink:type="simple" xlink:href="https://youtu.be/RJtrK6ABSjE"><text:span text:style-name="T11">https://youtu.be/RJtrK6ABSjE</text:span></text:a></text:p>
      <text:p text:style-name="P5">喵   |  2020.05.12 11:10   |   <text:a xlink:type="simple" xlink:href="http://palinfo.habago.org/Entry?Command=Information_PrintForum&amp;#FORUM39203"><text:span text:style-name="T8">#</text:span></text:a></text:p>
      <text:p text:style-name="P8">除了棄子與砲灰，還有一個角色是美國的魚鉤-bait and bleed戰略。 <text:line-break/>a. 美國方面 <text:line-break/>a1. 美國的主要目的是避免任何霸權有潛力威脅其地位。 <text:line-break/>a2. 美中都是核武大國，基於對彼此的恐懼，不會發生核戰或大規模常規戰爭。 <text:line-break/>b. 中國方面 <text:line-break/>b1. 基於蘇聯垮台，共產主義破產，中國取而代之的凝聚力量是民族主義。 <text:line-break/>b2. 台灣有中共的黑歷史，民族主義是「表」，要讓大陸居民沒有另一個比較的基準是「裡」。一天無法控制台灣的言論與史料證據，中共高層的對人民教育與言論的歷史壟斷一天沒有完成，一天睡不安穩。 <text:line-break/>b3. 中共高層最關心的是自己的統治的穩固性。所以中共高層不會放棄民族主義，也不會讓台灣逃出其民族論述。 <text:line-break/>c. 台灣方面 <text:line-break/>c1. 台灣恐懼自己的言論自由被中國管制 <text:line-break/>c2. 美國基於其實力，是唯一敢提供台灣必要的防禦性武器的國家。 <text:line-break/>c3. 中國近年來持續在經濟上、文化上崛起，讓台灣從自信到恐懼。 <text:line-break/>c4. 恐懼讓人選擇性相信對於自己有利的證據。例如對於美國的「一中政策」和平統一視而不見、台灣地位未定論、世界都支持台灣、台灣No.1、台灣不會被放棄...等等錯覺。 <text:line-break/>d. 香港方面 <text:line-break/>d1. 從1997回歸到今天50年不變的承諾已經接近一半，讓港人感到焦慮。 <text:line-break/>d2. 香港是中國大陸吸引外資，讓外資安心的重要窗口。中共高層基於經濟與民族主義的實質考量都不會放棄香港。 <text:line-break/>d3. 香港成為一個餌，年輕人以為街頭抗爭就能獨立。 <text:line-break/>d4. 「弱雞賽局」，中國大陸也不敢示弱退讓。因此出現去年延續半年的香港事件。抗議者為了吸引國際媒體的目光，不斷採取激進手段，打、砸、燒，要引發港府的激烈反擊，樹立中國政權的負面形象。抗議者開出的條件是港府不可能接受的條件，符合bait and bleed策略，咬上鉤的目的是不停的失血，時間越久越好。西方基於自己的核心利益，僅對魚餌表示人道的同情與關注。既不費一兵一卒，也達到給中國找麻煩的地步。至於魚餌的生活好不好，並不是西方陣營關心的重點。在魚鉤上扭動是魚餌的自由意識選擇。他們只會說，希望你們和平解決。 <text:line-break/>E. 台灣若是被武力統一，台商與香港都將唇亡齒寒。 <text:line-break/>e1. 台商以及台灣藝人的地位將不保。從尊重、平等地位，會被轉移為懷疑、歧視地位，如同新疆人不是每個旅館都可以住一樣。 <text:line-break/>e2. 中國收復台灣的目的達到，香港的一國兩制門面沒有再維持的必要。中國對於香港教育與資訊的掌控力度將毫無保留。 <text:line-break/>F. 親中親美之外的第三條路 <text:line-break/>f1. 中國隨著經濟發展，鄉村教育的普及，民眾逐漸對於法治、財產、言論自由的保障的需求度與力量有提升的趨勢。 <text:line-break/>f2. 芬蘭對於前蘇聯同樣處於芒刺在背的位置。芬蘭位於俄國重要城鎮聖彼得堡的邊界。俄國拼命想擴張國界往北推以維護聖彼得堡的戰略安全。芬蘭的反擊有所節制，沒有超過原有的邊界。芬蘭意識到自己其實不是東西方陣營的主要矛盾。芬蘭看到了自己的安全，但是也看到了蘇聯大白熊的恐懼。於是芬蘭採取的是同時親近北約與華沙公約，消除蘇聯的恐懼。這個舉動被當時的美國與北約盟國嘲笑，但是赫爾辛基卻成為兩陣營談判時的首選之一。最後，蘇聯垮台，芬蘭不做馬前卒、砲灰、魚鉤。蘇聯自己和平演變，轉換意識形態。 <text:line-break/>f3. 如果我們的制度是更好的，那麼中國底層的人民也會同樣需要。時間絕對站在更好的制度的一方。反而是恐懼讓我們焦急，情緒掩蓋了我們的理性認知與判斷。我們越害怕，就越給對方可趁之機。知彼知己，百戰不怠。了解對岸的內在矛盾與歷史演進動力，好好利用這一股能量，為兩岸三地以及全人類做出貢獻。 </text:p>
      <text:p text:style-name="P5">陳真   |  2020.05.12 01:13   |   <text:a xlink:type="simple" xlink:href="http://palinfo.habago.org/Entry?Command=Information_PrintForum&amp;#FORUM39202"><text:span text:style-name="T8">#</text:span></text:a></text:p>
      <text:p text:style-name="P6">台獨根本不存在 <text:line-break/><text:line-break/>陳真 <text:line-break/><text:line-break/>2020. 05. 12. <text:line-break/><text:line-break/>雖然不知道康同學是誰，但我想他不是來亂的，只是我當然也不會認同他的說法。中共又不是自虐狂或打算自殺，怎麼會血洗台灣？那不就是自殘嗎？這種政治判斷，屬外星等級，離現實太遠。 <text:line-break/><text:line-break/>至於古時候，四、五零年代，血洗台灣之威脅，倒是甚囂塵上。這不用找什麼證據，只要年紀在四、五十歲以上，相信都經歷過那個彷彿隨時就要被共匪血洗的軍事化年代。 <text:line-break/><text:line-break/>我痛恨美國走狗，痛恨漢奸台奸，但我也一直很不喜歡兩岸一些「武統派」那種一副有解放軍當靠山的心態，動不動就擺出一副「哪天我叫解放軍來收拾你」的囂張態度；特別是台灣的許多「武統派」或「有中共當靠山派」，更是讓人反感 。難道殺自己的骨肉同胞是很光采很神氣的事嗎？ <text:line-break/><text:line-break/>重點不在於武統與否，而在於他們所展現的那種蔑視台灣人、彷彿自己是什麼「高等中國人」或「高貴外省人」或是「跟中國關係有多好」的那種態度。「態度」這東西說不清楚，卻能清楚感受到。 <text:line-break/><text:line-break/>言歸正傳：我相信，中共治理下的台灣，發展潛力無窮。台灣人被洗腦得很不喜歡聽到任何有關祖國正面的看法，但我想，我這項預估應該八九不離十。不過，前提是和平統一，或是儘可能在低度傷害下所完成的武統。倘若把台灣打成一片廢墟，那麼，硬體與精神上的重建就不只是三、五年的事。 <text:line-break/><text:line-break/>台灣人真是傻到爆，台灣如果早在十年或二十年前統一，今天的台灣，早已成就非凡，在許多方面必然是世界的中心。良善和平繁榮富足的康莊大道不走，卻偏要給魔鬼當狗當炸彈，天底下應該沒有比這更愚蠢的事了。 <text:line-break/><text:line-break/>有個基本觀念很重要：統一的對立面並非台獨，而是侵略割據。 <text:line-break/><text:line-break/>現實之中，根本不存在台獨這回事，存在的是：美國處心積慮想要肢解中國，最好是五馬分屍，大卸八塊，特別是想把中國的院子--台灣，變成一座火藥庫，變成美軍基地。天底下沒有一個國家會允許這樣的事發生，就好像沒有一個家庭會樂意把院子割讓給黑道，成為火藥庫，讓他們朝著你家客廳、臥房佈滿機槍炸藥；更沒有一個家庭會眼睜睜看著自己的子女仇視自己的手足，污辱自己的祖先 (說是支那賤畜)，羞辱自己先人的苦難。 <text:line-break/><text:line-break/>因此，與其說反台獨，不如說反侵略，反對美國之侵門踏戶及製造內部分裂與仇恨。 <text:line-break/><text:line-break/>假設，台獨是真正意義上的獨立，而不是給魔鬼當狗當炸彈，而且不含敵意與惡意，而是友善的，理性的，中立的，那麼，台灣對於中國而言，並無舉足輕重的決定性價值。 <text:line-break/><text:line-break/>假設，世界上真有這樣一種台獨，那麼，台獨與否就不是也不可能是那麼重要的一件事。 <text:line-break/><text:line-break/>但是，以上純粹只是假設，現實之中根本不存在這樣一種可能性。台獨之所以具有挑起中美戰爭或世界大戰的充份誘因，不是因為台獨與否很重要，而是因為台獨是假，侵略是真。台獨的意思就是讓美國實質佔領台灣，變成中國大陸大門口的一座充滿絕對敵意與仇恨、完全為美國所控制的美軍基地。如果這不叫做侵略，什麼是侵略？ <text:line-break/><text:line-break/>截至目前為止，我不曾見過一個真正意義上的台獨份子。這年頭，絕大部份高喊臺獨者全是假的，撈錢是真，奪權至上，台獨只是一種撈錢奪權的生意台詞。至於極少數台獨人士，例如史明，例如林義雄，我絲毫不懷疑其心，並高度景仰其人格，但他們同樣不是台獨；他們只是毫無是非地依附美國，聽命於美國，充當美國傷害中國的工具。 <text:line-break/><text:line-break/>這樣一種走狗式的台獨，殖民式的台獨，存心為虎作倀，給魔鬼當狗、當炸彈，有何一絲獨立意義可言？就如同誰會允許自己的子女說要獨立成家，但其獨立的意思卻是加入黑幫，充當傷害自己親人的工具?誰會允許黑幫每天來家裡造謠抹黑，鼓吹對於自己骨肉同胞的仇恨?然後說這是民主自由。 <text:line-break/><text:line-break/>美國或任何一個西方國家願不願意也讓人在自己的國度如此民主自由一番?願不願意也讓人在自己的國家販賣軍火，教導與鼓吹自己的同胞如何破壞自己的民生設施、如何鎖定人口稠密進行轟炸、如何製造最大的傷亡? <text:line-break/><text:line-break/>我從來不曾說過一句「反台獨」，因為台獨根本不存在。</text:p>
      <text:p text:style-name="P5">邹子恒   |  2020.05.11 23:56   |   <text:a xlink:type="simple" xlink:href="http://palinfo.habago.org/Entry?Command=Information_PrintForum&amp;#FORUM39201"><text:span text:style-name="T8">#</text:span></text:a></text:p>
      <text:p text:style-name="P8">康先生/女士： <text:line-break/><text:line-break/>您所提供的中共“血洗台湾”宣传来源网站上，未提供任何实物共产党宣传材料，或某某共产党会议文件记录，仅有数份旧国民党人物回忆录为证，很难使人信服。在该网站讨论中，已有网友提出此类质疑。希望您以更坚实的证据作为立论基础。</text:p>
      <text:p text:style-name="P5">林書楷   |  2020.05.11 15:12   |   <text:a xlink:type="simple" xlink:href="http://palinfo.habago.org/Entry?Command=Information_PrintForum&amp;#FORUM39200"><text:span text:style-name="T8">#</text:span></text:a></text:p>
      <text:p text:style-name="P6">康， <text:line-break/><text:line-break/>『信仰會讓人處在同溫層 <text:line-break/>只看符合信仰的訊息 <text:line-break/>凡是不符合的 都是宣傳 洗腦 欺騙 <text:line-break/>但你知道 和你持想法立場的人 <text:line-break/>也是這樣覺得你欸』 <text:line-break/><text:line-break/>金庸小說裡面常有橋段是某人不願使看家本領而被看出身份，故意運用別派武功；但一旦遇上功力更高的武者卻往往被看破手腳。這裡多的是目光如炬的高手⋯⋯換句話說，常回來逛這個網站的都知道這個網站的資料可信度。或許當你講到美帝也會搞破壞再花錢建設時，你的信仰就暴露無遺了。</text:p>
      <text:p text:style-name="P5">許世勤   |  2020.05.11 14:54   |   <text:a xlink:type="simple" xlink:href="http://palinfo.habago.org/Entry?Command=Information_PrintForum&amp;#FORUM39199"><text:span text:style-name="T8">#</text:span></text:a></text:p>
      <text:p text:style-name="P8">中共現階段一定不想武統，因為代價還太大， <text:line-break/>但是美國一定希望中共趕快武統，因為他需要「重返亞太」的戰略優勢。 <text:line-break/>說到底拳腳無眼，一旦動武很難保證沒有死傷， <text:line-break/>但動武與否，也得看動武後收到的利益與損害何者為大。 <text:line-break/>今天中國的百年國恥，是亡於列強淪作殖民地的歷史， <text:line-break/>其中又最為深刻的是日軍侵華，台灣包括現在的皇民化台獨， <text:line-break/>很多是二戰歷史的遺留。 <text:line-break/>打狗應該要看狗主人，一旦打趴狗主人，狗就嚇尿了。 <text:line-break/>要打，就應該打敗美國、日本， <text:line-break/>中國大陸只要擊敗美日，那台灣人基本上就「回歸」了。 <text:line-break/>徹底解決「靠山」，這樣統一後的治理問題也就少了一些擎肘。 <text:line-break/>只是還需要一點時間，所以現在這盤棋局， <text:line-break/>中國爭取「和平發展」的時間，美國設法「攪亂」並追求「重新開局」。 </text:p>
      <text:p text:style-name="P5">天天   |  2020.05.11 11:41   |   <text:a xlink:type="simple" xlink:href="http://palinfo.habago.org/Entry?Command=Information_PrintForum&amp;#FORUM39198"><text:span text:style-name="T8">#</text:span></text:a></text:p>
      <text:p text:style-name="P6">中共从无“血洗台湾”一说，这更像国民党污蔑共产党的宣传口号。 <text:line-break/>中共以解放者而不是以占领者自居，怎会以血洗XX省作为宣传口号？ <text:line-break/>在国民党宣传里，国民党都是爱民如子，一心为公的；共党就是嗜血成性，杀人如麻。若共产真如此，何以能得到民心？ <text:line-break/>国民党的宣传要是能当真，它也不至于短短数年，在全歼共党后，却在大陆丢失政权躲到台湾。</text:p>
      <text:p text:style-name="P5">康   |  2020.05.11 09:54   |   <text:a xlink:type="simple" xlink:href="http://palinfo.habago.org/Entry?Command=Information_PrintForum&amp;#FORUM39197"><text:span text:style-name="T8">#</text:span></text:a></text:p>
      <text:p text:style-name="P8">（（欧阳阳））注意你的口德 <text:line-break/>腦子進水似乎不是理性人討論時的用語 <text:line-break/>所以我一開始就說會有人破口大罵 <text:line-break/><text:line-break/>你可能信仰偉大華夏 英明的黨 <text:line-break/>但我只信仰盡量有品格的活下去 <text:line-break/><text:line-break/>信仰會讓人處在同溫層 <text:line-break/>只看符合信仰的訊息 <text:line-break/>凡是不符合的 都是宣傳 洗腦 欺騙 <text:line-break/>但你知道 和你持想法立場的人 <text:line-break/>也是這樣覺得你欸 <text:line-break/><text:line-break/>我不是美帝 共黨 台獨 天皇的信徒 <text:line-break/>我知道他們都有好有壞 <text:line-break/>凡存在必有理由 <text:line-break/>很難有一個萬惡無善的統治階級長久存在 <text:line-break/>也幾乎不可能有一個萬善無惡的政府 <text:line-break/><text:line-break/>希望各位到時能好好活下來 <text:line-break/></text:p>
      <text:p text:style-name="P5">欧阳阳   |  2020.05.11 09:40   |   <text:a xlink:type="simple" xlink:href="http://palinfo.habago.org/Entry?Command=Information_PrintForum&amp;#FORUM39196"><text:span text:style-name="T8">#</text:span></text:a></text:p>
      <text:p text:style-name="P6">有些人有點笨，有些人都點壞，有些人又笨又壞。 <text:line-break/>中共對台灣問題的定位與文宣就是內戰，對台灣人的定位就是同胞，以前還有小學課本教台灣寶島，還經常唱“阿裏山的姑娘美如水呀，阿裏山的少年壯如山唉。”，然後有人說要“血洗台灣”，拿“日本皇軍”來類比，是不是腦袋進水了？ <text:line-break/><text:line-break/>這種論調出資西方政客文人及其在台灣的代理人可能性比較大。 <text:line-break/><text:line-break/>中共早期受馬克思主義思想影響比較大，強調你死我活的階級鬥爭，不過這早已成爲曆史!現在儒家中庸思維依然是社會的主流.(馬克思主義也是一種出自西方的典型排他性思維）</text:p>
      <text:p text:style-name="P5">陳真   |  2020.05.11 08:58   |   <text:a xlink:type="simple" xlink:href="http://palinfo.habago.org/Entry?Command=Information_PrintForum&amp;#FORUM39195"><text:span text:style-name="T8">#</text:span></text:a></text:p>
      <text:p text:style-name="P6">中共如果被迫武統，倘若他能有所選擇，應該會錢洗台灣不是血洗台灣；他會花大錢買通綠營，花大錢為台灣人民做出各種承諾，換取不抵抗，減少傷亡。戰後會花更多錢，建設台灣。沒有房子的戰後趕緊買一棟，以免很快就會買不起。這是劇本的part 1。 <text:line-break/><text:line-break/>part2 則是美國會傾全力擴大內部動亂，媒體掌握在他們手上，能夠渲染到何種程度，那就不好說了。美國會要求台軍攻擊大陸本土各項民生設施與人口稠密處，擴大雙方仇恨。這套劇本不是我瞎掰，而是美國十多年來不斷指導台灣應該怎麼打台海戰爭的一套固定教材，例如攻擊上海商圈，攻擊三峽大壩等等，一旦台灣這麼做，後果就更難預料。 <text:line-break/><text:line-break/>中美雙方，一個想大事化小，小事化無，一個想小事無限擴大。宣傳戰會起作用，因此，在戰爭中，媒體會遭受攻擊，一如美國侵略伊拉克，首先就打半島電視台。Emir Kusturica說，第三次大戰的一個初始訊號就是RT遭到美軍襲擊。 <text:line-break/><text:line-break/>劇本part1或2會成主流，得看台灣人的智慧。台灣因為盛產腦殘，一般沒什麼智慧。智慧之餘，還得看個性。台灣人大多溫和，灑口水居多，通常不會有真實的激烈反應。</text:p>
      <text:p text:style-name="P5">穎芝   |  2020.05.11 08:27   |   <text:a xlink:type="simple" xlink:href="http://palinfo.habago.org/Entry?Command=Information_PrintForum&amp;#FORUM39193"><text:span text:style-name="T8">#</text:span></text:a></text:p>
      <text:p text:style-name="P8">今年 2020 年，拿超過半世紀以上的 1949 的中共文宣來說嘴，你不覺得很可笑嗎？ <text:line-break/><text:line-break/>難道中共對兩岸情勢的政策還停留在 1949 年？ <text:line-break/><text:line-break/>更扯的是拿小粉紅出沒的軍事論壇來說嘴，就好像拿鬼島綠油油的批踢踢這種腦殘論壇來說事一樣， <text:line-break/><text:line-break/>難道網路上的論壇可以代表一個政府的政策或言論？ <text:line-break/><text:line-break/>如果是這樣的話，還需要政府幹嘛？養網軍治國不就好了？ <text:line-break/><text:line-break/>還繳這麼多納稅錢，卻養一大批狗雜碎政客來亂政，搞得天怒人怨，實在是莫名其妙！ <text:line-break/><text:line-break/>談到紓困，也搞的百姓人仰馬翻、大為光火，明明是在折騰人，錢領不到不說，還惹得一肚子鳥氣， <text:line-break/><text:line-break/>尤其某個只會說幹話的狗官，要人民『忍一忍就過去了』？ <text:line-break/><text:line-break/>說這幹話的狗官，你是否可以先暫停領國家給你的薪資，一同與人民忍一忍就過去了？</text:p>
      <text:p text:style-name="P5">林書楷   |  2020.05.11 06:41   |   <text:a xlink:type="simple" xlink:href="http://palinfo.habago.org/Entry?Command=Information_PrintForum&amp;iPage=1#FORUM39192"><text:span text:style-name="T8">#</text:span></text:a></text:p>
      <text:p text:style-name="P6">康， <text:line-break/><text:line-break/>『我認為日本必不會血洗台灣。皇軍來台已是不得已的選項，血洗台灣只會更落人口舌。眼下最急迫的也並不是統一，而是大東亞競爭。』 <text:line-break/><text:line-break/>依樣造句也要有個邏輯，台灣是割讓給日本，「皇軍」哪來的不得已？「皇軍」侵略大陸佔領台灣，現今兩岸局勢也能類比？別說侵略和內戰根本不同，當時與現今的整體大環境更是完全不一樣。 <text:line-break/><text:line-break/>會以「皇軍」類比中共、把共和國繼承自民國時期的國土影射為到處侵略，我想也沒什麼好辯論的，尤其是你說你兩種都有看，講出來的話卻明顯在玩修辭、意圖貶低中共時。</text:p>
      <text:p text:style-name="P5">康   |  2020.05.10 22:38   |   <text:a xlink:type="simple" xlink:href="http://palinfo.habago.org/Entry?Command=Information_PrintForum&amp;iPage=1#FORUM39189"><text:span text:style-name="T8">#</text:span></text:a></text:p>
      <text:p text:style-name="P8">（（欧阳阳 ）） <text:line-break/>您說沒看過有大陸人抱持血洗台灣的想法 <text:line-break/>可能是您平常都待在您的政治同溫層吧 <text:line-break/>網路的一大優點 就是分眾 <text:line-break/>讓不同意見的人 在不同的網站聚集 <text:line-break/>如果您去看看比較偏激的軍武論壇 <text:line-break/>或是 小粉紅出沒的網站 <text:line-break/>應該就能認識很多想血洗台灣的人 <text:line-break/><text:line-break/>這裡提到中共當年的血洗台灣文宣<text:a xlink:type="simple" xlink:href="http://city.udn.com/3011/4922013"><text:span text:style-name="T11">http://city.udn.com/3011/4922013</text:span></text:a><text:s/><text:line-break/><text:line-break/>只看中共官媒會覺得中國完全沒矛盾 <text:line-break/>只看反中媒體會覺得中國完全是矛盾 <text:line-break/>我是兩種都看啦 <text:line-break/>比對歷史的規律 就會知道五年內是混亂高鋒期 <text:line-break/><text:line-break/>發起外戰轉移國內矛盾的例子太多了 <text:line-break/>甚至很多人說 朝鮮戰爭 越戰 珍寶島 對印 對越 戰爭 <text:line-break/>都是老共用來轉移矛盾的手段 <text:line-break/><text:line-break/>常常在中國的論壇看到這樣的對話 <text:line-break/>A:(中國人愛好和平 不喜戰爭) <text:line-break/>B:（你當中國九百六十萬平方里國土是 <text:line-break/>手機充話費送的阿） <text:line-break/><text:line-break/>PS:講這些不是要來辯論 <text:line-break/>純粹是覺得 這裡都是追求真善美的人才會的地方 <text:line-break/>如果不幸真的戰爭 希望大家事前準備好都能活下去</text:p>
      <text:p text:style-name="P5">康   |  2020.05.10 22:00   |   <text:a xlink:type="simple" xlink:href="http://palinfo.habago.org/Entry?Command=Information_PrintForum&amp;iPage=1#FORUM39188"><text:span text:style-name="T8">#</text:span></text:a></text:p>
      <text:p text:style-name="P6">(林書楷) <text:line-break/><text:line-break/>（（我認為大陸必不會血洗台灣。武統已是不得已的選項，血洗台灣只會更落人口舌。眼下最急迫的也並不是統一，而是大兩岸競爭。）） <text:line-break/><text:line-break/>（（我認為日本必不會血洗台灣。皇軍來台已是不得已的選項，血洗台灣只會更落人口舌。眼下最急迫的也並不是統一，而是大東亞競爭。））當初台灣被割讓時 會不會有台灣士紳這樣想呢？ <text:line-break/><text:line-break/>我希望 想要 和 現實 人性 常常是不相符合的 <text:line-break/>這網站的讀者應該多數都是比較有道德良知 學養高尚之人 <text:line-break/>但國家的領導卻常常不是這類型的理想主義者 <text:line-break/>他們更多是崇尚權謀 為了自己一人安危 寧可犧牲千萬人 </text:p>
      <text:p text:style-name="P5">欧阳阳   |  2020.05.10 21:30   |   <text:a xlink:type="simple" xlink:href="http://palinfo.habago.org/Entry?Command=Information_PrintForum&amp;iPage=1#FORUM39187"><text:span text:style-name="T8">#</text:span></text:a></text:p>
      <text:p text:style-name="P8">康， <text:line-break/><text:line-break/>“血洗台灣”，“爲了轉移國內矛盾，所以要武統台灣”.........，我不知道這樣的觀念出自哪裏？我覺得出自西方文人政客及其在台灣的代理人的可能性最大，其目的無非是爲了挑撥兩岸的仇恨。 <text:line-break/><text:line-break/>據我所知，即使是最激進的大陸學者文人也沒有發現有這種觀念，而且大多數大陸人受儒家中庸文化的影響，講究以和爲貴、和而不同、中庸等思維方式，與西方的以自我爲中心的個人排他性思維是不同的</text:p>
      <text:p text:style-name="P5">欧阳阳   |  2020.05.10 20:41   |   <text:a xlink:type="simple" xlink:href="http://palinfo.habago.org/Entry?Command=Information_PrintForum&amp;iPage=1#FORUM39186"><text:span text:style-name="T8">#</text:span></text:a></text:p>
      <text:p text:style-name="P6">康， <text:line-break/>在我看來，從你的思維看，你應該是台灣人或者香港人吧？我所知道的大陸人很少有這種觀點！ <text:line-break/><text:line-break/>所謂的“血洗台灣”思維，和那些小綠粉的思維其實在本質上一樣的，台灣有一些極端笨人，大陸當然也是有的，孫子兵法講““上兵伐謀，其次伐交，其次伐兵，其下攻城”，你這種思維連最下等的攻城都算不上。 <text:line-break/><text:line-break/>中國官方從來沒有說要“血洗台灣”，主體觀點是“一國兩制，和平統一”，即使民進黨鬧的很凶，也只是威懾說要用“非和平手段”。 <text:line-break/><text:line-break/>現階段，中國社會沒有什麽重大的解決不了的矛盾，更沒有什麽爲了“轉移國內矛盾”，所以要武統台灣。 <text:line-break/><text:line-break/>一個社會的偏執信仰可以形成，自然也是可以改變的，只是需要時間和方法罷了。</text:p>
      <text:p text:style-name="P5">張萬康   |  2020.05.10 16:28   |   <text:a xlink:type="simple" xlink:href="http://palinfo.habago.org/Entry?Command=Information_PrintForum&amp;iPage=1#FORUM39185"><text:span text:style-name="T8">#</text:span></text:a></text:p>
      <text:p text:style-name="P8">插播：台灣南波萬？ <text:line-break/><text:line-break/><text:a xlink:type="simple" xlink:href="https://www.youtube.com/watch?v=o4KQPla8zyA"><text:span text:style-name="T11">https://www.youtube.com/watch?v=o4KQPla8zyA</text:span></text:a><text:s/><text:line-break/>5/7東森。民眾撕毀紓困申請表。我看了大笑，解氣。（大笑不是沒同情心或同理心的意思。） <text:line-break/><text:line-break/><text:a xlink:type="simple" xlink:href="https://news.cts.com.tw/cts/life/202005/202005071999604.html"><text:span text:style-name="T11">https://news.cts.com.tw/cts/life/202005/202005071999604.html</text:span></text:a><text:s/><text:line-break/>5/7華視。我起初誤認這位民眾Cosplay喬裝成警察的打扮。 <text:line-break/><text:line-break/><text:a xlink:type="simple" xlink:href="https://www.youtube.com/watch?v=wIaUu0MOQj0"><text:span text:style-name="T11">https://www.youtube.com/watch?v=wIaUu0MOQj0</text:span></text:a><text:s/><text:line-break/>5/8東森。多位民眾在現場受訪。 <text:line-break/><text:line-break/>這些都是基層、底層的人，勞碌滄桑的臉。但「覺醒青年」都看不見，成天只吹台灣南波萬。</text:p>
      <text:p text:style-name="P5">林書楷   |  2020.05.10 13:40   |   <text:a xlink:type="simple" xlink:href="http://palinfo.habago.org/Entry?Command=Information_PrintForum&amp;iPage=1#FORUM39184"><text:span text:style-name="T8">#</text:span></text:a></text:p>
      <text:p text:style-name="P6">康， <text:line-break/><text:line-break/>建議看一下告台灣同胞書和反分裂國家法。不只台獨出兵，台灣出現嚴重內亂也會派兵彌平。所以外部干預勢力在策動法理台獨的前一步應該是進一步煽動台灣的統獨之爭、製造如香江一樣的動亂。更不排除再次製造台灣價值生死檢定。 <text:line-break/><text:line-break/>我認為大陸必不會血洗台灣。武統已是不得已的選項，血洗台灣只會更落人口舌。眼下最急迫的也並不是統一，而是大兩岸競爭。這次疫情不但讓一帶一路項目停滯、各國退回城邦時代、還可能讓川建國下台，可說一石多鳥。對手在各領域全面開戰，大陸一旦血洗台灣那本就處下風的輿論戰不就一塌糊塗？ <text:line-break/><text:line-break/>大陸一直強調「王權」，要走「王道」。我覺得旅居國外的人需要有作為「橋樑」的準備，華僑、華裔在未來的日子裡會更艱難，每一個入外邦的中國人都要有「和番」的心理準備以因應之後的挑戰。講和番好像具有歧視的味道，但看過「與狼共舞」且長住國外的人應該能理解我在講什麼。 <text:line-break/><text:line-break/>Dances With Wolves - The John Dunbar Theme <text:line-break/><text:a xlink:type="simple" xlink:href="https://www.youtube.com/watch?v=KHvKviaeulg"><text:span text:style-name="T11">https://www.youtube.com/watch?v=KHvKviaeulg</text:span></text:a></text:p>
      <text:p text:style-name="P5">康   |  2020.05.10 12:17   |   <text:a xlink:type="simple" xlink:href="http://palinfo.habago.org/Entry?Command=Information_PrintForum&amp;iPage=1#FORUM39183"><text:span text:style-name="T8">#</text:span></text:a></text:p>
      <text:p text:style-name="P8">（（欧阳阳 ）） <text:line-break/>（（武统必然要求登島，即使美軍不參與，登島必然伴隨的是大規模的轟炸配合，這種方式對台灣民生的傷害是非常大的。）） <text:line-break/><text:line-break/>在這裡講這個 應該很多人會因此暴怒 <text:line-break/>因為他們覺得這不符合 (偉大祖國)的信仰 <text:line-break/>但我還是希望大家能思考這個可能性 <text:line-break/>好提前做好準備 <text:line-break/><text:line-break/>““有沒有可能 中共之後攻臺的戰術 <text:line-break/>是希望造成台灣最大的傷亡呢？”” <text:line-break/><text:line-break/>現在中國民意 已經從原本的（兩岸是血濃於水的同胞） <text:line-break/>變成（台灣人怎麼樣我們不在乎 留島不留人也比台獨好） <text:line-break/>其實更早在毛時代對中國人民提到台灣就是（血洗台灣）了 <text:line-break/><text:line-break/><text:line-break/>老共攻台的原因 個人覺得有三種 <text:line-break/>一台獨 <text:line-break/>二台灣有足以強力攻擊中國的能力 <text:line-break/>三中國國內有大型矛盾 <text:line-break/>需要對外戰爭轉移焦點 <text:line-break/><text:line-break/>如果是台獨 <text:line-break/>代表台灣人如太平天國信仰天父天兄一樣信仰台獨 <text:line-break/>活人的信仰要改變需要很長時間 <text:line-break/>湘軍這漢儒文化的捍衛者 對付 天父天兄的方法 <text:line-break/>就是殺光光 <text:line-break/><text:line-break/>如果台灣擁有核武 <text:line-break/>或讓美國駐軍 <text:line-break/>迎來的必是毀滅性打擊 <text:line-break/><text:line-break/>如果中國要轉移國內矛盾 <text:line-break/>戰後必然要加強經濟 <text:line-break/>最後能讓中國過剩的基建能力能發揮 <text:line-break/>這如何辦到呢 <text:line-break/>簡單 打爛台灣然後讓中國重建就好拉 <text:line-break/>不要覺得只有萬惡的美帝會搞這種打爛你 <text:line-break/>再用重建賺錢的手段 <text:line-break/><text:line-break/>中國逐步成為地球上的霸權 <text:line-break/>而歷史上的各霸權 荷蘭 西班牙 葡萄牙 英國德國 俄羅斯美國法國 無一例外崛起後都四處侵略 <text:line-break/><text:line-break/></text:p>
      <text:p text:style-name="P5">穎芝   |  2020.05.10 10:55   |   <text:a xlink:type="simple" xlink:href="http://palinfo.habago.org/Entry?Command=Information_PrintForum&amp;iPage=1#FORUM39182"><text:span text:style-name="T8">#</text:span></text:a></text:p>
      <text:p text:style-name="P6">今年台灣無法參與 WHA 大會簡直是人渣黨自找的！ <text:line-break/><text:a xlink:type="simple" xlink:href="https://youtu.be/H50DH9NHVA0"><text:span text:style-name="T11">https://youtu.be/H50DH9NHVA0</text:span></text:a><text:s/><text:line-break/><text:line-break/>從防疫開始，人渣黨就動用網軍到處出征，包含ＷＨＯ、譚德塞、星國夫人、扯謊向ＷＨＯ暗示「人傳人」的鬼話、送口罩不答謝的國家以及被認定親中舔共的國家及名人等等無法無天的愚蠢作為，得到這樣的結果簡直是不意外，世界各國都被人渣黨的網軍得罪光了，誰還會替台灣說話？？？</text:p>
      <text:p text:style-name="P5">潘建尊   |  2020.05.10 06:24   |   <text:a xlink:type="simple" xlink:href="http://palinfo.habago.org/Entry?Command=Information_PrintForum&amp;iPage=1#FORUM39181"><text:span text:style-name="T8">#</text:span></text:a></text:p>
      <text:p text:style-name="P8">文章連結:<text:a xlink:type="simple" xlink:href="https://mp.weixin.qq.com/s/BMs2-4BC76rRjX3IXmvEVg?fbclid=IwAR059i8BbiaUlEDetyD2yGXU2YD-dToX6GUpNlMxKT_llgTSWGTUm9r1CIU"><text:span text:style-name="T11">https://mp.weixin.qq.com/s/BMs2-4BC76rRjX3IXmvEVg?fbclid=IwAR059i8BbiaUlEDetyD2yGXU2YD-dToX6GUpNlMxKT_llgTSWGTUm9r1CIU</text:span></text:a><text:s/><text:line-break/><text:line-break/>汉学家包华石：18世纪欧洲启蒙思想的源头在中国吗？ <text:line-break/><text:line-break/>個人感想: <text:line-break/>西方學者能夠有此省思，相對是不容易的。 <text:line-break/>包華石終究是漢學家，對中國傳統文化與思想會相對有興趣，但他總算還是不會抱持著西方中心的思維批判，這已經是了不得的勇氣了。問題在於，他選擇用中文發表這些觀點，卻不以他的母語發表在英文期刊，大概是懼怕西方正統學術勢力鋪天蓋地的攻擊吧 <text:line-break/>另外一個我覺得很有意思的作品，是海德堡大學Susan Richter的"Pflug und Steuerruder躬耕治國",作為一個無論在學術背景或經歷都能夠代表西方正統的學者,她也以非常委婉的方式，提出了與包華石類似的想法. <text:line-break/><text:line-break/>無論怎麼看，中國在十八世紀以前，無論是政治制度，文化體系，哲學思想等人文科學領域，甚至在部份科學的領域（例如醫學），相對於當代的西方，都具有絕對領先的地位。這樣的客觀事實，也使得當代西方啟蒙學者更加崇拜中國，甚至是過度美化了中國（就如同我們目前主流對西方的溢美一樣）。 <text:line-break/><text:line-break/>他們在儒家思想中學到了民本思想，在法家那學到了法治觀念，從道家那汲取了自由的思想，大量的翻譯與引進，隨著十八世紀初以來蓬勃的印刷業，成為一種基礎的社會氛圍（很抱歉，我不能認同十八世紀江南地區出版業能與歐洲地區比肩的說法，會這樣說的人或許很懂中國史，但肯定不懂歐洲史）。甚至連革命這玩意兒，都是他們在研讀古代中國經典扭曲譯作後得出的結論。更甚之，他們樂於用中國古代思想的驚人發現，與自己當代的研究成果相驗證。萊伯尼茨就是很好的例子，雖然二進位法為他在歐洲的獨創，但是在朋友交換的書信中對於八卦的討論中，並且為此感到欣喜萬分，讓他更加確定自己走上了一條正確的道路，更堅定的將二進位的內涵推到極致。 <text:line-break/><text:line-break/>二進位法在西方人的進一步發展下，成為現代計算機的理論基礎。 <text:line-break/><text:line-break/>在這個階段的歐洲人，在討論到政治，文化，歷史，藝術等人文議題時，希臘與羅馬反置於次要的地位，甚至少有提及。一直到十九世紀（鴉片戰爭可以視為一個節點），才開始大量使用希臘與羅馬的資料。這也造成西方人在談歷史時，從西元５００年到１０００年總是存在一個明顯空白的漏洞。 <text:line-break/>因為，這是硬接上去的，是史學家穿針引線下的結果。 <text:line-break/><text:line-break/>真正的希臘與羅馬，則明顯具有強烈的近東與遠東色彩，說他們是西亞文化的分支也不為過。 <text:line-break/><text:line-break/>儘管如此， <text:line-break/>工業革命仍舊是西方在人類歷史上的重要成就 <text:line-break/>十八世紀的工業革命就算不發生在英國 <text:line-break/>也絕對不可能發生在中國的長江三角洲 <text:line-break/>而是以某種形式發生在十九世紀初的德語地區 <text:line-break/><text:line-break/>這是一個歷史的必然，也是中國在文明史上無法逃脫的時代。畢竟，沒有一個文明能夠永遠站在世界頂端，光是三千年以來都在牌桌上爭霸的過往，就已經是其他文明難以企及的成就了 <text:line-break/><text:line-break/>但是，我真的很高興，在這近兩百年看似永無止盡的，名為屈辱的黑暗隧道中，我已經清楚看到了隧道末的曙光。 <text:line-break/><text:line-break/>在數位化的前提下，二十一世紀中後葉與二十二世紀，肯定是屬於中國人的時代。 <text:line-break/><text:line-break/>那台灣人該如何自處？？ <text:line-break/>我的回答是： <text:line-break/>在這個時候還對西方文明死心塌地，無異於１９１１年１０月９日淨身當太監。</text:p>
      <text:p text:style-name="P5">陳真   |  2020.05.10 02:37   |   <text:a xlink:type="simple" xlink:href="http://palinfo.habago.org/Entry?Command=Information_PrintForum&amp;iPage=1#FORUM39180"><text:span text:style-name="T8">#</text:span></text:a></text:p>
      <text:p text:style-name="P6">關於喬良話題的幾點回應 <text:line-break/><text:line-break/>陳真 <text:line-break/><text:line-break/>2020. 05. 09. <text:line-break/><text:line-break/><text:line-break/>綜合回應一下大家的想法： <text:line-break/><text:line-break/>狗除了聽主人的話，狗當然也有狗自己的事情要忙，比方說選舉。選舉一到，各種政治操弄、造謠抹黑等等等，就會一一登場，無所不用其極。 <text:line-break/><text:line-break/>但是，過去只要選舉一結束，特別是當權力騙到手之後，通常馬上就會把選舉期間信誓旦旦所講的一切，拋諸腦後，關機重來；即便是兩岸事務也一樣，往往會恢復務實常態，甚至在許多有關兩岸交流的所謂「賣台」指控上，綠營其實經常幹得比藍營還更多，更入骨，「親中賣台」得更起勁 (因為有私利可圖)。 <text:line-break/><text:line-break/>也就是說： <text:line-break/><text:line-break/>一，台灣仇中反華及造謠抹黑的各種政治操弄，通常在非選舉期間並不顯著，但是，這回卻是個例外，跡近瘋狂。 <text:line-break/><text:line-break/>二，選後回歸務實的政治習性，這回也例外。 <text:line-break/><text:line-break/>目前並無重大選舉，但是，各種仇中反華的政治操弄與抹黑，卻反而來到前所未有的歷史新高。這意味著這已經不僅僅是走狗自己的事，而是主人有令。此其一。 <text:line-break/><text:line-break/>各位看過教父第二集吧，裏頭有位參議員對教父很不客氣，後來卻乖得像龜孫子似的，為什麼呢？因為有把柄落在教父手裏。 <text:line-break/><text:line-break/>這個故事告訴我們，你沒法以一般人的心態去理解政治人物以及給走狗當走狗的各路文人。也許你會納悶，為什麼他們要當狗？為什麼他們要這麼聽話？除了利益因素之外，也有黑資料的問題。 <text:line-break/><text:line-break/>你看，當初李登輝生病住院期間，阿扁表面上去探病，其實是拿著一些李登輝貪污的黑資料去「請教」李登輝的意見，意思是說，你的把柄在我手裏，你最好給我小心點。李登輝當場差點氣死。但是政治就是這樣，很狠，很陰險，不擇手段。 <text:line-break/><text:line-break/>這也說明了為何情治勢力往往在政治上能夠呼風喚雨，威懾各方勢力，例如美國就是一例。真正的掌權者-deep state的主要成份之一，除了軍工複合體之外，就是情治勢力。它足以控制許多政治人物或其走狗，一手給好處，另一手用黑資料掐緊你的脖子，就跟狗鍊一樣，看你往哪跑，看你敢不聽話試試；隨便抖出一個黑資料，就能把你給繩之以法或讓你身敗名裂，阿扁就是一例。 <text:line-break/><text:line-break/>當然，大多時候並非如此具體，而往往是一種共犯結構起了根本的威嚇作用。在這共犯結構中，誰都不敢輕易背叛，就跟黑幫一樣，私下大家很多話都敢講，但是，一出了大門就統統噤聲了。 <text:line-break/><text:line-break/>私底下，我所知道的真實政治，遠遠比我所能說出來的還要骯髒邪惡貪婪一百倍一千倍。但我沒法說，因為我不是幫派裏頭的人，我沒法爆料，我沒有確切證據，我不清楚細節，爆了也只是「空包彈」，講不出個具體的所以然，但我確切知道其骯髒邪惡的程度。 <text:line-break/><text:line-break/>剛上大學時，第一次被調查局約談，對方告訴我一些黨外大老們醜陋的私生活與貪婪行徑，說我太「單純」，以為大家都是懷抱著赤血熱忱的理想來參與黨外。那時候我根本不相信，還當場回了對方一句話說「你們不要講我朋友的壞話。你們作惡多端，根本輪不到你們來講，我也不想聽。」 <text:line-break/><text:line-break/>這麼多年過去了，還好我並沒有一直很「單純」。單純和愚蠢往往只是一線之隔。腦殘的主要症狀之一就是「單純」。我自己曾經腦殘過，所以我多少能站在腦殘的立場上想事情；他們並不壞，他們只是「太」單純。單純是好的，但是「太」單純就很容易被奸人所騙。 <text:line-break/><text:line-break/>幫派份子之所以這麼聽話，原因無它，因為他們隸屬某種黑幫，不聽話不行。因此，如果你以為政治人物或文人走狗在關鍵時刻會良心發現，會有分寸，那你真的就「太」單純了。他們畢竟不是你我一般人，他們並沒有多少自由意志。此其二。 <text:line-break/><text:line-break/>台灣人個性講好聽是溫和，講難聽就是窩囊膽小。比方說，綠蛆們隔著鍵盤很「勇猛」，但在現實中卻非常窩囊，很沒出息。你根本不用期待他們會去打共匪，他們絕對躲得比誰都快。 <text:line-break/><text:line-break/>但是，你要知道，仍然有一些蠢血沸騰的腦殘們，他們其實很容易「沸騰」，很容易被煽動。尤其是，各位千萬別低估台灣每天造謠抹黑的綠媒之洗腦威力。我相信，兩岸一旦有戰事，只要媒體每天二十四小時洗腦煽動，仍然會有很多腦殘會馬上沸騰起來，變成台獨聖戰士。 <text:line-break/><text:line-break/>腦殘們不一定有機會拿起武器上戰場，但是，如果你清楚了解美國在世界各地製造動亂的手法，你就會明白，真正可怕的，真正摧毀一整個家園的，絕不是拿槍或開飛機出去打仗，而是內部自相殘殺與暴亂失序。 <text:line-break/><text:line-break/>你應該很容易就能想像，只要媒體每天不斷煽情炒作某個悲慘血腥畫面或事件，無數腦殘一定會群情激憤尋找發洩仇恨的內部目標，藍營的人會倒霉，親中人士會倒霉，陸籍配偶與子女會倒霉，誓死支持祖國的巴勒網會倒霉...等等等。 <text:line-break/><text:line-break/>我再說一遍，如果你清楚了解美國在世界各地製造動亂的手法，你就會明白，真正可怕的，真正摧毀一整個家園的，絕不是拿槍或開飛機出去打仗，而是內部自相殘殺與暴亂失序。 <text:line-break/><text:line-break/>前一陣子CIA一手主導的香港暴亂，只是一個微不足道的例子，但你同樣從中能看得出來，腦殘群眾是如何容易被煽動。而且，大多時候是特務帶頭，煽動更大的暴亂。 <text:line-break/><text:line-break/>我一直無法想像比方說南斯拉夫內戰那樣一種手足相殘，真是很可悲，也很殘忍，原本友好相處的鄰居、友人、同學與同事甚至教師與牧師等等等，突然雙方見人就砍，姦殺擄掠樣樣來。 <text:line-break/><text:line-break/>烏克蘭也一樣，類似的恐怖血腥悲劇一再重演。你根本沒法想像，原本和睦相處的親友鄰居，在媒體的洗腦與煽動下，在內部政治人物與外部美國及西方媒體的集體抹黑與妖魔化底下，手足同胞突然成為血海深仇的敵人。 <text:line-break/><text:line-break/>我不是說台灣一定會這樣，而是說，如果你了解真實的政治，如果你了解美國半個多世紀來之無數所作所為，你就會明白，世界上所有那些被美國「民主輸出」、一直仍在不斷發生且持續進行之各種恐怖內亂或內戰，同樣是在一開始是被認為不可思議、不可能發生的，但它們卻都一一發生了。台灣人若不警惕，如何避免這樣一種長年蓄意深化之仇中反華浪潮所可能帶來的動亂？ <text:line-break/><text:line-break/>善意很容易被掩蓋被抹黑，但仇恨卻是政治動員的最佳利器。而且，只要透過一點點血腥與衝突，媒體與政客及走狗文人再煽動一下，仇恨往往就能像滾雪球那樣無限蔓延擴大。 <text:line-break/><text:line-break/>衡諸其過往無數類似作為，我相信美國人想要製造的就是這樣一種局面，然後看能不能在無可收拾的血腥內亂與兩岸衝突之中，一舉讓台灣獨立，亦即一舉讓台灣正式劃歸為美國的軍事勢力範圍，那等於是在中國的自家後院裏頭，建立起一座火藥庫。此其三。 <text:line-break/><text:line-break/>結論： <text:line-break/><text:line-break/>政治變化之快與惡劣，超乎想像，曾幾何時，我們居然得討論這樣一種即便在過去兩岸軍事對峙的蔣家年代都無須掛懷之事。過去頂多只是反共，反對共產黨的制度與行徑，但是對大陸同胞充滿感情。現在卻被炒作成仇中反華，妖魔化中國人，煽動對於中國及中國人的仇恨。 <text:line-break/><text:line-break/>美國半個多世紀來在世界各地就是專門幹這樣一些事，藉以製造動亂，發動侵略戰爭，或實質佔領，或培植各地殖民傀儡政權。 <text:line-break/><text:line-break/>沒有兩岸問題，只有中美問題。重點是，中美鬥爭這盤棋誰攻誰守？毫無疑問，是戰是和不是由大陸決定，而是美國決定。因此，呼籲所謂台灣當局應該這樣應該那樣，其實是沒有多大意義的。你呼籲狗沒有用，狗不是聽你的，而是聽牠主人的。你得思考狗主人到底是想幹什麼。這恐怕才是一切問題的核心。</text:p>
      <text:p text:style-name="P5">穎芝   |  2020.05.10 00:20   |   <text:a xlink:type="simple" xlink:href="http://palinfo.habago.org/Entry?Command=Information_PrintForum&amp;iPage=2#FORUM39179"><text:span text:style-name="T8">#</text:span></text:a></text:p>
      <text:p text:style-name="P6">鬼島充斥這類假裝精神障礙的暴徒⋯？？？ <text:line-break/><text:line-break/>館長教唆（暗示）他的支持者如何用「精障」殺村長? <text:line-break/><text:a xlink:type="simple" xlink:href="https://tinyurl.com/yanb43dw"><text:span text:style-name="T11">https://tinyurl.com/yanb43dw</text:span></text:a><text:s/>（影片從 2:09:46 到 02:23:04） <text:line-break/><text:line-break/>生活在這鬼島上，就算不弱智，也會被這些人渣、垃圾搞到精神耗弱、憂鬱症纏身⋯</text:p>
      <text:p text:style-name="P5">欧阳阳   |  2020.05.09 11:17   |   <text:a xlink:type="simple" xlink:href="http://palinfo.habago.org/Entry?Command=Information_PrintForum&amp;iPage=2#FORUM39178"><text:span text:style-name="T8">#</text:span></text:a></text:p>
      <text:p text:style-name="P8">現階段搞武統，我本人是不贊同的，因爲武统必然要求登島，即使美軍不參與，登島必然伴隨的是大規模的轟炸配合，這種方式對台灣民生的傷害是非常大的。 <text:line-break/>美國可以轟炸伊拉克，可以轟炸南斯拉夫，但是台灣不是伊拉克，不是南斯拉夫，中國必然要在堅持原則的基礎上照顧台灣民間的利益，中國要統一的不是一個破爛的台灣島。 <text:line-break/><text:line-break/>如果美軍參與，支持台灣國軍，那戰爭可能會持續更久，傷害可能會演變爲比較長久的戰爭，那麽對台灣的傷害會更大。 <text:line-break/><text:line-break/>台灣問題最佳的解決方式就是兩岸暫時擱置統獨政治爭議，民間友好和平交流，留待時間來解決問題。 <text:line-break/><text:line-break/>但是，民進黨當局顯然不是這麽想的，而且經過20年政治洗腦，拉攏了一批反中粉絲，“擱置統獨政治爭議，民間友好和平交流”已經變得越來越不可能，中國要怎麽辦？ <text:line-break/><text:line-break/>首先，當然是中國自身要強大，最少要在台海周圍，第一島鏈對美軍構成強力的威懾，讓美軍不敢戰，要戰也要做到最少在台海周圍能夠擊敗美軍。解放軍只要通過一次實質的行動，讓台獨勢力，台灣民衆看到，有能力控制台海周邊領域，他們那種投靠美國的那種心理是會減弱的。 <text:line-break/><text:line-break/>前面說了，台灣問題最佳的解決方式就是兩岸暫時擱置統獨政治爭議，民間友好和平交流，留待時間來解決問題，那中國現階段當然是盡量避免戰爭，而且中國正處于高速提升階段，無論是科技還是軍事；美國已經在衰退的路上，所以美國可能等不及了！！也希望台灣當局也能夠聰明一些。</text:p>
      <text:p text:style-name="P5">何德明   |  2020.05.09 09:51   |   <text:a xlink:type="simple" xlink:href="http://palinfo.habago.org/Entry?Command=Information_PrintForum&amp;iPage=2#FORUM39177"><text:span text:style-name="T8">#</text:span></text:a></text:p>
      <text:p text:style-name="P6">我認為臺灣人很難變成有破壞性的人肉炸彈或瘋狗，多數支持臺獨的人以為世界的遊戲規則下可以靠小動作吵吵鬧鬧改變什麼，對於臺海發生戰爭，不單是平民百姓，甚至掌權人渣們都遠遠低估它發生的可行性及帶來的痛苦，若中國動了武，臺灣人嘗過苦頭，還會不會有前仆後繼，爭相拋頭顱灑熱血為了臺獨參戰的熱血青年，我個人非常懷疑，所以我認為動武是測試臺獨分子真有意願及能力當有破壞力的人肉炸彈或瘋狗的手段，可能有效地翻轉整個臺獨綁架臺灣的現況，美國可以給臺獨再多武器，但臺灣沒有本拉登般的人物，也沒有願意為臺獨一死的軍隊。</text:p>
      <text:p text:style-name="P5">欧阳阳   |  2020.05.09 02:13   |   <text:a xlink:type="simple" xlink:href="http://palinfo.habago.org/Entry?Command=Information_PrintForum&amp;iPage=2#FORUM39176"><text:span text:style-name="T8">#</text:span></text:a></text:p>
      <text:p text:style-name="P8">我認爲有限戰爭當然是有可能的，以美國政客龌龊無恥個性，爲了阻礙中國的崛起，台灣就是它手裏一張可以利用的牌，如果台獨勢力配合搞台獨，中國怎麽辦？ <text:line-break/><text:line-break/>很可能就是在台海附近發動有限戰爭，這個地方離中國本土近，是最有可能戰勝美國的地方，中國也爲此准備了幾十年，發展了一系列射程2000公裏左右的飛彈，就是爲了威懾美國航母靠近台灣。 <text:line-break/><text:line-break/>至于什麽時候打，中國當然是時間盡量往後拖，不過這個時間恐怕不取決于中國。 <text:line-break/><text:line-break/>打掉軍事設施，就等于拔掉了台獨勢力的牙齒，那些人雖然無恥，但是我相信他們也不願意過苦日子，也是怕死的,雖然不能完全解決台灣問題，但是通過有限戰勝逼使談判擱置爭議是有可能，後面的事情再慢慢圖之。 <text:line-break/><text:line-break/><text:line-break/>當然了，如果中國在台海附近都打不贏美國，那就沒什麽好說的了，說明中國還不具備挑戰美國的實力</text:p>
      <text:p text:style-name="P5">陳真   |  2020.05.09 01:31   |   <text:a xlink:type="simple" xlink:href="http://palinfo.habago.org/Entry?Command=Information_PrintForum&amp;iPage=2#FORUM39175"><text:span text:style-name="T8">#</text:span></text:a></text:p>
      <text:p text:style-name="P6">照片請看：<text:a xlink:type="simple" xlink:href="https://www.setn.com/News.aspx?NewsID=739633"><text:span text:style-name="T11">https://www.setn.com/News.aspx?NewsID=739633</text:span></text:a><text:s/><text:line-break/><text:line-break/>18歲到45歲才能捐造血幹細胞。 <text:line-break/><text:line-break/>一些說明：<text:a xlink:type="simple" xlink:href="https://bit.ly/3chPmyC"><text:span text:style-name="T11">https://bit.ly/3chPmyC</text:span></text:a><text:s/><text:line-break/><text:line-break/>慈濟血幹細胞捐贈行動表單：<text:a xlink:type="simple" xlink:href="https://ppt.cc/fMBtJx"><text:span text:style-name="T11">https://ppt.cc/fMBtJx</text:span></text:a>   <text:line-break/><text:line-break/>陳真 <text:line-break/><text:line-break/>2020. 05. 09. <text:line-break/><text:line-break/>=================  <text:line-break/>獨／等骨髓救命　5歲血癌女童曝心願：想長大照顧爸爸媽媽 <text:line-break/><text:line-break/>2020/05/08  <text:line-break/>三立新聞 <text:line-break/><text:line-break/><text:line-break/>記者張雅筑／採訪報導 <text:line-break/><text:line-break/>「媽媽，我好想長大，等我長大換我照顧你和爸爸...」這是5歲女童Bubu對媽媽說出的願望之一，一個該是無憂無慮長大、盡情吃著美食的年紀，但卻很多東西不能吃，很大一部分時間都在醫院度過，全因被白血病給找上。 <text:line-break/><text:line-break/>Bubu媽受訪時哽咽地說，女兒2歲時在除夕夜確診罹患急性淋巴白血病，原本療程快要結束，豈料在治療過程中復發，醫師表示只能靠骨髓移植才有機會治癒，但至今等不到「好消息」。 <text:line-break/><text:line-break/>懂事的Bubu雖然在意自己的頭髮，但她反安慰媽媽，「我不看鏡子就好了。」（圖／家屬提供） <text:line-break/><text:line-break/>「妹妹她從原本的害怕打針到現在的勇敢，其實都讓我們好心疼，這不是一個5歲小孩該有的其實。這一次復發住進醫院，她打針、注射藥劑都沒哭過，我問她：『妳還好嗎？會不會痛啊？』她說，『會啊，會痛，但沒關係，我可以忍耐。』她甚至還會跟我和爸爸道歉，說：『媽媽對不起，因為我不舒服，所以都要麻煩你和爸爸照顧我，幫我拿東西。』她很懂事，懂事到我覺得她才5歲耶，其實只是個小孩...」 <text:line-break/><text:line-break/>尤太太講到最後難掩不捨情緒。尤先生也說，就他的記憶裡，女兒從未因為生病哭鬧，印象深刻的一次是，有天晚上女兒竟看著睡著的他們偷偷落淚，「我們那時候晚上在病房裡陪她，然後睡著了，然後我睜開眼竟看到她看著我們哭，真的嚇到，也恍然大悟，其實小孩什麼都懂。」 <text:line-break/><text:line-break/>談及Bubu的願望和讓他們當父母最深刻、不捨的事情，尤先生說，Bubu雖然比較內向，但想法很天馬行空，因為很多東西不能吃、化療關係會掉頭髮等，「她曾說等長大一定要吃很多很多冰淇淋，把整個頭埋進冰淇淋桶裡，還有好好吃一塊生日蛋糕，和冰雪奇緣的艾莎公主一樣留漂亮的長頭髮。」 <text:line-break/><text:line-break/>尤太太則說，其實Bubu願望真的超級多，吃奶油蛋糕、盡情的游泳等，而頭髮確實是她很在意的部分，「因為之前好不容易留到及肩，但這一次住進醫院有得剪掉。我跟她說得把頭髮剪掉，她雖然有哀求說不要，不想再變回小光頭，說自己喜歡長頭髮，但後來還是很懂事的說，『沒關係...我不要看鏡子就不會難過了。』」 <text:line-break/><text:line-break/>▲Bubu曾跟媽媽說，自己很想長大，以後長大換她照顧爸爸、媽媽。（圖／家屬提供） <text:line-break/><text:line-break/>最後尤太太哽咽地告訴記者，其實再多的願望，Bubu最想最想實現也最讓她心痛的是，「她真的很想長大，她說希望自己長大後可以照顧爸爸、媽媽，而且她還跟我約定好永遠不分開，她跟我說，『媽媽妳去哪我就去哪。』我們約定好了...」 <text:line-break/><text:line-break/>尤太太說，目前全台就只有慈濟有骨髓資料檔案庫，日前有5位和妹妹配對成功，但有4位表示沒意願、1位聯繫不上。 <text:line-break/><text:line-break/>「真的希望大家給我們機會，給女兒長大的機會，我們真的很愛她。」 <text:line-break/><text:line-break/>記者詢問慈濟骨髓幹細胞中心了解後，確定現今的骨髓移植方式已進步很多，不需要從腰椎抽取骨髓，只要透過類似捐血的方式，就可分離出有用的骨髓幹細胞。 <text:line-break/><text:line-break/>慈濟血幹細胞捐贈行動表單：<text:a xlink:type="simple" xlink:href="https://ppt.cc/fMBtJx"><text:span text:style-name="T11">https://ppt.cc/fMBtJx</text:span></text:a><text:s/><text:line-break/><text:line-break/>血幹細胞捐贈洽詢：03-8561825#3217、3517</text:p>
      <text:p text:style-name="P5">林炤育   |  2020.05.09 01:26   |   <text:a xlink:type="simple" xlink:href="http://palinfo.habago.org/Entry?Command=Information_PrintForum&amp;iPage=2#FORUM39174"><text:span text:style-name="T8">#</text:span></text:a></text:p>
      <text:p text:style-name="P8">台灣被一群嗜血惡魔盤據。 <text:line-break/>這群惡魔，除了土產的及海外反華份子外，我懷疑有CIA的爪牙混在其中作祟。 <text:line-break/><text:line-break/><text:line-break/>台北故宮的文物，如果賣給全世界的博物館呢？ <text:line-break/>2020-05-08 20:26 <text:line-break/><text:line-break/>反正那些來自中國的文物 <text:line-break/>拿去賣到歐美 <text:line-break/>應該賣不少錢 <text:line-break/>賣故宮文物，不就可以廣發紓困金</text:p>
      <text:p text:style-name="P5">陳真   |  2020.05.09 00:46   |   <text:a xlink:type="simple" xlink:href="http://palinfo.habago.org/Entry?Command=Information_PrintForum&amp;iPage=2#FORUM39173"><text:span text:style-name="T8">#</text:span></text:a></text:p>
      <text:p text:style-name="P6">台灣被一群嗜血惡魔盤據。 <text:line-break/><text:line-break/>陳真 2020. 05. 09. <text:line-break/><text:line-break/>===================== <text:line-break/><text:line-break/>AIT處長建議中職Chinese改Taiwan <text:line-break/><text:line-break/>今日新聞NOWnews <text:line-break/><text:line-break/>記者鄭宏斌/台北報導 <text:line-break/><text:line-break/>最近因為新冠肺炎（COVID-19）疫情影響，掀起華航和護照的正名討論，許多民眾認同國名應改為「台灣（Taiwan）」。 <text:line-break/><text:line-break/>《NOWnews》掌握消息，上週五、5月1日晚間，美國在台協會（AIT）處長酈英傑（William Brent Christensen）至桃園棒球場考察中華職棒的防疫工作時，曾當面向桃園市長鄭文燦建議，中職應改為台職，把Chinese改成Taiwan。鄭文燦則微笑回應，可將此建議提供給中職。 <text:line-break/><text:line-break/>據了解，酈英傑其實不只一次向鄭文燦詢問中職改名的可能性。過去酈英傑就曾在一次會面中私下問鄭文燦，中職有沒有可能改名為台職？</text:p>
      <text:p text:style-name="P5">穎芝   |  2020.05.08 17:25   |   <text:a xlink:type="simple" xlink:href="http://palinfo.habago.org/Entry?Command=Information_PrintForum&amp;iPage=2#FORUM39172"><text:span text:style-name="T8">#</text:span></text:a></text:p>
      <text:p text:style-name="P8">台灣是美國的一條狗，但不是美國豢養的： <text:line-break/><text:line-break/>台灣是一隻「自備狗糧」的走狗， <text:line-break/><text:line-break/>當走狗的還要給主人銀子來買狗糧（美帝的垃圾武器）！ <text:line-break/><text:line-break/>當年美帝「誤炸」中國駐南斯拉夫大使館，中國人民在政府默許下，以眼還眼，以牙還牙⋯ <text:line-break/><text:line-break/>⋯美國在巴爾幹戰爭時誤炸中國駐南斯拉夫大使館，建築物受損，死亡三人，中國政府向美國求償三億美元，美國以戰爭時期誤炸建築物不賠償為理由，並以越戰期間曾經誤炸河內的法國大使館未賠為判例，拒絕賠償。中國政府認為這是故意轟炸，不是誤炸，繼續要求賠償，但沒有結果。 <text:line-break/><text:line-break/>後來中國發起學生群眾以鵝卵石、磚瓦打砸北京的美國大使館，歷經數週，把美國大使館的建築物、門窗玻璃、汽車、圍牆、花木….砸得一踏糊塗，但是在一旁的專家估價，修復費用未達三億美元。於是學生群眾開始打砸廣州成都的美國領事館，一直破壞到專家估價總修復費用差不多三億美元。 <text:line-break/><text:line-break/>這時美國提出抗議，中國暴民破壞了美國在華的財產，損失多少億多少億，要求中國政府賠償。中國政府說你先賠中國的南斯拉夫大使館，我再賠美國的使領館。結果兩相抵消。⋯ <text:line-break/><text:line-break/><text:a xlink:type="simple" xlink:href="https://reurl.cc/kdMMD3"><text:span text:style-name="T11">https://reurl.cc/kdMMD3</text:span></text:a><text:s/></text:p>
      <text:p text:style-name="P5">陳真   |  2020.05.08 16:01   |   <text:a xlink:type="simple" xlink:href="http://palinfo.habago.org/Entry?Command=Information_PrintForum&amp;iPage=1#FORUM39171"><text:span text:style-name="T8">#</text:span></text:a></text:p>
      <text:p text:style-name="P6">(續喬良) <text:line-break/><text:line-break/>喬良提出所謂既戰非戰的第三條路，亦即使用武力卻不引發戰爭。但我看不出這條路存在的可能性。 <text:line-break/><text:line-break/>他舉了美國當年轟炸中國駐南斯拉夫使館及以無人機暗殺伊朗指揮官為例。這兩個例子都不適用於台海。前者美國一再賠不是，說是誤炸，說是地圖過期所致。大家都知道明明就是故意炸，目的也許是要測試中國的反應，也許是要警告中國勿插手干涉南斯拉夫變局，也許更是為了「懲罰」中國之反戰反侵略態度。 <text:line-break/><text:line-break/>總之，意圖不是很明確。中國內部群情激憤一陣子，也就沒事了，中國當然不可能為此與美國宣戰，美國更不希望中國介入。 <text:line-break/><text:line-break/>至於暗殺伊朗指揮官，更只是一種軍事上的「小動作」，你打我一下，我打你一下，美伊之間並無更大的戰爭誘因。美國先前指控美軍駐伊拉克的空軍基地遭到親伊朗民兵襲擊，類似指控打從2003年開始，屢見不鮮。空軍基地遇襲後，連美國駐伊拉克大使館都被親伊朗民兵入侵，殺害一位美軍文官。美方隨即做出暗殺伊朗指揮官的決定，多少是一種報復性質，美伊雙方並無全面開戰的根本因素。 <text:line-break/><text:line-break/>但台灣不一樣。台灣是美國養的一條狗，一顆人肉炸彈，沒法拿來和伊朗及當年的中國相提並論。 <text:line-break/><text:line-break/>有個前提倘若成立，那麼，第三條路就不成立。這個前提有兩個子題： <text:line-break/><text:line-break/>一是兩岸統一究竟是否大陸的根本利益或神聖使命？倘若是，那麼，只要輕啟戰火，就會一路延燒，直至全面開戰；哪怕是斬首或定點攻擊軍事目標等等，必然都會有此效果，不可能打完就沒事。 <text:line-break/><text:line-break/>二是，促使兩岸開戰是否合乎美國利益？倘若是，那麼，台灣這條狗就會被煽動成一隻瘋狗，台灣這顆人肉炸彈就會在美國的指令下引爆。 <text:line-break/><text:line-break/>這兩個條件我認為都是肯定的。為什麼呢？原因有二： <text:line-break/><text:line-break/>A，大陸人民在情感上或理性上恐怕都很難同意讓台灣藉機走向台獨。 <text:line-break/><text:line-break/>B， 兩岸統一當然不是中華民族復興的必要步驟或前提要件，你可以等中國已完成所謂民族全面復興再來統一也不遲。但是，統一雖非必要步驟，台獨卻是致命傷，因此，大陸絕不可能不全力開戰來防止這項致命傷造成既成事實。 <text:line-break/><text:line-break/>這話怎麼說呢？你知道，根本沒有所謂台獨這回事。台獨的真正意涵就是台灣正式成為美軍的勢力範圍，美國愛怎麼幹就能怎麼幹，美國想要在台灣部署一千顆瞄準大陸的飛彈或核彈，就部署一千顆飛彈或核彈，完全隨他高興。這豈不等於說整個中國大陸從此讓美軍當靶場當狩獵場嗎？ <text:line-break/><text:line-break/>想像一下，如果古巴不是古巴，不是一個獨立國家，而只是大陸養的一條狗，一顆人肉炸彈，你想，美國會不會拼死命把古巴毀了？那就好像有個黑幫集團想方設法讓你家的院子宣布「獨立」，納入黑幫的勢力範圍，把機關槍大砲全擺到院子裏對著你家瞄準一樣。任何一個稍微有點國防能力的國家，這種事都是絕不可能讓它發生的。 <text:line-break/><text:line-break/>因此，統一確實不是大陸鴻圖大展之際的根本要務，但是台獨卻是致命傷。美國就是抓準這一點致命要害來興風作浪予取予求。 <text:line-break/><text:line-break/>至於子題二，促使兩岸開戰是否合乎美國利益？這題需要有些但書。目前看來答案是肯定的，但它並非固著不變。 <text:line-break/><text:line-break/>簡單可以這麼說，美國雖然很壞，但他算盤打得特別精準厲害，付出多少成本，獲得多少利益，算得一清二楚。今天，如果美國認為兩岸烽火漫天，死傷慘烈，自己將可一石多鳥，坐收漁翁之利，那麼，他就會毫不遲疑地推動最可怕的狀況，讓你們中國人自己去拼命互相殘殺，他在一旁負責煽風點火就行。 <text:line-break/><text:line-break/>可是，如果這麼做將會把美國拖下水，讓中美之間直接對幹，讓美國本土也成為烽火漫天的戰場，那麼，美國就會算盤重新打，考慮這樣做到底划不划算。 <text:line-break/><text:line-break/>講白了就是我常說的，大陸要打，拜託請先打美國，先打漢奸走狗，不要把台灣或台灣人當成你的首要敵人。台灣只是一條狗，沒有絲毫自由意志；打狗是沒有任何意義的，要打就要打主人。如此一來，狗主人才會考慮縱狗咬人到底划不划算。 <text:line-break/><text:line-break/>壞人再怎麼瘋狂，他做壞事一定會考慮兩點，一是我會得到什麼好處？二是我會付出何種代價？如果你讓壞人以為他將一本萬利，怎麼幹都賺，穩賺不賠，毫無風險，那他必然就會使壞。島內漢奸成群，大權在握，只要美國能保證人渣漢奸們的安全，他們就會聽命行事。人渣黨史無前例地一再叫戰，甚至還說台灣已經準備好戰爭，準備好接受大陸的「第一擊」，種種跡象就是一個警訊。 <text:line-break/><text:line-break/>一般人也許不像我這麼了解這個人渣黨，這些人其實大多沒有政治意識，他們只是生意人，愛當官，想污錢，滿腦子榮華富貴，仇中反華並不是他們的思想，而是他們從事政治這門生意的招牌口號以及充當台奸漢奸取得榮華富貴的通關密語。至於什麼雞雞黨，什麼屎袋力量等等等，猥瑣貪婪程度就更不用說了。 <text:line-break/><text:line-break/>狗無權力決定整個兩岸關係的調整，就連媒體、學界或部會官員的人事任命等等等各種內政小事，統統都還是得經過美國主子的批准。因此，若非主子授意，狗不可能自己有任何主張，更不可能擅自叫戰；你有看過哪一條狗自己決定要對哪個人宣戰的嗎？當然還是有，阿扁就是一例，不過卻是特例，不能算數。阿扁當初不聽美國主子的話，擅自搞什麼防禦性公投，馬上被布希公開罵「狗娘養的」，卸任後還馬上爆他的貪污黑資料，抓去坐牢，讓阿扁一再具狀向主子求饒。 <text:line-break/><text:line-break/>現在的局面卻是，美國及其西方同盟，動輒極度誇張地刻意抬舉台灣，居心顯著，無可懷疑，無非就是步步進逼中國大陸，看你能忍到幾時。 <text:line-break/><text:line-break/>中美開戰，鹿死誰手很難說。論軍事、經濟各項實力，美國也許會贏，但一樣會遭到毀滅性的打擊。至於中國，民族復興夢恐怕得再等到下一個世紀。不管怎麼樣，中美開戰，無非就是世界末日。任何正常人都不會想要走到這一步，但你應該知道，美國有一票擁有很大影響力的瘋狂嗜血之徒，例如我常提起的Richard Perle；殺盡全世界之餘，日思夢想就是要消滅中國這個唯一能威脅美國霸權的國度，而台灣恰恰是他們手上最為致命的一項武器。 <text:line-break/><text:line-break/>金燦榮認為中美開戰，大陸必勝，而美國和台灣將會遭到毀滅性的打擊。金這個說法，叫做走夜路吹哨壯膽，沒法當真。但他倒是說對了一件事：兩岸之間是否開戰，不是由大陸決定，而是由美國和台灣決定。 <text:line-break/><text:line-break/>台灣如果把自己當人看，自然會有決定權，毫無疑問可以立即走向一條繁榮富足和平安定的陽光道。可是，台灣不想當人，卻偏要給惡魔撒旦當條狗，當一顆人肉炸彈，傷害自己的親人同胞。 <text:line-break/><text:line-break/>我當然不希望台灣人遭到報應，包括對美國人也一樣，但人們應該想清楚自己的所作所為，究竟是善或惡、是福是禍。兩岸儘快透過政治談判尋求統一，兩岸一家親，闔家慶團圓，才是避免這場世紀災禍的唯一出路。 <text:line-break/><text:line-break/>過去從南斯拉夫到烏克蘭，有太多太多類似的例子，全是美國一手主導，災禍明明白白清清楚楚就在眼前，後來卻都沒有躲過悲劇。也許吾友柏楊先生說得對，歷史給我們的教訓就是：我們無法從歷史中學到教訓。</text:p>
      <text:p text:style-name="P5">許世勤   |  2020.05.08 13:32   |   <text:a xlink:type="simple" xlink:href="http://palinfo.habago.org/Entry?Command=Information_PrintForum&amp;iPage=1#FORUM39170"><text:span text:style-name="T8">#</text:span></text:a></text:p>
      <text:p text:style-name="P6">喬良將軍的這一篇文章寫得很好， <text:line-break/>有些觀點讀來讓人有種豁然開朗的感覺。 <text:line-break/>台灣有些媒體把他的觀點解讀為「意味著中共放棄統一」「台獨可以坐下來談」， <text:line-break/>這我就覺得有些一廂情願了。 <text:line-break/>現在中美之間恐怕即將走到攤牌的階段， <text:line-break/>愈是接近這個階段就愈要保持冷靜的頭腦。 <text:line-break/>如果喬良將軍的觀點多少代表大陸官方， <text:line-break/>那表示大陸方面在看待中美攤牌一事上是老練深沉的。 <text:line-break/>這篇文章讀起來，卻也有一種暴風雨前的寧靜， <text:line-break/>猶如枕戈待旦，山雨欲來的感覺。 </text:p>
      <text:p text:style-name="P5">衛思燕   |  2020.05.08 11:25   |   <text:a xlink:type="simple" xlink:href="http://palinfo.habago.org/Entry?Command=Information_PrintForum#FORUM39169"><text:span text:style-name="T8">#</text:span></text:a></text:p>
      <text:p text:style-name="P6">喬良以下兩段話，頗耐人尋味: <text:line-break/><text:line-break/>「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所謂“既不開戰，但又可能適度動用武力”，他舉了兩個例子，一是美國炸中國駐南使館，另一是美國對伊朗指揮官斬首行動，兩者都是“用非戰爭軍事行動解決問題”。如果這種思維成為往後“遏制台獨”的方針，那麼小規模動武的可能性便升高。 <text:line-break/><text:line-break/>我講一件往事。以前研究所畢業，直接當預官，有點年紀的應該知道。台灣北中南，各有一個重裝師。1996年台海危機時，我在南部的重裝師基層當預官排長。三月的某一天，旅長臉色凝重，突然招集我們部隊裡的軍官講兩件事，要我們有心理準備。一、情報顯示，共軍可能會佔領某一小島，研判亮島可能性最高。駐地守軍已槍不離身，遺書也寫好了。二、海軍陸戰隊已經前往左營，如果他們上船，我們就要準備接棒。當時已經管制放假一段時間，軍中基層完全不清楚外界情況，只知道對岸軍事演習，情勢緊繃。後來，何以佔領某一小島的舉動並未發生，原因就不得而知了。 <text:line-break/><text:line-break/>我在想像，未來民進黨如果不斷在紅線邊緣挑釁，共軍佔領台灣控制下的某一離島，會不會成為“遏制台獨”的選項? 如果發生，島內的人渣和腦殘又會有什麼反應呢?</text:p>
      <text:p text:style-name="P5">欧阳阳   |  2020.05.08 09:52   |   <text:a xlink:type="simple" xlink:href="http://palinfo.habago.org/Entry?Command=Information_PrintForum#FORUM39168"><text:span text:style-name="T8">#</text:span></text:a></text:p>
      <text:p text:style-name="P8">喬良文章中表達的觀點，雖然表面上好像是更軟弱，但是實質上是更強硬。以前中共的官方口頭表達雖然強硬，但是有點脫離實際，基本處于嘴炮階段，也就是實質作爲很有限。 <text:line-break/><text:line-break/>“上兵伐謀，其次伐交，其次伐兵，其下攻城”，伐交與伐謀成效不佳，所以有些激進派就主張武統，實質上最下等的“攻城”，喬良所表達的觀點，就是不贊成現階段“攻城”，他的主張是“伐兵”。 <text:line-break/><text:line-break/>孫子崇尚的是軍事謀略，而不是喋血殺伐，因面提出“上兵伐謀，其次伐交，其次伐兵，下攻城”的軍事理論。 <text:line-break/>上等的用兵之道是憑借謀略達成目的，其次就是用外交達成目的（也就是所謂的和平統一），再次是用武力擊敗或者威懾對方的軍事實力來達成目的，最下之策是通過攻打城池占領來達成目的。攻城，是不得已而爲之，是沒有辦法的辦法。</text:p>
      <text:p text:style-name="P5">欧阳阳   |  2020.05.08 09:23   |   <text:a xlink:type="simple" xlink:href="http://palinfo.habago.org/Entry?Command=Information_PrintForum#FORUM39167"><text:span text:style-name="T8">#</text:span></text:a></text:p>
      <text:p text:style-name="P6">其實喬良的文章，關鍵在這一段， <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 <text:line-break/><text:line-break/>目前和平統一顯然行不通，武力統一傷害太大，那怎麽辦？就是上面這一段，“中國只需要用一次實際行動（什麽行動，可以讓美國及臺灣當局去猜），向臺灣民眾也向世界做一次鄭重宣示：臺灣在中國的"大炮"射程之內，這就是最後的真理，台獨之心必須死掉。這就夠了” <text:line-break/><text:line-break/>比如說飛彈穿越台灣上空，圍繞台灣島進行軍事演習，更進一步，可能對台灣一些軍事設施進行有限攻擊，但是不登島，不攻擊民生設施和工業設施，圍而不攻，對台獨勢力産生實質威懾。 <text:line-break/>也就是《孫子兵法》裏面講的，“上兵伐謀，其次伐交，其次伐兵，其下攻城”</text:p>
      <text:p text:style-name="P5">老羊   |  2020.05.08 04:01   |   <text:a xlink:type="simple" xlink:href="http://palinfo.habago.org/Entry?Command=Information_PrintForum#FORUM39166"><text:span text:style-name="T8">#</text:span></text:a></text:p>
      <text:p text:style-name="P8">這裡分享一段金燦榮談台灣問題的視頻；一個多月前公布的，角度和喬良有所不同。金政委說得非常直白，我也就不多講別的，網友請自行觀看。作為金政委視頻長期的觀眾，我唯一可以指出的是他在這段視頻裡的態度是非常少見的「正經」（或說是嚴肅），還有就是開頭的「自我介紹」，以他的知名度自我介紹算是多餘的，但他還是正經八百的說起目前的職位，這自然也是有象徵意義的。 <text:line-break/><text:a xlink:type="simple" xlink:href="https://youtu.be/3S_Sx5n2Vjw"><text:span text:style-name="T11">https://youtu.be/3S_Sx5n2Vjw</text:span></text:a></text:p>
      <text:p text:style-name="P5">孫從輔   |  2020.05.08 03:13   |   <text:a xlink:type="simple" xlink:href="http://palinfo.habago.org/Entry?Command=Information_PrintForum#FORUM39165"><text:span text:style-name="T8">#</text:span></text:a></text:p>
      <text:p text:style-name="P6">我認為中共領導層非常不希望進行台海戰爭，但又清楚知道美國非常想讓台海戰爭發生 (發生的形式當然是純粹讓兩岸相殺，美國不參與)。因此中共可能的一種應對策略是把戰爭底線變得愈模糊愈好，比如放風聲說要考慮「綜合主權」、「各方面的利益」之類的。不然的話，一旦把底線設定得太清楚、太僵硬，等於是把主動權交到美國手上，讓美國決定引發戰爭的時機。但我也同意對主權的態度變化會有很高風險，因此可以走的路其實很窄。</text:p>
      <text:p text:style-name="P5">陳真   |  2020.05.08 00:49   |   <text:a xlink:type="simple" xlink:href="http://palinfo.habago.org/Entry?Command=Information_PrintForum#FORUM39164"><text:span text:style-name="T8">#</text:span></text:a></text:p>
      <text:p text:style-name="P8">阿遠轉貼的底下這文章，我看了好幾遍，很感動，打算把它貼到首頁，最好是可以列為學校基本教材。 <text:line-break/><text:line-break/>其實何止感動，講起這個，真是百感交集，未語淚先流。為什麼呢？因為，作者所講的只是一些最簡單明顯的基本事實，但是，世上能夠認識這樣一些普通常識的人卻如此稀少，宛如鳳毛麟角；絕大部份人完完全全顛倒了最基本的是非善惡，把一個人類歷史上最偉大、對人類的和平、幸福與發展及種種精神文明與深刻道德理念做出最大貢獻的中國給當成惡魔，對他百般打擊與傷害，卻反而擁抱一個人類歷史上最為血腥殘暴邪惡野蠻殺害數千萬人幾乎毫無人性的美國，甚至去當他的狗。 <text:line-break/><text:line-break/>究竟要等到什麼時候，基本是非善惡才能獲得它們應有的評價？我常為此感到痛苦不已。要不是對於未來依舊還懷抱著希望，我真的很不想活在這樣一個完全顛倒是非善惡的世界中。 <text:line-break/><text:line-break/>我平常不跟人談政治，因為沒啥好談；萬一被迫談起，總覺得很無言，很想乾脆咬舌自盡算了。為什麼呢？因為，一個人如果連這樣的基本認識都沒有，我不知道還能跟他談什麼？談論任何一種事情或知識，你總得先具備最基本的相關常識或基礎知識，否則無法談，只能教，就像教三歲小孩識字那樣，一點一滴、一個字一個字慢慢教。 <text:line-break/><text:line-break/>有句庸俗句型說道：「我以XXX為榮」，我生平沒有什麼感到光榮之事，但我確實以身為中國人為榮；並非因為他的強大，而是因為他的美麗與良善。一如Andre Vltchek 的願望，我希望中國永遠是我現在心目中的中國，促進整個世界的福祉。 <text:line-break/><text:line-break/>陳真 <text:line-break/><text:line-break/>2020. 05. 07. <text:line-break/><text:line-break/>================= <text:line-break/><text:line-break/>美作家安德列·弗爾切克：中國應讀懂西方強盜邏輯 必須自強鬥爭 <text:line-break/><text:line-break/>原題：當今國際政治結構下的大國博弈——對話安德列•弗爾切克先生 <text:line-break/><text:line-break/>作者：張玉城(北京航空航太大學 人文社會科學學院) <text:line-break/><text:line-break/>2015年10月23日 <text:line-break/><text:line-break/>出處：<text:a xlink:type="simple" xlink:href="https://reurl.cc/1xb6V8"><text:span text:style-name="T11">https://reurl.cc/1xb6V8</text:span></text:a><text:s/><text:line-break/><text:line-break/>編者按：中國經常受到西方的指責，但也有一些西方的知識份子，他們對中國卻予以高度的讚揚和支援。知名的美國作家、國際社會活動家、時政評論家、電影製作人和戰地記者，安德列•弗爾切克 (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 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地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 <text:line-break/><text:line-break/>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 “中國威脅論” 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會更加變本加厲而不是友好相處。偶爾表面上的講道理，也是一種權宜之計，只是為了迷惑或欺騙。 <text:line-break/><text:line-break/>其次，不要僅僅聽西方是怎麼說的，一定要看清楚西方是怎麼做的。西方總是講 “民主、自由、平等、人權” 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我還要特別指出，中國、俄羅斯兩個大國也要深刻反省。大國要獨立自主，就必須自尊自強，具有大國精神。面對西方的強盜霸權，中國被西方軍事禁運，俄羅斯被西方軍事和經濟制裁。中國和俄羅斯應該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 “世界秩序”，其實就是西方控制和掠奪世界的霸權秩序，世界各國都要受西方的統治，維護西方為中心的等級世界秩序。否則，就要被西方批評或被歸為 “邪惡國家”。這對華盛頓、倫敦和巴黎的 “統治者” 們來說才是其心裡所認為的 “世界秩序”。 <text:line-break/><text:line-break/>對基辛格先生，不僅要看他在《世界秩序》中怎麼寫的，還要看他是怎麼做的。基辛格參與了智利1973年的軍事政變，顛覆了智利的民選政府，扶植了 “親美” 的傀儡政府，並對大批左派社會人士展開屠殺，很多左派知識份子秘密失蹤並被秘密殺害。因此，正如西方過去幾個世紀所做的，建立和維護西方控制和掠奪世界的 “世界秩序”，這應該才是他新作《世界秩序》的本意。這樣才能讀懂西方，才不會被其《世界秩序》裡的文字所蒙蔽和洗腦。 <text:line-break/><text:line-break/>同樣，對於他和中國的交往，以及就中美關係的展望，更要警惕，可能其目的恰恰是設置一個巨大的陷阱以方便洗劫中國，字面上的支援態度，那只是反映了表面意思。 <text:line-break/><text:line-break/>作者：中國領導人提出中美 “新型大國關係” 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所面對的，可不是類似中國的國家，而是信奉叢林法則與弱肉強食、奉行雙重標準的霸權國家。美國內心才沒有想要什麼雙贏。你要知道，整個世界，都被視為它的乳酪，它只想單贏，只想維護它的霸權。所以，任何雙贏都被視為動了它的乳酪，都是它所要真心打擊與消滅的，它心裡根本不想雙贏。 <text:line-break/><text:line-break/>所以，中國的願望很美好，但現實卻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 “修昔底德陷阱 (Thucydides's trap)” 之說，也稱 “安全悖論(Security dilemma)”，是說一個崛起的大國和一個守成的大國之間幾乎必然爆發戰爭。並有統計資料指出，近代大國崛起，挑戰現存大國15例，發生戰爭11例，幾乎被視為是國際關係的 “鐵律”。您認為中國宣導的 “合作雙贏” 會超越 “修昔底德陷阱” 嗎? <text:line-break/><text:line-break/>弗爾切克先生：如剛才所說，與狼共舞很危險。當然，它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 <text:line-break/><text:line-break/>我認為中國領導人非常清楚世界上正在發生什麼，中國領導人要保衛中國人民和保衛人類。現在，除了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將會有智慧、有能力且巧妙地避免中美陷入 “修昔底德陷阱” 式的戰爭，成為第五例例外，實現中國和平崛起的夙願。 <text:line-break/><text:line-break/>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 <text:line-break/><text:line-break/>這正暴露出了西方熱衷抹黑中國的動機，試圖造成中國崩潰，從而顛覆洗劫中國；其甚至可能發動各種戰爭，把最有可能挑戰其霸權的中國給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 “修昔底德陷阱” 式的中美大戰。 <text:line-break/><text:line-break/>作者：說到未來，中國還提出另一個涉及到全人類的政治理念，就是建立 “人類命運共同體”。您覺得這將對世界大國博弈有何影響？ <text:line-break/><text:line-break/>弗爾切克先生：無與倫比！這是中國面向未來，向全世界回答了 “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 首先應該是一個反對霸權、各國各族人民相互尊重，友好相處的 ，“命運共同體”。當前中國可以先建立 “中俄命運共同體”、“中非命運共同體”、“亞洲命運共同體” 等。 <text:line-break/><text:line-break/>不過，任何偉大理念的提出只是第一步，還要中國和世界各族人民的共同努力，還要有中國等國家強大的軍事、經濟實力和智慧，以及始終如一的堅定態度來保證，才有可能一步一步實現 (人類命運共同體)；要始終有決心、有能力地堅定維護中國人民、世界各族人民的利益，才能贏得世界各族人民心靈上的共鳴與熱愛。 <text:line-break/><text:line-break/>“人類命運共同體” 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發揚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資源，建立起美國世界級的媒體宣傳集團體系；研究這一體系是如何宣傳其意識精神，如何為其控制世界來服務。做好對美國體系和歷史的研究，有助於中國有選擇的學習西方媒體體系，控制媒體資訊，控制世界話語權的理念和技術精華，從而植入中國的宣傳資訊，為中國所用，為實現偉大的 “人類命運共同體” 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或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瞭若指掌，振奮中國的大國精神，使中國實力全面超越西方，太親西方的觀念自然就會減弱直至消失。 <text:line-break/><text:line-break/>反過來說可能更容易理解些。中國太親西方而失去自我，就不會做些什麼呢？我想列舉幾條，一是不會大力整頓各種不良媒體，任由它們興風作浪破壞中國社會團結的根基；二是極可能逐漸失去自己原有的國家媒體陣地，若不警醒，將會像前蘇聯一樣崩潰；三是讓很多中國人民被西方洗腦和蠱惑，達到一定程度後，中國就有被顛覆的危險；四是會讓國際或國內敢於抗衡西方的一部分正直的力量處於艱難困苦的境地。而事實上，不幸的是，中國和世界正處在這樣一種境地。所以，上面這些都是應該具體去做的，當然肯定不止這些了。 <text:line-break/><text:line-break/>更坦白講，中國不應再允許那些連做夢都想顛覆中國的西方所扶植的親西方個人和媒體，不應該讓他們在中國國內肆意詆毀中國，詆毀中國的制度、歷史和英雄，妖言惑眾。這對中國的自身安全非常危險。其中，尤其要監控乃至驅逐打著光明正大的幌子，形形色色，居心不良的 NGO 們。這方面，可以研究和採用俄羅斯的經驗。 <text:line-break/><text:line-break/>最後，應創建和鼓勵不親西方的自主媒體發展壯大，走向世界；投入鉅資，持續扶植和指導中國國內不親西方的、正直的個人和媒體，以及國際上親中國的、正直的外國個人和媒體發展壯大，以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 NGO、大學、智庫等各種角色；內容方面，新聞報導、娛樂影視、乃至人文社會科學研究等各個方面；在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竿瞄準。中國應該重視、指導和鼓勵不親西方有著民族自豪感的中國人、親中國的外國人、政府和民間媒體及智庫，瞄準他們展開宣傳競爭，通過學習和追趕，用西方的方式、方法，投入資金，採取有效的競爭機制，系統全面地建立起秉持中國精神的強大媒體集團，以及覆蓋全世界的媒體資訊宣傳管道來宣傳中國，一定能夠逐漸掌握相當的世界話語權。 <text:line-break/><text:line-break/>最後，中國一定要防範西方洗腦。美國一直對國內以及全世界的人們洗腦 (brainwash)，植入西方的思想意識。西方普通民眾受到的影響是中國人所無法想像的，世界其它國家的普通民眾受到的洗腦，甚至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所想像的那樣獨立與客觀。 <text:line-break/><text:line-break/>西方媒體一般都受過各種 “專業訓練”。美國和英國的媒體等機構還會定期給其它地區的某些記者進行免費 “培訓” 和旅行，提供大筆津貼及各種贊助。對東南亞國家，也有類似且更隱蔽的培訓和資助，使某些記者知道哪些該寫，哪些不該寫，哪些是西方喜歡可以在西方獲獎的，哪些是西方不喜歡而不能碰的，否則就會被西方給邊緣化。而且，這也同樣實行於學術界。 <text:line-break/><text:line-break/>西方對烏克蘭洗腦，顏色 (革命) 顛覆了烏克蘭政府，製造了烏克蘭政變，扶植了聽命於美國的政府，已經將烏克蘭推入深淵不能自拔。這種殘酷，讓正直有見識的人們非常難以接受。 <text:line-break/><text:line-break/>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 <text:line-break/><text:line-break/>可是，西方媒體反而對中國進行系統性的攻擊，顛倒是非，用西方的宣傳策略，天天極力抹黑中國做的一切好事。在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 <text:line-break/><text:line-break/>在媒體和學術領域，中國應細緻入微地將話語權延伸到世界各個地方。另外，還可以參考 “今日俄羅斯” 的做法，現在越來越多的人從英國 BBC 轉向“今日俄羅斯 (Russia Today，縮寫為 RT)”，甚至在網上觀看 “今日俄羅斯” 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到目前為止，中國並沒能很好地宣傳展示自己，尤其在世界各地所做的更少。這樣的話，不僅僅非洲等世界各地民眾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 <text:line-break/><text:line-break/>我認為，中國在不斷努力，在為中國人民的福祉奮鬥，為世界被壓迫的人民的利益奮鬥。但我不得不承認，由於西方媒體對世界話語權的壟斷和對西方人民的不斷洗腦，和我一樣清醒、持有同樣客觀觀點的人在西方只是少數，在非洲等其它地方也不多。因此，中國的媒體負有不可推卸的重大責任，應該盡力去擴大中國在世界各個地方上的話語權，乃至獲得和西方平等的話語權！ <text:line-break/><text:line-break/>只有中國和中國的媒體變得強大，才有可能獲得和西方平等的話語權，抗衡西方，向世界展示真實的中國，並告訴世界中國的變化，告訴世界 “人類命運共同體” 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 “有理有據” 的回應，現在看來是遠遠不夠的。我認為，只有雙方都抱有良好的心願，“有理有據” 的回應才能得到尊重。然而，西方在內心深處並沒有想跟你講理，“謊言重複千遍就是真理”，“真理只在大炮的射程之內”，面對這樣的邏輯，“有理有據” 從來都是不適用的。 <text:line-break/><text:line-break/>作為曾經被西方侵略過的受害者、今天已經強大了的中國，仍然總是強調 “有理有據” 而不是 “弱肉強食” 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 “人類命運共同體”；必須警惕和防範西方，尤其美國，雖然現在美國沒有侵略中國和俄羅斯，但是美國侵略了很多的國家和地區，如果一旦有機會，美國也會侵略中國和俄羅斯。借此機會，也推薦一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 <text:line-break/><text:line-break/>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能過上中國老百姓一樣的幸福生活！ <text:line-break/><text:line-break/>作者：謝謝弗爾切克先生以直率的語言和我們分享了您在西方的生活工作感悟，感謝您精彩的觀點。 <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更加警惕和防範美國霸權。他的很多觀點和建議，也會啟發我們更多的思考。弗爾切克先生身處廬山之外的觀感，對身處廬山中的我們，也許會很有啟迪。 <text:line-break/><text:line-break/>《舊唐書》中記載，唐太宗李世民流淚歎曰：“夫，以銅為鏡，可以正衣冠；以史為鏡，可以知興替；以人為鏡，可以知得失。魏徵沒，朕亡一鏡矣！”。唐太宗深諳 “兼聽則明，偏聽則暗” 之妙，我們要實現中華民族的偉大復興，和諧世界各族人民，重現漢唐盛世，察納雅言，當有超越古人的胸懷和智慧。</text:p>
      <text:p text:style-name="P5">蔡亦鸣   |  2020.05.08 00:00   |   <text:a xlink:type="simple" xlink:href="http://palinfo.habago.org/Entry?Command=Information_PrintForum#FORUM39163"><text:span text:style-name="T8">#</text:span></text:a></text:p>
      <text:p text:style-name="P6">在来到巴勒网前，我对台湾其实有一种想法，这想法很邪门，即便产生病识感前，我都能知晓那想法邪门，没怎么跟人说起过，又因为两岸统一在大陆是政治正确。我也没怎么见人提过。反倒是连胜文16年时提起过，不同的是连胜文认为台湾正在被蔡英文变成‘古巴’。 <text:line-break/><text:line-break/>我当时的想的是，随着台湾在经济上越来越不重要，大陆主动把台湾变古巴。取台湾的一座港口城市作为军事基地，然后封锁台湾，这想法非常的美国，驱动出这想法靠的仇恨，远在温家宝时期我就已经相当仇视台湾网友了，因为早年间翻墙是一件挺麻烦的事，做这种麻烦事的驱动力主要是好奇，打个比方就是我对隔壁分开的亲戚，很好奇，然后某一天我偷偷去了亲戚家院子里瞄了一眼，被发现后立刻被泼了一身屎，这比方很低俗，但我的确就是这种感受。 <text:line-break/><text:line-break/>然后就像巴勒网一直说的一样，仇中换来的只会是同样强度的仇台，支那贱畜还有426以及完全无法就事论事的言论简单有效迅速的把共产党的‘洗脑’（台湾人是同胞，两岸一家亲，台独只是台湾岛上一小撮）给粉碎了，顺带着连民主自由的神圣光环也直接消失（就像王孟源所说的台湾是民主之耻一样，我的第一反应就是民主自由就养出了这种玩意？），所以邪门的想法很快就出现在了脑中，我想我是这样，那么绝大部分大陆人也可能转变成这样。我不是膨胀到自认为能代表中国人的意思，而是说作为一个普通的大众，其实也就是陈真口中的脑残，我应该是属于多数的。 <text:line-break/><text:line-break/>大陆这些年已经不怎么屏蔽台湾的声音了。一但统一的神主牌被抛弃，共产党也是能发动大电视改变民意的。大陆现在武统之外的另一种声音也很大，也就是所谓困台穷台，我的台湾=古巴的想法和困台穷台在思路上是一致的，与‘留岛不留人’相比，我当时的恶意更盛，因为恨人所以连岛也不想要了，心中也对神主牌很不敬（当然对我而言这种不敬是从智人非洲起源论而来，先祖居住的土地如果如此神圣，不可分割，不可改变，那么我们今天应该全住在非洲）。 <text:line-break/><text:line-break/>来到巴勒网之后我不这么想了，恶意被陈真的文字一点一点磨灭了，人有了一点病识感后，反到痛苦许多，心中的怒火不在沸腾，越来越下沉，埋进了心底。 <text:line-break/><text:line-break/>台湾今年疫情的种种操作都在逼着大陆民间恶意更盛。唉</text:p>
      <text:p text:style-name="P5">陳真   |  2020.05.07 17:35   |   <text:a xlink:type="simple" xlink:href="http://palinfo.habago.org/Entry?Command=Information_PrintForum#FORUM39162"><text:span text:style-name="T8">#</text:span></text:a></text:p>
      <text:p text:style-name="P8">(再續) <text:line-break/><text:line-break/>底下是喬良訪談後寫的文章，給原先的訪談內容進一步定了調。 <text:line-break/><text:line-break/>但這調子事實上很曖昧，比方說他一再強調「臺灣問題並非陸台兩家的內部事務」 ，「不管我們怎麽強調它屬於中國內政，但本質上仍是中美問題」。他還進一步否決統一問題的根本重要性。他說：「臺灣問題並非我復興大業的全部內容，甚至連主要內容都談不上」。 <text:line-break/><text:line-break/>這些話相當不可思議，與中共過往說法截然不同。過去的單一句型是「台灣問題是我中國的內政問題，不容他人說三道四」。所謂內政就是「我家的事」，不是一種需要與外人討論協商的事，就如同家中兒女嫁娶不需要找隔壁的黑道大哥討論一樣，它是一種「不須談、不應談、不可談」的家務事。 <text:line-break/><text:line-break/>重點是：現在說法改變了，變成「並非陸台兩家的內部事務」，變成復興大業的次要問題，那是不是意味著這不再是一種無可談論、必須堅持到底的民族大義、神聖使命與家務事，而是一種可議論協商、非使命性質的國際事務？ <text:line-break/><text:line-break/>我不知道人們會怎麼解讀，但是聽起來就是一種重大調整。當然，喬良雖有一點官方色彩，但終究是個人言論。從其言論約略也能進一步看清中美鬥爭這盤棋雙方的盤算，一個攻，一個守，守到不行，守到無路可退，就棄車保帥，有那樣一種味道。 <text:line-break/><text:line-break/>喬良的想法也差不多就是我的想法。下棋是要贏整盤棋，而非只是要吃掉對方的某個棋子，因此，所謂統獨，始終就不是一個獨立性的目標，而是從屬於更大的目標。美國的目標是打垮中國，而非僅僅阻礙兩岸統一。中國所要追求的則是民族復興，不再仰人鼻息，不再任人宰割，而非僅僅兩岸統一。當你這個卑微願望，面臨現實中有個長年以暴力掌控一切的黑幫老大時，它就不再卑微，而是個艱難使命了，因為這意味著你必須打倒黑幫老大，才有可能不再任人宰割。 <text:line-break/><text:line-break/>在這個博弈的過程中，究竟美國打算如何運用台灣這顆卒子、這個人肉炸彈？也許是迫在眉睫必須弄清楚的一個問題。我的看法一直是：美國會把台灣這顆棋子對於大陸的殺傷力發揮到極致，不會絲毫留情的。所謂極致當然就是讓兩岸之間發生長年內戰或動亂，一如美國在世界各地所做的，促使敵國內部血腥相殘，進而坐收漁利或侵略佔領之。 <text:line-break/><text:line-break/>喬良發出警告說，切切不可隨之起舞。問題是，當美國的陽謀如此明顯時，你只有兩條路可走，一是打仗，一是政治協商，把放棄統一列為選項 (至少在目前放棄統一)。我看不出喬良所指的第三條路。喬良說，這條既戰非戰的路不能明說，好讓美國去猜。但我認為根本沒有這條路的存在，因為不管哪一條路，最終都得翻牌，而翻牌就僅僅是上述選項二選一。大陸其實絕對不可能選第二條路，所以結論就是戰爭。 <text:line-break/><text:line-break/>我不知道我的判斷對不對，但我畢竟不是空口白話，而是長年觀察與思索所得，僅供參考。 <text:line-break/><text:line-break/>台灣人為虎作倀，選擇邪惡的一方，甘為惡魔走狗，自然就會發展出這樣一種局面。今天，如果美國是一個良善的國家，你給他當狗、當炸彈，以追求一個更大的良善目標，那也許還說得通。但事實上，台灣人卻是在給人類歷史上最為殘暴血腥、千百倍於納粹的一個與惡魔無異的國家恐怖主義集團充當武器，傷害自己的善良同胞，傷害一個歷史上對於人類整體和平與發展做出最大貢獻的偉大國度。 <text:line-break/><text:line-break/>陳真 <text:line-break/>2020. 05. 07. <text:line-break/><text:line-break/>============== <text:line-break/>臺灣問題攸關國運不可輕率急進 <text:line-break/><text:line-break/>作者：喬良   <text:line-break/><text:line-break/>來源：中美印象 <text:line-break/><text:line-break/>2020年05月04日 <text:line-break/><text:line-break/>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編者按：昨天，《中美印象》轉發了喬良將軍發表在《紫荊》2020年第5期的訪談《我們不應該跟著美國的節奏跳舞》。之後，有一位讀者提出商榷（附在喬良將軍訪談之後）。今天喬良將軍對這一商榷做了回覆。喬良將軍對如何、怎樣與何時解決台海問題的論述可能是最近一段時間以來我們所看到的對這一重大問題最為精彩和精闢的分析與解讀。我們歡迎讀者繼續參與對這一重大命題的討論。來稿請寄<text:a xlink:type="simple" xlink:href="http://uscnpm2019@gmail.com"><text:span text:style-name="T11">uscnpm2019@gmail.com</text:span></text:a>。】 <text:line-break/><text:line-break/>隨著特朗普批准《臺北法案》，美國政府在臺灣問題上，又給中國擰緊了一道鏍扣，使臺灣下一步的走向，再次成了國人熱議的話題，這種熱議做為民意，不可能不影響到決策。但任何一項決策，都不是只根據輿情做出的，而是必須先考慮約束條件。決策者的決心或信心，取決於對如何打破約束條件的考慮，而不僅僅是迎合民意。 <text:line-break/><text:line-break/>從網路輿論看，不少國人的思維方式，還是習慣或喜歡籠而統之甚至大而華之看問題、談問題。如對美與中國開打貿易戰，一些人上來就是“打的一拳開，擋的百拳來"，"不打則已，打就打疼"。但怎麽打，用什麽打，打的結果是什麽？卻很少有人觸及。對臺灣問題也如是，張口就是“不入虎穴，焉得虎子"？"眼下不統，更待何時"？但你問他今夕何夕？如何深入虎穴得虎子？就語焉不詳了。這種不考慮自身或外部約束條件，只憑決心或信心（更多的是頭腦發熱）就拍腦袋做決策的主張，名曰愛國，實為害國。 <text:line-break/><text:line-break/>什麽是對決策的約束條件？讓我們以臺灣問題為例來探討一下： <text:line-break/><text:line-break/>其一，做為中國軍人，我想讓世界知道，經過20多年厲兵秣馬，我們已做好了隨時武力解決臺灣問題的準備，這一點，請世界包括美國不必懷疑。但為什麽還不動手？因為要計算成本和收益，所以要選擇時機。 <text:line-break/><text:line-break/>不可否認，大疫之下，美國手忙腳亂，軍力收縮，的確貌似出現了我武力解決臺灣問題的短暫窗口期，但除非此後的疫情發展使美國就此倒地不起，否則，僅僅抓住一個戰術窗口，還不足以解決我們日後將面臨的戰略困境。所以，如何判斷時機，選擇時機，就必須通觀全局。 <text:line-break/><text:line-break/>首先是要弄清楚，中國當下處於什麽時刻，什麽階段？一句話：千年復興，機遇難得，將強未強，將成未成之際。雖已是全球製造業第一大國，且是唯一全要素生產國，但同時又是自身資源不足以支撐製造業需求，自身市場亦不能完全消化製造業産品的國家。這時，外部的約束條件，將在很大程度上制約中國的興起。 <text:line-break/><text:line-break/>何況全球經濟包括中國經濟，都還處在美元體系之下，雖然中國是全球外匯儲備第一，高達三萬多億外儲，但如果你注意到了今年大疫爆發，美國為擺脫困境，一次就超發美元6萬億，就不難明白，我們與美國的不同，表現在什麽地方。 <text:line-break/><text:line-break/>當中國經濟和人民幣還未擺脫美元約束的情況下，或全球經濟與金融還處在美元體系中時，中國的任何決策（無論是政治的，經濟的還是軍事的），都不能不考慮這一首要外部約束。這並非怕不怕美國的問題，而是要考慮它對我的每一決策的傷害方式和傷害程度的問題，只有掂量清楚這兩點，才會懂得如何趨利避害，或如何兩害相權取其輕，確保中國自身利益最大化。 <text:line-break/><text:line-break/>其次，既然眼下是中國千年復興，將成未成之際，收復臺灣，是否是當務之急？如眼下不收臺灣，中國復興就無法繼續，甚至前功盡棄，那當然就只能果斷出手，畢全功於一役，志在必得。但如眼下收台，可能欲速不達，反被其累呢？是否還要橫下心來，不計得失，非收不可？ <text:line-break/><text:line-break/>因為從島內情勢看，文統無望，只能武統，但臺灣問題並非陸台兩家的內部事務，美國明擺著要插手其間且也有此實力。雖然我們判斷美基本不會直接武力干預我攻台，但間接干預呢，不是有可能，也不是很大可能，而是肯定會。 <text:line-break/><text:line-break/>按美軍設想，一旦發生台海之戰，美軍應不是直接對華開戰，而是聯合西方國家封鎖制裁中國，特別是用其海空優勢，掐斷中國海上生命線，使中國製造業所需資源無法輸入，所產商品無法輸出，同時通過紐約倫敦兩大金融中心，掐斷中國的資本鏈，必須看到，眼下雖遭大疫，加上金融危機在即，美國實力大減，但傾其全力走出上述步驟，還是做得到的。 <text:line-break/><text:line-break/>邏輯推演到這一步，收台與復興的輕與重，就不難掂量出來了。中國的復興雖未必會被此一戰打斷，但肯定會讓我們接下去的路步履維艱。這可不是說一句“大不了現代化晚實現幾年”那麽簡單。臺灣問題並非我復興大業的全部內容，甚至連主要內容都談不上。因為復興大業的主要內涵是十四億人的幸福生活，收回臺灣就可以滿足這一大目標？因此，對中國人來說，沒有比實現民族復興更大的事業！一切都必須給這一大業讓路，包括臺灣問題的解決。 <text:line-break/><text:line-break/>我不止一次說過，臺灣問題，不管我們怎麽強調它屬於中國內政，但本質上仍是中美問題。如果沒有美國的深度介入，“台獨”就是個偽命題。但有了美國的背後撐腰，"台獨"就成了威脅中國主權完整的真問題。 <text:line-break/><text:line-break/>因此，解決臺灣問題的關鍵不在於如何解決台獨勢力，而在於要先解決中美實力對比。也就是說，在中美掰手腕未分勝負之前，臺灣問題不可能徹底解決。硬著頭皮解決，也只能做成一鍋夾生飯，讓臺灣成為我們背上的沈重包袱。因為台海一旦開戰，資金全部撤空，企業全都關門，人員全都失業的孤島，將讓我們注多少資金去重振其經濟，投多少人力去管理其社會？二千多萬不認同甚至敵視你的人口，用什麽方式管？難道一直軍管下去不成？這是多大的代價，多高的成本？這代價和成本難道不拖累甚至不拖垮復興大業？ <text:line-break/><text:line-break/>在復興之路上，中國是儘量輕裝前進好，還是在外有美西壓力，內有臺灣重負下前進好？而一旦完成復興大業，回頭解決臺灣問題不是更易如反掌麽？那些一味主張現在就動手的人，真的連這筆賬也算不過來？ <text:line-break/><text:line-break/>其三，有人會問，你說機會不對，在不正確的時間做正確的事也是錯誤的，那麽，什麽時間做這件事才是正確的？我前面說了：在中美角力分出高下之時。有人等不及，說那得等到猴年馬月？我說，等到猴年馬月也得等，但決不是乾等，乾等永遠等不來這一天。 <text:line-break/><text:line-break/>那麽，要怎麽等？要用美國擔心什麽你就幹什麽的方式等，如：要毫不猶豫地繼續擴大中國的全要素製造業優勢；要堅定推進人民幣國際化以抵銷美元大量注水對中國財富的稀釋和洗劫；要以支援華為為代表的中國新興產業為抓手，把中國優先打造成數位化社會；要通過軍工産業的長尾鏈效應，既拉動中國經濟，又加快軍力提升；要找到最捷徑最有效的境外資源獲取方式，最大限度地降低中國的資源瓶頸一一還有很多，不一一窮舉，一言蔽之，就是要不斷提高和增強中國掰手腕的力度，也最大程度上壓縮外部約束中國崛起的因素，讓見高下的那一天提早到來，那時，沒有了（或大大降低）美國因素，收復臺灣，如探囊取物，遇佛殺佛，見僧殺僧，試看誰敢做絆腳石！？ <text:line-break/><text:line-break/>以上問題，都不是僅僅靠做好單一軍事鬥爭準備就可以迎刃而解的，需要起碼做好政治的經濟的鬥爭準備，才可高懸戰旗。對此，顯然美國的決策者們一直看得很清楚，而我們中有些人則未必清楚。每逢台海風吹草動，必義憤群起，與論洶洶，造成決策壓力，完全不知這正中美國人下懷。因為這正是美國人想要的效果，也是美國人想讓臺灣問題成為問題的原因。有了這個抓手，美國政府就可以一次次設計各種涉台話題，給我們挖坑，而我們也不假思索，一次次往裏跳。這結果對誰有利，還用說嗎？ <text:line-break/><text:line-break/>那我們怎麽辦？繼續讓美國挖坑我們來跳？不，現在是結束這種遊戲的時候了。中國只需要用一次實際行動（什麽行動，可以讓美國及臺灣當局去猜），向臺灣民眾也向世界做一次鄭重宣示：臺灣在中國的"大炮"射程之內，這就是最後的真理，台獨之心必須死掉。這就夠了，其他廢話少說。剩下要解決的，就是中國與美國的問題了。我們必須學會把美國給我們製造的臺灣話題，用同樣製造話題的方式懟回去，而不再隨美國人給定的節奏起舞（怎麽做到，還是留給美國去猜想）。這樣，我們才能從美國人強加給中國的解決臺灣問題的約束條件下擺脫出來。 <text:line-break/><text:line-break/>本來，單單解決臺灣問題並不難，難的就是如何解決那些約束條件。如果我們的思路，能從這些"約束條件“的約束下跳出來，即使這些約束條件還在，但我們卻不再被其約束，形勢就會發生有利於我方的轉變，主動權就會王車易位，逐漸轉向中國一邊。這種思路，才應是我們決策的依據和出發點。 <text:line-break/><text:line-break/>在這一攸關國運的嚴肅課題面前，一切只憑熱情或熱血就下斷言的說辭，都是輕率甚至輕浮的。中國的答卷上，只能有冷峻的，清醒的，不容置疑的實力，沒有其他。</text:p>
      <text:p text:style-name="P5">老羊   |  2020.05.07 11:56   |   <text:a xlink:type="simple" xlink:href="http://palinfo.habago.org/Entry?Command=Information_PrintForum&amp;#FORUM39161"><text:span text:style-name="T8">#</text:span></text:a></text:p>
      <text:p text:style-name="P6">喬良論述主權「多樣性」的那一段需要搭配著接下來的那一段，也就是「利用戰與和之間的巨大灰色地帶」，「採取非戰爭軍事行動」。他在接下來的那一段解釋了動武與開戰的區別。這三段連在一起看就很明顯大陸並不是真的認為領土主權不是核心利益，而是要顧及其他的核心利益，畢竟當利益變成損害的時候就不再是利益了。 <text:line-break/><text:line-break/>但是我同意像這樣的論述在過去是絕無可能見到的；這反應出現在的主政者思考的彈性與全面。 <text:line-break/><text:line-break/>關於翟東升，我不是很確定他算不算鷹派，不過他確實不是親美派。他和美國的學政界有長期的往來，可能因此更清楚很多我們不知道的「貓膩」，也能看出持有海量的美元美債的風險。對於中美脫鉤，他也同時強調時間進程，不是一刀兩斷的切，也不是立即的切；而且即便在美國那邊也同樣有學界與政界人士主張脫鉤，因此更不能完全被動。</text:p>
      <text:p text:style-name="P5">陳真   |  2020.05.07 10:55   |   <text:a xlink:type="simple" xlink:href="http://palinfo.habago.org/Entry?Command=Information_PrintForum&amp;#FORUM39160"><text:span text:style-name="T8">#</text:span></text:a></text:p>
      <text:p text:style-name="P8">(續前) <text:line-break/><text:line-break/>喬良這文章在表面語意上有一些明顯矛盾之處，或許那是因為他是寫給罹患「武統熱」、腦子發高燒的人看的，帶有一定的說帖性質，主觀勸說大於客觀議論。因此，你得猜猜他真正的意思究竟是什麼。 <text:line-break/><text:line-break/>比方說，他一方面說美國並無意要逼中國往武統的死角走，但卻又一方面說，美國「一個接一個給我們挖坑」，逼我們往裏跳。我們若「一直隨著它的指揮棒旋轉，就正中了它的圈套」。 他說，「在這當下，如果我們以為這是收復台灣最好的機會的話」， 「就正中了美國以及一些不懷好意的國家的下懷 」。一旦被逼得武統，正好「給美國聯合西方世界封鎖制裁中國以絕好藉口，同時使其藉機獲得擺脫自身困境的機會 」。 <text:line-break/><text:line-break/>這意思其實很清楚，美國是希望逼大陸動手的，因此喬良呼籲武統熱人士腦子要降溫，不要傻傻地跳美國所挖的一個又一個坑，不要「隨之起舞」，否則就上了美國人的當。 <text:line-break/><text:line-break/>這也許也說明了在美國一連串的惡意抹黑與攻擊中，大陸方面卻反而拼命遞上熱臉，三天兩頭就陪笑臉說中國對疫情之苦感同身受，很樂意盡力幫助美國人防疫云云，並且身體力行，送出數十億口罩及各種醫療物資，同時也一再降溫國內各方對於美國關於疫情的合理指控與懷疑。 <text:line-break/><text:line-break/>許多時候，我看了真是心裏很難過。國家實力不如人，就只好挨人隨意打。不但被人照三餐打，打得無法無天，而且被打之後還得陪笑臉說手酸不酸、累不累，我來幫您搥搥背。 <text:line-break/><text:line-break/>喬良具有某種指標性，而且這文章是經過官方管道批准上市的。它傳達了幾點訊息： <text:line-break/><text:line-break/>一，美國希望我們 (大陸) 發高燒，罹患武統熱，我們別上當。因為這時候武統，方方面面都划不來，整個國際戰略發展態勢都得全盤攪亂，「一步錯，全盤輸」。 <text:line-break/><text:line-break/>對於這一點我是認同的。這不是能不能打贏的問題，而是相較於整個中華民族復興，台灣問題並非關鍵性；在不適當的時機，用全副精神把次要問題當成主要問題來處理是錯的。 <text:line-break/><text:line-break/>二，領土主權不是唯一最高選項，它「只是」國家主權的「一部份」。 <text:line-break/><text:line-break/>這話很詭異，很含糊，特別是中共官方能夠批准這樣一種聲音的出現，確實很令人意外。這已經不是給敵人搥搥背而已，而幾乎是一種求和、求饒的實質退讓了。 <text:line-break/><text:line-break/>我相信很多人一定會解讀成「台獨是可以談的」，而兩岸統一已經不再是一種「中華民族的神聖使命」了。我不知道這樣的解讀是否精確，但很難想像中國軍方鷹派人物會說出「領土主權」「只是」這樣那樣「而已」的一種想法。 <text:line-break/><text:line-break/>我不知道這意味著什麼，也許意味著疫情帶來的某種重大挫敗與傷害，因此連神主牌都被迫要拿出來檢討了。當然，也許這只是意味著中共是真正的圍棋高手，目標很執著，做法卻很有彈性。 <text:line-break/><text:line-break/>不管是哪一種可能，我認為現實的態勢很明顯，那就是中美戰爭早已開打，去年三月二十五日正式吹響號角，至今沒有一天的太平日，各種顛覆動亂不斷，例如香港之暴亂，例如台灣之仇中反華已經被炒作到了一種可以說瘋狂的地步。 <text:line-break/><text:line-break/>你從民進黨這條走狗各種前所未有的叫戰言行就能清楚看出這個事實，例如什麼台灣能夠承受解放軍的什麼「第一擊」，這些話若不是叫戰，什麼是叫戰？你要知道，走狗是不可能有任何決策權的，要不然也不叫做走狗了。因此，你從走狗的言行，其實就能清楚看出其主人的盤算：美國就是要打垮大陸，方法之一就是逼大陸在兩岸問題上動手，吃定了大陸不敢在此時武統。 <text:line-break/><text:line-break/>就連美國和一些西方國家也都有一些完全反常的行為出現，譬如刻意抬舉台灣，不斷吹捧。這些都不是常態，完全就是一種鬥爭手段，把台灣往人肉炸彈的方向推，推出檯面。台灣人喜孜孜，因為全世界都在看，自信心瞬間破表，他不知道自己是被拿來當成人肉炸彈。 <text:line-break/><text:line-break/>我不知道這樣一再挑釁到最後，大陸是否會被迫開戰。但我知道，這樣一種態勢越來越明顯，也許在不久的將來，大陸不想動手也得動手，我認為這個可能性相當高。 <text:line-break/><text:line-break/>短短一年，時局竟有如此天翻地覆的變化，你覺得再來個三、五年，世界會如何？風和日麗春光好？當然不可能。 <text:line-break/><text:line-break/>這告訴我們，這一切都不是鬧著玩的。美國很壞，但它並不笨，而是絕頂厲害而陰險，其傷害他人的能力與意志向來極其嚴肅、精準、陰暗與慘烈，非常結構化，就像按表操課那樣，而且完全是不擇手段，毫無人性的。大家要明白這一點。</text:p>
      <text:p text:style-name="P5">鄭豐遠   |  2020.05.07 09:05   |   <text:a xlink:type="simple" xlink:href="http://palinfo.habago.org/Entry?Command=Information_PrintForum&amp;#FORUM39159"><text:span text:style-name="T8">#</text:span></text:a></text:p>
      <text:p text:style-name="P6">老羊下面提到的翟東升教授，也是我很讚賞的，思維口才一流，表面斯文，但感覺屬於肚裡一把火不服輸的那種類型。我自己並不是完全讚同他的一些觀點，比如他在態度上比較"鷹派"，傾向正面與美國脫鉤與對抗，開放金融與其競爭，但從他言談中卻也受益不少。</text:p>
      <text:p text:style-name="P5">鄭豐遠   |  2020.05.07 08:57   |   <text:a xlink:type="simple" xlink:href="http://palinfo.habago.org/Entry?Command=Information_PrintForum&amp;#FORUM39158"><text:span text:style-name="T8">#</text:span></text:a></text:p>
      <text:p text:style-name="P8">這是今天看到的一篇文章，受訪者是俄裔美國人。講得很好，值得一讀。移居澳洲後，我很快發現，西方從社會到個人，方方面面和華人太不相同了，你若要與之打交道，最好迅速認清其本質，同時想清楚自己是誰，從根本上重新認識和學習一套與之交往的方式，否則有得你受的。 <text:line-break/><text:line-break/>豐遠 <text:line-break/><text:line-break/>------------------------- <text:line-break/><text:a xlink:type="simple" xlink:href="https://reurl.cc/1xb6V8"><text:span text:style-name="T11">https://reurl.cc/1xb6V8</text:span></text:a><text:s/><text:line-break/><text:line-break/>美作家安德列·弗爾切克: 中國應讀懂西方強盜邏輯 必須自強鬥爭 <text:line-break/><text:line-break/>飛箭 02-05 20:38 <text:line-break/><text:line-break/>原題：當今國際政治結構下的大國博弈 <text:line-break/>——對話安德列•弗爾切克先生 <text:line-break/>作者 張玉城 北京航空航太大學 人文社會科學學院 <text:line-break/><text:line-break/>編者按：中國經常受到西方的指責，但也有一些西方的知識份子，他們對中國卻予以高度的讚揚和支援，知名的美國作家、國際社會活動家、時政評論家、電影製作人和戰地記者，安德列•弗爾切克(Andre Vltchek)先生便是其中的一位。弗爾切克先生經常為《新聞週刊》、《亞洲時報》等撰寫文章。多次到訪中國並接受新華社、人民網等專訪。 <text:line-break/><text:line-break/>二戰結束後，冷戰開始，美蘇爭霸。1991年末，蘇聯解體，美國獨霸。如今，發展中國家中，中國已日漸崛起，金磚四國發展勢頭良好，大國博弈風起雲湧，當今國際政治結構正在發生深刻而迅速的變化。中美之間，崛起大國和守成大國之間的博弈正成為其中一個最大看點。其它國家也正在選擇和適應這一巨大變化。 <text:line-break/><text:line-break/>2015年10月23號，本文作者北京航空航太大學人文社會科學學院張玉城博士與弗爾切克先生在北航唯實國際文化交流中心，就“當今國際政治結構下的大國博弈”展開對話，並予以編譯整理、總結和評論。 <text:line-break/><text:line-break/>作者：您好，您認為當今國際政治是什麼結構? <text:line-break/><text:line-break/>弗爾切克先生：很簡單，這是一個西方國家，也就是北美白人、歐洲白人等的國家，美國等西方霸權主義國家統治下的世界，其餘的都是被統治的。在西方眼裡，整個世界都是西方的乳酪，其他人都低歐美白人一等，需要被其統治。在這種單極霸權的世界中，中國其實是一種平衡力量，沒有中國，局面可能會更糟，而且會變得越來越糟。 <text:line-break/><text:line-break/>作者：您認為形成這種結構的主要原因是什麼? <text:line-break/><text:line-break/>弗爾切克先生：主要原因是美國等西方國家的霸權統治，以及它們的侵略和咄咄逼人。美國和歐洲實質上是一丘之貉。例如，此次以敘利亞為主的中東難民危機，它們都是始作俑者。 <text:line-break/><text:line-break/>對企圖掙脫西方霸權統治的國家，西方都是不遺餘力的刁難和制裁。古巴、委內瑞拉、玻利維亞、利比亞、敘利亞、東南亞諸國等很多國家，想獨立自主有尊嚴地發展，也付出了很大努力進行抗爭，但它們都太小，實力不夠;而巴西等南美國家觀望;俄羅斯好像也沒有決定，而且其本身也被歐美霸權制裁著，戰火也經常燒到了其周邊。 <text:line-break/><text:line-break/>只有中國，已從二戰前非常落後的舊中國，發展成為現代化強大的新中國、世界第二大經濟體。中國不僅人口眾多，而且科技文化等素質越來越高，還具有靈活的體制和巨大的發展潛力，已經成為國際政治經濟結構中的重要力量。此外，更令人敬佩的是，中國外交奉行獨立自主、和平共處的政策，維護世界和平，宣導共同繁榮，而不是像西方列強一樣侵略成性。因此，中國，是一種平衡力量，是世界上惟一有能力，可以平衡和抗衡西方霸權的國家。同時，也是惟一的可能和希望。這也是西方拋出“中國威脅論”的原因之一。 <text:line-break/><text:line-break/>作者：您覺得解決的方案是什麼? <text:line-break/><text:line-break/>弗爾切克先生：我並不主張衝突，但也不應該放棄鬥爭。我認為中國，一定要讀懂西方的強盜邏輯，才會清楚地知道，自強和鬥爭才是解決方案，與西方大國博弈時的態度才會堅定。 <text:line-break/><text:line-break/>作者：那麼，您認為西方的強盜邏輯是什麼呢? <text:line-break/><text:line-break/>弗爾切克先生：西方本身信奉叢林法則，弱肉強食。它們一直迷戀軍事武力。“謊言重複千遍就是真理”，“真理只在大炮的射程之內”，“勝者擁有一切”，這些都是西方強盜邏輯的體現。幾百年來，西方侵略了多少國家和地區，二戰之前的世界勢力分佈地圖展示得清清楚楚，基本上達到了絕對控制和奴役整個世界的程度。今天，我們不僅面臨著西方政治經濟軍事的控制，而且還有西方意識形態、精神和文化的控制，這與二戰前的形勢也基本相同。 <text:line-break/><text:line-break/>西方認為其他種族比其低一等，把整個世界都當成西方狩獵的獵場。利比亞等其它國家和地區的妥協和退讓，迎來的是西方變本加厲的侵略。 <text:line-break/><text:line-break/>總之，西方信奉叢林法則，西方打敗你就弱肉強食，打不敗你才和你談判，如果被你打敗，它們也會投降雌伏。面對西方的叢林法則，其它國家和地區沒有選擇，想要獨立自主，不能落後只能強大，只能鬥爭並戰勝西方。 <text:line-break/><text:line-break/>作者：我們應該怎樣讀懂西方的強盜邏輯? <text:line-break/><text:line-break/>弗爾切克先生：我認為，首先，必須清楚西方的文化和心理。西方的強盜邏輯不是從來就有的，近代以前也曾被大肆殺戮和長期奴役過。只是近代的強盛，才使西方在文化和心理上產生了白人群體性的優越感，覺得其他種族都低其一等。現在西方從心裡就看不起其他人，不會從心裡面，真心地想跟其他人講道理，陰謀詭計卻是層出不窮。即使你有理有據也不會使其停止侵略。調停、和解等通常被其認為是好欺負，西方反而更加變本加厲而不是友好相處。偶爾表面上的講道理，也是一種權宜之計，只是為了迷惑或欺騙。 <text:line-break/><text:line-break/>其次，不要僅僅聽西方是怎麼說的，一定要看清楚西方是怎麼做的。西方總是講“民主、自由、平等、人權”等，但卻幹著奴役其它國家和地區的事。過去幾個世紀中，西方惟一感興趣的就是如何通過陰謀詭計乃至戰爭，把全球其它國家和地區都變成西方的殖民地和半殖民地。例如販運黑奴、幾乎滅絕北美印第安人等，不擇手段地，瘋狂地侵略，瘋狂地掠奪全球財富和資源。 <text:line-break/><text:line-break/>即使讀懂了西方的強盜邏輯，還要特別指出，中國、俄羅斯兩個大國也要深刻反省。大國要獨立自主，就必須自尊自強，具有大國精神。面對西方的強盜霸權，中國被西方軍事禁運，俄羅斯被西方軍事和經濟制裁。中國和俄羅斯要團結起來，也要聯合其它被壓迫的國家和地區，共同與西方霸權強盜積極鬥爭。只要發奮圖強，先進且強大起來，自然會讓西方的制裁自動失效，甚至必要時還可以反制裁西方，乃至使西方順服。 <text:line-break/><text:line-break/>作者：最近，曾任美國國務卿的基辛格先生出版了一本新書《世界秩序》(World Order)，您如何評價? <text:line-break/><text:line-break/>弗爾切克先生：基辛格先生所認為的“世界秩序”，其實就是西方控制和掠奪世界的霸權秩序，世界各國都要受西方的統治，維護西方為中心的等級世界秩序。否則，就要被西方批評或被歸為“邪惡國家”。這對華盛頓、倫敦和巴黎的“統治者”們來說才是其心裡所認為的“世界秩序”。 <text:line-break/><text:line-break/>對基辛格先生，不僅要看他在《世界秩序》中怎麼寫的，還要看他是怎麼做的。基辛格參與了智利1973年的軍事政變，顛覆了智利的民選政府，扶植了“親美”的傀儡政府，並對大批左派社會人士展開了屠殺，很多左派知識份子秘密失蹤並被秘密殺害。因此，正如西方過去幾個世紀所做的，建立和維護西方控制和掠奪世界的“世界秩序”，這應該才是他新作《世界秩序》的本意。這樣才能讀懂西方，才不會被其《世界秩序》裡的文字所蒙蔽和洗腦。同樣，對於他和中國的交往，以及就中美關係的展望，更要警惕，可能其目的恰恰是設置一個巨大的陷阱以方便洗劫中國，字面上的支援態度，那只是反映了表面意思。 <text:line-break/><text:line-break/>作者：中國領導人提出中美“新型大國關係”的對策，強調合作雙贏，您有何評論? <text:line-break/><text:line-break/>弗爾切克先生：雙贏?你們中國提出中美建設新型大國關係，是一種新的道路。中國領導人知道中美大國博弈的問題本質，希望中美由此雙贏，避免戰爭。這個願望是好的。 <text:line-break/><text:line-break/>但是，要清醒地認識到，友好善良的中國面對的，可不是類似中國的國家，而是信奉叢林法則、弱肉強食，奉行雙重標準的霸權國家。美國內心才沒有想什麼雙贏。要知道，整個世界，都被視為它的乳酪，它只想單贏，只想維護它的霸權。所以，任何雙贏都被視為動了它的乳酪，都是它要真心打擊和消滅的，它心裡根本不想雙贏。 <text:line-break/><text:line-break/>所以，中國的願望很美好，但現實是與狼共舞，反而很容易成了狼的美餐。我想提醒的是，中美對話中，美國為了單贏，也會設下很多的陷阱和詭計，以及各種形態的戰爭，試圖顛覆滅亡中國。中國要清醒地識別其用心、目的和策略，並與之在如網路安全、意識形態等各個領域，勇敢機智地進行鬥爭和破解，避免成為狼的美餐。我非常確定，中國面臨著很多危險。 <text:line-break/><text:line-break/>作者：說到中美大國博弈的本質和戰爭，西方有“修昔底德陷阱(Thucydides's trap)”之說，也稱“安全悖論(Security dilemma)”，是說一個崛起的大國和一個守成的大國之間幾乎必然爆發戰爭。並有統計資料指出，近代大國崛起，挑戰現存大國15例，發生戰爭11例，幾乎被視為是國際關係的“鐵律”。您認為中國宣導的“合作雙贏”會超越“修昔底德陷阱”嗎? <text:line-break/><text:line-break/>弗爾切克先生：如剛才所說，與狼共舞很危險。當然，也不是毫無一絲希望。 <text:line-break/><text:line-break/>中國是世界上偉大的國家之一，也許是最偉大的。中國長袖善舞，已多年避免參與西方的戰爭和衝突。當然，我知道中國人包容，愛好和平，但也不懼怕戰爭。偉大的抗日戰爭和朝鮮戰爭就有力地證明了這一點。我認為中國領導人是非常清楚世界上正在發生什麼，中國領導人要保衛中國人民和保衛人類。現在除中國以外，世界大國都捲入一場或者兩場的軍事衝突。所以，中國領導人是非常明智的，也是對自己國民非常負責的。中國一直是維護世界和平、平衡衝突的主要力量。中國明智且有效地遠離了當前國際社會上的一切軍事衝突，也很可能有智慧、有能力，巧妙地避免中美陷入“修昔底德陷阱”式的戰爭，成為第五例例外，實現中國和平崛起的夙願。這與中國人民息息相關!與美國人民息息相關!與世界上很多人們息息相關!與世界上很多可愛的孩子們也會息息相關!作為一名外國人，我非常羡慕今天中國的安全和幸福!非常羡慕未來中國和平崛起的幸福! <text:line-break/><text:line-break/>不過，我還是要強調，中國要清醒，認清西方的真實意圖，精心應對，不能犯錯。中國的快速發展讓西方感受到了巨大的壓力，成功的社會主義國家是西方最難以接受的。西方一直將中國視為嚴重的威脅，一直不遺餘力地插手中國內政，資助和訓練中國的“反對派”，通過詆毀性的宣傳，破壞中國的社會主義道路。這正暴露出了西方熱衷抹黑中國的動機，試圖造成中國崩潰，從而顛覆洗劫中國;其甚至可能發動各種戰爭，把最有可能挑戰其霸權的中國滅亡，維護其世界霸權地位。所以，中國別無選擇，只有認清西方，自強不息，鬥爭到底。 <text:line-break/><text:line-break/>中國人是最愛好和平的民族!但中國是世界大國，還要有主導世界的大國精神!中國聲音應當更加堅定，中國力量的展示和運用要更加頻繁，敢於使用強大的武力才能讓西方退卻和尊重中國，才可能真正避免陷入“修昔底德陷阱”式的中美大戰。 <text:line-break/><text:line-break/>作者：說到未來，中國還提出另一個涉及到全人類的政治理念，就是建立“人類命運共同體”。您覺得這將對世界大國博弈有何影響? <text:line-break/><text:line-break/>弗爾切克先生：無與倫比!這是中國面向未來，向全世界回答了“中國的立場和目標是什麼”這一首要問題。很好地解答了世界對中國未來道路的疑問，讓世界明白了未來中國的立場和目標，展示了中國的偉大主張。這很好，無與倫比! <text:line-break/><text:line-break/>目前階段，由於霸權美國只想顛覆中國，奴役世界，因此，“人類命運共同體”首先應該是一個反對霸權，各國各族人民相互尊重，友好相處的“命運共同體”。當前中國可以先建立“中俄命運共同體”、“中非命運共同體”、“亞洲命運共同體”等。不過，任何偉大理念的提出，只是第一步。還要中國和世界各族人民的共同努力，還要有中國等國家強大的軍事、經濟實力和智慧，以及始終如一的堅定態度來保證才可能一步一步實現。要始終有決心、有能力，堅定維護中國人民、世界各族人民的利益，才能贏得世界各族人民心靈上的共鳴和熱愛。 <text:line-break/><text:line-break/>“人類命運共同體”偉大理念的提出，集中展現了中國是一個如此偉大的國家，中國在國際上所做的一切，除了給中國在世界上爭取一個更好的地位之外，還是為了讓全人類能更好地工作和生活，不僅包括中國人民，而且還包括關心世界各族人民的疾苦，友愛世界各族人民，和平共處，共同發展，共同繁榮。這迥異於美國霸權的弱肉強食，讓世界各族人民能更清楚地看清中美之間的差別。 <text:line-break/><text:line-break/>作者：理念還需要宣傳，媒體宣傳是您的專長，世界話語權也是美國霸權的重要部分。請您說說您對中國的建議吧? <text:line-break/><text:line-break/>弗爾切克先生：單就這方面來說，我建議： <text:line-break/><text:line-break/>第一，中國需要轉變過於親西方的觀念，不能失去自我，避免被顏色顛覆。國無精神不立，要樹立起以我為主，主導世界的大國思維，中國的大國精神。否則，就只會跟著西方媒體舞文弄墨，甚至不幸被顛覆，那樣中國就會被肢解滅亡。 <text:line-break/><text:line-break/>第二，中國轉變過於親西方的觀念後，還要有迅速有力的實際行動和巨額投入來保障。建議可以研究西方尤其美國，研究美國是如何精心設計，投入巨大，建立起美國世界級媒體宣傳集團體系的;研究這一體系是如何宣傳其意識精神，為其控制世界服務的。做好對美國體系和歷史的研究，有助於中國有選擇的學習西方媒體體系、控制媒體資訊、控制世界話語權的理念和技術精華，從而裝入中國的宣傳資訊，為中國所用，為實現偉大的“人類命運共同體”的理念所用。 <text:line-break/><text:line-break/>第三，中國應面向世界，加強多語種的系統宣傳。通過電影、電視、出版物、互聯網以及各種國際文化交流，讓世界各族人民瞭解中國，信任中國的媒體。讓全世界的孩子們為中國的神話而著迷，為中國悠久輝煌的文明歷史、故事、作品而著迷。以世界各族人民喜聞樂見易接受的宣傳形式，讓大家熟悉中國的思想、文化、計畫以及夢想，並且要持續不斷地、創造性地、系統性地大力宣傳。隨著中國的真正崛起，我相信，在幾年十幾年的潛移默化後，肯定會有巨大的效果的。 <text:line-break/><text:line-break/>作者：您說到轉變太親西方的觀念，防止被顛覆，那麼您認為具體應該做什麼? <text:line-break/><text:line-break/>弗爾切克先生：我覺得，中國一定要自信自強，認清自身和世界，對西方陰謀了若指掌，振奮中國的大國精神，中國實力也全面超越西方，太親西方的觀念自然減弱直至消失。 <text:line-break/><text:line-break/>反過來說可能更容易理解些。中國太親西方失去自我，就不會做什麼呢?我想列舉幾條，一是不會大力整頓各種不良媒體，任由它們興風作浪破壞中國社會團結的根基;二是極可能逐漸失去自己原有的國家媒體陣地，如不警醒將會像前蘇聯一樣崩潰;三是讓很多中國人民被西方洗腦和蠱惑，達到一定程度，中國就有被顛覆的危險;四是會讓國際國內敢於抗衡西方的一部分正直的力量處於艱難困苦的境地。而事實上，不幸的是，中國和世界正處在這種境地。所以，上面這些都是應該具體做的，當然肯定不止這些了。 <text:line-break/><text:line-break/>更坦白講，中國不應再允許做夢都想顛覆中國的西方，所扶植的親西方的個人和媒體，在中國國內肆意詆毀中國，詆毀中國的制度、歷史和英雄，妖言惑眾。這對中國的自身安全非常危險。其中，尤其要監控乃至驅逐打著光明正大的幌子，形形色色，居心不良的NGO們。這方面，可以研究和採用俄羅斯的經驗。 <text:line-break/><text:line-break/>最後，創建和鼓勵不親西方的自主媒體發展壯大，走向世界;投入鉅資持續扶植和指導中國國內不親西方的、正直的個人和媒體，以及國際上親中國的、正直的外國個人和媒體發展壯大，制衡美國媒體的妖言破壞。 <text:line-break/><text:line-break/>作者：講了中國，您能否再講講世界話語權方面，中國應該如何做? <text:line-break/><text:line-break/>弗爾切克先生：可以看看美國媒體宣傳體系。機構方面，包括了美國政府、媒體集團、壟斷資本大鱷、居心不良的NGO、大學、智庫等各種角色;內容方面，新聞報導、娛樂影視、乃至人文社會科學研究等各個方面;投入運作方面，從資金、思想理念、資訊監控收集、處理、宣傳等全過程體系管道建設和控制等，全方位系統性地建立了嚴密覆蓋全球，深入控制全球的龐大媒體資訊帝國，掌握了世界話語權，為美國的世界霸權服務。 <text:line-break/><text:line-break/>可以選擇西方的媒體巨頭，如美國的《華盛頓郵報》、華爾街日報、CNN、美聯社(AP)、《時代週刊》、《外交》雜誌以及大學、NGO、智庫等等，將其作為標杆瞄準。中國應該重視、指導和鼓勵不親西方有本民族自豪感的中國人、親中國的外國人、政府和民間媒體及智庫，瞄準它們展開宣傳競爭，通過學習和追趕，用西方的方式、方法，投入資金，採取有效的競爭機制，系統全面地建立起秉持中國精神的強大的媒體集團，以及覆蓋全世界的媒體資訊宣傳管道，宣傳中國，一定能夠逐漸掌握相當的世界話語權。 <text:line-break/><text:line-break/>最後，中國一定要防範西方洗腦。美國一直對國內以及全世界的人們洗腦(brainwash)，植入西方的思想意識。西方普通民眾受到的影響是中國人無法想像的，世界其它國家的普通民眾受到的洗腦有的更加嚴重。所以，中國在世界各地要逐漸加強對西方媒體洗腦的防範，並佔領世界話語權的道德和實力制高點，制衡西方媒體的顛倒是非。 <text:line-break/><text:line-break/>作者：您能說點細節或者例子嗎? <text:line-break/><text:line-break/>弗爾切克先生：我瞭解西方，走過世界很多地方。西方的政治、軍事等，乃至媒體甚至學術界，都不是像很多發展中國家人們想像的那樣獨立和客觀。 <text:line-break/><text:line-break/>西方媒體一般都受過各種“專業訓練”。美國和英國的媒體等機構還會定期給其它地區的某些記者進行免費“培訓”和旅行，提供大筆津貼，以及各種贊助。對東南亞國家，也有類似且更隱蔽的培訓和資助。使某些記者知道哪些該寫，哪些不該寫，哪些是西方喜歡可以在西方獲獎的;哪些是西方不喜歡而不能碰的，否則就會被西方邊緣化。而且，這也適合學術界。 <text:line-break/><text:line-break/>西方對烏克蘭洗腦，顏色顛覆了烏克蘭政府，製造了烏克蘭政變，扶植了聽命於美國的政府，已經將烏克蘭推入深淵不能自拔。這種殘酷讓正直有見識的人們非常難以接受。還有，來過中國的外國人，包括那些西方的民眾，常常會驚訝地發現，中國的現狀與西方媒體的宣傳實在是大不相同。我有機會看到了中國在亞洲、大洋洲、非洲、南美洲等地區的活動，我總是被感動。中國和中國人簡單友好，善良沒有戒心，認為只要做了好事，修建了學校和醫院等，改善了基礎設施，就算遠隔重洋也會贏得相應的熱愛。可是，西方媒體反而對中國進行系統的攻擊，顛倒是非，用西方的宣傳策略，天天極力抹黑中國做的好事。國際上西方媒體掌握話語權，西方的抹黑很有效果。 <text:line-break/><text:line-break/>因此，中國不能僅僅簡單友好，沒有戒心地做好事。如剛才的幾點建議，中國在媒體宣傳方面有許多需要改進的，中國應通過瞭解和學習西方，來學會制約和抗衡西方。在媒體和學術領域，中國應細緻入微地將話語權延伸到世界各個地方。另外，還可以參考“今日俄羅斯”的做法，現在越來越多的人從英國BBC轉向“今日俄羅斯(Russia Today，縮寫為RT)”，甚至在網上觀看“今日俄羅斯”電視臺，讓一部分能夠獨立思考的正直的人們，對西方媒體的洗腦，已經逐漸開始產生了免疫力。 <text:line-break/><text:line-break/>作者：您提到，西方還經常在世界各地譬如非洲當地顛倒是非、混淆黑白，極力抹黑中國，讓中國在當地的巨大努力，常常付諸東流，您認為中國如何應對這樣不利的情況? <text:line-break/><text:line-break/>弗爾切克先生：目前為止，中國並沒能很好地宣傳展示自己，尤其在世界各地做的更少。這樣，不僅僅非洲等世界各地民眾，以及西方民眾，甚至許多正直的西方知識份子也接受了西方媒體的強制灌輸，認為中國只看到和追求商業利益，只讓一部分人富了起來。 <text:line-break/><text:line-break/>中國應當在世界各地展示中國社會主義各方面的建設成就，宣傳中國共同富裕、消滅貧困的具體計畫和成就，多種形式、多種管道、重複傳播，讓世界其它國家的人民產生共鳴。我認為中國在不斷努力，在為中國人民的福祉奮鬥，為世界被壓迫的人民的利益奮鬥。但我不得不承認，由於西方媒體對世界話語權的壟斷和對西方人民的不斷洗腦，和我一樣清醒，持同樣客觀觀點的人在西方只是少數，在非洲等其它地方也不多。因此，中國的媒體負有不可推卸的重大責任，去盡力擴大中國在世界各個地方上的話語權，乃至獲得和西方平等的話語權!只有中國和中國的媒體變得強大，才有可能獲得和西方平等的話語權，抗衡西方，向世界展示真實的中國，並告訴世界中國的變化，告訴世界“人類命運共同體”這樣偉大的理念和願景，讓更多正直的人們和我一樣為中國歡呼，對中國產生心靈的共鳴，這樣才不會讓中國在世界各地的巨大努力，付諸東流。 <text:line-break/><text:line-break/>作者：在面對西方的攻擊和指責時，中國一般都是通過政府發言人發言等方式，進行有理有據的回應，您覺得這樣的回應如何? <text:line-break/><text:line-break/>弗爾切克先生：僅僅“有理有據”的回應，現在看來，是遠遠不夠的。我認為，只有雙方都抱有良好的心願，“有理有據”的回應才能得到尊重。然而，西方在內心深處並沒有想跟你講理，“謊言重複千遍就是真理”，“真理只在大炮的射程之內”，面對這樣的邏輯，“有理有據”從來都是不適用的。 <text:line-break/><text:line-break/>作為曾經被西方侵略過的受害者，今天已經強大了的中國，仍然總是強調“有理有據”而不是“弱肉強食”的叢林法則，這顯示了中國的文明，是內外一致的真文明，不是西方偽裝出來的假文明。 <text:line-break/><text:line-break/>作者：您走了很多地方，在世界各地調查、思考和寫作，也很關心中國的命運，也非常希望中國真正崛起，在當今的國際政治結構下，您有什麼建議對中國朋友們說?在政治、經濟生活、以及對外關係上?或者，說說您其他方面想表達的? <text:line-break/><text:line-break/>弗爾切克先生：中國是一個負責任的大國。在中國國內建立一個安全穩定的社會秩序和社會環境，讓人民過上良好的生活，這是首要責任，這方面中國做得很好。 <text:line-break/><text:line-break/>在國際問題上，中國不可目光短淺而放棄原則，否則會導致戰爭;目光長遠且堅持原則，才能避免戰爭。 <text:line-break/><text:line-break/>我覺得中國外交上，除了和平共處，中國作為第三世界發展中國家的代表，應該反對西方的殖民主義、帝國主義。應該密切與俄羅斯、亞洲其它國家、拉丁美洲、非洲、大洋洲的關係，建立起深刻廣泛、基礎性的外交關係，乃至建立中俄、中非、亞洲等“人類命運共同體”。警惕和防範西方，尤其美國，雖然現在美國沒有侵略中國和俄羅斯，但是美國侵略了很多的國家和地區，如果一旦有機會，美國也會侵略中國和俄羅斯的。借此機會，也推薦下我的新書《揭露帝國的謊言》，這是我最喜歡的新作，書中有更詳細的解讀，希望今後可以譯成中文。 <text:line-break/><text:line-break/>我希望中國，永遠是我現在心目中的中國，促進整個世界進步，讓整個世界受益。中國是個很負責任，而且非常有智慧的國家。 <text:line-break/><text:line-break/>最後，我還很想和中國的老百姓說幾句心裡話。從我生活工作過或者調查過的北美、拉丁美洲、歐洲、亞洲、非洲、大洋洲來看，雖然各國各有自己的優缺點，但綜合來看，中國老百姓是世界老百姓中比較幸福的，甚至可以說是最幸福的!不過，這需要中國老百姓親自走出國門，走遍世界，在國外真正過一段較長的生活或工作，通過自己親身經歷，感性和理性的比較，才能更深刻地體會到中國老百姓的幸福所在。中國老百姓生活各個方面中很多習以為常的，甚至被抱怨的中國的很多制度，事實上卻是很多國家老百姓所夢寐以求的。我真心希望全世界的老百姓都過上中國老百姓一樣的幸福生活! <text:line-break/><text:line-break/>作者：謝謝弗爾切克先生以直率的語言和我們分享了您在西方的生活工作感悟，感謝您精彩的觀點。 <text:line-break/><text:line-break/><text:line-break/>編後語： <text:line-break/><text:line-break/>當今國際政治結構下，世界大國博弈漸趨激烈，日新月異。在實現中華民族偉大復興的過程中，細心、全面地傾聽世界各個方面的聲音，對於我們策略的優化和抉擇，都是很好的鏡鑒。因此，對美國有深入客觀研究，並且足跡遍及世界的美國作家、國際社會活動家弗爾切克先生，來京報告和對話，分享他的觀點，正是這方面的體現。 <text:line-break/><text:line-break/>弗爾切克先生，或許比我們很多國人還支持和看好中國，還警惕和防範美國霸權。他的很多觀點和建議，也會啟發我們更多的思考。弗爾切克先生身處廬山之外的觀感，對身處廬山中的我們，也許會很有啟迪。《舊唐書》中記載，唐太宗李世民流淚歎曰：“夫，以銅為鏡，可以正衣冠;以史為鏡，可以知興替;以人為鏡，可以知得失。魏征沒，朕亡一鏡矣!”。唐太宗深諳“兼聽則明，偏聽則暗”之妙，我們要實現中華民族的偉大復興，和諧世界各族人民，重現漢唐盛世，察納雅言，當有超越古人的胸懷和智慧。 <text:line-break/><text:line-break/>免責聲明 <text:line-break/>以上內容為使用者在觀察者網風聞社區上傳並發佈，僅代表發帖用戶觀點。 </text:p>
      <text:p text:style-name="P5">老羊   |  2020.05.07 08:44   |   <text:a xlink:type="simple" xlink:href="http://palinfo.habago.org/Entry?Command=Information_PrintForum&amp;#FORUM39157"><text:span text:style-name="T8">#</text:span></text:a></text:p>
      <text:p text:style-name="P6">這裡有兩個視頻推薦給大家，主角是同一人，中國人民大學國際關係學院副院長翟東升。第一個視頻是他 2014 年在「一虎一席談」節目裡舌戰群儒論中美脫鉤，最近被人挖了出來並佩服其當時的遠見與勇氣（在當時提出這種看法）。第二個視頻是觀視頻因為前一個視頻最近引起的反響特別邀請翟教授用淺顯易懂的方式進一步解釋他的想法。 <text:line-break/><text:line-break/>先看這個 <text:line-break/><text:a xlink:type="simple" xlink:href="https://youtu.be/pWMOROuvFm4"><text:span text:style-name="T11">https://youtu.be/pWMOROuvFm4</text:span></text:a><text:s/><text:line-break/><text:line-break/>再看這個 <text:line-break/><text:a xlink:type="simple" xlink:href="https://youtu.be/cv-lpwvvllc"><text:span text:style-name="T11">https://youtu.be/cv-lpwvvllc</text:span></text:a><text:s/><text:line-break/><text:line-break/>看完如果有興趣，不妨再去觀視頻多挖些翟教授的視頻，可以學到不少好料。</text:p>
      <text:p text:style-name="P5">鄭豐遠   |  2020.05.07 07:26   |   <text:a xlink:type="simple" xlink:href="http://palinfo.habago.org/Entry?Command=Information_PrintForum&amp;#FORUM39156"><text:span text:style-name="T8">#</text:span></text:a></text:p>
      <text:p text:style-name="P8">這篇文章寫得很通俗清晰，但它的內容我覺得對大多數台灣人來說可能有點超前，因為台灣人不習慣用類似的眼光看待和判斷事物，對國際關係的認知停留在一種童話故事的等級，這也是大陸和台灣很大的一個不同點。 <text:line-break/><text:line-break/>這文章寫得非常好，別的我不敢說，就說製造業。我沒進過工廠幹活，不是藍領身份，但因為工作屬性，一直都在和製造業打交道，可以說是我十幾年來的專業就是製造業所涵蓋的一小部份 (我的專業是 3D 設計、3D 列印、3D 掃描和逆向工程)，因此對製造業也許比一般人多了那麼一點點瞭解。 <text:line-break/><text:line-break/>在台灣，所謂製造業，似乎就是一種等同”做工的”、”黑手”、”工廠裡的勞力活”等等身份階級的代名詞，並不是什麼上得了檯面的高尚職業類別，直到幾年前出了國，對大陸及各國資訊有了比較多的瞭解，才知道製造業真正的重要性，以及其涵蓋之深之廣，和對一個國家的深遠影響。製造業在現代社會之重要性，可以說對一個國家 (特別是像中國) 的命運有決定性的影響，與核彈、航母或衛星有著同樣重要的戰略意義。而這個戰略意義，放眼望去似乎也只有中國有真正的認識與重視。 <text:line-break/><text:line-break/>製造業有的不是殺傷力，而是生產力，包括生產那些具有殺傷力的武器。而中國的製造產業鏈從低端如民生用品到高端的軍工武器，是全世界最全面也最強大的。美國曾是世上製造業最強大的國家，但由於金融霸權帶來的各種不勞而獲的利益，幾十年來逐漸自廢武功，導致產業空心化，方方面面不再能自己生產實物。Made in China 事實上是一個成功的 (但充滿血淚代價的) 戰略成果的註腳。 <text:line-break/><text:line-break/>之前留言板有人提到疫情使經濟停擺，而經濟停擺是要死人的，說因為”是工業延長了人類壽命”，這話基本就是這個意思，我也是很同意的，因為這裡指的工業就是製造業。也許人們會有一種錯覺，認為是醫療及科學的進步讓人們延長了平均壽命，但事實上若沒有大量製造醫療資源如疫苗和口罩和呼吸機的能力，再好的醫學知識也不會有任何拯救人命的作用。醫療或科學的進步常被看作僅是一種腦力或人類思維的活動，但其實它們也是被製造業所推動; 試問如果不能發展出製造顯微鏡的工藝，我們如何能發現微生物，進而產生更先進的疾病理論 (在此之前人們認為生病是神對人的一種懲罰)? 而能全面對抗細菌，那還是得靠人們解決了抗生素的量產問題才能做到，否則再先進的知識，也只能停留在實驗室的器皿中。 <text:line-break/><text:line-break/>簡單說，動腦還不夠，你還得動手，否則都是”紙老虎”。這也許就是美國現在的問題、中國現在的底氣。美國人靠著軍事及金融的霸權，長期過上了優渥日子，不再願意實幹苦幹，不再重視生產的重要性，把苦差事及一併帶來的環境汙染等問題都”出口”到了中國等發展中國家，認定自己佔了便宜，以後只要動動腦 (甚至只要動動嘴) 就好了。美國甚至反過來指責中國的汙染及碳排放及工人人權問題，所謂得了便宜還賣乖。中國則是忍辱負重，勤勤懇懇，一步步建立並鞏固了完整的製造業體系，事到如今，輸贏如何就很難說了。 <text:line-break/><text:line-break/>這裡頭很多事說不完，但我終究是站在祖國這邊的，雖然製造業上其實中國也有一些軟肋，比如晶片，比如光刻機，比如製造業的源頭–工業設計領域的 CAD 軟體，幾乎全都掌握在外國公司的手裡。但我相信中國人的智慧和良善，終究能給這世界帶來不一樣的結局。</text:p>
      <text:p text:style-name="P5">陳真   |  2020.05.06 20:58   |   <text:a xlink:type="simple" xlink:href="http://palinfo.habago.org/Entry?Command=Information_PrintForum&amp;#FORUM39155"><text:span text:style-name="T8">#</text:span></text:a></text:p>
      <text:p text:style-name="P6"><text:a xlink:type="simple" xlink:href="http://www.iread.cf/?page=1&amp;query=%E4%B9%94%E8%89%AF">喬良</text:a>就是著名專書 "<text:a xlink:type="simple" xlink:href="https://pan.baidu.com/s/1o7EJ0DW/tsvu">超限戰</text:a>" 的作者。 <text:line-break/><text:line-break/>這文章我反覆仔細看了兩遍，非常佩服，強烈推薦！！ <text:line-break/><text:line-break/>一如作者所說，美國想方設法希望能夠逼使中國走向武統。作者說，不應隨之起舞。但我懷疑如何可能不隨之起 "武"？ <text:line-break/><text:line-break/>陳真 <text:line-break/><text:line-break/>2020. 05. 06. <text:line-break/><text:line-break/>================ <text:line-break/>喬良將軍：我們不應該跟著美國的節奏跳舞 <text:line-break/><text:line-break/>來源: 紫荊網 <text:line-break/><text:line-break/>作者: 魏東升,莊蕾 <text:line-break/><text:line-break/>2020-05-01 <text:line-break/><text:line-break/>[導讀]此次疫情將對世界格局產生哪些重大影響？中美及兩岸之間會否因此爆發衝突？在當前背景下，中國又該如何應對？紫荊記者日前就這些熱點問題電話採訪了國防大學教授、著名軍事專家喬良將軍。 <text:line-break/><text:line-break/>目前新冠肺炎疫情在中國已基本得到控制，各地正在緊鑼密鼓推進復工復產。但不容忽視的是，全球疫情的蔓延以及由此帶來的連鎖反應，或將對中國產生巨大的二次“沖擊波”。近期，美國在多個國家啟動了撤僑行動，並呼籲所有在中國的美國公司全部撤離，特朗普在美國新冠肺炎疫情肆虐之時簽署了“台北法案”。 <text:line-break/><text:line-break/>俗話說，事出反常必有妖，在美國這些異常行為的背後究竟隱藏著什麼陰謀？此次疫情將對世界格局產生哪些重大影響？中美及兩岸之間會否因此爆發衝突？在當前背景下，中國又該如何應對？紫荊記者日前就這些熱點問題電話採訪了國防大學教授、著名軍事專家喬良將軍。 <text:line-break/><text:line-break/>文｜ 紫荊記者 魏東升 莊蕾 <text:line-break/><text:line-break/>美國下先手棋防止他國對己不利 <text:line-break/><text:line-break/>記者：近期，美國在多個國家啟動撤僑行動，不僅如此，美軍還啟動了夏延山軍事基地，徵召百萬預備役，並對在外美國公民和士兵發出警告。現實是，美國已經成為世界上疫情最嚴重的國家，美國人留在外國顯然比在本國更加安全，為何在這種情況下還要啟動撤僑呢？這些情況是否表明有輿論認為的“世界大戰一觸即發”真的並非空穴來風？ <text:line-break/><text:line-break/>喬良：對於這個問題，我的看法剛好相反。美國是在疫情面前全面收縮的情況下做出的這些舉措。美國是一個警惕性很高的國家，我認為，它的這些做法是及時出台的防範措施，重在防止有人趁機對美國“圖謀不軌”。 <text:line-break/><text:line-break/>這聽上去有點可笑，因為不可能有哪個國家在這個時候趁美國之危給他們找麻煩，當然不排除恐怖組織可能會做點什麼，但是大部分國家都不可能有任何針對美國的落井下石舉措。盡管可以肯定不會有人對美國下手，但美國仍然要防患於未然。 <text:line-break/><text:line-break/>美國現在正處於疫情時刻，不是經濟危機或者其他國內危機時刻，用對外戰爭是解決不了疫情問題的，也轉移不了國內危機。何況美國現在四大軍種全都中招，150多座基地染疫，四艘航母和一艘核潛艇趴窩，美國現在還能打什麼仗？有人說要防它狗急跳牆，問題是它現在還有力氣跳嗎？再說，跳了又怎樣？它能緩解美國的疫情嗎？ <text:line-break/><text:line-break/>有人說，今天的戰爭打的是高科技。美國擁有無可爭議的高科技優勢，所以，不能排除美國在大疫當下，仍能打一場不折不扣的高科技戰爭。這話聽上去蠻有道理，甚至無可辯駁。但高科技最終也要落在製造業上。有高科技研發能力，並不等於有高科技實力，而高科技研發能力轉化為高科技實力，這中間離不開一個最重要因素，就是製造業能力。 <text:line-break/><text:line-break/>也就是說，戰爭最後打的還是製造業。從美國製造業萎縮的現狀看，今天它如果想對任何國家發動戰爭，基本上都是在吃其武器裝備的存量，它的增量現在應該說越來越少。如果美國在製造業已經空心化的情況下，還想與製造業第一大國打仗，它拿什麼打？它把存量打完了，沒有後續增量怎麼辦？這才是美國人，包括看好美國的人，今天真正要擔心的問題。 <text:line-break/><text:line-break/>很多人看不到這一點，以為美國科技力量強大，就可以為所欲為。美國的科技力量確實強大，但是如果研發出來的東西不能大規模地轉化為產品，實際上也就等於給自己發一個科技研發強國的獎牌而已，並不能真正解決問題。 <text:line-break/><text:line-break/>比如這次美國在新冠病毒的核酸檢測方面，據說已經升級了6代設備，一代比一代精細。從這一點可以看出，美國的科技力量確實是先進，確實是強大，但是它能生產出多少這樣的設備？能夠滿足美國人使用嗎？就算檢測設備很先進，醫療系統怎麼樣？把這些病人檢測出來，如果沒有足夠的醫療設備，沒有足夠的呼吸機，還是解決不了問題，還是要眼睜睜看著成千上萬的人死亡。 <text:line-break/><text:line-break/>美國的美惇力公司這一次破天荒的把他們呼吸機的知識產權完全公開，讓其他國家去生產，特別是讓中國去生產。為什麼？是因為它在這個問題上非常講道義，非常講人道嗎？不否認有這樣的可能，但更重要的是，美國人自己拿著知識產權卻生產不出呼吸機。呼吸機的1,400多個零件，有1,100多個要在中國生產，包括最後總裝。這就是美國今天的問題，有高科技，沒有生產手段，沒有生產能力，所以還得依賴中國的生產。 <text:line-break/><text:line-break/>打仗同樣是這樣，今天打仗打得仍是製造業。有人說，今天打仗是系統的對抗，是芯片為王。沒錯，芯片確實在現代高技術戰爭中發揮著不可替代的作用。但是芯片自己並不能打仗，芯片要安裝在各種武器裝備上，而各種武器裝備首先就得有強大的製造業。 <text:line-break/><text:line-break/>有人說美國打贏了一戰、二戰，靠的就是強大的製造業。這話也沒有錯。但是美國今天還有打贏一戰和二戰時那樣強大的製造業嗎？從半個世紀前，美元與黃金脫鈎之後，美國逐漸用美元從全球獲利。在這種情況下，他們放棄了自己的中低端製造業，漸漸地使自己成為一個產業空心化的國家。如果世界太平、大家彼此相安無事的話，這沒什麼問題。美國印美元從全世界買產品，全世界為美國打工，這些都沒問題。但是有了疫情，或是有了戰爭的時候，一個沒有製造業的國家，還能算是一個強國嗎？就算繼續有高科技，繼續有美元，而且還有美軍，可是所有這些背後都需要製造業的支持。沒有了製造業，誰支持你的高科技？誰支持你的美元？誰支持你的美軍？ <text:line-break/><text:line-break/>想明白這一點，中國下一步的應對就是繼續保持、發展和提升自己的製造業，不光是要升級換代，還要保持傳統製造業。不能全都升級換代，如果全都升級換代，騰籠換鳥，把傳統製造業都丟掉，像美國今天這樣需要大量口罩的時候，整個國家連一條完整的生產線都沒有。在這種情況下，它應對疫情就不可能像中國這麼迅速和有力。所以不要小看中低端製造業，不要把高端製造業看作是中國製造業發展的唯一目標。不能把看家的本事丟掉。 <text:line-break/><text:line-break/>另外我們還要看到，中國這一次抗疫成功，除了政府出台的措施——起碼可以說糾錯補救的措施來得非常的及時有力，以及民眾非常配合以外，還有一樣東西，這樣東西確實得益於美國，那就是互聯網。 <text:line-break/><text:line-break/>網上支付、電商配送、快遞服務這些東西其實都起源於美國，但是這些美國發明的東西，最後在哪兒發揚光大？在中國。中國顯然在互聯網以及物聯網這方面，用互聯網特別是電商雲商系統服務於現代社會的生產和生活，可以說已經領先全球。雖然知識產權不在我們手裏，根服務器也不在我們手裏，但是並沒妨礙我們把它運用得最好。 <text:line-break/><text:line-break/>其中原因很多，很復雜。但是，這確實可以看出我們比其他國家更善於運用高科技、新技術，這是中國人的強大的學習能力帶來的。我們應該繼續發揚這方面的優勢。除了舉國體制的優勢之外，我們還要發揚我們的學習優勢，善於學習別人，然後把別人的東西學過來、應用好的優勢。這些是我們將來應對可能發生的一切不測，包括再有新的疫情發生時，我們最主要的能力和優勢，我們應該保持下去。 <text:line-break/><text:line-break/>想與中國“脫鈎”恢復本土製造業沒那麼容易 <text:line-break/><text:line-break/>記者：有媒體報導稱美國白宮國家經濟會議主席庫德洛呼籲在中國的美國公司全部撤離，並表示美國政府將對從中國搬回的費用給予100%報銷。這是否意味著美國正在準備與中國“脫鈎”，並逐步加快步伐？美國這麼做對本土製造業提升是否能起到積極作用？他們鼓勵本國企業撤離中國的真正目的究竟是什麼？ <text:line-break/><text:line-break/>喬良：在我看來，發達國家想與中國“脫鈎”、恢復本土製造業沒那麼容易。其兩難困境在於，要想恢復製造業，就必須做好精神準備，要嘛，與中國同甘共苦，同工同酬，讓產品和勞動力與中國同價（否則產品就不會比中國製造更有競爭力），這樣就等於放棄貨幣霸權和產品定價權，從食物鏈頂端走下來；要嘛就繼續居於食物鏈的頂端，讓就業者的收入繼續高於中國7倍以上，從而使產品失去競爭力，企業無利潤可賺。如果能做到前者，美國和西方等國就得甘心降為普通國家，特別是美國就得放棄繼續做領導國家。如果做不到，那麼美國和西方等國的製造業回歸最終還是白日夢。 <text:line-break/><text:line-break/>那種認為越南、菲律賓、孟加拉、印度等國都可能成為中國廉價勞動力替代國的說法，基本上是只算人口數量，但是想想看，以上各國哪一國有比中國更多的成熟工人？就算隨著中國人收入的逐年增高，勞動力紅利吃盡了，但中國近30年來培養了一億多的本科生、大專生，又儲備了多少中高端的人力資源？這部分人的能量在中國的經濟發展中還遠遠沒有釋放。所以讓其他國家廉價勞動力替代中國製造，純屬一廂情願。 <text:line-break/><text:line-break/>至於有人說西方可以大量使用機器人完成製造業本土化，這種可能性不能說不存在，但是，如果真的用機器人來恢復美國或者西方其他國家包括日本的本土製造業的話，那如何解決另一個難題呢？另一個難題就是解決就業率的問題。 <text:line-break/><text:line-break/>大批機器人的使用，就意味著更多的勞動力失業。就業人口降下來了，美國政府怎麼辦？西方國家的政府怎麼辦？他們真的有財力把各個國家的失業大軍白白地養活起來？可是不養活他們，誰還投票讓你上台？顯然特朗普和安倍在支持各自在華企業回歸本土這件事上，並沒有把問題想透徹想明白。 <text:line-break/><text:line-break/>鼓勵本國企業從中國撤回的目的是，西方國家已經意識到，製造業削弱導致國家實體經濟空心化局面給他們帶來的困境，他們都意識到了恢復製造業的重要性。但是有這種意識歸意識，能不能做到是另一回事。像美國這樣的國家，當意識到應該恢復製造業的時候，就能夠做到恢復製造業嗎？實際上非常難。 <text:line-break/><text:line-break/>美國其實在2008年國際金融危機後就已經意識到了產業空心化的後果。今次大疫沒有可滿足民生的製造業之痛更加強烈，但恢復製造業談何容易？企業家、工程師、熟練工在哪裏？美國人力成本高於中國7倍，企業的利潤如何產生？就算有政府減稅和就業者自己自動消減一半的工資，也都是救急不救本的辦法。因為稅少了，美國財政收入就減少，如何維持強大的國力和軍力？工資少了，非常時期可以，正常時期還可以嗎？何況個人收入減半，消費也會減半，怎麼拉動生產？生產上不去，GDP就會掉下來，還能保住世界老大的位置嗎？ <text:line-break/><text:line-break/>這些問題特朗普講上面那番話時，肯定沒有過腦子。何況恢復了製造業就得賣產品，就會產生順差，而美元霸權只能靠為全世界提供流動性，也就是必須接受逆差才能獲得。因為別人如果不使用美元，就不會有美元霸權，所以美國也就必須接受逆差經濟。 <text:line-break/><text:line-break/>甘蔗沒有兩頭甜，為別人提供流動性，就要買別人的產品。但是自己如果恢復了製造業，就不用買別人的產品了，這樣一來流向別國的美元就少了，而別國間相互貿易，就還得尋找替代貨幣，如此還會有美元霸權嗎？ <text:line-break/><text:line-break/>更重要的是，恢復製造業將嚴重損害美國金融資本集團的利益。華爾街能幹嗎？美聯儲能幹嗎？特朗普這做法，與前50年美國的曆任總統的做法都不同，美國前50年歷任總統都是在維護美元霸權，而特朗普現在要恢復製造業。美國這麼顛覆性的一折騰，更大的可能性是實體搞不成，虛擬回不去。如此一來，帝國危矣。 <text:line-break/><text:line-break/>我們需要考慮在戰爭與和平之間想辦法做文章 <text:line-break/><text:line-break/>記者：近期特朗普簽署了“台北法案”，法案的簽署時間正好是美國新冠肺炎疫情肆虐之時，他們選在此時插手台灣問題，干涉中國內政的動機何在？這對中美關係和兩岸關係將帶來哪些影響？有輿論認為現在美國疫情嚴重無暇自顧，是解決台灣問題最佳時機，對此您怎麼看？ <text:line-break/><text:line-break/>喬良：眼下是不是解決台灣問題的最佳時機？首先要掂量的是，中國目前是不是正處在民族復興進程的關鍵時點？這個時點中國面對的是現代世界從未有過的復雜局面，特別是美國全力壓制中國的這樣一種態勢下，如果我們分身去解決台灣問題，有無可能顧此失彼，中斷中國的復興進程？ <text:line-break/><text:line-break/>其次，與中華民族的偉大復興相比，解決台灣問題是局部與整體的關係，還是不馬上解決，民族復興進程就無法推動下去？其三，台海會否開戰，是取決於美國在台灣問題上搞多少動作，還是取決於中國的態度？取決於中國對國際局勢以及對國內形勢的判斷（在我看來，對後者的判斷甚至優於前者）？其四，台灣問題的本質是中美關係問題，還是僅僅是台海兩岸關係？在中美之間的較量沒有分出高下之前，台灣問題能不能徹底解決？如果現在就提前解決，中國要付出的代價是更大還是更小，對我國運的影響如何？ <text:line-break/><text:line-break/>即便我們把上述問題想明白了，後面還會有一連串問題接踵而至，需要我們繼續思考和回答：在美國雖身陷疫情和經濟困境，但仍有軍事實力直接或間接干預台海問題時，如果此時選擇武統，是否會給美國聯合西方世界封鎖制裁中國以絕好藉口，同時使其藉機獲得擺脫自身困境的機會？ <text:line-break/><text:line-break/>因為，無論是美國還是中國都很清楚，中國現在還是嚴重依賴海外資源和海外市場的。作為製造業國家，我們還不可能做到用自身的資源滿足我們的製造業，並靠我們自己的市場消化自己的產品。所以在當下，如果我們以為這是收復台灣最好的機會的話，會不會正中美國以及一些不懷好意的國家的下懷？這些外部因素也是我們做決策時，必須充分掂量、通盤考慮的因素。 <text:line-break/><text:line-break/>對中國人來說，完成統一大業無疑是正確的事，但如果在錯誤的時間做正確的事，仍然是一種錯誤。我們只能在正確的時間做正確的事，別干那種一招不慎滿盤皆輸的傻事，更不能讓我們這一代人成為中斷中華民族復興進程的歷史罪人。在領土問題上，大多數國人還是傳統的思維，說到底還是小農眷戀土地的情感意識。放大了說，就是把領土主權當成了國家主權的同義語、代名詞，而未能真正理解現代國家主權的全部含義。 <text:line-break/><text:line-break/>當今世界，經濟主權、金融主權、網絡主權、防衛主權、資源主權、糧食主權、投資主權、生物主權、文化主權、話語主權等關乎國家利益和生存的方方面面，無不是國家主權的一部分。千萬不要以為只有領土主權關係到國家的核心利益，其他主權同樣是重大的核心利益，甚至有時比領土主權更緊迫，更決定生死存亡。 <text:line-break/><text:line-break/>比如現下美國為挽救其自身經濟，不惜超發數萬億貨幣，使你的外儲被兌水稀釋，用貿易戰迫使你用實物產品換來的收益又被提高關稅的方式打劫回去，使你的經濟利益損失巨大，經濟主權嚴重削弱，你卻無力保護，無法應對。這時，你即使有力量保護領土完整，難道就以為萬事大吉，可以不考慮其他同樣重要甚至更為重要的主權問題了嗎？誰這樣認識問題，誰就不是個真正意義上的現代人。 <text:line-break/><text:line-break/>我這麼說，並非是說領土問題不重要，而是強調作為一個現代人，必須懂得國家的其他主權與領土完整同等重要，千萬不要顧此失彼。更不能把領土問題強調到高於其他主權的程度而顧此傷彼。 <text:line-break/><text:line-break/>但同時我們也不得不考慮，如果眼下尋求戰爭方式解決台灣問題，“台獨”問題完全可能越走越遠，越演越烈，加上又有美國和西方國家的支持，我們是不是就只能一籌莫展，無所作為呢？ <text:line-break/><text:line-break/>未必。遏制“台獨”，除了戰爭選項，還需要有更多選項進入我們的思路和視野。我們完全可以在戰與和之間的巨大灰色地帶上想辦法做文章，甚至可以考慮一些比較特殊的手段，比如說採取非戰爭軍事行動的方式，既不開戰，但又可能適度動用武力阻遏“台獨”。 <text:line-break/><text:line-break/>對此有些人會說，動用武力不就是開戰嗎？我覺得這是一種明顯的誤解。不妨回顧一下，美國當年炸中國駐南聯盟使館，美國對伊朗聖城旅指揮官進行斬首行動，你能說它是對中國或者是對伊朗開戰嗎？不是。但是不是動武呢？是。因為它動用了武力。用非戰爭軍事行動解決問題，我們確實應該虛心地向美國人學習。辦法總比問題多，問題有一個，解決的辦法可能有十個。關鍵是我們如何選擇最好的解決辦法。 <text:line-break/><text:line-break/>為什麼會做出以上分析和判斷？是因為在我看來，美國國會和政府這個時候推出“台北法案”，其用意並非要把中國逼上武統台灣的死角，而主要是美國的政府、國會、決策層在美國遇到麻煩，無論是面對疫情的麻煩、還是面對製造業匱乏的麻煩的情況下要擺脫自己的困境，又一時找不到解決的辦法，所以它不能讓中國“閑”著，它想讓對手也跟著它一起手忙腳亂。所以它要不斷地給你製造話題、製造麻煩，牽扯你的精力，分散你的應對方向，用這樣的辦法為自己獲得喘息之機，獲得修復的時間。同時這種分散你的精力、分散你的實力的做法，也等於是對你國力的削弱，對你前進步伐的阻礙，這就是美國眼下不斷給中國添亂的主要意圖。 <text:line-break/><text:line-break/>至於對中國會產生什麼樣的影響，我認為雖然我們必須與狼共舞，但不應該跟著美國的節奏跳舞。我們要有自己的節奏，甚至要努力打破它的節奏，這樣才會把它的影響壓到最低限度。如果一直隨著它的指揮棒旋轉，就正中了它的圈套。我們不能讓美國一個接一個給我們挖坑（“台北法案”就是給中國挖的最新的一個坑），我們一個接一個坑的往里跳。我們不跳坑，就是抵消它的影響。 <text:line-break/><text:line-break/>有些東西我們可以不理睬，有些東西我們可以換用美國人不喜歡的方式去理睬。現在其實都是美國人出題，我們答卷。我們就不能換換思路，由我們來出題，讓美國人答卷嗎？這些方式都是我們抵消美國對我們的影響的方式，包括抵消它用台灣問題來影響我們的方式。 <text:line-break/><text:line-break/>美國政客的態度對兩岸關係的影響，毫無疑問會使蔡英文當局歡欣鼓舞。但是台灣人包括蔡英文自己心里就真的不打鼓嗎？美國人在多大程度上會兌現對台灣的承諾？美國人鼓勵搞“台獨”，但是真正到了“台獨”受懲罰的時候，美國人真的會為台灣冒戰爭風險嗎？美國國會早就有人講了，決不會讓我們的青年為台灣問題去流血（且不說美國人即使真的讓他們年輕人為台灣問題流血，也未必能阻擋中國統一台灣的決心和能力）。 <text:line-break/><text:line-break/>如果美國人不為台灣流血，“台獨”會怎麼樣？蔡英文當局會怎麼樣？在這一點上，我想蔡英文心裏其實是有數的。所以她到今天為止，仍然不敢公開扯出“台獨”的旗幟，只敢往前略走一小步，說台灣事實上本來就是一個國家。她只敢走到這裏，也不敢再往前走。因為再往前走，激怒14億人，這對於任何一個國家或地區來講，都可能產生不可想象的災難性後果。 <text:line-break/><text:line-break/>中國在解決台灣問題上首先應該有戰略定力，其次要有戰略耐心。當然這個前提是，我們必須發展和保持隨時武力解決台灣問題的戰略實力。 <text:line-break/><text:line-break/>這次疫情是壓垮這一輪全球化及其背後推手的最後一根稻草 <text:line-break/><text:line-break/>記者：大家都在議論，此次疫情對世界的影響，直追一戰、二戰、蘇聯解體等這樣級別的大事件，您如何看待這個說法？此次疫情將如何改變世界格局？ <text:line-break/><text:line-break/>喬良：新冠肺炎疫情對於世界的影響，因為它是當下的事件，並且還在發酵中，因此我們可能把它看得比過往的重大事件要重，甚至把它和一戰、二戰、蘇聯解體這些大事件相提並論。我覺得這樣的一個判斷基本符合事實，基本不算誇大，但是背後的原因，卻是大多數人沒有看到的。 <text:line-break/><text:line-break/>其實新冠病毒本身沒有那麼大的作用，起碼到現在為止，它既沒有一戰、二戰那麼慘烈，也沒能像蘇聯解體那樣一夜間改變國際格局。因為人類面對疫情已經不是第一次，並不是所有的疫情都會帶來如此巨大的改變。而任何改變，外因是誘發因素，內因才是決定性因素。這次疫情只不過是壓垮這一輪全球化以及全球化背後推手的最後一根稻草。 <text:line-break/><text:line-break/>如果這個疫情出現在上世紀五十年代、六十年代，我們真的還會認為它能讓美國如此狼狽，它會讓歐洲如此狼狽嗎？為什麼疫情發生在今天，會讓整個西方世界如此的狼狽？關鍵的不是疫情有多了不起，而是美國和西方今天都已經走過了鼎盛期，他們是在走下坡路的時候遇到的這場大疫。所以說疫情來了，哪怕只是一根稻草，也可能壓垮這頭走下坡路的駱駝。這才是最深層的原因。 <text:line-break/><text:line-break/>西方國家為什麼會走到這一步？我們可以看一看，近半個世紀裏，以美國領開先河，然後歐洲及西方國家紛紛跟進，走上虛擬經濟道路，逐漸地放棄實體經濟。這一趨勢對於這些國家來講，表面上看是發達國家獲得不勞而獲的好處，但實際上這也就掏空了他們自己的身體。這和當年古羅馬在後期逐漸因為驕奢淫逸而走下坡路，最後導致帝國崩潰，實際上是同樣的道理。 <text:line-break/><text:line-break/>我認為疫情過後，美國和西方國家肯定會努力地修復自己。現在很多人仍然對美國和西方國家抱有信心，就是認為它有強大的糾錯能力，但是在有充分的經濟實力和充足信心的情況下糾錯才是有可能的。過去美國人糾錯，從來不抱怨別人。現在美國人自己糾不了錯，開始把責任往別人身上推。西方國家也跟著要“甩鍋”給中國，甚至有些我們原來的友好國家，也跟著一哄而上。 <text:line-break/><text:line-break/>這其中根本的原因是，誰沒有自我糾錯的能力，誰就喜歡“甩鍋”。他們幻想僅僅靠“甩鍋”來恢復自身的經濟，使自己得到修復，得到糾錯，是根本不可能的。實際上，西方人通過這一次，應該反省的地方非常多，包括他們的制度體系、醫療體系、價值觀體系，在遭遇這次疫情時，這些體系幾乎全都束手無策，一籌莫展。原因是什麼？如果連這個都想不通，僅靠把“鍋”甩給中國就能解決問題嗎？就像不能用戰爭去戰勝疫情一樣，也不可能用“甩鍋”去糾正自身的錯誤。 <text:line-break/><text:line-break/>我覺得西方在疫情過後最少要用十幾個月到兩年時間，去修復自己的經濟，同時修復自己心靈的創傷。在這個過程中，所謂的向中國追責、索賠，這些都屬於異想天開，最後都會在更嚴酷的疫後形勢面前煙消雲散。 <text:line-break/><text:line-break/>中國應該有足夠的信心，只要自己能保持足夠的強大，保持頑強的製造業能力，就沒有人能奈何得了你。美國在強大的時候，全世界會因為愛滋病的源頭是美國，最後導致愛滋病在全球蔓延向美國追責嗎？人們更沒有因為一戰後期，美國參戰的遠徵軍把爆發於美國本土的流感帶給了歐洲，最後卻命名為西班牙流感，而向美國索賠。為什麼沒人向美國追責索賠？就是因為當時美國的強大。中國只要保持足夠的強大並且越來越強大，就沒人能夠用所謂追責索賠的方式讓中國趴下。中國自己應該有信心。 <text:line-break/><text:line-break/>（本文發表於《紫荊》雜志2020年5月號） <text:line-break/><text:line-break/>喬良 &amp;;#124; 美國 &amp;;#124; 中國 &amp;;#124;責任編輯：李博揚</text:p>
      <text:p text:style-name="P5">陳真   |  2020.05.06 19:07   |   <text:a xlink:type="simple" xlink:href="http://palinfo.habago.org/Entry?Command=Information_PrintForum&amp;#FORUM39154"><text:span text:style-name="T8">#</text:span></text:a></text:p>
      <text:p text:style-name="P8">美國務卿有證據顯示病毒源自武漢實驗室 大陸：拿出來啊 <text:line-break/><text:line-break/>Yahoo奇摩（即時新聞） <text:line-break/><text:line-break/>2020年5月6日 <text:line-break/><text:line-break/>美國務卿蓬佩奧日前表示，有「大量證據」顯示，目前肆虐全球的2019冠狀病毒源起大陸武漢的實驗室。大陸外交部發言人華春瑩今天以英文回應稱「那就拿出來啊」（then show us）。 <text:line-break/><text:line-break/>蓬佩奧（Mike Pompeo）日前接受美國廣播公司電視網（ABC）的「本週」（This Week）節目訪問時稱，有大量證據（enormous evidence）顯示武漢的實驗室就是病毒起點。不過，他並不願直說是否認為這種病毒是被刻意釋出。 <text:line-break/><text:line-break/>大陸外交部今天舉行例行記者會，據北青網報導，華春瑩在回應相關提問時稱，蓬佩奧最近是說了很多的話，「他說有enormous evidence, then show us」。「蓬佩奧先生反覆地講，但他就拿不出證據來，因為根本就沒有」。 <text:line-break/><text:line-break/>=============== <text:line-break/>美軍參謀長聯席會議主席：證據支持新冠病毒並非人造 <text:line-break/><text:line-break/>北京新浪網 (2020-05-06 07:55) <text:line-break/><text:line-break/>人民日報客戶端5月6日消息，美軍參謀長聯席會議主席馬克·米利5日表示，證據支持新冠病毒不是人為製造的。他還表示，目前並不知道病毒究竟來自什麼地方。路透社相關報導稱，米利言論與美國國務卿邁克·蓬佩奧上周日的說法形成了反差。蓬佩奧當時稱，有「大量證據」表明，新冠病毒來自中國的一個實驗室。</text:p>
      <text:p text:style-name="P5">陳真   |  2020.05.06 19:01   |   <text:a xlink:type="simple" xlink:href="http://palinfo.habago.org/Entry?Command=Information_PrintForum&amp;#FORUM39153"><text:span text:style-name="T8">#</text:span></text:a></text:p>
      <text:p text:style-name="P6">(續) <text:line-break/><text:line-break/>你看，造成幾十人死亡、三百多人輕重傷的案子，結果頭頭們竟然統統沒事，誤會一場？台灣人怎麼該生氣的都不生氣？ <text:line-break/><text:line-break/>還有你看，阿扁兒子陳致中那個貪污洗錢大王，一般人如果犯那麼大的案子，幾十年刑期絕對跑不掉，但是這混蛋卻一樣沒事，而且還每天正義凜然搞罷韓，真是有夠齷齪。台灣人怎麼該生氣的都不生氣？反而該給予肯定的事，卻腦殘發作，四處出征。 <text:line-break/><text:line-break/>陳真 <text:line-break/><text:line-break/>2020. 05. 06. <text:line-break/>================== <text:line-break/><text:line-break/>高雄氣爆2審逆轉 李長榮化工9人改判無罪 <text:line-break/><text:line-break/>2020/04/24 <text:line-break/><text:line-break/>高雄氣爆2審逆轉 李長榮化工9人改判無罪 <text:line-break/><text:line-break/>6年前震驚社會的高雄石化氣爆案，造成32人死亡、321人受輕重傷，高雄高分院今天宣判，依業務過失致死罪判高雄市府官員趙建喬等3人2年6個月至3年6個月徒刑；李長榮化工董事長李謀偉等9人改判無罪。</text:p>
      <text:p text:style-name="P5">懷軒   |  2020.05.06 18:08   |   <text:a xlink:type="simple" xlink:href="http://palinfo.habago.org/Entry?Command=Information_PrintForum&amp;#FORUM39152"><text:span text:style-name="T8">#</text:span></text:a></text:p>
      <text:p text:style-name="P8">剛剛看到這新聞，太誇張了，這麼巧？肯定有鬼，根本就是滅口吧！ <text:line-break/><text:a xlink:type="simple" xlink:href="https://reurl.cc/8GXxbb"><text:span text:style-name="T11">https://reurl.cc/8GXxbb</text:span></text:a><text:s/><text:line-break/><text:line-break/>懷軒</text:p>
      <text:p text:style-name="P5">陳真   |  2020.05.06 16:33   |   <text:a xlink:type="simple" xlink:href="http://palinfo.habago.org/Entry?Command=Information_PrintForum&amp;#FORUM39151"><text:span text:style-name="T8">#</text:span></text:a></text:p>
      <text:p text:style-name="P6">這案子有什麼問題或過錯需要究責？ <text:line-break/><text:line-break/>這年頭有一種 "名嘴化"　現象，每個人都儼然專家。真正的專家卻只能無語問蒼天。 <text:line-break/><text:line-break/>一般來講(非指個案)，在台灣，弱勢者特別是精神病患，往往遭到不合理的重判而非輕判，甚至栽贓，拿他當破案人頭；假破案真業績；而有錢有勢者則剛好相反，不管身上揹多少案子，不管如何為非作歹，幾乎都不會有事。 <text:line-break/><text:line-break/>醫生一般來講其實也一樣(非指個案)，為有錢有勢者開立診斷書或從事法律相關事項，往往比較體貼，會儘可能配合，方便當事人假釋或保外就醫或免除兵役等等等，例如扁珍便是一個最惡質的例子，一群綠油油的醫生，眛著良心，出賣專業，一味袒護。一般人則剛好相反，往往會得到遠比他應得的還要少的權益。為什麼呢？因為一般人無權無勢，醫生懶得鳥你。而且，醫生通常都很會保護自己，會儘可能朝保護自己的方向來從事相關的法律文書作業，以免捲入麻煩。</text:p>
      <text:p text:style-name="P5">穎芝   |  2020.05.06 13:33   |   <text:a xlink:type="simple" xlink:href="http://palinfo.habago.org/Entry?Command=Information_PrintForum&amp;#FORUM39150"><text:span text:style-name="T8">#</text:span></text:a></text:p>
      <text:p text:style-name="P10"><text:span text:style-name="T9">該咎責的是立法委員，而不是法官⋯ <text:line-break/></text:span><text:a xlink:type="simple" xlink:href="https://youtu.be/LqWmNPqnLK8"><text:span text:style-name="T10">https://youtu.be/LqWmNPqnLK8</text:span></text:a></text:p>
      <text:p text:style-name="P5">張欲為   |  2020.05.06 12:59   |   <text:a xlink:type="simple" xlink:href="http://palinfo.habago.org/Entry?Command=Information_PrintForum&amp;iPage=1#FORUM39149"><text:span text:style-name="T8">#</text:span></text:a></text:p>
      <text:p text:style-name="P6">精神病殺人犯無罪! 其實根本問題其實不是在於法官! 根據刑法18條~ 確實是能判無罪! 精神科醫生是專業判斷~ 錯也不在他! 根本層面在於制度問題! 為什麼一個正常人殺人之後要被判死刑或無期徒刑?! 不就是因為他剝奪他人性命! 所以法律認為他有與社會隔離必要! 但這類人再犯可能性高嗎?! 若是有計畫性的復仇行為~ 再殺他人可能性很低! 但精神病患就不一定了! <text:line-break/>我認為精神病患殺人有罪無罪~ 不該是判刑的根據! 而是有沒有必要進行社會性隔離才是判刑的依據! 精神病可視為一種無理性意識下的行為! 就像一個正常張開眼的人不會走到馬路中間去給車撞! 但是一個失聰又失明的人卻不一定了! 陳真醫師的論點我不能完全同意! 他的論點也有很多謬誤之處! 小孩子溜滑梯受傷去責怪溜滑梯! 小孩笑笑溜滑梯又不知道! 第一.溜滑梯是物而非人! 法律基本上是定給人去遵守的! 第二.溜滑梯是被動而非主動! 但精神病患殺人卻是主動的! 第三.如果溜滑梯是政府設置的~ 若是設置失當造成很多小孩受傷~ 是能申請國賠的! 若照這種說法~ 那如果把戀童癖定義為一種精神疾病! 戀童癖的犯人去誘姦少女~ 少女合意性交是否就不罰呢?! 法律的罰責若以行為學來說就是負增強和懲罰的概念! 開車若違反交通法規就會被罰錢! 因為不想被罰錢所以乖乖遵守交通法規~這就是一種負增強! 因為砍人而要坐牢就是一種懲罰! 以不能辨識行為能力者不罰的論點來看~ 不管是負增強或是懲罰都不能有所效用! 所以無罪! 但是無罪不代表無罰則! 這是不同的概念! 追溯根本人類的社會中為什麼會有法律存在? 因為人類是群體生活的動物! 若是一隻獅子為了和母獅交配殺掉~ 被牠打敗的原獅王的小孩! 有人去責怪牠嗎?! 上帝會不會一道雷劈下來打死那頭獅子? 當然不會! 因為獅子是動物! 在大自然生存只有兩條法則! 弱肉強食或適者生存! 但人類是群體生物必須要有一個依據作為規範! 有危害到其他個體生存的個體就該考慮的排除! 台灣人會這麼瘋狂的譴責精神犯殺人無罪的原因卻不那麼在意追究貪汙犯的原因在於人性! 馬斯洛理論把需求分成生理需求、安全需求、社會需求、尊重需求和自我實現! 多數人再考慮的不是殺人犯有罪無罪的問題 ，而是出於恐懼! 無差別的隨機殺人觸犯人安全需求的底線! 這個社會願意付出多少成本去包容一個殺人犯才是問題! 1930年代到1950年代流行的精神病治療法"前額葉切除手術"能讓精神病患"正常"點，但因為破壞大腦，普通人也可能會變成一個廢人! 若精神病患殺了人一律接受這種手術，我想或許就不會有這麼多人反對精神病殺人犯免死這事!(笑) <text:line-break/>因為我想這社會寧可多養一個廢人而不願意身邊有一個不定時炸彈! <text:line-break/>我們與惡的距離真的只有一線之隔! 若是今天強姦除罪化，我想一定有很多男性跑到路上強姦女性! 別不相信! 人性就是如此卑劣! 理性的犯罪者會把犯罪在陰暗面進行規避刑責! 不理性的犯罪者會把罪刑攤在陽光下! 但以受害者角度來說，受到的傷害卻並無差別! <text:line-break/>但把話題扯回來!台灣現今最大的問題在於民粹與理盲!一般民眾容易受到媒體與輿論影響常常陷於一種非A即B的概念!可悲的是現今政府卻利用這種民粹與理盲來實現自己的政治目的! <text:line-break/>台灣的民主是一種不成熟的民主!容易受到分化與操弄，而鮮少人能夠分別獨立思考! 把問題用不同的角度去思考!去仔細思考這些人做這些事背後的目的!台灣人純樸善良卻不夠理性! <text:line-break/>很多新聞媒體常用一種惡劣的手法企圖使閱聽人有不當連結(簡稱:帶風向!)但卻故意說是引述某某論壇或是某某(外國)專家學者所言，來規避新聞媒體該有的職業道德!在少了事實查核!甚至公然造謠的狀態下!台灣媒體就變成政府最好的操弄工具!在種種大內宣的帶風向影響下，自然而然形成一種民粹的風氣!非我族類全是敵人!</text:p>
      <text:p text:style-name="P5">陳真   |  2020.05.06 10:21   |   <text:a xlink:type="simple" xlink:href="http://palinfo.habago.org/Entry?Command=Information_PrintForum&amp;iPage=1#FORUM39148"><text:span text:style-name="T8">#</text:span></text:a></text:p>
      <text:p text:style-name="P7"><text:a xlink:type="simple" xlink:href="https://bit.ly/2WrBcnQ"><text:span text:style-name="T10">https://bit.ly/2WrBcnQ</text:span></text:a></text:p>
      <text:p text:style-name="P5">陳真   |  2020.05.06 03:40   |   <text:a xlink:type="simple" xlink:href="http://palinfo.habago.org/Entry?Command=Information_PrintForum&amp;iPage=1#FORUM39147"><text:span text:style-name="T8">#</text:span></text:a></text:p>
      <text:p text:style-name="P6">你準備好當人肉炸彈了嗎？ <text:line-break/><text:line-break/>陳真 <text:line-break/><text:line-break/>2020. 05. 06. <text:line-break/><text:line-break/><text:line-break/>剛剛看到底下這段新聞，非常震驚。「風傳媒」報導說： <text:line-break/><text:line-break/>「匹茲堡大學醫學院37歲的華裔研究助理教授劉冰（Bing Liu，音譯），在取得新冠肺炎『非常重大的發現』前夕，遭一名男子槍斃身亡，上周末被發現陳屍在賓州羅斯鎮住處。劉冰身中數槍，頭、頸、軀幹皆有致命傷，附近一台車上還有另一名男性死者，警方初步判定，車上死者為加害者，謀殺劉冰後畏罪自殺；兇嫌先到劉冰家中將其殺害，再回到自己的車上，持槍轟腦自殺。目前還無法得知兇嫌身分及殺人動機。 <text:line-break/><text:line-break/>匹茲堡大學（University of Pittsburgh School of Medicine）醫學院4日發表聲明指出：『劉冰即將取得有關新型冠狀病毒（SARS-CoV-2）的重大發現，該發現將有助於我們理解感染病毒時，細胞的反應機制以及後續併發症的細胞基礎。』」 <text:line-break/><text:line-break/>對於這事，我真是非常震驚，因為這意味著美國對於中國的鬥爭遠遠比我想像的還要劇烈而緊迫；對於美國一手製造的這場新冠病毒災難，一定還有很多我們所不了解的內情與後續發展。 <text:line-break/><text:line-break/>美國經常殺害敵國的科學家，這不是新鮮事。記得去年初，我車子送修，等候期間，隨手翻閱一本財經雜誌，赫然看到繼錢學森之後，中國最頂尖的天才科學家之一張首晟，居然在美國住處跳樓「自殺」！！！而且就在同一天，華為公主孟晚舟被加拿大政府逮捕 (正確來說是綁架，因為那是欲加之罪，何患無辭)！！！據張首晟同事說，自殺前一天，FBI 前往張首晟史丹佛大學的辦公室進行「拜會」。 <text:line-break/><text:line-break/>可別跟我說這又是巧合。  <text:line-break/><text:line-break/>媒體報導，「當年 (即2018年) 9月，張首晟接受華為公司委託，研究中國晶片，獲得重大突破。在晶片技術發佈會前夕，張首晟卻在美國跳樓自殺。美方給出解釋說張首晟有憂鬱症！」 <text:line-break/><text:line-break/>你信嗎？我當然不信，因為我不是腦殘。 <text:line-break/><text:line-break/>再舉個例，2008年，一位萬眾矚目的中國天才數學家任偉，在即將取得芝加哥大學博士學位準備返國服務的前夕，突然也跳樓「自殺」。包括他的家人和同學及老師都表示任偉個性開朗陽光，絕不可能自殺。媒體報導，任偉的數學研究成果對於中國軍事科技發展將會有重大幫助。 <text:line-break/><text:line-break/>其他還有很多類似的例子。腦殘們一定會說「證據呢？」它媽的這種事能夠有多少機會在當下取得證據？若非謀殺，難道全都只是一樁樁的巧合？天底下會有這麼一連串的無數巧合，而且總是湊巧對美國具有關鍵性利益。 <text:line-break/><text:line-break/>各位還記得我在911事件發生後兩年，亦即2003年寫過的一系列有關911事件的文章嗎？比方說底下這篇，一共有三頁： <text:line-break/><text:line-break/><text:a xlink:type="simple" xlink:href="https://bit.ly/2yz2PTU"><text:span text:style-name="T11">https://bit.ly/2yz2PTU</text:span></text:a><text:s/><text:line-break/><text:line-break/>我寫說： <text:line-break/><text:line-break/>「布希及其一幫爪牙，一幫陰沉的左右手，謂之『智囊』（名叫Project for the New American Century，簡稱PNAC），居然能在 911 之前兩年（1999），就像未卜先知那樣，寫出一篇八十多頁的『施政藍圖』，提倡各種侵略思維和軍事擴張計劃，主張掠奪世界各地資源，鼓吹一種『全面作戰』（total war）的戰爭計畫。洋洋灑灑一大本就像『劇本』那樣的東西，裏頭種種軍事擴張計畫和侵略行動，包括侵略伊拉克等等等，居然一一實現！！請問那不是劇本是什麼？ <text:line-break/><text:line-break/>最不可思議的是，在這劇本的結尾，以副總統錢尼以及惡名昭彰、外號『黑暗王子』（The Prince of Darkness）的 Richard Perle 為首的這群『智囊』，居然進一步『建議』白宮說：我們目前需要一個『新珍珠港事件』，以便推動這個『全球戰略計劃』。 <text:line-break/><text:line-break/>就在他們這麼『建議』時，真是天佑美國，老天爺居然真的助了他們一臂之力，真的給了他們一個能夠讓他們『大展侵略戰爭鴻圖』的『新珍珠港事件』！難道這些王八蛋是未卜先知？？？？還是他們根本就是 911 的導演？ <text:line-break/><text:line-break/>這個未卜先知一般的『施政劇本』，叫做《重建美國國防：新世紀之美國戰略、武裝及資源》（Rebuilding America's Defenses: Strategies, Forces, And Resources For A New Century）。它是911事件的兩年多前寫的，但是，一直到去年 (2002) 年底才揭露。關於該『施政藍圖』種種，參見《美國新世紀計劃》的說明。 <text:line-break/><text:line-break/>『施政藍圖』裏頭說，為了掌控全球各地資源，『我們需要一種災難性和具有催化效果的事件來促成我們的計畫，就好比說是一個新珍珠港事件』。（“catastrophic and catalysing event - like a new Pearl Harbor.”） <text:line-break/><text:line-break/>American Free Press 問這個白宮『智囊團』PNAC 的副主席 Christopher Maletz 說，你們之所以需要一個『新珍珠港事件』的目的何在？ <text:line-break/><text:line-break/>這位副主席公開回答說：『我們需要更多錢來提昇國防能力，發展新型武器，如果沒有這樣一個災難性事件，不管是政治人物或軍方，都無法推動這個（新世紀）計劃。』（“[We] needed more money to up the defense budget for raises, new arms, and future capabilities…Without some disaster or catastrophic event” neither the politicians nor the military would have approved.”） <text:line-break/><text:line-break/>PNAC 更露骨地說，我們必須把美國軍事能力和戰略思想做個『徹底的改變』（radical transformation），這是一種『中心任務』（core mission），美軍必須具有這樣一種能力，必須能夠『同一時間進行各種重大作戰，並且具有決定性的致勝能力。』這將需要很多錢，才有辦法做到這樣一種以軍事支配全球的帝國武裝勢力。而這個『徹底改變的過程』，『正需要一種災難性和具有催化效果的事件來促成，就好比說是一個新珍珠港事件。』 <text:line-break/><text:line-break/>PNAC 的創辦人不是別人，就是上頭提到的那位外號『黑暗王子』的Perle。這個人，如果你稍微了解他的言行，一定會全身毛骨聳然。除了用『撒旦』來形容之外，世界上恐怕很難找到更恐怖、更冷血的人了（至少我沒見過比他更恐怖的人）。也因此，有人說他是『世界上最恐怖的恐怖份子』，就連許多極右派的勢力都覺得不可思議，說他瘋了。John Pilger 曾訪問過他，之後也公開說這個人『瘋了』。 <text:line-break/><text:line-break/>他當然沒有瘋。他不是瘋，而是太聰明、太會算計、太有把握了。他不是瘋，而是喪心病狂。他不但是 PNAC 的創辦人，同時也是美國國防部首席顧問。前些日子，他語帶戲謔地說，所謂大規模毀滅武器本來就只是一種發動戰爭的藉口，甚至還說美國之侵略伊拉克『本來就是非法啊』。意思是說，非法又怎麼樣？！他甚至曾經大力鼓吹消滅聯合國，因為他認為聯合國阻礙了世界的進步。 <text:line-break/><text:line-break/>去年年底，在接受 John Pilger 的採訪時，這位『黑暗王子』仍然高唱『美國新世紀』之『全球作戰計劃』。他說：『這是一種全面性的戰爭，我們要打敗各種敵人，我們還有更多敵人在外頭。之前有很多人說我們應該先打阿富汗，搞定之後，再來打伊拉克，這根本就是胡說八道。我們如果具有真正的全球視野，就應該同時去面對這一切，而不是一個接一個；我們應該發動一種全球性的戰爭…許多年之後，我們的小孩，將會為我們之創舉，用偉大的歌聲來歌頌。』 <text:line-break/><text:line-break/>（“This is total war. We are fighting a variety of enemies. There are lots of them out there. All this talk about first we are going to do Afghanistan, then we will do Iraq... this is entirely the wrong way to go about it. If we just let our vision of the world go forth, and we embrace it entirely and we don't try to piece together clever diplomacy, but just wage a total war... our children will sing great songs about us years from now.”） <text:line-break/><text:line-break/>我在此只是要說兩點： <text:line-break/><text:line-break/>一，這只是各式各樣的無數「巧合」，你信嗎？ <text:line-break/><text:line-break/>當美國準備侵略阿富汗、伊拉克和敘利亞等等等，一切作戰計劃都擬定好了，然後說我們現在需要一個「新珍珠港事件」來充當發動全面戰爭的催化劑和藉口。果然，不久之後，天佑美國！居然就真的發生了911事件這樣一個「新珍珠港事件」，好讓美軍從此在中東等國展開長達二十年的侵略大屠殺。 <text:line-break/><text:line-break/>對付中國也是，去年 (2019年) 3月25日，美國在中美關係上做出了史無前例的戰略調整，把中國定位為敵人，成立「應對中國當前危險委員會」（Committee on the Present Danger: China），正式展開對中國的各項鬥爭。其中之主要戰略之一就是打斷中國的一帶一路計畫，阻斷中國與世界各國的交流與發展。它媽的這樣一個幾乎不可能實現的願望，果然又再度天佑美國！！竟然莫名其妙來了一個新冠病毒，神乎其技地讓世界果然回到各自為政的城邦時代，瓦解一帶一路，徹底孤立中國。 <text:line-break/><text:line-break/>如果說這一切全只是巧合，你信嗎？我不信，因為我不是腦殘。 <text:line-break/><text:line-break/>我在去年八月十四日的「卡韓政變 (135)」中寫道： <text:line-break/><text:line-break/>「政治其實就是鬥爭，就是戰爭，只是不一定馬上射飛彈而已，但是搞暗殺、搞動亂、造謠抹黑與傷害金融與貿易之事，卻是所謂政治鬥爭之常態性運作。你看，美國至今很後悔當初沒有把中國飛彈之父錢學森給暗殺掉，而讓他回到中國。 <text:line-break/><text:line-break/>美國海軍次長 Dan A. Kimball 曾經如此宣稱：『錢學森無論走到哪，都抵得上三到五 個師的兵力，我寧可把他殺掉，也絕不會讓他回到中國』。你想，像肖翔和張首晟那樣一些被視為『比核彈威力還大』之等級的革命性科學家，這兩年莫名其妙一個個自殺了、出意外了，有可能是單純事件或什麼憂鬱症嗎？當然不是。 <text:line-break/><text:line-break/>還有像任偉那樣一個萬眾矚目的年輕天才數學家，學成歸國前夕突然就想不開而自殺了。他的師長與同學們都說這根本是不可能的事，大家都說他脾氣好，個性開朗，生活愉快，根本沒有任何自殺的理由。 <text:line-break/><text:line-break/>我想說的是：美國所主導的政治，比我們一般人所想像的還要直接，還要『具體』 (暗殺夠具體了吧)，還要更加粗糙粗暴許多，簡單說就是用盡一切血腥卑鄙手段，把你弄死，進而侵略之，所謂人性，基本上是根本不存在政治裏頭的。我因此對那些所謂社會分析，講一些很膚淺瑣碎的東西，總覺得很低能很無聊，因為那根本不是政治的基本樣貌與運作架構。」 <text:line-break/><text:line-break/>二，我第二點想說而且一直在說的是，台灣是中美戰爭的一個美製人肉炸彈。 <text:line-break/><text:line-break/>我常訂閱 google關鍵字來追蹤一些人與事。所有人物方面，我目前只訂閱一個人，那就是上面所提的這位向來非常「愛台灣」、常說要「捍衛台灣民主」的黑暗王子Richard Perle；不管有無當官，他才是美國真正的領導人之一，向來推動戰爭不遺餘力，而消滅中國很顯然就是他的下一波計畫。看來，人渣黨決心要讓台灣扮演人肉炸彈的角色。 <text:line-break/><text:line-break/>人渣黨這兩年經常一再說，「台灣已經準備好面對戰爭」，蔡英文最近甚至加碼說，台灣準備好要面對大陸的「第一擊」，希望在承受第一擊之後，全世界都會來救台灣云云。其實，不管是第幾擊，倒霉的通常不會是檯面政客，而是一般平民百姓。台灣並不是準備好面對戰爭，而是美國及其走狗漢奸們似乎 <text:line-break/>已經準備好要把台灣當成人肉炸彈來對付中國大陸。</text:p>
      <text:p text:style-name="P5">陳真   |  2020.05.05 20:58   |   <text:a xlink:type="simple" xlink:href="http://palinfo.habago.org/Entry?Command=Information_PrintForum&amp;iPage=1#FORUM39146"><text:span text:style-name="T8">#</text:span></text:a></text:p>
      <text:p text:style-name="P8">台灣時光倒流了五百年嗎？(四) <text:line-break/><text:line-break/>陳真 <text:line-break/><text:line-break/>2020. 05. 05. <text:line-break/><text:line-break/><text:line-break/>小孩走路跌倒，馬上哭，安慰無效，大人就打地板「處罰」，或是罵地板「你怎麼可以害人家小可愛跌倒，你很不乖哦，下次再這樣，我就要生氣氣了哦。」小孩一聽，冤屈得解，很快就笑了。 <text:line-break/><text:line-break/>三歲以下可以這樣唬弄，但是四、五歲就不好騙了，不過，安慰效果多少還是有的。但最近有一回，我女兒溜滑梯摔一跤，我馬上罵溜滑梯，她雖然對我的表現很滿意，卻露出蒙娜麗莎式的微笑，丟下一句話說：「它 (溜滑梯) 又不知道自己在做什麼。」 <text:line-break/><text:line-break/>這話就說中司法精神醫學的精髓了。連四歲小孩都能懂得這道理，各位真的不懂嗎？溜滑梯不是「故意」要害我女兒跌倒，但它倒也不是「無意」，它沒有所謂故意或不故意，它根本什麼都不知道。 <text:line-break/><text:line-break/>這樣一個例子表面上很誇張，好像很難套用在人身上，但其實內在邏輯是一樣的，如果我連自己在幹什麼都不知道，我能為自己的行為負起多少責任便有了爭議空間。 <text:line-break/><text:line-break/>比方說，我若故意喝酒，喝得醉醺醺，然後犯下刑案，我當然還是得為自己的行為負起責任，而且說不定還得加重刑責，例如酒駕。但是，我若罹患某種重大精神病，根本非我所願，而且病得一塌糊塗，甚至自以為是乾隆皇帝，跑到大街上發布聖旨，或是拿大便當飯吃，說是靈丹妙藥，那麼，我的行為責任當然相對就減少許多，甚至可以完全豁免。 <text:line-break/><text:line-break/>權利與義務(或責任)是相對的，我有多少行使權利的空間，就應當負起多少責任義務。如果我們反對這樣的衡量邏輯，那就應該廢除比方說監護宣告或輔助宣告亦即禁治產等等一切相關法律。我常幫法院從事這類精神鑑定，判斷一個人是否具有行為能力做出簽名蓋章訂定合約進行買賣或處分財產等能力，亦即判斷一個人是否具有充份意志的行使能力。 <text:line-break/><text:line-break/>這很重要。小時候，市中心住著一位大富豪，死掉後財產全歸兒子所有，兒子是精神病人，一夕之間以極低價格把所有房地產全賣給別有居心者，後來淪為街頭遊民。我念小學時聽聞這一幕，相當震撼，記憶很深。 <text:line-break/><text:line-break/>也許你會說，只要犯了案，任誰都能假裝精神有問題。這樣的疑慮其實不存在，就算強尼戴普或馬龍白蘭度來騙也騙不了。別說精神病，就連要假裝中風或失智都幾乎不可能。 <text:line-break/><text:line-break/>之前在台大雲林分院工作時曾遇過詐騙集團，可能看我貌似忠厚，打算欺之以方，一連幾天，陸續來了幾十個病人，個個假裝失智，假裝中風，假裝半身不遂，假裝有妄想有幻聽等等等，它媽的就是想騙我開診斷書。但我敢說，沒有一個能逃得過我的法眼。我相信任何一個醫生也都能做到。為什麼呢？因為有病沒病不是病人說了算，而是一種客觀評估。 <text:line-break/><text:line-break/>即便是看不見的「精神」病也一樣，你很難假裝。精神雖然看不見，但生活和行為看得見。思想雖然看不見，但言語和態度及各種行為反應看得見。 <text:line-break/><text:line-break/>不妨考慮兩個概念。一是理性的內在一致性，一是精神或思想狀態的持續性。也許可以簡單這麼說，你不可能一會兒瘋，一會兒不瘋，你也不可能在同一情境下只瘋這個不瘋那個，因為概念不可能單獨持有，而勢必構成一個概念「網」，一種「系統」。 <text:line-break/><text:line-break/>就比方說，如果你會演算25加37等於62，那你就沒理由裝蒜說你不會2加5等於7。反過來說也一樣，「瘋狂」必定影響整個認知與生活，而不可能一方面維持良好生活狀態，一方面卻又說自己精神失常。同樣地，你也不可能僅僅「某個」概念失常，而必定是「一整個」認知系統有了問題。 <text:line-break/><text:line-break/>同理，當一個人把自己的媽媽頭砍掉，提著血淋淋的頭在街上走，語無倫次號召眾人說自己來自外太空，已經除掉什麼魔鬼大王，拯救了地球人。一個人如果病到這種地步，那麼，他的生活必然早已遭受重大影響，他不可能還維持一個穩定工作，不可能生活自理得非常好，不可能常常跟女朋友去看海看星星看電影，同時也不可能維持良好的各種現實感與認知能力和判斷力。 <text:line-break/><text:line-break/>他連自己的老媽都能看成惡魔大王了，還說自己來自天上哪顆星，下凡來拯救地球人，那你覺得他還能有多少行為能力？還能有多少自主意志？他根本不知道自己在幹什麼不是嗎？ <text:line-break/><text:line-break/>也就是說，理性具有一種內在的一致性，從而精神或思想與認知狀態也必然具有某種持續性，它不會是一種獨立的、一時一地的片段言行，除非他當下吃了什麼毒品或藥物，才有可能製造一時的精神錯亂。 <text:line-break/><text:line-break/>當一個人連自己的媽媽都說是哪個邪惡星球派來的惡魔大王，必須砍頭除魔。這時候，你要懲罰他什麼？懲罰，必然是針對某種惡行或惡意，當惡意不存在，當惡行之「惡」已失去基本現實意義 (當事人砍媽媽的頭是為了行善，為了拯救地球人，而媽媽不是媽媽，而是惡魔大王)，你要懲罰什麼？制裁什麼？ <text:line-break/><text:line-break/>嫌犯需要的不是懲罰，不是制裁，而是幫助與治療；我們應該有的是良好的同理心與想像力，同理類似病況遭遇，想像一種瘋狂的詭異情境，而不是對之滿懷仇恨。在某個重要意義上，嫌犯往往是無辜的，他是疾病與不良社會照護體系的受害者，而非僅僅是某種行為主義概念下的加害者。 <text:line-break/><text:line-break/>二十多年前，我在沙鹿童綜合醫院當一人主任，有個智能不足合併思覺失調症的病人突然被警察抓走，而且還羈押禁見。他唯一的親人是他貧窮年邁的殘障母親，跑來找我，說他兒子半夜跑去人家的西瓜園裏挖土坑睡覺，說有鬼在後面要抓他(其實是幻聽)，嚇得躲進一個西瓜園。 <text:line-break/><text:line-break/>隔天早上，主人來巡園，看到他，以為是小偷，揍了他一頓，打得鼻青臉腫，而他也確實挖了一顆小玉西瓜止渴。這個案子很快就宣判，檢調為了做業績，小案大辦，躲入西瓜園裏避難 (因為鬼要抓他)，半夜偷吃了一顆西瓜，結果變成「侵入民宅搶奪財物」，居然重判十年。 <text:line-break/><text:line-break/>我覺得很不滿，於是第二次上訴開庭時，我不請自來，就像在演包青天那樣，擅闖法院喊冤，說我是該嫌犯的醫師，我願意當專家證人，陳述相關病情及事發經過。 <text:line-break/><text:line-break/>後來改判，十年牢獄變成一年。我仍不服氣，因為根本不應該被判有罪，但我也沒辦法。法官反駁我說：「你說他有精神病，但我問他姓名，他都知道。」我聽了很無言，一個人的認知能力與行為能力怎麼會是這樣子判斷？ <text:line-break/><text:line-break/>我始終認為，台灣的法界人士之相關醫學知識太少，太疏忽於考量精神病人的行為能力之有限性，甚至往往以其極易被誤導之口供而加重其刑責，甚至一案多破，小案大辦，增加司法業績。 <text:line-break/><text:line-break/>我想強調的是：我們需要對所謂犯行、犯意及其心智能力與精神狀態擁有更多更為細膩的理解，而不是製造更多荒謬透頂的腦殘偏見與誤解。 <text:line-break/><text:line-break/>二十多年前，我有個病患是個年輕女生，溫和含蓄，工作勤奮，據說鄰里親友人見人誇。但是，後來發生一場重大車禍，傷及大腦，保住一條小命後，性情大變，變得話多，狂躁，喜怒無常，每天四處公然找男人上床。 <text:line-break/><text:line-break/>這例子告訴我們，就連人格或個性這樣一種恆久穩定的東西，都有可能因為疾病或腦傷而遭到往往不可逆的傷害而產生本質性的變化。這時候，你覺得當事人應該為她的行為負起多少責任？是不是就有了爭議空間？她並不是要「故意」變得話多、狂暴、四處濫交，而是疾病與腦傷所致。 <text:line-break/><text:line-break/>如果你能同意她不是「故意」如此，如果你能同意那個斬首自己母親的年輕人並非「故意」殺害一向感情深厚的母親 (他始終堅持他殺掉的是外星惡魔大王)，如果你能同意那位躲進西瓜園避免被鬼抓走的病人根本不是為了偷竊而來，那麼，你其實也就同意我們並不僅僅只是在處理一個行為主義問題，更是在談論一種更具有深厚道德意涵的疾病概念問題；綜合考量這兩者，才是法律精神所在。 <text:line-break/><text:line-break/>過去幾千年來，精神病不是病，而是一種罪，一種敗德，一種凶兆與詛咒，牽扯的概念是「罪犯、罪行與巫師、巫術與邪靈附身」等等等。這樣一種本質性的誤解，使得至少數十萬的精神病人慘遭虐殺與流放。一直到近代，具實證性的自然科學興起，依據各種生物證據，精神病方才成為一種病，擺脫無謂的道德模式或荒唐的鬼神概念。 <text:line-break/><text:line-break/>上星期，我的門診有個病人跑來問我說他會不會殺人？我說，我怎麼知道你會不會殺人？他說：「電視上說的」。他還問我，「我是電視上說的那個病、叫做什麼思覺失調嗎？」我說：「對啊。」 <text:line-break/><text:line-break/>病人說：「這個病會想殺人嗎？」 <text:line-break/><text:line-break/>我說：「這個病跟想不想殺人沒有關係。」 <text:line-break/><text:line-break/>病人說：「所以我不會去殺人？」 <text:line-break/><text:line-break/>我說：「我不知道你會不會殺人，但我知道你如果殺人，不會無罪，連減刑也不會。」 <text:line-break/><text:line-break/>病人說：「不是說只要得這個病殺人就可以無罪嗎？」 <text:line-break/><text:line-break/>我說：「沒這回事，那是有些人故意胡說八道。每個人狀況不同，你一定會有罪。」 <text:line-break/><text:line-break/>病人說：「為什麼？」 <text:line-break/><text:line-break/>我說：「因為你治療得很好，很穩定。」 <text:line-break/><text:line-break/>不同個案，不同狀況，行為能力的評估結果自然也就不一樣。因此，我們不可能針對社會上的個案發表個別意見，而只能談論普遍原則。個案就是個案，理解個案就必須進入各種個別細節。所謂精神鑑定專家，就是根據這一切細節來做出相應於某個情境的行為能力評估。 <text:line-break/><text:line-break/>這樣一種精神評估，本質上有兩個特點，一光譜，二隱喻。光譜意味著它並非一種非黑即白的判斷，而是有著各種程度差異的可能性，而非僅僅只是自主能力之「有」或「無」。 <text:line-break/><text:line-break/>至於隱喻，聽起來好像很不可靠，但是，哪個自然科學不是這樣？它就如同所有自然科學一樣無法精確，充滿不確定性；證據與結論之間永遠有著一道難以跨越的概念鴻溝。 <text:line-break/><text:line-break/>它畢竟不是數學或邏輯；它講究歸納與推論以及各種實證細節；它不是一種主觀好惡，更非臆測，但它或多或少就如同所有隱喻那樣，對精神狀態或心智世界提供了一種類比與想像，為其應有的「概念爭議空間」添加更為豐富細膩的理解之各種可能性。最終，它不但幫助我們了解「瘋狂」之「異己」，同時也幫助我們了解自己之所謂「正常」。  <text:line-break/><text:line-break/>在台灣，自以為正義的腦殘暴民四起，攻擊專家，真是非常愚昧且荒唐，它媽的我是活在中古世紀嗎？人類花了數千年，好不容易把精神疾病從道德與鬼神模式（罪犯、巫婆與附身等等）轉為疾病模式，就如同「天狗噬日」好不容易轉為日蝕，難道現在又要時光倒流千年，重溫悲劇？ <text:line-break/><text:line-break/>p.s.：利用下班之際與看診空檔匆匆寫，沒法斟酌，寫得語無倫次，不過，大概意思就是這樣。暴民若要出征我也沒有用，畢竟我只是在說明一種正常社會的普通常識，而不是在講一種奇談怪論。禍福榮辱盡生平，一項也沒少過，我本無意於人世，就算把我槍斃，我還是會講一樣的話。 <text:line-break/><text:line-break/>各位要知道，許多故事裡頭，並不是受害者與加害者的組合，也許包括你我在內，我們都是某種悲劇形式的主角。旁人需要更多的理解與憐憫，我們自己何嘗不也一樣？</text:p>
      <text:p text:style-name="P5">陳真   |  2020.05.05 10:54   |   <text:a xlink:type="simple" xlink:href="http://palinfo.habago.org/Entry?Command=Information_PrintForum&amp;#FORUM39145"><text:span text:style-name="T8">#</text:span></text:a></text:p>
      <text:p text:style-name="P6">我看了一下內容： <text:line-break/><text:line-break/><text:a xlink:type="simple" xlink:href="https://bit.ly/3dcb3ju"><text:span text:style-name="T11">https://bit.ly/3dcb3ju</text:span></text:a><text:s/><text:line-break/><text:line-break/>第一句話就不對，它寫說： <text:line-break/><text:line-break/>「去年11月17日，中國湖北省武漢市一張胸部電腦斷層掃描（CT）影像出現毛玻璃狀結節（nodule），疑似新型肺炎病例。」 <text:line-break/><text:line-break/>「毛玻璃狀病灶」的英文叫做(ground glass opacity)，簡稱GGO，指的是電腦斷層上看到肺部呈現一種雲霧狀的密度改變，相對於實心或實質的變化。這個小東西，隨著時間可大可小，須定期追蹤有無變化。我肺裏就有兩三個這種小結節，我已經注意它十多年了，原本三個，現在變成兩個，而且縮小；應是良性無誤。哪天萬一長大，那就麻煩了，須注意有癌化可能。 <text:line-break/><text:line-break/>這東西很常見，如果體檢發現，先別急著寫遺書，只要每年追蹤檢查即可。 <text:line-break/><text:line-break/>GGO隨著型態不同，還可細分，體積越小、形狀越單純者癌化機率越低，比較多可能是過去曾經肺部感染所留下的「傷痕」。 <text:line-break/><text:line-break/>總之，沒有人會看到一個毛玻璃狀的結節就說那是什麼「新型肺炎」。真是鬼扯蛋。 <text:line-break/><text:line-break/>這文章表面上是科學，一堆科普，其實科學只是表面裝飾，預設前提與結論卻是政治與謊言。作者說要從「科學上」探究新冠病毒的「源頭」，但卻先從政治上一口咬定病毒是從武漢「首次出現」，開始傳播，然後「迅速從中國傳播到新加坡、韓國、日本等亞洲區域，蔓延到歐洲地區（特別是義大利以及西班牙），再擴散至美洲地區（美國紐約成為重災區）」，均可「追溯至同一感染源」。 <text:line-break/><text:line-break/>這樣的鬼扯蛋叫做科學嗎？</text:p>
      <text:p text:style-name="P5">穎芝   |  2020.05.05 10:38   |   <text:a xlink:type="simple" xlink:href="http://palinfo.habago.org/Entry?Command=Information_PrintForum&amp;#FORUM39144"><text:span text:style-name="T8">#</text:span></text:a></text:p>
      <text:p text:style-name="P8">科學人最新一期導讀：《2020年5月號《科學人》雜誌－透視新冠病毒》 <text:line-break/><text:a xlink:type="simple" xlink:href="https://youtu.be/fM5xmrlIk5w"><text:span text:style-name="T11">https://youtu.be/fM5xmrlIk5w</text:span></text:a><text:s/><text:line-break/><text:line-break/><text:line-break/>這一期報導內容包括新冠病毒的起源、病毒是人為還是自然演化、新冠疫苗的研發等相關內容⋯ <text:line-break/><text:a xlink:type="simple" xlink:href="https://sa.ylib.com/Catalog.aspx?id=292"><text:span text:style-name="T11">https://sa.ylib.com/Catalog.aspx?id=292</text:span></text:a><text:s/><text:line-break/><text:line-break/></text:p>
      <text:p text:style-name="P5">衛思燕   |  2020.05.05 01:14   |   <text:a xlink:type="simple" xlink:href="http://palinfo.habago.org/Entry?Command=Information_PrintForum&amp;iPage=1#FORUM39143"><text:span text:style-name="T8">#</text:span></text:a></text:p>
      <text:p text:style-name="P6">Modern Educayshun (Education) 是2015年的一部短片。 <text:line-break/>當時，很多人也許會把劇中的情節，看成是誇大現狀的喜劇。 <text:line-break/>不知道現在大家看這部短片，會覺得這就是現狀? 還是覺得被冒犯了呢? <text:line-break/><text:line-break/>Modern Educayshun, 2015 <text:line-break/>Written and Directed by Neel Kolhatkar <text:line-break/><text:a xlink:type="simple" xlink:href="https://www.youtube.com/watch?v=iKcWu0tsiZM"><text:span text:style-name="T11">https://www.youtube.com/watch?v=iKcWu0tsiZM</text:span></text:a><text:s/><text:line-break/><text:line-break/>要看中文字幕的在底下: <text:line-break/><text:a xlink:type="simple" xlink:href="https://www.youtube.com/watch?v=lt7AD6f8y2o"><text:span text:style-name="T11">https://www.youtube.com/watch?v=lt7AD6f8y2o</text:span></text:a></text:p>
      <text:p text:style-name="P5">陳真   |  2020.05.04 20:25   |   <text:a xlink:type="simple" xlink:href="http://palinfo.habago.org/Entry?Command=Information_PrintForum&amp;iPage=1#FORUM39142"><text:span text:style-name="T8">#</text:span></text:a></text:p>
      <text:p text:style-name="P8">這些違法亂紀的人渣，不知道要囂張到幾時。 <text:line-break/><text:line-break/>台灣人的修養真好，如此荒唐都還不生氣，反而每天對於一個政壇極其罕見的好人韓國瑜像有殺父之仇似的。 <text:line-break/><text:line-break/>所謂民主選舉，基本上就是一種騙局，因為我只要牢牢掌控媒體，我便可以隨心所欲製造無數腦殘，讓腦殘崇拜任何一個人渣，熱愛任何一隻政治蟑螂，並且痛恨義人。 <text:line-break/><text:line-break/>罷免案，韓國瑜肯定是贏家。我不是說勝負，而是說善惡。在這樣一個人渣橫行、蟑螂出沒、放眼四周全是腦殘的鬼島上，種種羞辱與折磨，事實上都是一種榮耀的桂冠。上天會紀念這一切。這點信心我倒是有的。 <text:line-break/><text:line-break/>陳真 2020. 05. 04. <text:line-break/><text:line-break/>================= <text:line-break/><text:line-break/>【重磅快評】李進勇剁頭搞民粹 南下秒變罷韓指揮官？ <text:line-break/><text:line-break/>聯合新聞網 主筆室 <text:line-break/><text:line-break/>2020年5月4日 <text:line-break/><text:line-break/>高雄市長韓國瑜罷免案投票即將登場，藍綠對峙氣氛升高，中選會主委李進勇昨天南下視察罷免投開票防疫工作演練，針對高雄市政府反映投票場所借不到的問題，李竟發豪語，請市府上報適合當作投開票所的國立學校及中央機關，如果這些單位不同意，「我這顆頭剁給你」，儼然「罷韓指揮官」上身。 <text:line-break/><text:line-break/>李進勇以中選會主委身分南下視察罷韓投開票防疫工作演練，本來就很不尋常，以李進勇的行事作風，此行也充滿了政治味，李主委一言一行本來就應謹守份際，守護中選會的獨立與中立，但李進勇一開口，「罷韓指揮官」瞬時上身，官威膨脹了好幾倍，好像教育部、經濟部等中央部會都歸他管，忘了中選會是獨立機關，更忘了行政中立為何物。 <text:line-break/><text:line-break/>高雄市副市長陳雄文兼高雄市選委會主委，他在演練中反映罷免案需要設立1823個投開票所，但近來各級學校因疫情關係而封閉，選委會洽借場地發生不少困難，希望中央幫助尋找合適投票場所及協助消毒工作；陳的發言本來就是反映疫情期間的地方選務困難，並無不當。 <text:line-break/><text:line-break/>李進勇雖強調中選會會秉持中立，但卻說希望高雄市民兩年前市長選舉在哪投票，這次的罷免就去哪裡投票，「重新思考要怎麼選擇！」；他還說，一般中小學校借不到沒關係，只要高市社區內有中央所屬學校、公國營機關，中選會都可幫忙溝通借用，名單請區公所開出來，「如果對方不願意借，我這顆頭剁給你」。 <text:line-break/><text:line-break/>李進勇的剁頭說有如賣蜂蜜，其實大搞民粹，「兩年前市長選舉在哪投票，這次的罷免就去哪裡」，這不是宣傳罷免投票是什麼？本來罷免投票依法是不能宣傳，但在綠營主導下，三年前在立法院通過修正，不過，不管罷韓團體如何宣傳，總輪不到中選會主委來宣傳，藉視察之名，行宣傳之實，裁判也跳下來當選手，真讓人拍案驚奇。 <text:line-break/><text:line-break/>兩年前韓流吹起，李進勇在雲林縣長選舉一役中箭落馬，一度表示他要在故鄉終結政治生命，因為故鄉的土地非常柔軟的，在故鄉跌倒比較不會那麼痛，這是上帝最好的安排，其感性讓人印象深刻 。 <text:line-break/><text:line-break/>不旋腫，李進勇又找到政治舞台，蔡英文找他出任中選會主委，他是法律人，自知爭議極大，為減少立院同意阻力，回應中立性的疑慮，他向民進黨申請註銷黨籍，但如今腳踩高雄土地，彷彿踏上復仇之路，要高雄市民「重新思考要怎麼選擇！」，充當不適格的罷韓急先鋒，莫非遇到韓國瑜，李進勇的黨籍就自動恢復？</text:p>
      <text:p text:style-name="P5">孫從輔   |  2020.05.04 12:56   |   <text:a xlink:type="simple" xlink:href="http://palinfo.habago.org/Entry?Command=Information_PrintForum&amp;iPage=1#FORUM39141"><text:span text:style-name="T8">#</text:span></text:a></text:p>
      <text:p text:style-name="P6">由於長期的愚民教育，台灣社會常常形成一些不經大腦思考的民怨，再被政客轉移焦點至底層與弱勢群眾身上。政客這樣做的邪惡自私處在於，為了避免這些幼稚怒火回燒到政客自身，找沒有能力對抗民粹的更弱勢群體當替罪羊。這次精神疾病嫌犯的案件如是，之前不成比例地對酒店業嚴厲管制亦如是 (照同樣邏輯，中研院有疫情時為何不全院關閉一陣子？)。 <text:line-break/><text:line-break/>前陣子列寧誕辰150週年，我複習了他的生平。列寧最大的影響在於，他找到方法使底層民眾真的能有目標、有計畫、有組織地行動起來，改變自身命運。這不是一件簡單的事。現今美國底層白人對日益惡化的處境不滿，他們的政治能量卻無法凝聚，反而被民粹政客利用，以至歧視更弱勢的種族、宗教，仇恨移民，仇恨中國，最後選出了一個什麼也幫不了他們的川普。台灣呢？社會的各個方面都在加速惡化，大部分民眾卻仍沈浸在「最美的風景是人」、「自由民主好棒棒」的幻覺中。如此昧於現實，連對處境不滿的政治能量都沒有，又怎能有改革甚至革命的動機？</text:p>
      <text:p text:style-name="P5">陳真   |  2020.05.04 12:42   |   <text:a xlink:type="simple" xlink:href="http://palinfo.habago.org/Entry?Command=Information_PrintForum&amp;iPage=1#FORUM39140"><text:span text:style-name="T8">#</text:span></text:a></text:p>
      <text:p text:style-name="P8">台灣時光倒流了五百年嗎？(三) <text:line-break/><text:line-break/>陳真 <text:line-break/><text:line-break/>2020. 05. 04. <text:line-break/><text:line-break/><text:line-break/>不知道為什麼，我常想起梵谷。他以一把手槍結束一生。他曾經被強制住院就醫，治療精神病，從醫院裏頭寄出一封信給家人，裏頭寫著：「如果能夠有所選擇，我絕不會選擇瘋狂。」 <text:line-break/><text:line-break/>許多時候，面對病人，我就會想起這句話。我知道，如果能夠有所選擇，眼前的各位，誰不想與情人徜徉在陽光下？誰不想迎著微風，走上一條陽光道？誰不想有個美好人生？誰會想暗夜孤苦惆悵？誰會想跟那些根本看不見的惡魔意念與聲音日夜博鬥？ <text:line-break/><text:line-break/>與其說憐憫病患，不如說憐憫自己，因為你我跟瘋狂的距離並沒有想像中那麼遙遠。我們今天之所以沒有犯下罪行，並不是因為我們奉公守法是個好人或好國民，而僅僅只是因為我們運氣夠好，生辰八字與身世遭遇不錯，抑或是還沒遇到考驗。 <text:line-break/><text:line-break/>罪行有兩種，一種是人渣等級，離我十分遙遠；另一種則屬人類生存的基本悲劇題材，離你我很近。人世的審判，我沒有太多意見，但是倘若有一天，「最後審判」來臨，你我都會是被告，無人可稱義。我們能做的，惟有祈求上蒼憐憫。</text:p>
      <text:p text:style-name="P5">陳真   |  2020.05.04 11:55   |   <text:a xlink:type="simple" xlink:href="http://palinfo.habago.org/Entry?Command=Information_PrintForum&amp;iPage=1#FORUM39139"><text:span text:style-name="T8">#</text:span></text:a></text:p>
      <text:p text:style-name="P6">台灣時光倒流了五百年嗎？(二) <text:line-break/><text:line-break/>陳真 <text:line-break/><text:line-break/>2020. 05. 04. <text:line-break/><text:line-break/><text:line-break/>有人傳底下這個給我看。有些話我看不懂，比方說什麼 "哈囉"？那是什麼意思？一定又是什麼網路用語，我對這類網路辭彙有說不出的極度反感。題外話。 <text:line-break/><text:line-break/>我常納悶，當人們表述一個想法時，他到底有沒有想過自己到底是在說什麼？亦即我對我所說的究竟了解多少？包括相關知識以及個案狀況等等等，我懂得多少？我有可能憑空知道個別人事物的情形嗎？我所言合不合理？有無自我矛盾或荒唐之處？若一己所言能夠成立，將會有何種概念衍生？等等等。 <text:line-break/><text:line-break/>很顯然，人們講話通常就跟放屁沒兩樣，話語就像一種無所無謂的氣體，輕易就能奪門而出，往外傾洩。比方說你看，黃智賢寫說：「思覺失調的人，故意不吃藥，算不算預謀殺人？」你會覺得這樣一種言論品質具有說服力嗎？依此邏輯，那麼，一個人也許假日跑出去玩，感染了病毒，算不算預謀散播傳染病？該不該槍斃？這樣一種口水，不是很蠢嗎？ <text:line-break/><text:line-break/>不過，老實說，這句荒唐言論，其實還是通篇胡言亂語之中算是最具有意義的一句話了。至於其它，我只能說無言，我沒法教導諸如像這樣的學生。重點不在於她在某個想法上犯了錯，而是她根本連犯錯的能力也沒有。 <text:line-break/><text:line-break/>大家懂我的意思吧？這意思是說，「犯錯」是一種很高階的心智能力，它意味著你至少已經掌握了某個問題的基本屬性，就好像我也許會在比方說相對論的某個論點上犯錯，但我絕不會說「相對論就是人生禍福想對無常的一種理論」，我若這樣胡扯，旁人將不可能糾正我或教導我，因為那意味著我根本不知道自己在說什麼相對論。 <text:line-break/><text:line-break/>你從一個人的說法，就能看出他對某件事的理解程度，同時更能看出其思維品質。黃智賢在特地議題上具有膽識，但光有膽識是不夠的，基本理性能力還是很重要。 <text:line-break/><text:line-break/>今天是五四，韶光不再，典範已遠，德先生早已成為一場笑話和製造血腥動亂的藉口，至於賽先生，我不覺得他是什麼好東西，但他的某種理性精神依然可取，只是依舊罕見蹤影，別說歸納演繹，就連基本事實都不一定能起得了作用。 <text:line-break/><text:line-break/>腦殘，恐怕才是這個時代最可怕的傳染病。治療腦殘的疫苗到底是什麼，我至今仍無半點頭緒。但是，在我們尋獲解藥之前，有位充滿憐憫的詩先生，也許會比冰冷的德、賽兩位先生更能拯救這個瘋狂的末世紀。 <text:line-break/><text:line-break/>p.s.: 我沒有臉書，有臉書的人能否幫我貼在黃小姐的臉書上。謝謝。 <text:line-break/><text:line-break/>==================== <text:line-break/><text:line-break/>誰該死一死 <text:line-break/><text:line-break/>黃智賢臉書 <text:line-break/><text:line-break/>2020. 05. 01. <text:line-break/><text:line-break/><text:line-break/>台灣，是不是在鼓勵惡人殺人放火？ <text:line-break/><text:line-break/>在火車上殺死警察的人，一審被判無罪。 <text:line-break/><text:line-break/>法官說，依據的是刑法19條： <text:line-break/><text:line-break/>“行為時因精神障礙或其他心智缺陷，致不能辨識其行為違法，或欠缺依其辨識而行為之能力者，不罰。” <text:line-break/><text:line-break/>這裡牽涉非常多誤區，垃圾法官，和垃圾法條。 <text:line-break/><text:line-break/>就因為這一連串的誤區和垃圾，台灣如今，幾乎成為殺人的新樂園。 <text:line-break/>立法者荒唐，立下這莫名其妙的法。 <text:line-break/><text:line-break/>法官有的屈從民粹和廢死聯盟，民間司改會。 <text:line-break/>有的自己就是廢死垃圾。 <text:line-break/><text:line-break/>所以，雖然法條還有死刑，但法官幾乎沒有膽，或沒有良心，敢判死刑。 <text:line-break/><text:line-break/>1 <text:line-break/>醫生是如何可以透過精神鑑定，如此斬釘截鐵，確認殺人者當時無法辨識行為違法？ <text:line-break/>不，根本沒有辦法。 <text:line-break/><text:line-break/>精神科醫生，願不願意承認，對於人的精神和心理狀況，其實目前還有太多未知。 <text:line-break/>不要假裝，醫生可以100%知道殺人者殺人時的心理狀態。 <text:line-break/>不要假裝，殺人者不會說謊。 <text:line-break/><text:line-break/>這個案子的鑑定醫生沈政哲，事後說了非常多腦殘的話。 <text:line-break/><text:line-break/>他說 : “不會有人為了一點點車票錢就殺人，這與邏輯不合。” <text:line-break/><text:line-break/>他是不知道，有太多人因為一言不合就殺人，因為被瞪一眼就殺人? <text:line-break/><text:line-break/>他不知道，殺人者在視頻中，明明具有行為能力。 <text:line-break/><text:line-break/>2 <text:line-break/>他還說 : “ 台灣的司法認為精神疾病者可以減刑，無罪。” <text:line-break/>他錯了。 <text:line-break/><text:line-break/>即使是法官依據的刑法19條，也必須是精神障礙到“無法辨識行為為違法”，才不罰。 <text:line-break/>但，這刑法19條，確實是垃圾級惡法。 <text:line-break/><text:line-break/>這一條，等於直接宣布殺人無罪。 <text:line-break/><text:line-break/>要達到符合的精神狀態，是不難的。 <text:line-break/><text:line-break/>而所謂的不罰，又沒有任何配套，比如，必須終身在精神病院內強制隔離。 <text:line-break/>所以，會不會太搞笑 ? <text:line-break/><text:line-break/>為什麼無法辨識行為者就不罰？ <text:line-break/><text:line-break/>為什麼不該為其行為負責？ <text:line-break/><text:line-break/>為什麼不該永久與社會隔離？ <text:line-break/><text:line-break/>這個人可以帶著凶器搭火車，只因為被要求補票就行兇。 <text:line-break/><text:line-break/>可以隨時出現在我們每個人身邊。 <text:line-break/><text:line-break/>然後他殺人可是無罪的 ? <text:line-break/><text:line-break/>殺了人可以再回來殺人 ? <text:line-break/><text:line-break/>更何況，殺人者真的到了無辨識行為的程度了？ <text:line-break/><text:line-break/>你當真？ <text:line-break/><text:line-break/>3 <text:line-break/>法官，廢死聯盟跟司改團體，要不要踹共，為什麼“思覺失調”，殺警察就可以不判死刑，甚至被判無罪？ <text:line-break/><text:line-break/>為什麼你可以昧著良心，自己騙自己，說你可以知道當時殺人者心神喪失 ? <text:line-break/><text:line-break/>殺死一個人，剝奪對方的生命。 <text:line-break/><text:line-break/>自己卻可以立刻回到社會，好好的過日子? <text:line-break/><text:line-break/>4 <text:line-break/>當街無故殺人，連免掉死罪都不該。 <text:line-break/><text:line-break/>連無期徒刑，都很難讓人接受。 <text:line-break/><text:line-break/>竟然還無罪，真有你的。 <text:line-break/><text:line-break/>廢死聯盟力挺無罪判決。 <text:line-break/><text:line-break/>但說出的理由，只能自己娛樂自己。 <text:line-break/><text:line-break/>殺人償命，才是真正的維護人權。 <text:line-break/><text:line-break/>廢死聯盟所有要廢死刑的論述，除了他們自己，沒有人聽得懂。 <text:line-break/><text:line-break/>可是沒關係，自己人司改會，已牢牢掌控司法界。 <text:line-break/><text:line-break/>台灣雖然還沒廢死刑，但已沒有多少法官敢拚死刑。 <text:line-break/><text:line-break/>更何況是所謂思覺失調症患者。 <text:line-break/><text:line-break/>找個理由，讓他脫罪。 <text:line-break/><text:line-break/>5 <text:line-break/>台灣如今，真的是像殺人犯撂下的話： "隨便殺一兩個人，不會被判死刑"。 <text:line-break/><text:line-break/>廢死聯盟一直以來的謬論，罄竹難書。 <text:line-break/><text:line-break/>沒有一條經得起辯駁。 <text:line-break/><text:line-break/>但最嚇人的，是人權兩公約，根本沒有廢死刑的文字。 <text:line-break/><text:line-break/>6 <text:line-break/>精神鑑定，真是一種精巧的遊戲呀！ <text:line-break/><text:line-break/>真的，真的，真的，可以在事後，去回溯，去鑑定殺人者，殺人當時的確切心理狀態？ <text:line-break/><text:line-break/>斬釘截鐵的告訴我們，當時殺人者已經心神喪失，所以，不知道自己在做什麼。 <text:line-break/><text:line-break/>所以不用因為自己的行為而受懲罰。 <text:line-break/><text:line-break/>台灣，就是這樣，成為殺人天堂。 <text:line-break/><text:line-break/>============ <text:line-break/><text:line-break/>法官在哈囉？ <text:line-break/><text:line-break/>黃智賢臉書 <text:line-break/><text:line-break/>2020. 05. 01. <text:line-break/><text:line-break/><text:line-break/>1 <text:line-break/>所以，請問法官，這個殺人的，隨時會“心神喪失”的人，可不可以，應不應該在社會裡跟所有人一起生活？ <text:line-break/><text:line-break/>你有把握，他不會隨時來個心神喪失？ <text:line-break/><text:line-break/>而他有妄想症，跟19條說的“無法辨識行為違法”，是兩碼事吧！ <text:line-break/><text:line-break/>你總不該假裝不知道吧！ <text:line-break/><text:line-break/>還是你是用判決在哈囉？ <text:line-break/><text:line-break/>2 <text:line-break/>請問精神醫師是判定殺人者有精神障礙，還是認為是心神喪失？ <text:line-break/><text:line-break/>你總該知道，精神障礙跟心神喪失，根本不能辨識行為違法，是兩碼事吧！ <text:line-break/><text:line-break/>3 <text:line-break/>請問，思覺失調的人，故意不吃藥，算不算預謀殺人？ <text:line-break/><text:line-break/>4 <text:line-break/>請問殺人者事前買刀上車，然後暴怒殺人，真的是心神喪失？ <text:line-break/><text:line-break/>法官你有事嗎？</text:p>
      <text:p text:style-name="P5">陳真   |  2020.05.04 01:09   |   <text:a xlink:type="simple" xlink:href="http://palinfo.habago.org/Entry?Command=Information_PrintForum&amp;iPage=1#FORUM39138"><text:span text:style-name="T8">#</text:span></text:a></text:p>
      <text:p text:style-name="P8">台灣時光倒流了五百年嗎？(一) <text:line-break/><text:line-break/>陳真 <text:line-break/><text:line-break/>2020.05. 04. <text:line-break/><text:line-break/><text:line-break/>剛剛看到底下這段新聞： <text:line-break/><text:line-break/>「柯文哲昨晚在臉書以『悼勇警』為題PO文，指出鐵路警察李承翰枉死，法官以精神疾病的理由判嫌犯無罪，輿論譁然，蔡清祥馬上說出『不容許裝精神疾病逃避刑責』，蘇貞昌也質疑精神鑑定結果，但他發現承審法官、鑑定醫生竟都被網友出征，還有人揚言要對他們不利。 <text:line-break/><text:line-break/>柯文哲說，自己一向反對獵巫文化。他認為，『當專業人員提出他的專業意見，基於尊重專業，我們對他的專業結論只能提出專業上的反駁，而不是以政治凌駕專業，用政治正確與否來評論』，且專業人員交出專業意見也不應因他是否政治不正確而被修理。 <text:line-break/><text:line-break/>柯文哲指出，當司法、行政機關首長直接對審判結果以政治正確與否下指導棋，這個社會的未來令人擔憂，這種壓力恐怕會讓司法的獨立性、醫護人員的專業與熱忱被消耗殆盡。」 <text:line-break/><text:line-break/>這恐怕是我第一次讚賞柯文哲。 <text:line-break/><text:line-break/>網軍肆虐，民粹橫行，台灣在過去二十年來似乎早已變成一種叢林社會，價值崩盤，理性退位，只要大聲，只要拳頭夠粗，人數眾多，便是它媽的「真理」。可是，這終究只是一種不良政治底下所產生的變態現象，而非文明社會應有的常態。許多時候，荒唐程度實在令人難以置信。 <text:line-break/><text:line-break/>真正應該被眾人譴責、應該撤職查辦的是所謂行政院長蘇貞昌和法務部長蔡清祥，因為他們不應該為了討好社會大眾，竟然針對個案下起指導棋，更不應該散播謠言說凶嫌是「假裝」精神病，進一步挑撥是非，非常惡質可恥。這麼一點最起碼的道理，難道也要我來講解？台灣社會是集體瘋狂了嗎？ <text:line-break/><text:line-break/>至於對凶嫌的仇恨更是匪夷所思。首先，台灣的司法向來極度不公平，有錢有勢者以及目前仍在上位者，貪官污吏貪贓枉法者滿街橫行，乃至無法無天，但是，請問有誰被繩之以法？少之又少。人民不對此憤怒，卻把全部的仇恨集中在一個精神病人身上，它媽的天底下竟然有這樣的人民。 <text:line-break/><text:line-break/>其次，司法精神醫學的問題我就不多說了。我是這方面的專家，做過無數精神鑑定，但我不想說這方面的道理是因為你不可能「對牛彈琴」。台灣社會在這一點上之荒唐蒙眛程度，就跟十五世紀風靡全球數百年、由兩位德國天主教修士兼宗教裁判官所寫的獵巫手冊《女巫之槌》(Hexenhammer) 那樣一個時代背景差不多，非常愚昧野蠻，把精神疾病「道德化」，把病人或異己或少數異類當成壞人，四處捕殺。 <text:line-break/><text:line-break/>因為意識與認知本質之某種抽象性與流動性，精神鑑定必然難以精準判斷當下情境之某種因果關係之有效性，但它終究是一種智性上的進步與道德上的進展，亦即企圖儘可能區分「病態」與「罪行」的本質性差異，從而做出更好的處置與預防；該關的關，該槍斃的槍斃，該治療的治療。 <text:line-break/><text:line-break/>人類史上，就算再怎麼野蠻可笑的法律也從來都不是一種純粹的行為主義，否則哪需要法院審理？哪需法官？直接讓眾人依據肉眼可見的所謂「犯行」，進行就地私刑不就好了？我們真的希望活在那樣一種「只問行為不管內涵」的反智社會中嗎？ <text:line-break/><text:line-break/>價值、知識或智慧從來都不是一種多數決的東西。人多勢眾拳頭粗，很可怕，所謂人言可畏，暴民橫行尤為恐怖。但可怕其實沒有用，在真理與善惡是非的思索上，毫無意義，也毫無力量，只是一種荒唐可悲的笑柄，人類歷史上從來不缺乏這類悲劇。</text:p>
      <text:p text:style-name="P5">陳真   |  2020.05.04 01:03   |   <text:a xlink:type="simple" xlink:href="http://palinfo.habago.org/Entry?Command=Information_PrintForum&amp;iPage=1#FORUM39137"><text:span text:style-name="T8">#</text:span></text:a></text:p>
      <text:p text:style-name="P6">生物武器：一個更陰暗的未來(16)：十問美國 <text:line-break/><text:line-break/>陳真 <text:line-break/>2020. 05. 03. <text:line-break/><text:line-break/><text:line-break/>從輔，我看了你貼的這文章： <text:line-break/><text:line-break/><text:a xlink:type="simple" xlink:href="http://www.cwzg.cn/theory/202002/55094.html"><text:span text:style-name="T11">http://www.cwzg.cn/theory/202002/55094.html</text:span></text:a><text:s/><text:line-break/><text:line-break/>看起來，哈佛的這項血液採集作業，顯然在倫理程序上刻意欺騙受試者，近乎不擇手段，但它在研究上是否有挪作基因武器研發之不良居心，恐怕就很難進行指控了；只能說，族群生物資料在保護族群的安危上極其關鍵，再怎麼小心防範都不為過。 <text:line-break/><text:line-break/>至於我所提到的英、美大規模採集華人生物資料之幾個事件，採集作業上並非如此「文明」，它是偷偷幹的，而且採集規模相當龐大，數十萬份，甚至貍貓換太子，以狗血為名，偷渡華人血清樣本出境。比方說，我對華大基因公司的技術位階屬性其實打了一個大問號。 <text:line-break/><text:line-break/>在過去，種族滅絕依靠飛彈槍炮進行屠殺。如今，美國則是致力於研發細菌士兵、病毒士兵以及各種昆蟲士兵，殺人於無形，而且是具有「種族偏見」的「士兵」。飛彈槍砲不長眼睛，但是，基因武器及其負責攜帶武器的「士兵」們卻有可能識別「敵我」，大規模毀滅敵人族群。 <text:line-break/><text:line-break/>生物或生化武器研發曾經沉寂十幾年，因為核子武器顯然威力更為強大，但是後來發現，核武只會兩敗俱傷、同歸於盡，然而生武化武或基因武器卻可無影無蹤地進行種族滅絕，於是相關研究便再度捲土重來。 <text:line-break/><text:line-break/>這是一條不歸路，只要一開啟開關，便會一路走到悲劇盡頭，除非最具關鍵地位的美國願意協同其它大國如英、、中俄、法等等，真正停止相關研究。 <text:line-break/><text:line-break/>為什麼呢？因為基因武器或生武的研發具有一種雙面性，亦即你很難區分防禦與攻擊。你若要抵抗這類攻擊，勢必得進行研發，取得相關知識、技術與疫苗。但是，當你取得這樣一種防禦能力的同時，你其實也就具有了攻擊能力。 <text:line-break/><text:line-break/>也就是說，雙重性必然帶來一種惡性循環：我為了保護自己，我就得取得攻擊能力；不但要取得相關知識、技術與能力，而且要搶快，落後的一方隨時有可能被集體殲滅。 <text:line-break/><text:line-break/>另外，謝謝思燕提供的人民日報所提問美國的十道問題，我把它再次收錄底下。這些問題問得很好，但是問得太含蓄了。任何一個稍微有點基本理性的人，面對美國根本數不清的各種所謂「巧合」以及徹底封鎖消息、甚至列為國家機密不准一般學者專進行探問與討論的無數所謂「神祕」事件(例如突然全面關閉生物武器基地、數千萬人的神祕肺炎、附近居民大規模染病、未卜先知似的神祕防疫演習等等等等等)，難道不會有一絲懷疑？ <text:line-break/><text:line-break/>全世界也只有美國的生物實驗室長期以來拒絕世界衛生組織的例行監督與調查，就連去年牽涉三千六百萬人罹患所謂「流感」的事件，相關資料也一概列為機密，也不准世衛組織入境訪查。如果不是裏頭有鬼，為何幾乎每一件事全屬機密？ <text:line-break/><text:line-break/>底下所言，並無自誇之意，而只是想表達某種純粹屬於「個人」的一些生命經驗與感受。簡單這麼說，我想，大概很難找到像我一樣深切經歷三次美國造假事件的人：一是海珊在美國的協助下，以化武殺害五千多名庫德族人的Halabja 屠村事件，當下CIA 卻虛構許多假情報，嫁禍伊朗；二是藉以發動侵略伊拉克戰爭的所謂「大規模殺傷武器」的指控，三就是這回的新冠病毒之嫁禍中國。 <text:line-break/><text:line-break/>關於一和二，寫過千言萬語，細節就不多說了，請自行從巴勒網右上角的搜尋器去搜尋，或是看看網路世界是否仍有斷簡殘篇。 <text:line-break/><text:line-break/>1988年的Halabja事件影響我特別深，也許是因為那些死去的庫德族小孩，也許更因為那些活下來的，他們的塗鴉畫作，他們的眼神，他們的期待；也許也因為我曾熟讀、跟著我四處遷徙的好幾大箱資料，而我竟費了足足十年才知道真相。一開始，我跟所有所謂國際人權組織一樣，以為這是海珊獨夫的個人暴行；十年後我才知道，原來政治竟然可以黑暗無恥到這種地步，原來美國並不是我年少無知時所以為的那樣一個文明國家，原來他們才是真正意義上的恐怖份子。 <text:line-break/><text:line-break/>理解任何一種資料、知識或事實都很容易，如果你願意，隨時可以回顧許多相關歷史資料與文獻，理解上並不難。但是，理解有兩種，一種是浮光掠影式的片面理解，一種是下過苦工夫的長期性關注。 <text:line-break/><text:line-break/>表面上，這兩種理解方式似乎講出來的見解或結論也許差不多，但其實內在深度相去甚遠。我不是說我是什麼專家，我只是說我是個業餘的長期關注者，我並不是今天才開始去了解這些事，而是長達三、四十年的關注；談不上皓首窮經，但所讀資料卻汗牛充棟，非一時一地片面之言。 <text:line-break/><text:line-break/>哲學上，因為維根斯坦的啟發，我還常想著一件事，那就是理解似乎有兩種方式：一是knowing without feeling，一是knowing with feeling。前者就是「我知道」，就好像我知道一加一等於二那樣，知道就知道，我還需要對「一加一等於二」有感覺、有感情嗎？ <text:line-break/><text:line-break/>後者卻是：我不僅僅只是「知道」。我所「知道」的東西不只是一種知識或資料或事實，它早已進入我的生命，彷彿成為我的一部份。 <text:line-break/><text:line-break/>為什麼它能夠和「我的」生命產生連結呢？也許是因為它曾傷了我的心，痛擊了我的世界，我的人生被它打亂了，困惑了；它因之也「私密化」了，產生了一種彷彿純屬個人、難以言喻的痛苦與悲劇。 <text:line-break/><text:line-break/>所謂「無傷不成愛」，你得為某個人或某種東西受過傷，付出過痛苦代價，然後才有所謂愛。也許「理解」也一樣，你不可能真正理解某個東西，除非它曾傷著你，對你的生命產生影響，除非你為它做過一些什麼，它才會為你所有，成為你的一部份。 <text:line-break/>  <text:line-break/>當一種人事物私密化，我們就會對它變得特別敏感，我們再也無法像談論一門技術或一堆知識那樣輕鬆自在地談它，因為它不再只是一種話題、議題、資料或客觀之物，而是一種具有個人悲歡難以言喻的東西了。 <text:line-break/><text:line-break/>這也許是為什麼我越來越沒辦法對著一群人講話的原因，也許那是因為即便我僅僅只是在談論邏輯或數學，我都會覺得我好像對著陌生人公開議論著我自己的家人那樣一種難堪與彆扭，甚至背叛。 <text:line-break/><text:line-break/>這些就僅僅說到這，只說個粗淺意義就已足夠，我只是想說，不管我寫什麼，你不可能對它產生真正的理解，除非你能理解這一切話語的「身世」，理解它們究竟隸屬一個什麼樣的生命。 <text:line-break/><text:line-break/>「理解」(至少某些)知識，就跟愛一樣，很「自由」，你想怎樣就怎樣，沒人管得著。但是，你怎麼對待那些原本沒有生命的東西，那些東西就會怎麼對待你。你對它隨隨便便，它也就隨隨便便；你把它當身外物，它自然也就離你遙遠；你對它以命相許，它就會成為你生命的一部份。這時候，一切人事物方才取得它們應有的意義。 <text:line-break/><text:line-break/>講這個，在這個由網軍和人渣政客謊言統治的年代，某個意義上其實就是自我作賤，因為事實上連最基本的理性與事實認知，都早已蕩然無存，更不用說什麼以命相許了。 <text:line-break/><text:line-break/>======================== <text:line-break/><text:line-break/>人民日報提了十個問題，中英文並陳。美國會回應? 還是裝聾作啞? <text:line-break/><text:line-break/>我去掉英文部分，並轉為繁體中文。 <text:line-break/><text:line-break/>人民日報：這10個追問美國必須回答 <text:line-break/><text:line-break/><text:a xlink:type="simple" xlink:href="https://news.ifeng.com/c/7w6SrKpK6Iy"><text:span text:style-name="T11">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 <text:line-break/><text:line-break/>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text:line-break/>今年3月《紐約時報》披露的一份美國官方秘密檔顯示，2019年1月至8月16日舉行，美國衛生與公共服務部（HHS）發起組織了一場代號為“赤色傳染”（Crimson Contagion）的推演，演習以中國最早出現病毒為類比情景。 <text:line-break/><text:line-break/>2019年10月，美國多個機構又組織了一次代號為“Event 201”的全球流行病演習。演練中的模型假設一種名為CAPS的冠狀病毒，比SARS致命，又如感冒輕易傳播，卻未開發出疫苗，能迅速傳播促成全球大流行。 <text:line-break/><text:line-break/>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 <text:line-break/><text:line-break/>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 <text:line-break/><text:line-break/>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text:p>
      <text:p text:style-name="P5">孫從輔   |  2020.05.03 10:05   |   <text:a xlink:type="simple" xlink:href="http://palinfo.habago.org/Entry?Command=Information_PrintForum&amp;iPage=1#FORUM39134"><text:span text:style-name="T8">#</text:span></text:a></text:p>
      <text:p text:style-name="P8">陳真醫生提過美國系統性採樣中國人基因的計畫，在這篇文章中有很好的整理。 <text:line-break/><text:line-break/>熊蕾：哈佛大學在安徽獵取基因事件再回顧 <text:line-break/>http://www.cwzg.cn/theory/202002/55094.html <text:line-break/><text:line-break/>該計畫最後甚至被美國自己的衛生與公共服務部調查認定違反倫理，哈佛大學也承認錯誤，但就僅此而已，沒有更進一步的究責。採集到的基因訊息被拿去做什麼用了，也不得而知。</text:p>
      <text:p text:style-name="P5">穎芝   |  2020.05.02 23:23   |   <text:a xlink:type="simple" xlink:href="http://palinfo.habago.org/Entry?Command=Information_PrintForum&amp;iPage=1#FORUM39133"><text:span text:style-name="T8">#</text:span></text:a></text:p>
      <text:p text:style-name="P6">看見底下這則ＰＯ文，我真的很擔憂島內年輕人的智商⋯ <text:line-break/><text:line-break/>在人渣黨二、三十年來不斷的洗腦下的結果，就會產出這類腦殘的廢青 <text:line-break/><text:line-break/><text:a xlink:type="simple" xlink:href="https://tinyurl.com/y8yo2ora"><text:span text:style-name="T11">https://tinyurl.com/y8yo2ora</text:span></text:a><text:s/><text:line-break/><text:line-break/></text:p>
      <text:p text:style-name="P5">鄭豐遠   |  2020.05.01 15:19   |   <text:a xlink:type="simple" xlink:href="http://palinfo.habago.org/Entry?Command=Information_PrintForum&amp;iPage=1#FORUM39132"><text:span text:style-name="T8">#</text:span></text:a></text:p>
      <text:p text:style-name="P8">台灣人真的是很可恥，連自己的母語中文都要拿來當作反中反華工具，真是不要臉到極點。 <text:line-break/><text:line-break/>我在國外若有機會開口說中文，只要我願意，估計沒人聽得出來我是台灣人，腔調用語和大陸同胞一模模一樣樣。很多大陸同胞聽到我說自己是台灣人的那一刻，表情經常略顯錯愕，一副想問又不敢問的樣子，他們都很好奇，我的中文是怎麼練的? 是不是在大陸長大念書的? 我對自己的中文質量真的是很滿意，常常覺得自己究竟是不是語言天才。 <text:line-break/><text:line-break/>但台灣人不是這樣喔，台灣人在國外會很努力說英文，講究咬字發音，還會努力模仿英式或美式國口音 (不過實際大多數英文水平都不咋地)，但一講起中文就像在幹什麼見不得人的事一樣，稀里胡嚕好像連咬字都不會似的，而且音量低下，表情充滿心虛和遮掩，讓人看了就搖頭。 <text:line-break/><text:line-break/>還好台灣只有兩千三百萬人，還好中文是交給十四億大陸同胞保管，要不然我真的會去撞牆自盡。</text:p>
      <text:p text:style-name="P5">衛思燕   |  2020.05.01 12:12   |   <text:a xlink:type="simple" xlink:href="http://palinfo.habago.org/Entry?Command=Information_PrintForum&amp;iPage=1#FORUM39131"><text:span text:style-name="T8">#</text:span></text:a></text:p>
      <text:p text:style-name="P6">人民日報提了十個問題，中英文並陳。美國會回應? 還是裝聾作啞? <text:line-break/><text:line-break/>我去掉英文部分，並轉為繁體中文。 <text:line-break/><text:line-break/>人民日報：這10個追問美國必須回答 <text:line-break/><text:a xlink:type="simple" xlink:href="https://news.ifeng.com/c/7w6SrKpK6Iy"><text:span text:style-name="T11">https://news.ifeng.com/c/7w6SrKpK6Iy</text:span></text:a><text:s/><text:line-break/><text:line-break/>100天，逾百萬。自1月20日確診首例新冠病例至今的100多天時間裡，美國確診病例數從1例增至100萬例以上，成為全球新冠確診和死亡病例最多的國家。美國國內疫情形勢嚴峻，但一些美國政客卻不把精力用在抗疫上，而是忙著造謠抹黑、到處“甩鍋”。然而這不僅無法轉嫁責任，反而進一步暴露出美國疫情防控中的重重疑點，引發了外界的種種質疑。關於疫情的這10個問號，美國政府有責任有義務回答清楚，給全世界一個交代。 <text:line-break/><text:line-break/>這10個追問，美國必須回答 <text:line-break/><text:line-break/>1.禽流感病毒改造去年突然重啟，之後無聲無息，為什麼？ <text:line-break/>去年2月，據美國《科學》雜誌網站披露，美國政府機構已“悄悄”批准曾引發巨大爭議的禽流感病毒改造實驗，這類被認為“危險”的實驗在被禁多年後將很快重啟。相關實驗可將H5N1禽流感病毒改造得易於在哺乳動物間傳播，被認為可能帶來人際傳播風險。美國為何在相關實驗被暫停4年多後重啟這類危險實驗？又為何不見披露進展？ <text:line-break/><text:line-break/>2.美軍生物實驗室一度關閉停產，真相是什麼？ <text:line-break/>日前，據“全球生物防禦”（globalbiodefence）網站報導，位於馬里蘭州德特里克堡的美國陸軍傳染病醫學研究所（USAMRIID）已經全面恢復運行。去年7月，美國疾病控制與預防中心（CDC）正式向位於馬里蘭州德特里克堡的美國陸軍傳染病醫學研究所（USAMRIID）發出“停產令”，要求其停止進行“特定生物製劑與毒素”研究。今年3月，白宮請願網站出現一道特殊的請願帖，要求美國政府公佈去年7月“關閉”德特里克堡生物實驗室的真正原因。USAMRIID神秘“關閉”和迅速重啟引人關注。針對白宮請願網站請願帖上的要求，美國作何回應？ <text:line-break/><text:line-break/>3.去年傳染病演習情景今年真實上演，真的只是巧合？ <text:line-break/>今年3月《紐約時報》披露的一份美國官方秘密檔顯示，2019年1月至8月16日舉行，美國衛生與公共服務部（HHS）發起組織了一場代號為“赤色傳染”（Crimson Contagion）的推演，演習以中國最早出現病毒為類比情景。2019年10月，美國多個機構又組織了一次代號為“Event 201”的全球流行病演習。演練中的模型假設一種名為CAPS的冠狀病毒，比SARS致命，又如感冒輕易傳播，卻未開發出疫苗，能迅速傳播促成全球大流行。美國去年進行的傳染病演習的設定與現實的吻合度如此之高是否只是巧合？既然有演練在前，新冠疫情發生後美國為何沒有給予足夠的關注和重視、宣稱“尚在掌握之中”？ <text:line-break/><text:line-break/>4.提前預測疫情大流行又無視警告情報，為什麼？ <text:line-break/>今年4月，據美國廣播公司（ABC）報導，有內部消息稱，早在2019年11月下旬，美國情報官員就曾多次向國防情報局、五角大樓和白宮警告，一場傳染病正在席捲中國武漢地區。美國國家醫學情報中心（NCMI）去年11月出具了一份詳細闡述病毒大流行情況的報告，也就是後來被確認的新型冠狀病毒肺炎“COVID-19”。有分析人士認為武漢疫情爆發可能會演變成一場災難性事件。據美國《華盛頓郵報》網站報導稱在年初的2個多月時間裡，特朗普獲得了美國情報機構發出的關於新冠病毒的密集警告。美國政府為何一直拖到3月13日才宣佈進入“國家緊急狀態”？ <text:line-break/><text:line-break/>5.有多少流感患者感染的其實是新冠肺炎，能不能說清楚？ <text:line-break/>今年2月21日，日本朝日電視臺報導的“美國1.4萬名因流感致死的人中部分可能死於新冠肺炎”掀起熱議。美疾控中心2月底發佈的報告顯示，今冬流感季美國估計已有至少3200萬流感。3月11日在美國眾議院，美國疾控中心主任羅伯特·雷德菲爾德（Robert Redfield）親口承認，在美國，確實有一些“流感”死者實際感染的可能是新冠肺炎。美國流感感染者中，到底有多少新冠病例？美國有沒有借流感來掩蓋新冠肺炎的情況？美國何時才能公開美國流感病毒樣本及基因序列資訊，或者允許世衛組織或聯合國派遣專家採樣分析？ <text:line-break/><text:line-break/>6.新冠病毒到底什麼時候在美國出現？社區傳播是否早已開始？ <text:line-break/>今年4月下旬，美國加利福尼亞州聖克拉拉縣政府公共衛生部門公佈的最新檢測報告顯示，早在2月6日當地就有人死於新冠肺炎，這比美國此前公佈的首例新冠死亡病例出現時間提前了20多天。據《洛杉磯時報》報導，聖克拉拉縣的衛生官員薩拉·科迪表示，這些新發現的死亡病例說明，當時“已經有相當程度的社區傳播”。聖克拉拉縣行政長官傑佛瑞·史密斯表示，這表明新冠病毒早在1月、甚至更早就已經開始在加州傳播。加州州長紐瑟姆已宣佈將對去年12月以來疑似新冠死亡病例進行屍檢。新冠病毒到底什麼時候在美國出現？美國新冠疫情在社區的傳播是否早已開始？ <text:line-break/><text:line-break/>7.全球首個啟動新冠疫苗人體試驗，這麼快是怎麼拿到毒株的？ <text:line-break/>據《華爾街日報》報導，美國國立衛生研究院(National Institutes of Health)3月16日稱，生物科技公司Moderna Inc. (MRNA)針對新型冠狀病毒的試驗性疫苗已開始首次人體測試。對於全球首次針對新型冠狀病毒的疫苗人體試驗在美國啟動一事，專家表示，美國這一針實在太快了，除非很早就開始進行試驗，更早的拿到了病毒株。美國疫苗人體試驗為何進行得如此之快？美國是什麼時候通過什麼方式獲得的毒株？ <text:line-break/><text:line-break/>8.政府說疫情不嚴重，官員卻在狂拋股票，為什麼？ <text:line-break/>據《華盛頓郵報》報導，大約在新冠肺炎疫情引發美股暴跌之前一周，美國國會參議院情報委員會主席理查·伯爾密集出售了自己和夫人持有的33檔股票，估價在62.8萬美元到172萬美元之間。為什麼2月中旬美國政府對本國新冠肺炎疫情輕描淡寫，而參議院情報委員會的多位官員卻在那時拋售價值上百萬的股票？難道政客們竟然一邊利用內幕交易售賣股票，一邊對公眾隱瞞疫情？ <text:line-break/><text:line-break/>9.不許美國專家學者隨意公開談論新冠病毒，是想幹什麼？ <text:line-break/>據美國《紐約時報》報導，在由副總統邁克·彭斯領導美國防疫工作之後，白宮於當地時間2月27日開始，加強了對新冠病毒資訊“發聲”的控制。包括美國國立衛生研究院（NIH）過敏和傳染病研究所(NIAID)主任、美國疾控中心（CDC）頂級傳染病專家安東尼·福西（Anthony S. Fauci）在內的眾多科學家和政府衛生官員被要求：只有與美國副總統辦公室協調商議後，才能發聲明或公開露面談論新冠病毒的相關話題。為什麼號稱言論自由的美國不允許專家學者自由公開討論新冠病毒？是想隱瞞什麼還是在害怕什麼？ <text:line-break/><text:line-break/>10.海外生物實驗室到底在做什麼研究，為什麼從不向外界透露？ <text:line-break/>據俄羅斯衛星通訊社日前報導，俄羅斯國家杜馬國際事務委員會副主席波克隆斯卡婭提議核查世界各地美國生物實驗室的合法性。前不久，俄羅斯外交部發言人就美國在前蘇聯國家建立生物實驗室表達關切。俄羅斯內政、外交和國防領域專家格裡高利·特羅菲姆丘克表示，美國這些生物實驗室所從事的工作從不向外界透露，並且這些實驗室引發了大量的問題，在實驗室所在地就曾爆發過大範圍的麻疹等危險的傳染類疾病。美國建立的這些生物實驗室到底在進行什麼研究？美國為何對這些生物實驗室的功能、用途、安全係數等三緘其口？ </text:p>
      <text:p text:style-name="P11">穎芝   |  2020.05.01 11:53   |   </text:p>
      <text:p text:style-name="P6">鬼島綠王八們的腦子裏頭，到底裝的是什麼穢物？ <text:line-break/><text:line-break/>從綠油油的人渣們買貝克漢廣告來做大內宣自嗨，到老師批評學生用「中國用語」， <text:line-break/><text:line-break/>這些綠色生物仇中反華到毫無邏輯、沒有是非黑白，真的很可笑也很可悲！ <text:line-break/><text:line-break/><text:a xlink:type="simple" xlink:href="https://youtu.be/4bg_XQ7m0Es"><text:span text:style-name="T11">https://youtu.be/4bg_XQ7m0Es</text:span></text:a></text:p>
      <text:p text:style-name="P5">林炤育   |  2020.05.01 10:51   |   <text:a xlink:type="simple" xlink:href="http://palinfo.habago.org/Entry?Command=Information_PrintForum&amp;iPage=2#FORUM39129"><text:span text:style-name="T8">#</text:span></text:a></text:p>
      <text:p text:style-name="P8">台灣也有。覺青已經開始當老師了。 <text:line-break/><text:line-break/>一名老師幫學生改日記時，指出「估計」是中國用語，希望不要用比較好。 <text:line-break/>另一位學生在日記寫下：「美勞課要做雕塑，但雕的是黏土，一開始給的東西質量很差」，教師回應：「台灣華語絕不會講『質量』很差，那是中國的講法。」 <text:line-break/><text:a xlink:type="simple" xlink:href="https://news.ltn.com.tw/news/politics/breakingnews/3149836"><text:span text:style-name="T11">https://news.ltn.com.tw/news/politics/breakingnews/3149836</text:span></text:a><text:s/><text:line-break/><text:line-break/>淘寶買了幾本書，邊看邊筆記，順便學學簡體字。 <text:line-break/>我的感想是應該早點學習用簡體字作筆記，輕快多了，字跡也不會為求快，而潦草到自己都難以辨識。 <text:line-break/><text:line-break/></text:p>
      <text:p text:style-name="P5">邹子恒   |  2020.05.01 09:34   |   <text:a xlink:type="simple" xlink:href="http://palinfo.habago.org/Entry?Command=Information_PrintForum&amp;iPage=2#FORUM39128"><text:span text:style-name="T8">#</text:span></text:a></text:p>
      <text:p text:style-name="P6">最近看到新闻，香港一小学教师颠倒黑白，扭曲鸦片战争史实，真是完全无法想象的卑劣。“慈雲山的嗇色園主辦可立小學，被揭有教師竟然稱英國‘為消滅鴉片’向中國發動戰爭”。 <text:line-break/><text:line-break/>大陆的历史教育受右翼批评最多的应该是贯穿学习过程的、游离于世界历史研究主流外的“阶级史观”，而对材料真实性的批评多关于一些历史事件的篇幅太短、或选择性略过。但观该港小案例，人怎么能到这种地步呢？怎么会有这样的教师呢？ <text:line-break/><text:line-break/>======================== <text:line-break/><text:line-break/>教師扭曲鴉片戰爭起因 可立小學認錯道歉 <text:line-break/><text:line-break/><text:a xlink:type="simple" xlink:href="https://bit.ly/2W10YjY"><text:span text:style-name="T11">https://bit.ly/2W10YjY</text:span></text:a><text:s/><text:line-break/><text:line-break/>星島日報報道 <text:line-break/><text:line-break/>香港因鴉片戰爭被割讓給英國，但這段歷史卻在小學課堂上被扭曲。慈雲山的嗇色園主辦可立小學，被揭有教師竟然稱英國「為消滅鴉片」向中國發動戰爭，把中國禁煙卻遭到英國侵略的歷史完全扭曲。校方承認出錯，為內容不正確道歉，並即時重新整理教材，承諾優化機制。教育局批評事件不能接受，學校不能容許教師教錯歷史事實，將跟進教師是否專業失德。 <text:line-break/><text:line-break/>本報接獲讀者投訴，指可立小學有教師在小二常識科的網上教學時，扭曲鴉片戰爭的史實。片中教師正講述香港割讓給英國，以至特區成立的歷史背景，在講解中英兩國在一八四〇年爆發第一次鴉片戰爭的歷史時，稱英國「為消滅鴉片而發起戰爭」，「英國想以禁煙為理由派兵攻打中國。為甚麼他們要這麼做呢？就是由於英國發現中國當時很多人吸煙，吸食煙草，這個問題相當嚴重，所以他們為了消滅這些叫做『鴉片』的物品，就發動了這場戰爭。」 <text:line-break/><text:line-break/>有關內容明顯不符史實。當時清廷頒令禁煙，派林則徐嚴厲執行政策，令以鴉片貿易獲利的英商不滿，觸發連串衝突，最終英國出兵攻打中國，導致戰爭，中國戰敗被逼割讓香港。 <text:line-break/><text:line-break/>片段在社交網站轉載後，引起廣泛批評，網上紛紛質疑涉事教師歪曲歷史，枉為人師，「怎麼向我們民族英雄林則徐交代？怎樣對得起我們曾經備受欺壓與屈辱的歷史」，要求教育局及學校懲處。 <text:line-break/><text:line-break/>校方昨晚發表聲明，承認片段是該校網上教學，確認部分內容不正確，已即時重新整理有關材料；並就事件向家長及學生道歉，承諾會優化現行處理教學材料的機制。 <text:line-break/><text:line-break/>教育局則嚴詞批評，片中講述鴉片戰爭的內容明顯失實，作為學校教學不能接受，正向校方跟進，查明事實；強調學校不能容讓教師教錯歷史事實 ，如有教師被證實有專業失德，會據《教育條例》嚴肅跟進。 <text:line-break/><text:line-break/>教局強調學校應詳細了解教師教學內容，以及對相關知識的掌握；教師授課亦須切合課程宗旨與學習目標，秉持專業精神，按學生年齡與理解能力，以客觀、理性及持平態度教導學生，確保所教知識與概念正確，協助學生正確認識國家歷史。 <text:line-break/><text:line-break/>有不願具名的資深小學校長認為，涉事教師可能備課不足，在解說鴉片戰爭時出錯，「最重要是教師及時更正，向學生說明清楚」。他坦言網上教學普及，家長及公眾有更多機會「觀課」，教師應有更充足的備課，確保講授教學內容準確無誤。 <text:line-break/><text:line-break/>另外，該校在片中使用名為《童看歷史》一五年版本的小二常識科課本，被網民發現其中有涉及內地旅客與本港市民衝突內容，要求學生以「六何法」探討及向全班匯報；在「民生多關注」的學習活動，僅引用兩則時事，包括北京霧霾天氣、黑心企業「地溝油」，均為負面事例，批評校方選材「醜化內地人」、「放大兩地矛盾」，誤導學生之餘，議題對小二生亦過於艱深。教育局指小學常識科課程已經更新，提醒學校舊版課本將在明年不再保留在「適用書目表」，教師亦須作出調適，提供最新資訊，讓學生了解國家近期的發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